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7937in"/>
    </style:style>
    <style:style style:name="co5" style:family="table-column">
      <style:table-column-properties fo:break-before="auto" style:column-width="1.1453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5346in"/>
    </style:style>
    <style:style style:name="co13" style:family="table-column">
      <style:table-column-properties fo:break-before="auto" style:column-width="0.6181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5929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6346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0.6846in"/>
    </style:style>
    <style:style style:name="co22" style:family="table-column">
      <style:table-column-properties fo:break-before="auto" style:column-width="0.6516in"/>
    </style:style>
    <style:style style:name="co23" style:family="table-column">
      <style:table-column-properties fo:break-before="auto" style:column-width="0.4591in"/>
    </style:style>
    <style:style style:name="co24" style:family="table-column">
      <style:table-column-properties fo:break-before="auto" style:column-width="0.4756in"/>
    </style:style>
    <style:style style:name="co25" style:family="table-column">
      <style:table-column-properties fo:break-before="auto" style:column-width="0.6016in"/>
    </style:style>
    <style:style style:name="co26" style:family="table-column">
      <style:table-column-properties fo:break-before="auto" style:column-width="0.7098in"/>
    </style:style>
    <style:style style:name="co27" style:family="table-column">
      <style:table-column-properties fo:break-before="auto" style:column-width="1.0528in"/>
    </style:style>
    <style:style style:name="co28" style:family="table-column">
      <style:table-column-properties fo:break-before="auto" style:column-width="1.0945in"/>
    </style:style>
    <style:style style:name="co29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Week Start Date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US 10Y Yield * 1000</text:p>
          </table:table-cell>
          <table:table-cell office:value-type="string" calcext:value-type="string">
            <text:p>SPX500</text:p>
          </table:table-cell>
          <table:table-cell office:value-type="string" calcext:value-type="string">
            <text:p>Dow30</text:p>
          </table:table-cell>
          <table:table-cell office:value-type="string" calcext:value-type="string">
            <text:p>NASDAQ</text:p>
          </table:table-cell>
          <table:table-cell table:style-name="ce5"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09</text:p>
          </table:table-cell>
          <table:table-cell table:style-name="ce2" office:value-type="float" office:value="79.366" calcext:value-type="float">
            <text:p>79.366</text:p>
          </table:table-cell>
          <table:table-cell office:value-type="float" office:value="33.31" calcext:value-type="float">
            <text:p>33.3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787.3799" calcext:value-type="float">
            <text:p>11787.3799</text:p>
          </table:table-cell>
          <table:table-cell office:value-type="float" office:value="2755.3" calcext:value-type="float">
            <text:p>2755.3</text:p>
          </table:table-cell>
          <table:table-cell office:value-type="float" office:value="1360.4" calcext:value-type="float">
            <text:p>136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16</text:p>
          </table:table-cell>
          <table:table-cell table:style-name="ce2" office:value-type="float" office:value="78.37" calcext:value-type="float">
            <text:p>78.37</text:p>
          </table:table-cell>
          <table:table-cell office:value-type="float" office:value="34.08" calcext:value-type="float">
            <text:p>34.08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11871.8398" calcext:value-type="float">
            <text:p>11871.8398</text:p>
          </table:table-cell>
          <table:table-cell office:value-type="float" office:value="2689.54" calcext:value-type="float">
            <text:p>2689.54</text:p>
          </table:table-cell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23</text:p>
          </table:table-cell>
          <table:table-cell table:style-name="ce2" office:value-type="float" office:value="78.28" calcext:value-type="float">
            <text:p>78.28</text:p>
          </table:table-cell>
          <table:table-cell office:value-type="float" office:value="33.29" calcext:value-type="float">
            <text:p>33.29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823.7002" calcext:value-type="float">
            <text:p>11823.7002</text:p>
          </table:table-cell>
          <table:table-cell office:value-type="float" office:value="2686.8899" calcext:value-type="float">
            <text:p>2686.8899</text:p>
          </table:table-cell>
          <table:table-cell office:value-type="float" office:value="1340.7" calcext:value-type="float">
            <text:p>13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130</text:p>
          </table:table-cell>
          <table:table-cell table:style-name="ce2" office:value-type="float" office:value="78.157" calcext:value-type="float">
            <text:p>78.157</text:p>
          </table:table-cell>
          <table:table-cell office:value-type="float" office:value="36.38" calcext:value-type="float">
            <text:p>36.38</text:p>
          </table:table-cell>
          <table:table-cell office:value-type="float" office:value="1310.87" calcext:value-type="float">
            <text:p>1310.87</text:p>
          </table:table-cell>
          <table:table-cell office:value-type="float" office:value="12092.1504" calcext:value-type="float">
            <text:p>12092.1504</text:p>
          </table:table-cell>
          <table:table-cell office:value-type="float" office:value="2769.3" calcext:value-type="float">
            <text:p>2769.3</text:p>
          </table:table-cell>
          <table:table-cell office:value-type="float" office:value="1348.3" calcext:value-type="float">
            <text:p>134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06</text:p>
          </table:table-cell>
          <table:table-cell table:style-name="ce2" office:value-type="float" office:value="78.565" calcext:value-type="float">
            <text:p>78.565</text:p>
          </table:table-cell>
          <table:table-cell office:value-type="float" office:value="36.38" calcext:value-type="float">
            <text:p>36.38</text:p>
          </table:table-cell>
          <table:table-cell office:value-type="float" office:value="1329.15" calcext:value-type="float">
            <text:p>1329.15</text:p>
          </table:table-cell>
          <table:table-cell office:value-type="float" office:value="12273.2598" calcext:value-type="float">
            <text:p>12273.2598</text:p>
          </table:table-cell>
          <table:table-cell office:value-type="float" office:value="2809.4399" calcext:value-type="float">
            <text:p>2809.4399</text:p>
          </table:table-cell>
          <table:table-cell office:value-type="float" office:value="1359.9" calcext:value-type="float">
            <text:p>135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13</text:p>
          </table:table-cell>
          <table:table-cell table:style-name="ce2" office:value-type="float" office:value="77.72" calcext:value-type="float">
            <text:p>77.72</text:p>
          </table:table-cell>
          <table:table-cell office:value-type="float" office:value="35.82" calcext:value-type="float">
            <text:p>35.82</text:p>
          </table:table-cell>
          <table:table-cell office:value-type="float" office:value="1340.4301" calcext:value-type="float">
            <text:p>1340.4301</text:p>
          </table:table-cell>
          <table:table-cell office:value-type="float" office:value="12391.25" calcext:value-type="float">
            <text:p>12391.25</text:p>
          </table:table-cell>
          <table:table-cell office:value-type="float" office:value="2833.95" calcext:value-type="float">
            <text:p>2833.95</text:p>
          </table:table-cell>
          <table:table-cell office:value-type="float" office:value="1388.2" calcext:value-type="float">
            <text:p>138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20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34.16" calcext:value-type="float">
            <text:p>34.16</text:p>
          </table:table-cell>
          <table:table-cell office:value-type="float" office:value="1319.88" calcext:value-type="float">
            <text:p>1319.88</text:p>
          </table:table-cell>
          <table:table-cell office:value-type="float" office:value="12130.4502" calcext:value-type="float">
            <text:p>12130.4502</text:p>
          </table:table-cell>
          <table:table-cell office:value-type="float" office:value="2781.05" calcext:value-type="float">
            <text:p>2781.05</text:p>
          </table:table-cell>
          <table:table-cell office:value-type="float" office:value="1408.7" calcext:value-type="float">
            <text:p>140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227</text:p>
          </table:table-cell>
          <table:table-cell table:style-name="ce2" office:value-type="float" office:value="76.416" calcext:value-type="float">
            <text:p>76.416</text:p>
          </table:table-cell>
          <table:table-cell office:value-type="float" office:value="34.92" calcext:value-type="float">
            <text:p>34.92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2169.8799" calcext:value-type="float">
            <text:p>12169.8799</text:p>
          </table:table-cell>
          <table:table-cell office:value-type="float" office:value="2784.6699" calcext:value-type="float">
            <text:p>2784.6699</text:p>
          </table:table-cell>
          <table:table-cell office:value-type="float" office:value="1428.2" calcext:value-type="float">
            <text:p>142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06</text:p>
          </table:table-cell>
          <table:table-cell table:style-name="ce2" office:value-type="float" office:value="76.77" calcext:value-type="float">
            <text:p>76.77</text:p>
          </table:table-cell>
          <table:table-cell office:value-type="float" office:value="34.02" calcext:value-type="float">
            <text:p>34.02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12044.4004" calcext:value-type="float">
            <text:p>12044.4004</text:p>
          </table:table-cell>
          <table:table-cell office:value-type="float" office:value="2715.6101" calcext:value-type="float">
            <text:p>2715.6101</text:p>
          </table:table-cell>
          <table:table-cell office:value-type="float" office:value="1421.5" calcext:value-type="float">
            <text:p>14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13</text:p>
          </table:table-cell>
          <table:table-cell table:style-name="ce2" office:value-type="float" office:value="75.971" calcext:value-type="float">
            <text:p>75.971</text:p>
          </table:table-cell>
          <table:table-cell office:value-type="float" office:value="32.68" calcext:value-type="float">
            <text:p>32.68</text:p>
          </table:table-cell>
          <table:table-cell office:value-type="float" office:value="1279.2" calcext:value-type="float">
            <text:p>1279.2</text:p>
          </table:table-cell>
          <table:table-cell office:value-type="float" office:value="11858.5195" calcext:value-type="float">
            <text:p>11858.5195</text:p>
          </table:table-cell>
          <table:table-cell office:value-type="float" office:value="2643.6699" calcext:value-type="float">
            <text:p>2643.6699</text:p>
          </table:table-cell>
          <table:table-cell office:value-type="float" office:value="1415.9" calcext:value-type="float">
            <text:p>141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20</text:p>
          </table:table-cell>
          <table:table-cell table:style-name="ce2" office:value-type="float" office:value="76.485" calcext:value-type="float">
            <text:p>76.485</text:p>
          </table:table-cell>
          <table:table-cell office:value-type="float" office:value="34.42" calcext:value-type="float">
            <text:p>34.42</text:p>
          </table:table-cell>
          <table:table-cell office:value-type="float" office:value="1313.8" calcext:value-type="float">
            <text:p>1313.8</text:p>
          </table:table-cell>
          <table:table-cell office:value-type="float" office:value="12220.5898" calcext:value-type="float">
            <text:p>12220.5898</text:p>
          </table:table-cell>
          <table:table-cell office:value-type="float" office:value="2743.0601" calcext:value-type="float">
            <text:p>2743.0601</text:p>
          </table:table-cell>
          <table:table-cell office:value-type="float" office:value="1426.1" calcext:value-type="float">
            <text:p>142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27</text:p>
          </table:table-cell>
          <table:table-cell table:style-name="ce2" office:value-type="float" office:value="76.083" calcext:value-type="float">
            <text:p>76.083</text:p>
          </table:table-cell>
          <table:table-cell office:value-type="float" office:value="34.5" calcext:value-type="float">
            <text:p>34.5</text:p>
          </table:table-cell>
          <table:table-cell office:value-type="float" office:value="1332.41" calcext:value-type="float">
            <text:p>1332.41</text:p>
          </table:table-cell>
          <table:table-cell office:value-type="float" office:value="12376.7197" calcext:value-type="float">
            <text:p>12376.7197</text:p>
          </table:table-cell>
          <table:table-cell office:value-type="float" office:value="2789.6001" calcext:value-type="float">
            <text:p>2789.6001</text:p>
          </table:table-cell>
          <table:table-cell office:value-type="float" office:value="1428.1" calcext:value-type="float">
            <text:p>142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03</text:p>
          </table:table-cell>
          <table:table-cell table:style-name="ce2" office:value-type="float" office:value="75.273" calcext:value-type="float">
            <text:p>75.273</text:p>
          </table:table-cell>
          <table:table-cell office:value-type="float" office:value="35.83" calcext:value-type="float">
            <text:p>35.83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2380.0498" calcext:value-type="float">
            <text:p>12380.0498</text:p>
          </table:table-cell>
          <table:table-cell office:value-type="float" office:value="2780.4099" calcext:value-type="float">
            <text:p>2780.4099</text:p>
          </table:table-cell>
          <table:table-cell office:value-type="float" office:value="1473.4" calcext:value-type="float">
            <text:p>14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10</text:p>
          </table:table-cell>
          <table:table-cell table:style-name="ce2" office:value-type="float" office:value="75.028" calcext:value-type="float">
            <text:p>75.028</text:p>
          </table:table-cell>
          <table:table-cell office:value-type="float" office:value="34.13" calcext:value-type="float">
            <text:p>34.13</text:p>
          </table:table-cell>
          <table:table-cell office:value-type="float" office:value="1319.6801" calcext:value-type="float">
            <text:p>1319.6801</text:p>
          </table:table-cell>
          <table:table-cell office:value-type="float" office:value="12341.8301" calcext:value-type="float">
            <text:p>12341.8301</text:p>
          </table:table-cell>
          <table:table-cell office:value-type="float" office:value="2764.6499" calcext:value-type="float">
            <text:p>2764.6499</text:p>
          </table:table-cell>
          <table:table-cell office:value-type="float" office:value="1485.3" calcext:value-type="float">
            <text:p>148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17</text:p>
          </table:table-cell>
          <table:table-cell table:style-name="ce2" office:value-type="float" office:value="74.18" calcext:value-type="float">
            <text:p>74.18</text:p>
          </table:table-cell>
          <table:table-cell office:value-type="float" office:value="33.94" calcext:value-type="float">
            <text:p>33.94</text:p>
          </table:table-cell>
          <table:table-cell office:value-type="float" office:value="1337.38" calcext:value-type="float">
            <text:p>1337.38</text:p>
          </table:table-cell>
          <table:table-cell office:value-type="float" office:value="12505.9902" calcext:value-type="float">
            <text:p>12505.9902</text:p>
          </table:table-cell>
          <table:table-cell office:value-type="float" office:value="2820.1599" calcext:value-type="float">
            <text:p>2820.1599</text:p>
          </table:table-cell>
          <table:table-cell office:value-type="float" office:value="1503.2" calcext:value-type="float">
            <text:p>15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424</text:p>
          </table:table-cell>
          <table:table-cell table:style-name="ce2" office:value-type="float" office:value="73.107" calcext:value-type="float">
            <text:p>73.107</text:p>
          </table:table-cell>
          <table:table-cell office:value-type="float" office:value="32.9" calcext:value-type="float">
            <text:p>32.9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2810.54" calcext:value-type="float">
            <text:p>12810.54</text:p>
          </table:table-cell>
          <table:table-cell office:value-type="float" office:value="2873.54" calcext:value-type="float">
            <text:p>2873.54</text:p>
          </table:table-cell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01</text:p>
          </table:table-cell>
          <table:table-cell table:style-name="ce2" office:value-type="float" office:value="75.08" calcext:value-type="float">
            <text:p>75.08</text:p>
          </table:table-cell>
          <table:table-cell office:value-type="float" office:value="31.5" calcext:value-type="float">
            <text:p>31.5</text:p>
          </table:table-cell>
          <table:table-cell office:value-type="float" office:value="1340.2" calcext:value-type="float">
            <text:p>1340.2</text:p>
          </table:table-cell>
          <table:table-cell office:value-type="float" office:value="12638.7402" calcext:value-type="float">
            <text:p>12638.7402</text:p>
          </table:table-cell>
          <table:table-cell office:value-type="float" office:value="2827.5601" calcext:value-type="float">
            <text:p>2827.5601</text:p>
          </table:table-cell>
          <table:table-cell office:value-type="float" office:value="1491.2" calcext:value-type="float">
            <text:p>14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08</text:p>
          </table:table-cell>
          <table:table-cell table:style-name="ce2" office:value-type="float" office:value="75.938" calcext:value-type="float">
            <text:p>75.938</text:p>
          </table:table-cell>
          <table:table-cell office:value-type="float" office:value="31.69" calcext:value-type="float">
            <text:p>31.69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12595.75" calcext:value-type="float">
            <text:p>12595.75</text:p>
          </table:table-cell>
          <table:table-cell office:value-type="float" office:value="2828.47" calcext:value-type="float">
            <text:p>2828.47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15</text:p>
          </table:table-cell>
          <table:table-cell table:style-name="ce2" office:value-type="float" office:value="75.579" calcext:value-type="float">
            <text:p>75.579</text:p>
          </table:table-cell>
          <table:table-cell office:value-type="float" office:value="31.47" calcext:value-type="float">
            <text:p>31.47</text:p>
          </table:table-cell>
          <table:table-cell office:value-type="float" office:value="1333.27" calcext:value-type="float">
            <text:p>1333.27</text:p>
          </table:table-cell>
          <table:table-cell office:value-type="float" office:value="12512.04" calcext:value-type="float">
            <text:p>12512.04</text:p>
          </table:table-cell>
          <table:table-cell office:value-type="float" office:value="2803.3201" calcext:value-type="float">
            <text:p>2803.3201</text:p>
          </table:table-cell>
          <table:table-cell office:value-type="float" office:value="1508.8" calcext:value-type="float">
            <text:p>15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22</text:p>
          </table:table-cell>
          <table:table-cell table:style-name="ce2" office:value-type="float" office:value="75.018" calcext:value-type="float">
            <text:p>75.018</text:p>
          </table:table-cell>
          <table:table-cell office:value-type="float" office:value="30.72" calcext:value-type="float">
            <text:p>30.72</text:p>
          </table:table-cell>
          <table:table-cell office:value-type="float" office:value="1331.1" calcext:value-type="float">
            <text:p>1331.1</text:p>
          </table:table-cell>
          <table:table-cell office:value-type="float" office:value="12441.5801" calcext:value-type="float">
            <text:p>12441.5801</text:p>
          </table:table-cell>
          <table:table-cell office:value-type="float" office:value="2796.8601" calcext:value-type="float">
            <text:p>2796.8601</text:p>
          </table:table-cell>
          <table:table-cell office:value-type="float" office:value="1536.3" calcext:value-type="float">
            <text:p>153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529</text:p>
          </table:table-cell>
          <table:table-cell table:style-name="ce2" office:value-type="float" office:value="73.807" calcext:value-type="float">
            <text:p>73.807</text:p>
          </table:table-cell>
          <table:table-cell office:value-type="float" office:value="29.91" calcext:value-type="float">
            <text:p>29.91</text:p>
          </table:table-cell>
          <table:table-cell office:value-type="float" office:value="1300.16" calcext:value-type="float">
            <text:p>1300.16</text:p>
          </table:table-cell>
          <table:table-cell office:value-type="float" office:value="12151.2598" calcext:value-type="float">
            <text:p>12151.2598</text:p>
          </table:table-cell>
          <table:table-cell office:value-type="float" office:value="2732.78" calcext:value-type="float">
            <text:p>2732.78</text:p>
          </table:table-cell>
          <table:table-cell office:value-type="float" office:value="1541.7" calcext:value-type="float">
            <text:p>154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05</text:p>
          </table:table-cell>
          <table:table-cell table:style-name="ce2" office:value-type="float" office:value="74.798" calcext:value-type="float">
            <text:p>74.798</text:p>
          </table:table-cell>
          <table:table-cell office:value-type="float" office:value="29.73" calcext:value-type="float">
            <text:p>29.73</text:p>
          </table:table-cell>
          <table:table-cell office:value-type="float" office:value="1270.98" calcext:value-type="float">
            <text:p>1270.98</text:p>
          </table:table-cell>
          <table:table-cell office:value-type="float" office:value="11951.9102" calcext:value-type="float">
            <text:p>11951.9102</text:p>
          </table:table-cell>
          <table:table-cell office:value-type="float" office:value="2643.73" calcext:value-type="float">
            <text:p>2643.73</text:p>
          </table:table-cell>
          <table:table-cell office:value-type="float" office:value="1528.6" calcext:value-type="float">
            <text:p>152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12</text:p>
          </table:table-cell>
          <table:table-cell table:style-name="ce2" office:value-type="float" office:value="75.461" calcext:value-type="float">
            <text:p>75.461</text:p>
          </table:table-cell>
          <table:table-cell office:value-type="float" office:value="29.44" calcext:value-type="float">
            <text:p>29.44</text:p>
          </table:table-cell>
          <table:table-cell office:value-type="float" office:value="1271.5" calcext:value-type="float">
            <text:p>1271.5</text:p>
          </table:table-cell>
          <table:table-cell office:value-type="float" office:value="12004.3604" calcext:value-type="float">
            <text:p>12004.3604</text:p>
          </table:table-cell>
          <table:table-cell office:value-type="float" office:value="2616.48" calcext:value-type="float">
            <text:p>2616.48</text:p>
          </table:table-cell>
          <table:table-cell office:value-type="float" office:value="1538.6" calcext:value-type="float">
            <text:p>153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19</text:p>
          </table:table-cell>
          <table:table-cell table:style-name="ce2" office:value-type="float" office:value="76.21" calcext:value-type="float">
            <text:p>76.21</text:p>
          </table:table-cell>
          <table:table-cell office:value-type="float" office:value="28.71" calcext:value-type="float">
            <text:p>28.71</text:p>
          </table:table-cell>
          <table:table-cell office:value-type="float" office:value="1268.45" calcext:value-type="float">
            <text:p>1268.45</text:p>
          </table:table-cell>
          <table:table-cell office:value-type="float" office:value="11934.5801" calcext:value-type="float">
            <text:p>11934.5801</text:p>
          </table:table-cell>
          <table:table-cell office:value-type="float" office:value="2652.8899" calcext:value-type="float">
            <text:p>2652.8899</text:p>
          </table:table-cell>
          <table:table-cell office:value-type="float" office:value="1500.5" calcext:value-type="float">
            <text:p>150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626</text:p>
          </table:table-cell>
          <table:table-cell table:style-name="ce2" office:value-type="float" office:value="74.674" calcext:value-type="float">
            <text:p>74.674</text:p>
          </table:table-cell>
          <table:table-cell office:value-type="float" office:value="31.82" calcext:value-type="float">
            <text:p>31.82</text:p>
          </table:table-cell>
          <table:table-cell office:value-type="float" office:value="1339.67" calcext:value-type="float">
            <text:p>1339.67</text:p>
          </table:table-cell>
          <table:table-cell office:value-type="float" office:value="12582.7695" calcext:value-type="float">
            <text:p>12582.7695</text:p>
          </table:table-cell>
          <table:table-cell office:value-type="float" office:value="2816.03" calcext:value-type="float">
            <text:p>2816.03</text:p>
          </table:table-cell>
          <table:table-cell office:value-type="float" office:value="1482.3" calcext:value-type="float">
            <text:p>148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03</text:p>
          </table:table-cell>
          <table:table-cell table:style-name="ce2" office:value-type="float" office:value="75.514" calcext:value-type="float">
            <text:p>75.514</text:p>
          </table:table-cell>
          <table:table-cell office:value-type="float" office:value="30.3" calcext:value-type="float">
            <text:p>30.3</text:p>
          </table:table-cell>
          <table:table-cell office:value-type="float" office:value="1343.8" calcext:value-type="float">
            <text:p>1343.8</text:p>
          </table:table-cell>
          <table:table-cell office:value-type="float" office:value="12657.2002" calcext:value-type="float">
            <text:p>12657.2002</text:p>
          </table:table-cell>
          <table:table-cell office:value-type="float" office:value="2859.8101" calcext:value-type="float">
            <text:p>2859.8101</text:p>
          </table:table-cell>
          <table:table-cell office:value-type="float" office:value="1541.2" calcext:value-type="float">
            <text:p>154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10</text:p>
          </table:table-cell>
          <table:table-cell table:style-name="ce2" office:value-type="float" office:value="75.52" calcext:value-type="float">
            <text:p>75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2479.7305" calcext:value-type="float">
            <text:p>12479.7305</text:p>
          </table:table-cell>
          <table:table-cell office:value-type="float" office:value="2789.8" calcext:value-type="float">
            <text:p>2789.8</text:p>
          </table:table-cell>
          <table:table-cell office:value-type="float" office:value="1589.8" calcext:value-type="float">
            <text:p>158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17</text:p>
          </table:table-cell>
          <table:table-cell table:style-name="ce2" office:value-type="float" office:value="74.412" calcext:value-type="float">
            <text:p>74.412</text:p>
          </table:table-cell>
          <table:table-cell office:value-type="float" office:value="29.64" calcext:value-type="float">
            <text:p>29.64</text:p>
          </table:table-cell>
          <table:table-cell office:value-type="float" office:value="1345.02" calcext:value-type="float">
            <text:p>1345.02</text:p>
          </table:table-cell>
          <table:table-cell office:value-type="float" office:value="12681.1602" calcext:value-type="float">
            <text:p>12681.1602</text:p>
          </table:table-cell>
          <table:table-cell office:value-type="float" office:value="2858.8301" calcext:value-type="float">
            <text:p>2858.8301</text:p>
          </table:table-cell>
          <table:table-cell office:value-type="float" office:value="1601.3" calcext:value-type="float">
            <text:p>160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24</text:p>
          </table:table-cell>
          <table:table-cell table:style-name="ce2" office:value-type="float" office:value="74.036" calcext:value-type="float">
            <text:p>74.036</text:p>
          </table:table-cell>
          <table:table-cell office:value-type="float" office:value="27.92" calcext:value-type="float">
            <text:p>27.92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143.2402" calcext:value-type="float">
            <text:p>12143.2402</text:p>
          </table:table-cell>
          <table:table-cell office:value-type="float" office:value="2756.3799" calcext:value-type="float">
            <text:p>2756.3799</text:p>
          </table:table-cell>
          <table:table-cell office:value-type="float" office:value="1628.3" calcext:value-type="float">
            <text:p>162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731</text:p>
          </table:table-cell>
          <table:table-cell table:style-name="ce2" office:value-type="float" office:value="74.802" calcext:value-type="float">
            <text:p>74.802</text:p>
          </table:table-cell>
          <table:table-cell office:value-type="float" office:value="25.63" calcext:value-type="float">
            <text:p>25.63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1444.6104" calcext:value-type="float">
            <text:p>11444.6104</text:p>
          </table:table-cell>
          <table:table-cell office:value-type="float" office:value="2532.4099" calcext:value-type="float">
            <text:p>2532.4099</text:p>
          </table:table-cell>
          <table:table-cell office:value-type="float" office:value="1648.8" calcext:value-type="float">
            <text:p>164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07</text:p>
          </table:table-cell>
          <table:table-cell table:style-name="ce2" office:value-type="float" office:value="74.743" calcext:value-type="float">
            <text:p>74.743</text:p>
          </table:table-cell>
          <table:table-cell office:value-type="float" office:value="22.6" calcext:value-type="float">
            <text:p>22.6</text:p>
          </table:table-cell>
          <table:table-cell office:value-type="float" office:value="1178.8101" calcext:value-type="float">
            <text:p>1178.8101</text:p>
          </table:table-cell>
          <table:table-cell office:value-type="float" office:value="11269.0195" calcext:value-type="float">
            <text:p>11269.0195</text:p>
          </table:table-cell>
          <table:table-cell office:value-type="float" office:value="2507.98" calcext:value-type="float">
            <text:p>2507.98</text:p>
          </table:table-cell>
          <table:table-cell office:value-type="float" office:value="1740.2" calcext:value-type="float">
            <text:p>174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14</text:p>
          </table:table-cell>
          <table:table-cell table:style-name="ce2" office:value-type="float" office:value="74.106" calcext:value-type="float">
            <text:p>74.106</text:p>
          </table:table-cell>
          <table:table-cell office:value-type="float" office:value="20.67" calcext:value-type="float">
            <text:p>20.67</text:p>
          </table:table-cell>
          <table:table-cell office:value-type="float" office:value="1123.53" calcext:value-type="float">
            <text:p>1123.53</text:p>
          </table:table-cell>
          <table:table-cell office:value-type="float" office:value="10817.6504" calcext:value-type="float">
            <text:p>10817.6504</text:p>
          </table:table-cell>
          <table:table-cell office:value-type="float" office:value="2341.8401" calcext:value-type="float">
            <text:p>2341.8401</text:p>
          </table:table-cell>
          <table:table-cell office:value-type="float" office:value="1848.9" calcext:value-type="float">
            <text:p>18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21</text:p>
          </table:table-cell>
          <table:table-cell table:style-name="ce2" office:value-type="float" office:value="73.869" calcext:value-type="float">
            <text:p>73.869</text:p>
          </table:table-cell>
          <table:table-cell office:value-type="float" office:value="21.9" calcext:value-type="float">
            <text:p>21.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1284.54" calcext:value-type="float">
            <text:p>11284.54</text:p>
          </table:table-cell>
          <table:table-cell office:value-type="float" office:value="2479.8501" calcext:value-type="float">
            <text:p>2479.8501</text:p>
          </table:table-cell>
          <table:table-cell office:value-type="float" office:value="1794.1" calcext:value-type="float">
            <text:p>17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828</text:p>
          </table:table-cell>
          <table:table-cell table:style-name="ce2" office:value-type="float" office:value="74.839" calcext:value-type="float">
            <text:p>74.839</text:p>
          </table:table-cell>
          <table:table-cell office:value-type="float" office:value="19.94" calcext:value-type="float">
            <text:p>19.9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1240.2598" calcext:value-type="float">
            <text:p>11240.2598</text:p>
          </table:table-cell>
          <table:table-cell office:value-type="float" office:value="2480.3301" calcext:value-type="float">
            <text:p>2480.3301</text:p>
          </table:table-cell>
          <table:table-cell office:value-type="float" office:value="1873.7" calcext:value-type="float">
            <text:p>18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04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19.15" calcext:value-type="float">
            <text:p>19.15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10992.1299" calcext:value-type="float">
            <text:p>10992.1299</text:p>
          </table:table-cell>
          <table:table-cell office:value-type="float" office:value="2467.99" calcext:value-type="float">
            <text:p>2467.99</text:p>
          </table:table-cell>
          <table:table-cell office:value-type="float" office:value="1856.4" calcext:value-type="float">
            <text:p>18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11</text:p>
          </table:table-cell>
          <table:table-cell table:style-name="ce2" office:value-type="float" office:value="76.593" calcext:value-type="float">
            <text:p>76.593</text:p>
          </table:table-cell>
          <table:table-cell office:value-type="float" office:value="20.57" calcext:value-type="float">
            <text:p>20.57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1509.0898" calcext:value-type="float">
            <text:p>11509.0898</text:p>
          </table:table-cell>
          <table:table-cell office:value-type="float" office:value="2622.3101" calcext:value-type="float">
            <text:p>2622.3101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18</text:p>
          </table:table-cell>
          <table:table-cell table:style-name="ce2" office:value-type="float" office:value="79.228" calcext:value-type="float">
            <text:p>79.228</text:p>
          </table:table-cell>
          <table:table-cell office:value-type="float" office:value="18.3" calcext:value-type="float">
            <text:p>18.3</text:p>
          </table:table-cell>
          <table:table-cell office:value-type="float" office:value="1136.4301" calcext:value-type="float">
            <text:p>1136.4301</text:p>
          </table:table-cell>
          <table:table-cell office:value-type="float" office:value="10771.4805" calcext:value-type="float">
            <text:p>10771.4805</text:p>
          </table:table-cell>
          <table:table-cell office:value-type="float" office:value="2483.23" calcext:value-type="float">
            <text:p>2483.23</text:p>
          </table:table-cell>
          <table:table-cell office:value-type="float" office:value="1637.5" calcext:value-type="float">
            <text:p>16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925</text:p>
          </table:table-cell>
          <table:table-cell table:style-name="ce2" office:value-type="float" office:value="79.075" calcext:value-type="float">
            <text:p>79.075</text:p>
          </table:table-cell>
          <table:table-cell office:value-type="float" office:value="19.17" calcext:value-type="float">
            <text:p>19.17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0913.3799" calcext:value-type="float">
            <text:p>10913.3799</text:p>
          </table:table-cell>
          <table:table-cell office:value-type="float" office:value="2415.3999" calcext:value-type="float">
            <text:p>2415.3999</text:p>
          </table:table-cell>
          <table:table-cell office:value-type="float" office:value="1620.4" calcext:value-type="float">
            <text:p>16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02</text:p>
          </table:table-cell>
          <table:table-cell table:style-name="ce2" office:value-type="float" office:value="79.149" calcext:value-type="float">
            <text:p>79.149</text:p>
          </table:table-cell>
          <table:table-cell office:value-type="float" office:value="20.75" calcext:value-type="float">
            <text:p>20.75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103.1201" calcext:value-type="float">
            <text:p>11103.1201</text:p>
          </table:table-cell>
          <table:table-cell office:value-type="float" office:value="2479.3501" calcext:value-type="float">
            <text:p>2479.3501</text:p>
          </table:table-cell>
          <table:table-cell office:value-type="float" office:value="1634.5" calcext:value-type="float">
            <text:p>163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09</text:p>
          </table:table-cell>
          <table:table-cell table:style-name="ce2" office:value-type="float" office:value="76.907" calcext:value-type="float">
            <text:p>76.907</text:p>
          </table:table-cell>
          <table:table-cell office:value-type="float" office:value="22.51" calcext:value-type="float">
            <text:p>22.5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11644.4902" calcext:value-type="float">
            <text:p>11644.4902</text:p>
          </table:table-cell>
          <table:table-cell office:value-type="float" office:value="2667.8501" calcext:value-type="float">
            <text:p>2667.8501</text:p>
          </table:table-cell>
          <table:table-cell office:value-type="float" office:value="1681.8" calcext:value-type="float">
            <text:p>168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16</text:p>
          </table:table-cell>
          <table:table-cell table:style-name="ce2" office:value-type="float" office:value="76.628" calcext:value-type="float">
            <text:p>76.628</text:p>
          </table:table-cell>
          <table:table-cell office:value-type="float" office:value="22.16" calcext:value-type="float">
            <text:p>22.16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1808.79" calcext:value-type="float">
            <text:p>11808.79</text:p>
          </table:table-cell>
          <table:table-cell office:value-type="float" office:value="2637.46" calcext:value-type="float">
            <text:p>2637.46</text:p>
          </table:table-cell>
          <table:table-cell office:value-type="float" office:value="1635.1" calcext:value-type="float">
            <text:p>163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23</text:p>
          </table:table-cell>
          <table:table-cell table:style-name="ce2" office:value-type="float" office:value="75.216" calcext:value-type="float">
            <text:p>75.216</text:p>
          </table:table-cell>
          <table:table-cell office:value-type="float" office:value="23.24" calcext:value-type="float">
            <text:p>23.24</text:p>
          </table:table-cell>
          <table:table-cell office:value-type="float" office:value="1285.09" calcext:value-type="float">
            <text:p>1285.09</text:p>
          </table:table-cell>
          <table:table-cell office:value-type="float" office:value="12231.1104" calcext:value-type="float">
            <text:p>12231.1104</text:p>
          </table:table-cell>
          <table:table-cell office:value-type="float" office:value="2737.1499" calcext:value-type="float">
            <text:p>2737.1499</text:p>
          </table:table-cell>
          <table:table-cell office:value-type="float" office:value="1746.2" calcext:value-type="float">
            <text:p>174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30</text:p>
          </table:table-cell>
          <table:table-cell table:style-name="ce2" office:value-type="float" office:value="77.162" calcext:value-type="float">
            <text:p>77.162</text:p>
          </table:table-cell>
          <table:table-cell office:value-type="float" office:value="20.38" calcext:value-type="float">
            <text:p>20.38</text:p>
          </table:table-cell>
          <table:table-cell office:value-type="float" office:value="1253.23" calcext:value-type="float">
            <text:p>1253.23</text:p>
          </table:table-cell>
          <table:table-cell office:value-type="float" office:value="11983.2402" calcext:value-type="float">
            <text:p>11983.2402</text:p>
          </table:table-cell>
          <table:table-cell office:value-type="float" office:value="2686.1499" calcext:value-type="float">
            <text:p>2686.1499</text:p>
          </table:table-cell>
          <table:table-cell office:value-type="float" office:value="1755.3" calcext:value-type="float">
            <text:p>17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06</text:p>
          </table:table-cell>
          <table:table-cell table:style-name="ce2" office:value-type="float" office:value="77.131" calcext:value-type="float">
            <text:p>77.131</text:p>
          </table:table-cell>
          <table:table-cell office:value-type="float" office:value="20.57" calcext:value-type="float">
            <text:p>20.57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2153.6797" calcext:value-type="float">
            <text:p>12153.6797</text:p>
          </table:table-cell>
          <table:table-cell office:value-type="float" office:value="2678.75" calcext:value-type="float">
            <text:p>2678.75</text:p>
          </table:table-cell>
          <table:table-cell office:value-type="float" office:value="1787.5" calcext:value-type="float">
            <text:p>178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13</text:p>
          </table:table-cell>
          <table:table-cell table:style-name="ce2" office:value-type="float" office:value="78.255" calcext:value-type="float">
            <text:p>78.255</text:p>
          </table:table-cell>
          <table:table-cell office:value-type="float" office:value="20.05" calcext:value-type="float">
            <text:p>20.05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1796.1602" calcext:value-type="float">
            <text:p>11796.1602</text:p>
          </table:table-cell>
          <table:table-cell office:value-type="float" office:value="2572.5" calcext:value-type="float">
            <text:p>2572.5</text:p>
          </table:table-cell>
          <table:table-cell office:value-type="float" office:value="1724.7" calcext:value-type="float">
            <text:p>172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20</text:p>
          </table:table-cell>
          <table:table-cell table:style-name="ce2" office:value-type="float" office:value="79.831" calcext:value-type="float">
            <text:p>79.831</text:p>
          </table:table-cell>
          <table:table-cell office:value-type="float" office:value="19.65" calcext:value-type="float">
            <text:p>19.65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1.7803" calcext:value-type="float">
            <text:p>11231.7803</text:p>
          </table:table-cell>
          <table:table-cell office:value-type="float" office:value="2441.51" calcext:value-type="float">
            <text:p>2441.51</text:p>
          </table:table-cell>
          <table:table-cell office:value-type="float" office:value="1685.5" calcext:value-type="float">
            <text:p>168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127</text:p>
          </table:table-cell>
          <table:table-cell table:style-name="ce2" office:value-type="float" office:value="78.731" calcext:value-type="float">
            <text:p>78.731</text:p>
          </table:table-cell>
          <table:table-cell office:value-type="float" office:value="20.33" calcext:value-type="float">
            <text:p>20.33</text:p>
          </table:table-cell>
          <table:table-cell office:value-type="float" office:value="1244.28" calcext:value-type="float">
            <text:p>1244.28</text:p>
          </table:table-cell>
          <table:table-cell office:value-type="float" office:value="12019.4199" calcext:value-type="float">
            <text:p>12019.4199</text:p>
          </table:table-cell>
          <table:table-cell office:value-type="float" office:value="2626.9299" calcext:value-type="float">
            <text:p>2626.9299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04</text:p>
          </table:table-cell>
          <table:table-cell table:style-name="ce2" office:value-type="float" office:value="78.681" calcext:value-type="float">
            <text:p>78.681</text:p>
          </table:table-cell>
          <table:table-cell office:value-type="float" office:value="20.63" calcext:value-type="float">
            <text:p>20.63</text:p>
          </table:table-cell>
          <table:table-cell office:value-type="float" office:value="1255.1899" calcext:value-type="float">
            <text:p>1255.1899</text:p>
          </table:table-cell>
          <table:table-cell office:value-type="float" office:value="12184.2598" calcext:value-type="float">
            <text:p>12184.2598</text:p>
          </table:table-cell>
          <table:table-cell office:value-type="float" office:value="2646.8501" calcext:value-type="float">
            <text:p>2646.8501</text:p>
          </table:table-cell>
          <table:table-cell office:value-type="float" office:value="1712.8" calcext:value-type="float">
            <text:p>171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11</text:p>
          </table:table-cell>
          <table:table-cell table:style-name="ce2" office:value-type="float" office:value="80.249" calcext:value-type="float">
            <text:p>80.249</text:p>
          </table:table-cell>
          <table:table-cell office:value-type="float" office:value="18.51" calcext:value-type="float">
            <text:p>18.51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1866.3896" calcext:value-type="float">
            <text:p>11866.3896</text:p>
          </table:table-cell>
          <table:table-cell office:value-type="float" office:value="2555.3301" calcext:value-type="float">
            <text:p>2555.3301</text:p>
          </table:table-cell>
          <table:table-cell office:value-type="float" office:value="1595.6" calcext:value-type="float">
            <text:p>159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18</text:p>
          </table:table-cell>
          <table:table-cell table:style-name="ce2" office:value-type="float" office:value="80.236" calcext:value-type="float">
            <text:p>80.236</text:p>
          </table:table-cell>
          <table:table-cell office:value-type="float" office:value="20.21" calcext:value-type="float">
            <text:p>20.21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2294" calcext:value-type="float">
            <text:p>12294</text:p>
          </table:table-cell>
          <table:table-cell office:value-type="float" office:value="2618.6399" calcext:value-type="float">
            <text:p>2618.6399</text:p>
          </table:table-cell>
          <table:table-cell office:value-type="float" office:value="1604.7" calcext:value-type="float">
            <text:p>160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225</text:p>
          </table:table-cell>
          <table:table-cell table:style-name="ce2" office:value-type="float" office:value="80.522" calcext:value-type="float">
            <text:p>80.522</text:p>
          </table:table-cell>
          <table:table-cell office:value-type="float" office:value="18.76" calcext:value-type="float">
            <text:p>18.76</text:p>
          </table:table-cell>
          <table:table-cell office:value-type="float" office:value="1257.6" calcext:value-type="float">
            <text:p>1257.6</text:p>
          </table:table-cell>
          <table:table-cell office:value-type="float" office:value="12217.5596" calcext:value-type="float">
            <text:p>12217.5596</text:p>
          </table:table-cell>
          <table:table-cell office:value-type="float" office:value="2605.1499" calcext:value-type="float">
            <text:p>2605.1499</text:p>
          </table:table-cell>
          <table:table-cell office:value-type="float" office:value="1565.8" calcext:value-type="float">
            <text:p>15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01</text:p>
          </table:table-cell>
          <table:table-cell table:style-name="ce2" office:value-type="float" office:value="81.597" calcext:value-type="float">
            <text:p>81.597</text:p>
          </table:table-cell>
          <table:table-cell office:value-type="float" office:value="19.58" calcext:value-type="float">
            <text:p>19.58</text:p>
          </table:table-cell>
          <table:table-cell office:value-type="float" office:value="1277.8101" calcext:value-type="float">
            <text:p>1277.8101</text:p>
          </table:table-cell>
          <table:table-cell office:value-type="float" office:value="12359.9199" calcext:value-type="float">
            <text:p>12359.9199</text:p>
          </table:table-cell>
          <table:table-cell office:value-type="float" office:value="2674.22" calcext:value-type="float">
            <text:p>2674.22</text:p>
          </table:table-cell>
          <table:table-cell office:value-type="float" office:value="1616.1" calcext:value-type="float">
            <text:p>16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08</text:p>
          </table:table-cell>
          <table:table-cell table:style-name="ce2" office:value-type="float" office:value="81.791" calcext:value-type="float">
            <text:p>81.791</text:p>
          </table:table-cell>
          <table:table-cell office:value-type="float" office:value="18.71" calcext:value-type="float">
            <text:p>18.71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422.0596" calcext:value-type="float">
            <text:p>12422.0596</text:p>
          </table:table-cell>
          <table:table-cell office:value-type="float" office:value="2710.6699" calcext:value-type="float">
            <text:p>2710.6699</text:p>
          </table:table-cell>
          <table:table-cell office:value-type="float" office:value="1630.4" calcext:value-type="float">
            <text:p>16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15</text:p>
          </table:table-cell>
          <table:table-cell office:value-type="float" office:value="80.406" calcext:value-type="float">
            <text:p>80.406</text:p>
          </table:table-cell>
          <table:table-cell office:value-type="float" office:value="20.25" calcext:value-type="float">
            <text:p>20.25</text:p>
          </table:table-cell>
          <table:table-cell office:value-type="float" office:value="1315.38" calcext:value-type="float">
            <text:p>1315.38</text:p>
          </table:table-cell>
          <table:table-cell office:value-type="float" office:value="12720.4805" calcext:value-type="float">
            <text:p>12720.4805</text:p>
          </table:table-cell>
          <table:table-cell office:value-type="float" office:value="2786.7" calcext:value-type="float">
            <text:p>2786.7</text:p>
          </table:table-cell>
          <table:table-cell office:value-type="float" office:value="1663.7" calcext:value-type="float">
            <text:p>166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22</text:p>
          </table:table-cell>
          <table:table-cell office:value-type="float" office:value="79.011" calcext:value-type="float">
            <text:p>79.011</text:p>
          </table:table-cell>
          <table:table-cell office:value-type="float" office:value="18.91" calcext:value-type="float">
            <text:p>18.91</text:p>
          </table:table-cell>
          <table:table-cell office:value-type="float" office:value="1316.33" calcext:value-type="float">
            <text:p>1316.33</text:p>
          </table:table-cell>
          <table:table-cell office:value-type="float" office:value="12660.46" calcext:value-type="float">
            <text:p>12660.46</text:p>
          </table:table-cell>
          <table:table-cell office:value-type="float" office:value="2816.55" calcext:value-type="float">
            <text:p>2816.55</text:p>
          </table:table-cell>
          <table:table-cell office:value-type="float" office:value="1731.8" calcext:value-type="float">
            <text:p>17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29</text:p>
          </table:table-cell>
          <table:table-cell office:value-type="float" office:value="79.057" calcext:value-type="float">
            <text:p>79.057</text:p>
          </table:table-cell>
          <table:table-cell office:value-type="float" office:value="19.24" calcext:value-type="float">
            <text:p>19.24</text:p>
          </table:table-cell>
          <table:table-cell office:value-type="float" office:value="1344.9" calcext:value-type="float">
            <text:p>1344.9</text:p>
          </table:table-cell>
          <table:table-cell office:value-type="float" office:value="12862.2305" calcext:value-type="float">
            <text:p>12862.2305</text:p>
          </table:table-cell>
          <table:table-cell office:value-type="float" office:value="2905.6599" calcext:value-type="float">
            <text:p>2905.6599</text:p>
          </table:table-cell>
          <table:table-cell office:value-type="float" office:value="1737.9" calcext:value-type="float">
            <text:p>173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05</text:p>
          </table:table-cell>
          <table:table-cell office:value-type="float" office:value="79.226" calcext:value-type="float">
            <text:p>79.226</text:p>
          </table:table-cell>
          <table:table-cell office:value-type="float" office:value="19.84" calcext:value-type="float">
            <text:p>19.84</text:p>
          </table:table-cell>
          <table:table-cell office:value-type="float" office:value="1342.64" calcext:value-type="float">
            <text:p>1342.64</text:p>
          </table:table-cell>
          <table:table-cell office:value-type="float" office:value="12801.2305" calcext:value-type="float">
            <text:p>12801.2305</text:p>
          </table:table-cell>
          <table:table-cell office:value-type="float" office:value="2903.8799" calcext:value-type="float">
            <text:p>2903.8799</text:p>
          </table:table-cell>
          <table:table-cell office:value-type="float" office:value="1723.3" calcext:value-type="float">
            <text:p>172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12</text:p>
          </table:table-cell>
          <table:table-cell office:value-type="float" office:value="79.456" calcext:value-type="float">
            <text:p>79.456</text:p>
          </table:table-cell>
          <table:table-cell office:value-type="float" office:value="20" calcext:value-type="float">
            <text:p>20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2949.8701" calcext:value-type="float">
            <text:p>12949.8701</text:p>
          </table:table-cell>
          <table:table-cell office:value-type="float" office:value="2951.78" calcext:value-type="float">
            <text:p>2951.78</text:p>
          </table:table-cell>
          <table:table-cell office:value-type="float" office:value="1724.5" calcext:value-type="float">
            <text:p>17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19</text:p>
          </table:table-cell>
          <table:table-cell office:value-type="float" office:value="78.401" calcext:value-type="float">
            <text:p>78.401</text:p>
          </table:table-cell>
          <table:table-cell office:value-type="float" office:value="19.77" calcext:value-type="float">
            <text:p>19.77</text:p>
          </table:table-cell>
          <table:table-cell office:value-type="float" office:value="1365.74" calcext:value-type="float">
            <text:p>1365.74</text:p>
          </table:table-cell>
          <table:table-cell office:value-type="float" office:value="12982.9502" calcext:value-type="float">
            <text:p>12982.9502</text:p>
          </table:table-cell>
          <table:table-cell office:value-type="float" office:value="2963.75" calcext:value-type="float">
            <text:p>2963.75</text:p>
          </table:table-cell>
          <table:table-cell office:value-type="float" office:value="1775.1" calcext:value-type="float">
            <text:p>17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226</text:p>
          </table:table-cell>
          <table:table-cell office:value-type="float" office:value="79.462" calcext:value-type="float">
            <text:p>79.462</text:p>
          </table:table-cell>
          <table:table-cell office:value-type="float" office:value="19.79" calcext:value-type="float">
            <text:p>19.79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12977.5703" calcext:value-type="float">
            <text:p>12977.5703</text:p>
          </table:table-cell>
          <table:table-cell office:value-type="float" office:value="2976.1899" calcext:value-type="float">
            <text:p>2976.1899</text:p>
          </table:table-cell>
          <table:table-cell office:value-type="float" office:value="1708.8" calcext:value-type="float">
            <text:p>17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04</text:p>
          </table:table-cell>
          <table:table-cell office:value-type="float" office:value="80.084" calcext:value-type="float">
            <text:p>80.084</text:p>
          </table:table-cell>
          <table:table-cell office:value-type="float" office:value="20.3" calcext:value-type="float">
            <text:p>20.3</text:p>
          </table:table-cell>
          <table:table-cell office:value-type="float" office:value="1370.87" calcext:value-type="float">
            <text:p>1370.87</text:p>
          </table:table-cell>
          <table:table-cell office:value-type="float" office:value="12922.0195" calcext:value-type="float">
            <text:p>12922.0195</text:p>
          </table:table-cell>
          <table:table-cell office:value-type="float" office:value="2988.3401" calcext:value-type="float">
            <text:p>2988.3401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11</text:p>
          </table:table-cell>
          <table:table-cell office:value-type="float" office:value="79.734" calcext:value-type="float">
            <text:p>79.734</text:p>
          </table:table-cell>
          <table:table-cell office:value-type="float" office:value="22.98" calcext:value-type="float">
            <text:p>22.98</text:p>
          </table:table-cell>
          <table:table-cell office:value-type="float" office:value="1404.17" calcext:value-type="float">
            <text:p>1404.17</text:p>
          </table:table-cell>
          <table:table-cell office:value-type="float" office:value="13232.6201" calcext:value-type="float">
            <text:p>13232.6201</text:p>
          </table:table-cell>
          <table:table-cell office:value-type="float" office:value="3055.26" calcext:value-type="float">
            <text:p>3055.26</text:p>
          </table:table-cell>
          <table:table-cell office:value-type="float" office:value="1655.5" calcext:value-type="float">
            <text:p>165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18</text:p>
          </table:table-cell>
          <table:table-cell office:value-type="float" office:value="79.576" calcext:value-type="float">
            <text:p>79.576</text:p>
          </table:table-cell>
          <table:table-cell office:value-type="float" office:value="22.33" calcext:value-type="float">
            <text:p>22.33</text:p>
          </table:table-cell>
          <table:table-cell office:value-type="float" office:value="1397.11" calcext:value-type="float">
            <text:p>1397.11</text:p>
          </table:table-cell>
          <table:table-cell office:value-type="float" office:value="13080.7305" calcext:value-type="float">
            <text:p>13080.7305</text:p>
          </table:table-cell>
          <table:table-cell office:value-type="float" office:value="3067.9199" calcext:value-type="float">
            <text:p>3067.9199</text:p>
          </table:table-cell>
          <table:table-cell office:value-type="float" office:value="1662.3" calcext:value-type="float">
            <text:p>166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325</text:p>
          </table:table-cell>
          <table:table-cell office:value-type="float" office:value="79.138" calcext:value-type="float">
            <text:p>79.138</text:p>
          </table:table-cell>
          <table:table-cell office:value-type="float" office:value="22.14" calcext:value-type="float">
            <text:p>22.14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13212.04" calcext:value-type="float">
            <text:p>13212.04</text:p>
          </table:table-cell>
          <table:table-cell office:value-type="float" office:value="3091.5701" calcext:value-type="float">
            <text:p>3091.5701</text:p>
          </table:table-cell>
          <table:table-cell office:value-type="float" office:value="1669.3" calcext:value-type="float">
            <text:p>166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01</text:p>
          </table:table-cell>
          <table:table-cell office:value-type="float" office:value="80.293" calcext:value-type="float">
            <text:p>80.293</text:p>
          </table:table-cell>
          <table:table-cell office:value-type="float" office:value="20.47" calcext:value-type="float">
            <text:p>20.47</text:p>
          </table:table-cell>
          <table:table-cell office:value-type="float" office:value="1398.08" calcext:value-type="float">
            <text:p>1398.08</text:p>
          </table:table-cell>
          <table:table-cell office:value-type="float" office:value="13060.1396" calcext:value-type="float">
            <text:p>13060.1396</text:p>
          </table:table-cell>
          <table:table-cell office:value-type="float" office:value="3080.5" calcext:value-type="float">
            <text:p>3080.5</text:p>
          </table:table-cell>
          <table:table-cell office:value-type="float" office:value="1628.5" calcext:value-type="float">
            <text:p>162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08</text:p>
          </table:table-cell>
          <table:table-cell office:value-type="float" office:value="80.055" calcext:value-type="float">
            <text:p>80.055</text:p>
          </table:table-cell>
          <table:table-cell office:value-type="float" office:value="19.89" calcext:value-type="float">
            <text:p>19.8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2849.5898" calcext:value-type="float">
            <text:p>12849.5898</text:p>
          </table:table-cell>
          <table:table-cell office:value-type="float" office:value="3011.3301" calcext:value-type="float">
            <text:p>3011.33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15</text:p>
          </table:table-cell>
          <table:table-cell office:value-type="float" office:value="79.313" calcext:value-type="float">
            <text:p>79.313</text:p>
          </table:table-cell>
          <table:table-cell office:value-type="float" office:value="19.59" calcext:value-type="float">
            <text:p>19.59</text:p>
          </table:table-cell>
          <table:table-cell office:value-type="float" office:value="1378.53" calcext:value-type="float">
            <text:p>1378.53</text:p>
          </table:table-cell>
          <table:table-cell office:value-type="float" office:value="13029.2598" calcext:value-type="float">
            <text:p>13029.2598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1642.1" calcext:value-type="float">
            <text:p>16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22</text:p>
          </table:table-cell>
          <table:table-cell office:value-type="float" office:value="78.757" calcext:value-type="float">
            <text:p>78.757</text:p>
          </table:table-cell>
          <table:table-cell office:value-type="float" office:value="19.37" calcext:value-type="float">
            <text:p>19.37</text:p>
          </table:table-cell>
          <table:table-cell office:value-type="float" office:value="1403.36" calcext:value-type="float">
            <text:p>1403.36</text:p>
          </table:table-cell>
          <table:table-cell office:value-type="float" office:value="13228.3096" calcext:value-type="float">
            <text:p>13228.3096</text:p>
          </table:table-cell>
          <table:table-cell office:value-type="float" office:value="3069.2" calcext:value-type="float">
            <text:p>3069.2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429</text:p>
          </table:table-cell>
          <table:table-cell office:value-type="float" office:value="79.587" calcext:value-type="float">
            <text:p>79.587</text:p>
          </table:table-cell>
          <table:table-cell office:value-type="float" office:value="18.79" calcext:value-type="float">
            <text:p>18.79</text:p>
          </table:table-cell>
          <table:table-cell office:value-type="float" office:value="1369.1" calcext:value-type="float">
            <text:p>1369.1</text:p>
          </table:table-cell>
          <table:table-cell office:value-type="float" office:value="13038.2695" calcext:value-type="float">
            <text:p>13038.2695</text:p>
          </table:table-cell>
          <table:table-cell office:value-type="float" office:value="2956.3401" calcext:value-type="float">
            <text:p>2956.3401</text:p>
          </table:table-cell>
          <table:table-cell office:value-type="float" office:value="1644.7" calcext:value-type="float">
            <text:p>164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06</text:p>
          </table:table-cell>
          <table:table-cell office:value-type="float" office:value="80.404" calcext:value-type="float">
            <text:p>80.404</text:p>
          </table:table-cell>
          <table:table-cell office:value-type="float" office:value="18.41" calcext:value-type="float">
            <text:p>18.41</text:p>
          </table:table-cell>
          <table:table-cell office:value-type="float" office:value="1353.39" calcext:value-type="float">
            <text:p>1353.39</text:p>
          </table:table-cell>
          <table:table-cell office:value-type="float" office:value="12820.5996" calcext:value-type="float">
            <text:p>12820.5996</text:p>
          </table:table-cell>
          <table:table-cell office:value-type="float" office:value="2933.8201" calcext:value-type="float">
            <text:p>2933.8201</text:p>
          </table:table-cell>
          <table:table-cell office:value-type="float" office:value="1583.6" calcext:value-type="float">
            <text:p>15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13</text:p>
          </table:table-cell>
          <table:table-cell office:value-type="float" office:value="81.424" calcext:value-type="float">
            <text:p>81.424</text:p>
          </table:table-cell>
          <table:table-cell office:value-type="float" office:value="17.23" calcext:value-type="float">
            <text:p>17.23</text:p>
          </table:table-cell>
          <table:table-cell office:value-type="float" office:value="1295.22" calcext:value-type="float">
            <text:p>1295.22</text:p>
          </table:table-cell>
          <table:table-cell office:value-type="float" office:value="12369.3799" calcext:value-type="float">
            <text:p>12369.3799</text:p>
          </table:table-cell>
          <table:table-cell office:value-type="float" office:value="2778.79" calcext:value-type="float">
            <text:p>2778.79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20</text:p>
          </table:table-cell>
          <table:table-cell office:value-type="float" office:value="82.523" calcext:value-type="float">
            <text:p>82.523</text:p>
          </table:table-cell>
          <table:table-cell office:value-type="float" office:value="17.46" calcext:value-type="float">
            <text:p>17.46</text:p>
          </table:table-cell>
          <table:table-cell office:value-type="float" office:value="1317.8199" calcext:value-type="float">
            <text:p>1317.8199</text:p>
          </table:table-cell>
          <table:table-cell office:value-type="float" office:value="12454.8301" calcext:value-type="float">
            <text:p>12454.8301</text:p>
          </table:table-cell>
          <table:table-cell office:value-type="float" office:value="2837.53" calcext:value-type="float">
            <text:p>2837.53</text:p>
          </table:table-cell>
          <table:table-cell office:value-type="float" office:value="1568.8" calcext:value-type="float">
            <text:p>156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527</text:p>
          </table:table-cell>
          <table:table-cell office:value-type="float" office:value="82.973" calcext:value-type="float">
            <text:p>82.973</text:p>
          </table:table-cell>
          <table:table-cell office:value-type="float" office:value="14.59" calcext:value-type="float">
            <text:p>14.59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2118.5703" calcext:value-type="float">
            <text:p>12118.5703</text:p>
          </table:table-cell>
          <table:table-cell office:value-type="float" office:value="2747.48" calcext:value-type="float">
            <text:p>2747.48</text:p>
          </table:table-cell>
          <table:table-cell office:value-type="float" office:value="1620.5" calcext:value-type="float">
            <text:p>162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03</text:p>
          </table:table-cell>
          <table:table-cell office:value-type="float" office:value="82.562" calcext:value-type="float">
            <text:p>82.562</text:p>
          </table:table-cell>
          <table:table-cell office:value-type="float" office:value="16.32" calcext:value-type="float">
            <text:p>16.32</text:p>
          </table:table-cell>
          <table:table-cell office:value-type="float" office:value="1325.66" calcext:value-type="float">
            <text:p>1325.66</text:p>
          </table:table-cell>
          <table:table-cell office:value-type="float" office:value="12554.2002" calcext:value-type="float">
            <text:p>12554.2002</text:p>
          </table:table-cell>
          <table:table-cell office:value-type="float" office:value="2858.4199" calcext:value-type="float">
            <text:p>2858.4199</text:p>
          </table:table-cell>
          <table:table-cell office:value-type="float" office:value="1590.1" calcext:value-type="float">
            <text:p>15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10</text:p>
          </table:table-cell>
          <table:table-cell office:value-type="float" office:value="81.605" calcext:value-type="float">
            <text:p>81.605</text:p>
          </table:table-cell>
          <table:table-cell office:value-type="float" office:value="15.86" calcext:value-type="float">
            <text:p>15.86</text:p>
          </table:table-cell>
          <table:table-cell office:value-type="float" office:value="1342.84" calcext:value-type="float">
            <text:p>1342.84</text:p>
          </table:table-cell>
          <table:table-cell office:value-type="float" office:value="12767.1699" calcext:value-type="float">
            <text:p>12767.1699</text:p>
          </table:table-cell>
          <table:table-cell office:value-type="float" office:value="2872.8" calcext:value-type="float">
            <text:p>2872.8</text:p>
          </table:table-cell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17</text:p>
          </table:table-cell>
          <table:table-cell office:value-type="float" office:value="82.442" calcext:value-type="float">
            <text:p>82.442</text:p>
          </table:table-cell>
          <table:table-cell office:value-type="float" office:value="16.76" calcext:value-type="float">
            <text:p>16.76</text:p>
          </table:table-cell>
          <table:table-cell office:value-type="float" office:value="1335.02" calcext:value-type="float">
            <text:p>1335.02</text:p>
          </table:table-cell>
          <table:table-cell office:value-type="float" office:value="12640.7803" calcext:value-type="float">
            <text:p>12640.7803</text:p>
          </table:table-cell>
          <table:table-cell office:value-type="float" office:value="2892.4199" calcext:value-type="float">
            <text:p>2892.4199</text:p>
          </table:table-cell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624</text:p>
          </table:table-cell>
          <table:table-cell office:value-type="float" office:value="81.753" calcext:value-type="float">
            <text:p>81.753</text:p>
          </table:table-cell>
          <table:table-cell office:value-type="float" office:value="16.43" calcext:value-type="float">
            <text:p>16.43</text:p>
          </table:table-cell>
          <table:table-cell office:value-type="float" office:value="1362.16" calcext:value-type="float">
            <text:p>1362.16</text:p>
          </table:table-cell>
          <table:table-cell office:value-type="float" office:value="12880.0898" calcext:value-type="float">
            <text:p>12880.0898</text:p>
          </table:table-cell>
          <table:table-cell office:value-type="float" office:value="2935.05" calcext:value-type="float">
            <text:p>2935.05</text:p>
          </table:table-cell>
          <table:table-cell office:value-type="float" office:value="1603.5" calcext:value-type="float">
            <text:p>16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01</text:p>
          </table:table-cell>
          <table:table-cell office:value-type="float" office:value="83.561" calcext:value-type="float">
            <text:p>83.561</text:p>
          </table:table-cell>
          <table:table-cell office:value-type="float" office:value="15.49" calcext:value-type="float">
            <text:p>15.49</text:p>
          </table:table-cell>
          <table:table-cell office:value-type="float" office:value="1354.6801" calcext:value-type="float">
            <text:p>1354.6801</text:p>
          </table:table-cell>
          <table:table-cell office:value-type="float" office:value="12772.4697" calcext:value-type="float">
            <text:p>12772.4697</text:p>
          </table:table-cell>
          <table:table-cell office:value-type="float" office:value="2937.3301" calcext:value-type="float">
            <text:p>2937.3301</text:p>
          </table:table-cell>
          <table:table-cell office:value-type="float" office:value="1578.4" calcext:value-type="float">
            <text:p>157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08</text:p>
          </table:table-cell>
          <table:table-cell office:value-type="float" office:value="83.474" calcext:value-type="float">
            <text:p>83.474</text:p>
          </table:table-cell>
          <table:table-cell office:value-type="float" office:value="14.91" calcext:value-type="float">
            <text:p>14.91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2777.0898" calcext:value-type="float">
            <text:p>12777.0898</text:p>
          </table:table-cell>
          <table:table-cell office:value-type="float" office:value="2908.47" calcext:value-type="float">
            <text:p>2908.47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15</text:p>
          </table:table-cell>
          <table:table-cell office:value-type="float" office:value="83.573" calcext:value-type="float">
            <text:p>83.573</text:p>
          </table:table-cell>
          <table:table-cell office:value-type="float" office:value="14.58" calcext:value-type="float">
            <text:p>14.58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2822.5703" calcext:value-type="float">
            <text:p>12822.5703</text:p>
          </table:table-cell>
          <table:table-cell office:value-type="float" office:value="2925.3" calcext:value-type="float">
            <text:p>2925.3</text:p>
          </table:table-cell>
          <table:table-cell office:value-type="float" office:value="1582.5" calcext:value-type="float">
            <text:p>158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22</text:p>
          </table:table-cell>
          <table:table-cell office:value-type="float" office:value="82.765" calcext:value-type="float">
            <text:p>82.765</text:p>
          </table:table-cell>
          <table:table-cell office:value-type="float" office:value="15.45" calcext:value-type="float">
            <text:p>15.45</text:p>
          </table:table-cell>
          <table:table-cell office:value-type="float" office:value="1385.97" calcext:value-type="float">
            <text:p>1385.97</text:p>
          </table:table-cell>
          <table:table-cell office:value-type="float" office:value="13075.6602" calcext:value-type="float">
            <text:p>13075.6602</text:p>
          </table:table-cell>
          <table:table-cell office:value-type="float" office:value="2958.0901" calcext:value-type="float">
            <text:p>2958.0901</text:p>
          </table:table-cell>
          <table:table-cell office:value-type="float" office:value="1617.9" calcext:value-type="float">
            <text:p>161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729</text:p>
          </table:table-cell>
          <table:table-cell office:value-type="float" office:value="82.446" calcext:value-type="float">
            <text:p>82.446</text:p>
          </table:table-cell>
          <table:table-cell office:value-type="float" office:value="15.68" calcext:value-type="float">
            <text:p>15.68</text:p>
          </table:table-cell>
          <table:table-cell office:value-type="float" office:value="1390.99" calcext:value-type="float">
            <text:p>1390.99</text:p>
          </table:table-cell>
          <table:table-cell office:value-type="float" office:value="13096.1699" calcext:value-type="float">
            <text:p>13096.1699</text:p>
          </table:table-cell>
          <table:table-cell office:value-type="float" office:value="2967.8999" calcext:value-type="float">
            <text:p>2967.8999</text:p>
          </table:table-cell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05</text:p>
          </table:table-cell>
          <table:table-cell office:value-type="float" office:value="82.631" calcext:value-type="float">
            <text:p>82.631</text:p>
          </table:table-cell>
          <table:table-cell office:value-type="float" office:value="16.59" calcext:value-type="float">
            <text:p>16.5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3207.9502" calcext:value-type="float">
            <text:p>13207.9502</text:p>
          </table:table-cell>
          <table:table-cell office:value-type="float" office:value="3020.8601" calcext:value-type="float">
            <text:p>3020.8601</text:p>
          </table:table-cell>
          <table:table-cell office:value-type="float" office:value="1619.7" calcext:value-type="float">
            <text:p>161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12</text:p>
          </table:table-cell>
          <table:table-cell office:value-type="float" office:value="82.663" calcext:value-type="float">
            <text:p>82.663</text:p>
          </table:table-cell>
          <table:table-cell office:value-type="float" office:value="18.14" calcext:value-type="float">
            <text:p>18.14</text:p>
          </table:table-cell>
          <table:table-cell office:value-type="float" office:value="1418.16" calcext:value-type="float">
            <text:p>1418.16</text:p>
          </table:table-cell>
          <table:table-cell office:value-type="float" office:value="13275.2002" calcext:value-type="float">
            <text:p>13275.2002</text:p>
          </table:table-cell>
          <table:table-cell office:value-type="float" office:value="3076.5901" calcext:value-type="float">
            <text:p>3076.5901</text:p>
          </table:table-cell>
          <table:table-cell office:value-type="float" office:value="1616.3" calcext:value-type="float">
            <text:p>161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19</text:p>
          </table:table-cell>
          <table:table-cell office:value-type="float" office:value="81.603" calcext:value-type="float">
            <text:p>81.603</text:p>
          </table:table-cell>
          <table:table-cell office:value-type="float" office:value="16.87" calcext:value-type="float">
            <text:p>16.87</text:p>
          </table:table-cell>
          <table:table-cell office:value-type="float" office:value="1411.13" calcext:value-type="float">
            <text:p>1411.13</text:p>
          </table:table-cell>
          <table:table-cell office:value-type="float" office:value="13157.9697" calcext:value-type="float">
            <text:p>13157.9697</text:p>
          </table:table-cell>
          <table:table-cell office:value-type="float" office:value="3069.79" calcext:value-type="float">
            <text:p>3069.79</text:p>
          </table:table-cell>
          <table:table-cell office:value-type="float" office:value="1669.8" calcext:value-type="float">
            <text:p>16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26</text:p>
          </table:table-cell>
          <table:table-cell office:value-type="float" office:value="81.216" calcext:value-type="float">
            <text:p>81.216</text:p>
          </table:table-cell>
          <table:table-cell office:value-type="float" office:value="15.48" calcext:value-type="float">
            <text:p>15.48</text:p>
          </table:table-cell>
          <table:table-cell office:value-type="float" office:value="1406.58" calcext:value-type="float">
            <text:p>1406.58</text:p>
          </table:table-cell>
          <table:table-cell office:value-type="float" office:value="13090.8398" calcext:value-type="float">
            <text:p>13090.8398</text:p>
          </table:table-cell>
          <table:table-cell office:value-type="float" office:value="3066.96" calcext:value-type="float">
            <text:p>3066.96</text:p>
          </table:table-cell>
          <table:table-cell office:value-type="float" office:value="1684.6" calcext:value-type="float">
            <text:p>168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02</text:p>
          </table:table-cell>
          <table:table-cell office:value-type="float" office:value="80.234" calcext:value-type="float">
            <text:p>80.234</text:p>
          </table:table-cell>
          <table:table-cell office:value-type="float" office:value="16.68" calcext:value-type="float">
            <text:p>16.68</text:p>
          </table:table-cell>
          <table:table-cell office:value-type="float" office:value="1437.92" calcext:value-type="float">
            <text:p>1437.92</text:p>
          </table:table-cell>
          <table:table-cell office:value-type="float" office:value="13306.6396" calcext:value-type="float">
            <text:p>13306.6396</text:p>
          </table:table-cell>
          <table:table-cell office:value-type="float" office:value="3136.4199" calcext:value-type="float">
            <text:p>3136.4199</text:p>
          </table:table-cell>
          <table:table-cell office:value-type="float" office:value="1737.5" calcext:value-type="float">
            <text:p>17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09</text:p>
          </table:table-cell>
          <table:table-cell office:value-type="float" office:value="78.841" calcext:value-type="float">
            <text:p>78.841</text:p>
          </table:table-cell>
          <table:table-cell office:value-type="float" office:value="18.69" calcext:value-type="float">
            <text:p>18.69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593.3701" calcext:value-type="float">
            <text:p>13593.3701</text:p>
          </table:table-cell>
          <table:table-cell office:value-type="float" office:value="3183.95" calcext:value-type="float">
            <text:p>3183.95</text:p>
          </table:table-cell>
          <table:table-cell office:value-type="float" office:value="1769.8" calcext:value-type="float">
            <text:p>17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16</text:p>
          </table:table-cell>
          <table:table-cell office:value-type="float" office:value="79.398" calcext:value-type="float">
            <text:p>79.398</text:p>
          </table:table-cell>
          <table:table-cell office:value-type="float" office:value="17.54" calcext:value-type="float">
            <text:p>17.54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3579.4697" calcext:value-type="float">
            <text:p>13579.4697</text:p>
          </table:table-cell>
          <table:table-cell office:value-type="float" office:value="3179.96" calcext:value-type="float">
            <text:p>3179.96</text:p>
          </table:table-cell>
          <table:table-cell office:value-type="float" office:value="1775.5" calcext:value-type="float">
            <text:p>17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23</text:p>
          </table:table-cell>
          <table:table-cell office:value-type="float" office:value="80.025" calcext:value-type="float">
            <text:p>80.025</text:p>
          </table:table-cell>
          <table:table-cell office:value-type="float" office:value="16.33" calcext:value-type="float">
            <text:p>16.33</text:p>
          </table:table-cell>
          <table:table-cell office:value-type="float" office:value="1440.67" calcext:value-type="float">
            <text:p>1440.67</text:p>
          </table:table-cell>
          <table:table-cell office:value-type="float" office:value="13437.1299" calcext:value-type="float">
            <text:p>13437.1299</text:p>
          </table:table-cell>
          <table:table-cell office:value-type="float" office:value="3116.23" calcext:value-type="float">
            <text:p>3116.23</text:p>
          </table:table-cell>
          <table:table-cell office:value-type="float" office:value="1771.1" calcext:value-type="float">
            <text:p>17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930</text:p>
          </table:table-cell>
          <table:table-cell office:value-type="float" office:value="79.428" calcext:value-type="float">
            <text:p>79.428</text:p>
          </table:table-cell>
          <table:table-cell office:value-type="float" office:value="17.32" calcext:value-type="float">
            <text:p>17.32</text:p>
          </table:table-cell>
          <table:table-cell office:value-type="float" office:value="1460.9301" calcext:value-type="float">
            <text:p>1460.9301</text:p>
          </table:table-cell>
          <table:table-cell office:value-type="float" office:value="13610.1504" calcext:value-type="float">
            <text:p>13610.1504</text:p>
          </table:table-cell>
          <table:table-cell office:value-type="float" office:value="3136.1899" calcext:value-type="float">
            <text:p>3136.1899</text:p>
          </table:table-cell>
          <table:table-cell office:value-type="float" office:value="1778.6" calcext:value-type="float">
            <text:p>17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07</text:p>
          </table:table-cell>
          <table:table-cell office:value-type="float" office:value="79.74" calcext:value-type="float">
            <text:p>79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428.59" calcext:value-type="float">
            <text:p>1428.59</text:p>
          </table:table-cell>
          <table:table-cell office:value-type="float" office:value="13328.8496" calcext:value-type="float">
            <text:p>13328.8496</text:p>
          </table:table-cell>
          <table:table-cell office:value-type="float" office:value="3044.1101" calcext:value-type="float">
            <text:p>3044.1101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14</text:p>
          </table:table-cell>
          <table:table-cell office:value-type="float" office:value="79.688" calcext:value-type="float">
            <text:p>79.688</text:p>
          </table:table-cell>
          <table:table-cell office:value-type="float" office:value="17.66" calcext:value-type="float">
            <text:p>17.66</text:p>
          </table:table-cell>
          <table:table-cell office:value-type="float" office:value="1433.1899" calcext:value-type="float">
            <text:p>1433.1899</text:p>
          </table:table-cell>
          <table:table-cell office:value-type="float" office:value="13343.5098" calcext:value-type="float">
            <text:p>13343.5098</text:p>
          </table:table-cell>
          <table:table-cell office:value-type="float" office:value="3005.6201" calcext:value-type="float">
            <text:p>3005.6201</text:p>
          </table:table-cell>
          <table:table-cell office:value-type="float" office:value="1722.8" calcext:value-type="float">
            <text:p>172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21</text:p>
          </table:table-cell>
          <table:table-cell office:value-type="float" office:value="80.156" calcext:value-type="float">
            <text:p>80.156</text:p>
          </table:table-cell>
          <table:table-cell office:value-type="float" office:value="17.49" calcext:value-type="float">
            <text:p>17.49</text:p>
          </table:table-cell>
          <table:table-cell office:value-type="float" office:value="1411.9399" calcext:value-type="float">
            <text:p>1411.9399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2987.95" calcext:value-type="float">
            <text:p>2987.95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028</text:p>
          </table:table-cell>
          <table:table-cell office:value-type="float" office:value="80.683" calcext:value-type="float">
            <text:p>80.683</text:p>
          </table:table-cell>
          <table:table-cell office:value-type="float" office:value="17.17" calcext:value-type="float">
            <text:p>17.17</text:p>
          </table:table-cell>
          <table:table-cell office:value-type="float" office:value="1414.2" calcext:value-type="float">
            <text:p>1414.2</text:p>
          </table:table-cell>
          <table:table-cell office:value-type="float" office:value="13093.1602" calcext:value-type="float">
            <text:p>13093.1602</text:p>
          </table:table-cell>
          <table:table-cell office:value-type="float" office:value="2982.1299" calcext:value-type="float">
            <text:p>2982.1299</text:p>
          </table:table-cell>
          <table:table-cell office:value-type="float" office:value="1674.1" calcext:value-type="float">
            <text:p>167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04</text:p>
          </table:table-cell>
          <table:table-cell office:value-type="float" office:value="81.098" calcext:value-type="float">
            <text:p>81.098</text:p>
          </table:table-cell>
          <table:table-cell office:value-type="float" office:value="16.13" calcext:value-type="float">
            <text:p>16.13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2815.3896" calcext:value-type="float">
            <text:p>12815.3896</text:p>
          </table:table-cell>
          <table:table-cell office:value-type="float" office:value="2904.8701" calcext:value-type="float">
            <text:p>2904.8701</text:p>
          </table:table-cell>
          <table:table-cell office:value-type="float" office:value="1730.3" calcext:value-type="float">
            <text:p>17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11</text:p>
          </table:table-cell>
          <table:table-cell office:value-type="float" office:value="81.31" calcext:value-type="float">
            <text:p>81.31</text:p>
          </table:table-cell>
          <table:table-cell office:value-type="float" office:value="15.84" calcext:value-type="float">
            <text:p>15.84</text:p>
          </table:table-cell>
          <table:table-cell office:value-type="float" office:value="1359.88" calcext:value-type="float">
            <text:p>1359.88</text:p>
          </table:table-cell>
          <table:table-cell office:value-type="float" office:value="12588.3096" calcext:value-type="float">
            <text:p>12588.3096</text:p>
          </table:table-cell>
          <table:table-cell office:value-type="float" office:value="2853.1299" calcext:value-type="float">
            <text:p>2853.1299</text:p>
          </table:table-cell>
          <table:table-cell office:value-type="float" office:value="1714.3" calcext:value-type="float">
            <text:p>171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18</text:p>
          </table:table-cell>
          <table:table-cell office:value-type="float" office:value="80.236" calcext:value-type="float">
            <text:p>80.236</text:p>
          </table:table-cell>
          <table:table-cell office:value-type="float" office:value="16.93" calcext:value-type="float">
            <text:p>16.93</text:p>
          </table:table-cell>
          <table:table-cell office:value-type="float" office:value="1409.15" calcext:value-type="float">
            <text:p>1409.15</text:p>
          </table:table-cell>
          <table:table-cell office:value-type="float" office:value="13009.6797" calcext:value-type="float">
            <text:p>13009.6797</text:p>
          </table:table-cell>
          <table:table-cell office:value-type="float" office:value="2966.8501" calcext:value-type="float">
            <text:p>2966.8501</text:p>
          </table:table-cell>
          <table:table-cell office:value-type="float" office:value="1751.3" calcext:value-type="float">
            <text:p>175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125</text:p>
          </table:table-cell>
          <table:table-cell office:value-type="float" office:value="80.163" calcext:value-type="float">
            <text:p>80.163</text:p>
          </table:table-cell>
          <table:table-cell office:value-type="float" office:value="16.16" calcext:value-type="float">
            <text:p>16.16</text:p>
          </table:table-cell>
          <table:table-cell office:value-type="float" office:value="1416.1801" calcext:value-type="float">
            <text:p>1416.1801</text:p>
          </table:table-cell>
          <table:table-cell office:value-type="float" office:value="13025.5801" calcext:value-type="float">
            <text:p>13025.5801</text:p>
          </table:table-cell>
          <table:table-cell office:value-type="float" office:value="3010.24" calcext:value-type="float">
            <text:p>3010.24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02</text:p>
          </table:table-cell>
          <table:table-cell office:value-type="float" office:value="80.402" calcext:value-type="float">
            <text:p>80.402</text:p>
          </table:table-cell>
          <table:table-cell office:value-type="float" office:value="16.23" calcext:value-type="float">
            <text:p>16.23</text:p>
          </table:table-cell>
          <table:table-cell office:value-type="float" office:value="1418.0699" calcext:value-type="float">
            <text:p>1418.0699</text:p>
          </table:table-cell>
          <table:table-cell office:value-type="float" office:value="13155.1299" calcext:value-type="float">
            <text:p>13155.1299</text:p>
          </table:table-cell>
          <table:table-cell office:value-type="float" office:value="2978.04" calcext:value-type="float">
            <text:p>2978.04</text:p>
          </table:table-cell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09</text:p>
          </table:table-cell>
          <table:table-cell office:value-type="float" office:value="79.56" calcext:value-type="float">
            <text:p>79.56</text:p>
          </table:table-cell>
          <table:table-cell office:value-type="float" office:value="17.04" calcext:value-type="float">
            <text:p>17.04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3135.0098" calcext:value-type="float">
            <text:p>13135.0098</text:p>
          </table:table-cell>
          <table:table-cell office:value-type="float" office:value="2971.3301" calcext:value-type="float">
            <text:p>2971.3301</text:p>
          </table:table-cell>
          <table:table-cell office:value-type="float" office:value="1695.8" calcext:value-type="float">
            <text:p>16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16</text:p>
          </table:table-cell>
          <table:table-cell office:value-type="float" office:value="79.712" calcext:value-type="float">
            <text:p>79.712</text:p>
          </table:table-cell>
          <table:table-cell office:value-type="float" office:value="17.7" calcext:value-type="float">
            <text:p>17.7</text:p>
          </table:table-cell>
          <table:table-cell office:value-type="float" office:value="1430.15" calcext:value-type="float">
            <text:p>1430.15</text:p>
          </table:table-cell>
          <table:table-cell office:value-type="float" office:value="13190.8398" calcext:value-type="float">
            <text:p>13190.8398</text:p>
          </table:table-cell>
          <table:table-cell office:value-type="float" office:value="3021.01" calcext:value-type="float">
            <text:p>3021.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23</text:p>
          </table:table-cell>
          <table:table-cell office:value-type="float" office:value="79.785" calcext:value-type="float">
            <text:p>79.785</text:p>
          </table:table-cell>
          <table:table-cell office:value-type="float" office:value="17.01" calcext:value-type="float">
            <text:p>17.01</text:p>
          </table:table-cell>
          <table:table-cell office:value-type="float" office:value="1402.4301" calcext:value-type="float">
            <text:p>1402.4301</text:p>
          </table:table-cell>
          <table:table-cell office:value-type="float" office:value="12938.1104" calcext:value-type="float">
            <text:p>12938.1104</text:p>
          </table:table-cell>
          <table:table-cell office:value-type="float" office:value="2960.3101" calcext:value-type="float">
            <text:p>2960.3101</text:p>
          </table:table-cell>
          <table:table-cell office:value-type="float" office:value="1654.9" calcext:value-type="float">
            <text:p>165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230</text:p>
          </table:table-cell>
          <table:table-cell office:value-type="float" office:value="80.61" calcext:value-type="float">
            <text:p>80.61</text:p>
          </table:table-cell>
          <table:table-cell office:value-type="float" office:value="19.03" calcext:value-type="float">
            <text:p>19.0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3435.21" calcext:value-type="float">
            <text:p>13435.21</text:p>
          </table:table-cell>
          <table:table-cell office:value-type="float" office:value="3101.6599" calcext:value-type="float">
            <text:p>3101.6599</text:p>
          </table:table-cell>
          <table:table-cell office:value-type="float" office:value="1648.1" calcext:value-type="float">
            <text:p>164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06</text:p>
          </table:table-cell>
          <table:table-cell office:value-type="float" office:value="79.611" calcext:value-type="float">
            <text:p>79.6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72.05" calcext:value-type="float">
            <text:p>1472.05</text:p>
          </table:table-cell>
          <table:table-cell office:value-type="float" office:value="13488.4297" calcext:value-type="float">
            <text:p>13488.4297</text:p>
          </table:table-cell>
          <table:table-cell office:value-type="float" office:value="3125.6399" calcext:value-type="float">
            <text:p>3125.6399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13</text:p>
          </table:table-cell>
          <table:table-cell office:value-type="float" office:value="80.116" calcext:value-type="float">
            <text:p>80.116</text:p>
          </table:table-cell>
          <table:table-cell office:value-type="float" office:value="18.4" calcext:value-type="float">
            <text:p>18.4</text:p>
          </table:table-cell>
          <table:table-cell office:value-type="float" office:value="1485.98" calcext:value-type="float">
            <text:p>1485.98</text:p>
          </table:table-cell>
          <table:table-cell office:value-type="float" office:value="13649.7002" calcext:value-type="float">
            <text:p>13649.7002</text:p>
          </table:table-cell>
          <table:table-cell office:value-type="float" office:value="3134.71" calcext:value-type="float">
            <text:p>3134.71</text:p>
          </table:table-cell>
          <table:table-cell office:value-type="float" office:value="1686.6" calcext:value-type="float">
            <text:p>168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20</text:p>
          </table:table-cell>
          <table:table-cell office:value-type="float" office:value="79.82" calcext:value-type="float">
            <text:p>79.82</text:p>
          </table:table-cell>
          <table:table-cell office:value-type="float" office:value="19.49" calcext:value-type="float">
            <text:p>19.49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3895.9805" calcext:value-type="float">
            <text:p>13895.9805</text:p>
          </table:table-cell>
          <table:table-cell office:value-type="float" office:value="3149.71" calcext:value-type="float">
            <text:p>3149.71</text:p>
          </table:table-cell>
          <table:table-cell office:value-type="float" office:value="1656.4" calcext:value-type="float">
            <text:p>16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127</text:p>
          </table:table-cell>
          <table:table-cell office:value-type="float" office:value="79.135" calcext:value-type="float">
            <text:p>79.135</text:p>
          </table:table-cell>
          <table:table-cell office:value-type="float" office:value="20.25" calcext:value-type="float">
            <text:p>20.25</text:p>
          </table:table-cell>
          <table:table-cell office:value-type="float" office:value="1513.17" calcext:value-type="float">
            <text:p>1513.17</text:p>
          </table:table-cell>
          <table:table-cell office:value-type="float" office:value="14009.79" calcext:value-type="float">
            <text:p>14009.79</text:p>
          </table:table-cell>
          <table:table-cell office:value-type="float" office:value="3179.1001" calcext:value-type="float">
            <text:p>3179.1001</text:p>
          </table:table-cell>
          <table:table-cell office:value-type="float" office:value="1669.4" calcext:value-type="float">
            <text:p>166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03</text:p>
          </table:table-cell>
          <table:table-cell office:value-type="float" office:value="80.316" calcext:value-type="float">
            <text:p>80.316</text:p>
          </table:table-cell>
          <table:table-cell office:value-type="float" office:value="19.5" calcext:value-type="float">
            <text:p>19.5</text:p>
          </table:table-cell>
          <table:table-cell office:value-type="float" office:value="1517.9301" calcext:value-type="float">
            <text:p>1517.9301</text:p>
          </table:table-cell>
          <table:table-cell office:value-type="float" office:value="13992.9697" calcext:value-type="float">
            <text:p>13992.9697</text:p>
          </table:table-cell>
          <table:table-cell office:value-type="float" office:value="3193.8701" calcext:value-type="float">
            <text:p>3193.8701</text:p>
          </table:table-cell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10</text:p>
          </table:table-cell>
          <table:table-cell office:value-type="float" office:value="80.576" calcext:value-type="float">
            <text:p>80.576</text:p>
          </table:table-cell>
          <table:table-cell office:value-type="float" office:value="20.05" calcext:value-type="float">
            <text:p>20.05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3981.7598" calcext:value-type="float">
            <text:p>13981.7598</text:p>
          </table:table-cell>
          <table:table-cell office:value-type="float" office:value="3192.03" calcext:value-type="float">
            <text:p>3192.03</text:p>
          </table:table-cell>
          <table:table-cell office:value-type="float" office:value="1608.8" calcext:value-type="float">
            <text:p>16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17</text:p>
          </table:table-cell>
          <table:table-cell office:value-type="float" office:value="81.585" calcext:value-type="float">
            <text:p>81.5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15.6" calcext:value-type="float">
            <text:p>1515.6</text:p>
          </table:table-cell>
          <table:table-cell office:value-type="float" office:value="14000.5703" calcext:value-type="float">
            <text:p>14000.5703</text:p>
          </table:table-cell>
          <table:table-cell office:value-type="float" office:value="3161.8201" calcext:value-type="float">
            <text:p>3161.8201</text:p>
          </table:table-cell>
          <table:table-cell office:value-type="float" office:value="1572.4" calcext:value-type="float">
            <text:p>157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224</text:p>
          </table:table-cell>
          <table:table-cell office:value-type="float" office:value="82.358" calcext:value-type="float">
            <text:p>82.358</text:p>
          </table:table-cell>
          <table:table-cell office:value-type="float" office:value="18.45" calcext:value-type="float">
            <text:p>18.45</text:p>
          </table:table-cell>
          <table:table-cell office:value-type="float" office:value="1518.2" calcext:value-type="float">
            <text:p>1518.2</text:p>
          </table:table-cell>
          <table:table-cell office:value-type="float" office:value="14089.6602" calcext:value-type="float">
            <text:p>14089.6602</text:p>
          </table:table-cell>
          <table:table-cell office:value-type="float" office:value="3169.74" calcext:value-type="float">
            <text:p>3169.74</text:p>
          </table:table-cell>
          <table:table-cell office:value-type="float" office:value="1571.9" calcext:value-type="float">
            <text:p>15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03</text:p>
          </table:table-cell>
          <table:table-cell office:value-type="float" office:value="82.731" calcext:value-type="float">
            <text:p>82.731</text:p>
          </table:table-cell>
          <table:table-cell office:value-type="float" office:value="20.49" calcext:value-type="float">
            <text:p>20.49</text:p>
          </table:table-cell>
          <table:table-cell office:value-type="float" office:value="1551.1801" calcext:value-type="float">
            <text:p>1551.1801</text:p>
          </table:table-cell>
          <table:table-cell office:value-type="float" office:value="14397.0703" calcext:value-type="float">
            <text:p>14397.0703</text:p>
          </table:table-cell>
          <table:table-cell office:value-type="float" office:value="3244.3701" calcext:value-type="float">
            <text:p>3244.3701</text:p>
          </table:table-cell>
          <table:table-cell office:value-type="float" office:value="1576.6" calcext:value-type="float">
            <text:p>157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10</text:p>
          </table:table-cell>
          <table:table-cell office:value-type="float" office:value="82.256" calcext:value-type="float">
            <text:p>82.256</text:p>
          </table:table-cell>
          <table:table-cell office:value-type="float" office:value="19.91" calcext:value-type="float">
            <text:p>19.91</text:p>
          </table:table-cell>
          <table:table-cell office:value-type="float" office:value="1560.7" calcext:value-type="float">
            <text:p>1560.7</text:p>
          </table:table-cell>
          <table:table-cell office:value-type="float" office:value="14514.1104" calcext:value-type="float">
            <text:p>14514.1104</text:p>
          </table:table-cell>
          <table:table-cell office:value-type="float" office:value="3249.0701" calcext:value-type="float">
            <text:p>3249.0701</text:p>
          </table:table-cell>
          <table:table-cell office:value-type="float" office:value="1592.5" calcext:value-type="float">
            <text:p>15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17</text:p>
          </table:table-cell>
          <table:table-cell office:value-type="float" office:value="82.529" calcext:value-type="float">
            <text:p>82.529</text:p>
          </table:table-cell>
          <table:table-cell office:value-type="float" office:value="19.27" calcext:value-type="float">
            <text:p>19.27</text:p>
          </table:table-cell>
          <table:table-cell office:value-type="float" office:value="1556.89" calcext:value-type="float">
            <text:p>1556.89</text:p>
          </table:table-cell>
          <table:table-cell office:value-type="float" office:value="14512.0303" calcext:value-type="float">
            <text:p>14512.0303</text:p>
          </table:table-cell>
          <table:table-cell office:value-type="float" office:value="3245" calcext:value-type="float">
            <text:p>3245</text:p>
          </table:table-cell>
          <table:table-cell office:value-type="float" office:value="1606.2" calcext:value-type="float">
            <text:p>160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24</text:p>
          </table:table-cell>
          <table:table-cell office:value-type="float" office:value="83.175" calcext:value-type="float">
            <text:p>8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1569.1899" calcext:value-type="float">
            <text:p>1569.1899</text:p>
          </table:table-cell>
          <table:table-cell office:value-type="float" office:value="14578.54" calcext:value-type="float">
            <text:p>14578.54</text:p>
          </table:table-cell>
          <table:table-cell office:value-type="float" office:value="3267.52" calcext:value-type="float">
            <text:p>3267.52</text:p>
          </table:table-cell>
          <table:table-cell office:value-type="float" office:value="1594.8" calcext:value-type="float">
            <text:p>159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331</text:p>
          </table:table-cell>
          <table:table-cell office:value-type="float" office:value="82.603" calcext:value-type="float">
            <text:p>82.603</text:p>
          </table:table-cell>
          <table:table-cell office:value-type="float" office:value="17.14" calcext:value-type="float">
            <text:p>17.14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565.25" calcext:value-type="float">
            <text:p>14565.25</text:p>
          </table:table-cell>
          <table:table-cell office:value-type="float" office:value="3203.8601" calcext:value-type="float">
            <text:p>3203.8601</text:p>
          </table:table-cell>
          <table:table-cell office:value-type="float" office:value="1575.4" calcext:value-type="float">
            <text:p>157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07</text:p>
          </table:table-cell>
          <table:table-cell office:value-type="float" office:value="82.406" calcext:value-type="float">
            <text:p>82.406</text:p>
          </table:table-cell>
          <table:table-cell office:value-type="float" office:value="17.21" calcext:value-type="float">
            <text:p>17.21</text:p>
          </table:table-cell>
          <table:table-cell office:value-type="float" office:value="1588.85" calcext:value-type="float">
            <text:p>1588.85</text:p>
          </table:table-cell>
          <table:table-cell office:value-type="float" office:value="14865.0596" calcext:value-type="float">
            <text:p>14865.0596</text:p>
          </table:table-cell>
          <table:table-cell office:value-type="float" office:value="3294.95" calcext:value-type="float">
            <text:p>3294.95</text:p>
          </table:table-cell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14</text:p>
          </table:table-cell>
          <table:table-cell office:value-type="float" office:value="82.846" calcext:value-type="float">
            <text:p>82.846</text:p>
          </table:table-cell>
          <table:table-cell office:value-type="float" office:value="17.05" calcext:value-type="float">
            <text:p>17.0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4547.5098" calcext:value-type="float">
            <text:p>14547.5098</text:p>
          </table:table-cell>
          <table:table-cell office:value-type="float" office:value="3206.0601" calcext:value-type="float">
            <text:p>3206.0601</text:p>
          </table:table-cell>
          <table:table-cell office:value-type="float" office:value="1395.3" calcext:value-type="float">
            <text:p>13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21</text:p>
          </table:table-cell>
          <table:table-cell office:value-type="float" office:value="82.571" calcext:value-type="float">
            <text:p>82.5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82.24" calcext:value-type="float">
            <text:p>1582.24</text:p>
          </table:table-cell>
          <table:table-cell office:value-type="float" office:value="14712.5498" calcext:value-type="float">
            <text:p>14712.5498</text:p>
          </table:table-cell>
          <table:table-cell office:value-type="float" office:value="3279.26" calcext:value-type="float">
            <text:p>3279.26</text:p>
          </table:table-cell>
          <table:table-cell office:value-type="float" office:value="1453.6" calcext:value-type="float">
            <text:p>14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428</text:p>
          </table:table-cell>
          <table:table-cell office:value-type="float" office:value="82.195" calcext:value-type="float">
            <text:p>82.195</text:p>
          </table:table-cell>
          <table:table-cell office:value-type="float" office:value="17.4" calcext:value-type="float">
            <text:p>17.4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4973.96" calcext:value-type="float">
            <text:p>14973.96</text:p>
          </table:table-cell>
          <table:table-cell office:value-type="float" office:value="3378.6299" calcext:value-type="float">
            <text:p>3378.6299</text:p>
          </table:table-cell>
          <table:table-cell office:value-type="float" office:value="1464.3" calcext:value-type="float">
            <text:p>146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05</text:p>
          </table:table-cell>
          <table:table-cell office:value-type="float" office:value="83.231" calcext:value-type="float">
            <text:p>83.231</text:p>
          </table:table-cell>
          <table:table-cell office:value-type="float" office:value="19" calcext:value-type="float">
            <text:p>19</text:p>
          </table:table-cell>
          <table:table-cell office:value-type="float" office:value="1633.7" calcext:value-type="float">
            <text:p>1633.7</text:p>
          </table:table-cell>
          <table:table-cell office:value-type="float" office:value="15118.4902" calcext:value-type="float">
            <text:p>15118.4902</text:p>
          </table:table-cell>
          <table:table-cell office:value-type="float" office:value="3436.5801" calcext:value-type="float">
            <text:p>3436.5801</text:p>
          </table:table-cell>
          <table:table-cell office:value-type="float" office:value="1436.8" calcext:value-type="float">
            <text:p>143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12</text:p>
          </table:table-cell>
          <table:table-cell office:value-type="float" office:value="84.387" calcext:value-type="float">
            <text:p>84.3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67.47" calcext:value-type="float">
            <text:p>1667.47</text:p>
          </table:table-cell>
          <table:table-cell office:value-type="float" office:value="15354.4004" calcext:value-type="float">
            <text:p>15354.4004</text:p>
          </table:table-cell>
          <table:table-cell office:value-type="float" office:value="3498.97" calcext:value-type="float">
            <text:p>3498.97</text:p>
          </table:table-cell>
          <table:table-cell office:value-type="float" office:value="1364.9" calcext:value-type="float">
            <text:p>136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19</text:p>
          </table:table-cell>
          <table:table-cell office:value-type="float" office:value="83.758" calcext:value-type="float">
            <text:p>83.758</text:p>
          </table:table-cell>
          <table:table-cell office:value-type="float" office:value="20.11" calcext:value-type="float">
            <text:p>20.11</text:p>
          </table:table-cell>
          <table:table-cell office:value-type="float" office:value="1649.6" calcext:value-type="float">
            <text:p>1649.6</text:p>
          </table:table-cell>
          <table:table-cell office:value-type="float" office:value="15303.0996" calcext:value-type="float">
            <text:p>15303.0996</text:p>
          </table:table-cell>
          <table:table-cell office:value-type="float" office:value="3459.1399" calcext:value-type="float">
            <text:p>3459.13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526</text:p>
          </table:table-cell>
          <table:table-cell office:value-type="float" office:value="83.401" calcext:value-type="float">
            <text:p>83.401</text:p>
          </table:table-cell>
          <table:table-cell office:value-type="float" office:value="21.32" calcext:value-type="float">
            <text:p>21.32</text:p>
          </table:table-cell>
          <table:table-cell office:value-type="float" office:value="1630.74" calcext:value-type="float">
            <text:p>1630.74</text:p>
          </table:table-cell>
          <table:table-cell office:value-type="float" office:value="15115.5703" calcext:value-type="float">
            <text:p>15115.5703</text:p>
          </table:table-cell>
          <table:table-cell office:value-type="float" office:value="3455.9099" calcext:value-type="float">
            <text:p>3455.9099</text:p>
          </table:table-cell>
          <table:table-cell office:value-type="float" office:value="1392.6" calcext:value-type="float">
            <text:p>13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02</text:p>
          </table:table-cell>
          <table:table-cell office:value-type="float" office:value="81.66" calcext:value-type="float">
            <text:p>8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1643.38" calcext:value-type="float">
            <text:p>1643.38</text:p>
          </table:table-cell>
          <table:table-cell office:value-type="float" office:value="15248.1201" calcext:value-type="float">
            <text:p>15248.1201</text:p>
          </table:table-cell>
          <table:table-cell office:value-type="float" office:value="3469.22" calcext:value-type="float">
            <text:p>3469.22</text:p>
          </table:table-cell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09</text:p>
          </table:table-cell>
          <table:table-cell office:value-type="float" office:value="80.65" calcext:value-type="float">
            <text:p>80.65</text:p>
          </table:table-cell>
          <table:table-cell office:value-type="float" office:value="21.3" calcext:value-type="float">
            <text:p>21.3</text:p>
          </table:table-cell>
          <table:table-cell office:value-type="float" office:value="1626.73" calcext:value-type="float">
            <text:p>1626.73</text:p>
          </table:table-cell>
          <table:table-cell office:value-type="float" office:value="15070.1797" calcext:value-type="float">
            <text:p>15070.1797</text:p>
          </table:table-cell>
          <table:table-cell office:value-type="float" office:value="3423.5601" calcext:value-type="float">
            <text:p>3423.5601</text:p>
          </table:table-cell>
          <table:table-cell office:value-type="float" office:value="1387.3" calcext:value-type="float">
            <text:p>13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16</text:p>
          </table:table-cell>
          <table:table-cell office:value-type="float" office:value="82.517" calcext:value-type="float">
            <text:p>82.517</text:p>
          </table:table-cell>
          <table:table-cell office:value-type="float" office:value="25.42" calcext:value-type="float">
            <text:p>25.42</text:p>
          </table:table-cell>
          <table:table-cell office:value-type="float" office:value="1592.4301" calcext:value-type="float">
            <text:p>1592.4301</text:p>
          </table:table-cell>
          <table:table-cell office:value-type="float" office:value="14799.4004" calcext:value-type="float">
            <text:p>14799.4004</text:p>
          </table:table-cell>
          <table:table-cell office:value-type="float" office:value="3357.25" calcext:value-type="float">
            <text:p>3357.25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23</text:p>
          </table:table-cell>
          <table:table-cell office:value-type="float" office:value="83.376" calcext:value-type="float">
            <text:p>83.376</text:p>
          </table:table-cell>
          <table:table-cell office:value-type="float" office:value="24.87" calcext:value-type="float">
            <text:p>24.87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4909.5996" calcext:value-type="float">
            <text:p>14909.5996</text:p>
          </table:table-cell>
          <table:table-cell office:value-type="float" office:value="3403.25" calcext:value-type="float">
            <text:p>3403.25</text:p>
          </table:table-cell>
          <table:table-cell office:value-type="float" office:value="1223.8" calcext:value-type="float">
            <text:p>12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630</text:p>
          </table:table-cell>
          <table:table-cell office:value-type="float" office:value="84.689" calcext:value-type="float">
            <text:p>84.689</text:p>
          </table:table-cell>
          <table:table-cell office:value-type="float" office:value="27.36" calcext:value-type="float">
            <text:p>27.36</text:p>
          </table:table-cell>
          <table:table-cell office:value-type="float" office:value="1631.89" calcext:value-type="float">
            <text:p>1631.89</text:p>
          </table:table-cell>
          <table:table-cell office:value-type="float" office:value="15135.8398" calcext:value-type="float">
            <text:p>15135.8398</text:p>
          </table:table-cell>
          <table:table-cell office:value-type="float" office:value="3479.3799" calcext:value-type="float">
            <text:p>3479.3799</text:p>
          </table:table-cell>
          <table:table-cell office:value-type="float" office:value="1212.9" calcext:value-type="float">
            <text:p>12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07</text:p>
          </table:table-cell>
          <table:table-cell office:value-type="float" office:value="83.163" calcext:value-type="float">
            <text:p>83.163</text:p>
          </table:table-cell>
          <table:table-cell office:value-type="float" office:value="25.92" calcext:value-type="float">
            <text:p>25.92</text:p>
          </table:table-cell>
          <table:table-cell office:value-type="float" office:value="1680.1899" calcext:value-type="float">
            <text:p>1680.1899</text:p>
          </table:table-cell>
          <table:table-cell office:value-type="float" office:value="15464.2998" calcext:value-type="float">
            <text:p>15464.2998</text:p>
          </table:table-cell>
          <table:table-cell office:value-type="float" office:value="3600.0801" calcext:value-type="float">
            <text:p>3600.0801</text:p>
          </table:table-cell>
          <table:table-cell office:value-type="float" office:value="1277.8" calcext:value-type="float">
            <text:p>12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14</text:p>
          </table:table-cell>
          <table:table-cell office:value-type="float" office:value="82.711" calcext:value-type="float">
            <text:p>82.711</text:p>
          </table:table-cell>
          <table:table-cell office:value-type="float" office:value="24.82" calcext:value-type="float">
            <text:p>24.82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15543.7402" calcext:value-type="float">
            <text:p>15543.7402</text:p>
          </table:table-cell>
          <table:table-cell office:value-type="float" office:value="3587.6101" calcext:value-type="float">
            <text:p>3587.61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21</text:p>
          </table:table-cell>
          <table:table-cell office:value-type="float" office:value="81.764" calcext:value-type="float">
            <text:p>81.764</text:p>
          </table:table-cell>
          <table:table-cell office:value-type="float" office:value="25.64" calcext:value-type="float">
            <text:p>25.64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15558.8301" calcext:value-type="float">
            <text:p>15558.8301</text:p>
          </table:table-cell>
          <table:table-cell office:value-type="float" office:value="3613.1599" calcext:value-type="float">
            <text:p>3613.1599</text:p>
          </table:table-cell>
          <table:table-cell office:value-type="float" office:value="1321.7" calcext:value-type="float">
            <text:p>132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728</text:p>
          </table:table-cell>
          <table:table-cell office:value-type="float" office:value="81.978" calcext:value-type="float">
            <text:p>81.978</text:p>
          </table:table-cell>
          <table:table-cell office:value-type="float" office:value="25.98" calcext:value-type="float">
            <text:p>25.98</text:p>
          </table:table-cell>
          <table:table-cell office:value-type="float" office:value="1709.67" calcext:value-type="float">
            <text:p>1709.67</text:p>
          </table:table-cell>
          <table:table-cell office:value-type="float" office:value="15658.3604" calcext:value-type="float">
            <text:p>15658.3604</text:p>
          </table:table-cell>
          <table:table-cell office:value-type="float" office:value="3689.5901" calcext:value-type="float">
            <text:p>3689.5901</text:p>
          </table:table-cell>
          <table:table-cell office:value-type="float" office:value="1310.6" calcext:value-type="float">
            <text:p>131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04</text:p>
          </table:table-cell>
          <table:table-cell office:value-type="float" office:value="81.17" calcext:value-type="float">
            <text:p>81.17</text:p>
          </table:table-cell>
          <table:table-cell office:value-type="float" office:value="25.8" calcext:value-type="float">
            <text:p>25.8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5425.5098" calcext:value-type="float">
            <text:p>15425.5098</text:p>
          </table:table-cell>
          <table:table-cell office:value-type="float" office:value="3660.1101" calcext:value-type="float">
            <text:p>3660.1101</text:p>
          </table:table-cell>
          <table:table-cell office:value-type="float" office:value="1312.9" calcext:value-type="float">
            <text:p>13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11</text:p>
          </table:table-cell>
          <table:table-cell office:value-type="float" office:value="81.293" calcext:value-type="float">
            <text:p>81.293</text:p>
          </table:table-cell>
          <table:table-cell office:value-type="float" office:value="28.25" calcext:value-type="float">
            <text:p>28.25</text:p>
          </table:table-cell>
          <table:table-cell office:value-type="float" office:value="1655.83" calcext:value-type="float">
            <text:p>1655.83</text:p>
          </table:table-cell>
          <table:table-cell office:value-type="float" office:value="15081.4697" calcext:value-type="float">
            <text:p>15081.4697</text:p>
          </table:table-cell>
          <table:table-cell office:value-type="float" office:value="3602.78" calcext:value-type="float">
            <text:p>3602.78</text:p>
          </table:table-cell>
          <table:table-cell office:value-type="float" office:value="1371.7" calcext:value-type="float">
            <text:p>137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18</text:p>
          </table:table-cell>
          <table:table-cell office:value-type="float" office:value="81.392" calcext:value-type="float">
            <text:p>81.392</text:p>
          </table:table-cell>
          <table:table-cell office:value-type="float" office:value="28.18" calcext:value-type="float">
            <text:p>28.18</text:p>
          </table:table-cell>
          <table:table-cell office:value-type="float" office:value="1663.5" calcext:value-type="float">
            <text:p>1663.5</text:p>
          </table:table-cell>
          <table:table-cell office:value-type="float" office:value="15010.5098" calcext:value-type="float">
            <text:p>15010.5098</text:p>
          </table:table-cell>
          <table:table-cell office:value-type="float" office:value="3657.79" calcext:value-type="float">
            <text:p>3657.79</text:p>
          </table:table-cell>
          <table:table-cell office:value-type="float" office:value="1395.7" calcext:value-type="float">
            <text:p>139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825</text:p>
          </table:table-cell>
          <table:table-cell office:value-type="float" office:value="82.142" calcext:value-type="float">
            <text:p>82.142</text:p>
          </table:table-cell>
          <table:table-cell office:value-type="float" office:value="27.89" calcext:value-type="float">
            <text:p>27.89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14810.3096" calcext:value-type="float">
            <text:p>14810.3096</text:p>
          </table:table-cell>
          <table:table-cell office:value-type="float" office:value="3589.8701" calcext:value-type="float">
            <text:p>3589.8701</text:p>
          </table:table-cell>
          <table:table-cell office:value-type="float" office:value="1396.1" calcext:value-type="float">
            <text:p>13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01</text:p>
          </table:table-cell>
          <table:table-cell office:value-type="float" office:value="82.167" calcext:value-type="float">
            <text:p>82.167</text:p>
          </table:table-cell>
          <table:table-cell office:value-type="float" office:value="29.34" calcext:value-type="float">
            <text:p>29.34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3660.01" calcext:value-type="float">
            <text:p>3660.01</text:p>
          </table:table-cell>
          <table:table-cell office:value-type="float" office:value="1386.7" calcext:value-type="float">
            <text:p>13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08</text:p>
          </table:table-cell>
          <table:table-cell office:value-type="float" office:value="81.448" calcext:value-type="float">
            <text:p>81.448</text:p>
          </table:table-cell>
          <table:table-cell office:value-type="float" office:value="28.9" calcext:value-type="float">
            <text:p>28.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5376.0596" calcext:value-type="float">
            <text:p>15376.0596</text:p>
          </table:table-cell>
          <table:table-cell office:value-type="float" office:value="3722.1799" calcext:value-type="float">
            <text:p>3722.1799</text:p>
          </table:table-cell>
          <table:table-cell office:value-type="float" office:value="1308.4" calcext:value-type="float">
            <text:p>130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15</text:p>
          </table:table-cell>
          <table:table-cell office:value-type="float" office:value="80.549" calcext:value-type="float">
            <text:p>80.549</text:p>
          </table:table-cell>
          <table:table-cell office:value-type="float" office:value="27.36" calcext:value-type="float">
            <text:p>27.36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5451.0898" calcext:value-type="float">
            <text:p>15451.0898</text:p>
          </table:table-cell>
          <table:table-cell office:value-type="float" office:value="3774.73" calcext:value-type="float">
            <text:p>3774.73</text:p>
          </table:table-cell>
          <table:table-cell office:value-type="float" office:value="1332.5" calcext:value-type="float">
            <text:p>133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22</text:p>
          </table:table-cell>
          <table:table-cell office:value-type="float" office:value="80.377" calcext:value-type="float">
            <text:p>80.377</text:p>
          </table:table-cell>
          <table:table-cell office:value-type="float" office:value="26.28" calcext:value-type="float">
            <text:p>26.28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5258.2402" calcext:value-type="float">
            <text:p>15258.2402</text:p>
          </table:table-cell>
          <table:table-cell office:value-type="float" office:value="3781.5901" calcext:value-type="float">
            <text:p>3781.5901</text:p>
          </table:table-cell>
          <table:table-cell office:value-type="float" office:value="1338.4" calcext:value-type="float">
            <text:p>13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0929</text:p>
          </table:table-cell>
          <table:table-cell office:value-type="float" office:value="80.22" calcext:value-type="float">
            <text:p>80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90.5" calcext:value-type="float">
            <text:p>1690.5</text:p>
          </table:table-cell>
          <table:table-cell office:value-type="float" office:value="15072.5801" calcext:value-type="float">
            <text:p>15072.5801</text:p>
          </table:table-cell>
          <table:table-cell office:value-type="float" office:value="3807.75" calcext:value-type="float">
            <text:p>3807.75</text:p>
          </table:table-cell>
          <table:table-cell office:value-type="float" office:value="1309.7" calcext:value-type="float">
            <text:p>130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06</text:p>
          </table:table-cell>
          <table:table-cell office:value-type="float" office:value="80.452" calcext:value-type="float">
            <text:p>80.452</text:p>
          </table:table-cell>
          <table:table-cell office:value-type="float" office:value="26.91" calcext:value-type="float">
            <text:p>26.91</text:p>
          </table:table-cell>
          <table:table-cell office:value-type="float" office:value="1703.2" calcext:value-type="float">
            <text:p>1703.2</text:p>
          </table:table-cell>
          <table:table-cell office:value-type="float" office:value="15237.1104" calcext:value-type="float">
            <text:p>15237.1104</text:p>
          </table:table-cell>
          <table:table-cell office:value-type="float" office:value="3791.8701" calcext:value-type="float">
            <text:p>3791.8701</text:p>
          </table:table-cell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13</text:p>
          </table:table-cell>
          <table:table-cell office:value-type="float" office:value="79.727" calcext:value-type="float">
            <text:p>79.727</text:p>
          </table:table-cell>
          <table:table-cell office:value-type="float" office:value="25.83" calcext:value-type="float">
            <text:p>25.83</text:p>
          </table:table-cell>
          <table:table-cell office:value-type="float" office:value="1744.5" calcext:value-type="float">
            <text:p>1744.5</text:p>
          </table:table-cell>
          <table:table-cell office:value-type="float" office:value="15399.6504" calcext:value-type="float">
            <text:p>15399.6504</text:p>
          </table:table-cell>
          <table:table-cell office:value-type="float" office:value="3914.28" calcext:value-type="float">
            <text:p>3914.28</text:p>
          </table:table-cell>
          <table:table-cell office:value-type="float" office:value="1314.4" calcext:value-type="float">
            <text:p>131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20</text:p>
          </table:table-cell>
          <table:table-cell office:value-type="float" office:value="79.246" calcext:value-type="float">
            <text:p>79.246</text:p>
          </table:table-cell>
          <table:table-cell office:value-type="float" office:value="25.11" calcext:value-type="float">
            <text:p>25.11</text:p>
          </table:table-cell>
          <table:table-cell office:value-type="float" office:value="1759.77" calcext:value-type="float">
            <text:p>1759.77</text:p>
          </table:table-cell>
          <table:table-cell office:value-type="float" office:value="15570.2803" calcext:value-type="float">
            <text:p>15570.2803</text:p>
          </table:table-cell>
          <table:table-cell office:value-type="float" office:value="3943.3601" calcext:value-type="float">
            <text:p>3943.3601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027</text:p>
          </table:table-cell>
          <table:table-cell office:value-type="float" office:value="80.81" calcext:value-type="float">
            <text:p>80.81</text:p>
          </table:table-cell>
          <table:table-cell office:value-type="float" office:value="26.2" calcext:value-type="float">
            <text:p>26.2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615.5498" calcext:value-type="float">
            <text:p>15615.5498</text:p>
          </table:table-cell>
          <table:table-cell office:value-type="float" office:value="3922.04" calcext:value-type="float">
            <text:p>3922.04</text:p>
          </table:table-cell>
          <table:table-cell office:value-type="float" office:value="1313.1" calcext:value-type="float">
            <text:p>131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03</text:p>
          </table:table-cell>
          <table:table-cell office:value-type="float" office:value="81.387" calcext:value-type="float">
            <text:p>81.387</text:p>
          </table:table-cell>
          <table:table-cell office:value-type="float" office:value="27.51" calcext:value-type="float">
            <text:p>27.5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15761.7803" calcext:value-type="float">
            <text:p>15761.7803</text:p>
          </table:table-cell>
          <table:table-cell office:value-type="float" office:value="3919.23" calcext:value-type="float">
            <text:p>3919.23</text:p>
          </table:table-cell>
          <table:table-cell office:value-type="float" office:value="1284.5" calcext:value-type="float">
            <text:p>12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10</text:p>
          </table:table-cell>
          <table:table-cell office:value-type="float" office:value="80.898" calcext:value-type="float">
            <text:p>80.898</text:p>
          </table:table-cell>
          <table:table-cell office:value-type="float" office:value="27.03" calcext:value-type="float">
            <text:p>27.03</text:p>
          </table:table-cell>
          <table:table-cell office:value-type="float" office:value="1798.1801" calcext:value-type="float">
            <text:p>1798.1801</text:p>
          </table:table-cell>
          <table:table-cell office:value-type="float" office:value="15961.7002" calcext:value-type="float">
            <text:p>15961.7002</text:p>
          </table:table-cell>
          <table:table-cell office:value-type="float" office:value="3985.97" calcext:value-type="float">
            <text:p>3985.97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17</text:p>
          </table:table-cell>
          <table:table-cell office:value-type="float" office:value="80.742" calcext:value-type="float">
            <text:p>80.742</text:p>
          </table:table-cell>
          <table:table-cell office:value-type="float" office:value="27.44" calcext:value-type="float">
            <text:p>27.44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16064.7695" calcext:value-type="float">
            <text:p>16064.7695</text:p>
          </table:table-cell>
          <table:table-cell office:value-type="float" office:value="3991.6499" calcext:value-type="float">
            <text:p>3991.64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124</text:p>
          </table:table-cell>
          <table:table-cell office:value-type="float" office:value="80.657" calcext:value-type="float">
            <text:p>80.657</text:p>
          </table:table-cell>
          <table:table-cell office:value-type="float" office:value="27.46" calcext:value-type="float">
            <text:p>27.46</text:p>
          </table:table-cell>
          <table:table-cell office:value-type="float" office:value="1805.8101" calcext:value-type="float">
            <text:p>1805.8101</text:p>
          </table:table-cell>
          <table:table-cell office:value-type="float" office:value="16086.4102" calcext:value-type="float">
            <text:p>16086.4102</text:p>
          </table:table-cell>
          <table:table-cell office:value-type="float" office:value="4059.8899" calcext:value-type="float">
            <text:p>4059.8899</text:p>
          </table:table-cell>
          <table:table-cell office:value-type="float" office:value="1250.6" calcext:value-type="float">
            <text:p>125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01</text:p>
          </table:table-cell>
          <table:table-cell office:value-type="float" office:value="80.315" calcext:value-type="float">
            <text:p>80.315</text:p>
          </table:table-cell>
          <table:table-cell office:value-type="float" office:value="28.57" calcext:value-type="float">
            <text:p>28.5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16020.2002" calcext:value-type="float">
            <text:p>16020.2002</text:p>
          </table:table-cell>
          <table:table-cell office:value-type="float" office:value="4062.52" calcext:value-type="float">
            <text:p>4062.52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08</text:p>
          </table:table-cell>
          <table:table-cell office:value-type="float" office:value="80.22" calcext:value-type="float">
            <text:p>80.22</text:p>
          </table:table-cell>
          <table:table-cell office:value-type="float" office:value="28.66" calcext:value-type="float">
            <text:p>28.66</text:p>
          </table:table-cell>
          <table:table-cell office:value-type="float" office:value="1775.3199" calcext:value-type="float">
            <text:p>1775.3199</text:p>
          </table:table-cell>
          <table:table-cell office:value-type="float" office:value="15755.3604" calcext:value-type="float">
            <text:p>15755.3604</text:p>
          </table:table-cell>
          <table:table-cell office:value-type="float" office:value="4000.97" calcext:value-type="float">
            <text:p>4000.97</text:p>
          </table:table-cell>
          <table:table-cell office:value-type="float" office:value="1235.7" calcext:value-type="float">
            <text:p>123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15</text:p>
          </table:table-cell>
          <table:table-cell office:value-type="float" office:value="80.75" calcext:value-type="float">
            <text:p>80.75</text:p>
          </table:table-cell>
          <table:table-cell office:value-type="float" office:value="28.9" calcext:value-type="float">
            <text:p>28.9</text:p>
          </table:table-cell>
          <table:table-cell office:value-type="float" office:value="1818.3199" calcext:value-type="float">
            <text:p>1818.3199</text:p>
          </table:table-cell>
          <table:table-cell office:value-type="float" office:value="16221.1396" calcext:value-type="float">
            <text:p>16221.1396</text:p>
          </table:table-cell>
          <table:table-cell office:value-type="float" office:value="4104.7402" calcext:value-type="float">
            <text:p>4104.7402</text:p>
          </table:table-cell>
          <table:table-cell office:value-type="float" office:value="1205.1" calcext:value-type="float">
            <text:p>120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22</text:p>
          </table:table-cell>
          <table:table-cell office:value-type="float" office:value="80.538" calcext:value-type="float">
            <text:p>80.538</text:p>
          </table:table-cell>
          <table:table-cell office:value-type="float" office:value="30.02" calcext:value-type="float">
            <text:p>30.02</text:p>
          </table:table-cell>
          <table:table-cell office:value-type="float" office:value="1841.4" calcext:value-type="float">
            <text:p>1841.4</text:p>
          </table:table-cell>
          <table:table-cell office:value-type="float" office:value="16478.4102" calcext:value-type="float">
            <text:p>16478.4102</text:p>
          </table:table-cell>
          <table:table-cell office:value-type="float" office:value="4156.5898" calcext:value-type="float">
            <text:p>4156.5898</text:p>
          </table:table-cell>
          <table:table-cell office:value-type="float" office:value="1216.1" calcext:value-type="float">
            <text:p>12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31229</text:p>
          </table:table-cell>
          <table:table-cell office:value-type="float" office:value="80.955" calcext:value-type="float">
            <text:p>80.955</text:p>
          </table:table-cell>
          <table:table-cell office:value-type="float" office:value="29.98" calcext:value-type="float">
            <text:p>29.98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16469.9902" calcext:value-type="float">
            <text:p>16469.9902</text:p>
          </table:table-cell>
          <table:table-cell office:value-type="float" office:value="4131.9102" calcext:value-type="float">
            <text:p>4131.9102</text:p>
          </table:table-cell>
          <table:table-cell office:value-type="float" office:value="1238.4" calcext:value-type="float">
            <text:p>12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05</text:p>
          </table:table-cell>
          <table:table-cell office:value-type="float" office:value="80.754" calcext:value-type="float">
            <text:p>80.754</text:p>
          </table:table-cell>
          <table:table-cell office:value-type="float" office:value="28.6" calcext:value-type="float">
            <text:p>28.6</text:p>
          </table:table-cell>
          <table:table-cell office:value-type="float" office:value="1842.37" calcext:value-type="float">
            <text:p>1842.37</text:p>
          </table:table-cell>
          <table:table-cell office:value-type="float" office:value="16437.0508" calcext:value-type="float">
            <text:p>16437.0508</text:p>
          </table:table-cell>
          <table:table-cell office:value-type="float" office:value="4174.6602" calcext:value-type="float">
            <text:p>4174.6602</text:p>
          </table:table-cell>
          <table:table-cell office:value-type="float" office:value="1246.7" calcext:value-type="float">
            <text:p>124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12</text:p>
          </table:table-cell>
          <table:table-cell office:value-type="float" office:value="81.362" calcext:value-type="float">
            <text:p>81.362</text:p>
          </table:table-cell>
          <table:table-cell office:value-type="float" office:value="28.21" calcext:value-type="float">
            <text:p>28.21</text:p>
          </table:table-cell>
          <table:table-cell office:value-type="float" office:value="1838.7" calcext:value-type="float">
            <text:p>1838.7</text:p>
          </table:table-cell>
          <table:table-cell office:value-type="float" office:value="16458.5605" calcext:value-type="float">
            <text:p>16458.5605</text:p>
          </table:table-cell>
          <table:table-cell office:value-type="float" office:value="4197.5801" calcext:value-type="float">
            <text:p>4197.5801</text:p>
          </table:table-cell>
          <table:table-cell office:value-type="float" office:value="1251.7" calcext:value-type="float">
            <text:p>125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19</text:p>
          </table:table-cell>
          <table:table-cell office:value-type="float" office:value="80.541" calcext:value-type="float">
            <text:p>80.541</text:p>
          </table:table-cell>
          <table:table-cell office:value-type="float" office:value="27.19" calcext:value-type="float">
            <text:p>27.19</text:p>
          </table:table-cell>
          <table:table-cell office:value-type="float" office:value="1790.29" calcext:value-type="float">
            <text:p>1790.29</text:p>
          </table:table-cell>
          <table:table-cell office:value-type="float" office:value="15879.1104" calcext:value-type="float">
            <text:p>15879.1104</text:p>
          </table:table-cell>
          <table:table-cell office:value-type="float" office:value="4128.1699" calcext:value-type="float">
            <text:p>4128.1699</text:p>
          </table:table-cell>
          <table:table-cell office:value-type="float" office:value="1264.5" calcext:value-type="float">
            <text:p>126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126</text:p>
          </table:table-cell>
          <table:table-cell office:value-type="float" office:value="81.403" calcext:value-type="float">
            <text:p>81.403</text:p>
          </table:table-cell>
          <table:table-cell office:value-type="float" office:value="26.44" calcext:value-type="float">
            <text:p>26.44</text:p>
          </table:table-cell>
          <table:table-cell office:value-type="float" office:value="1782.59" calcext:value-type="float">
            <text:p>1782.59</text:p>
          </table:table-cell>
          <table:table-cell office:value-type="float" office:value="15698.8496" calcext:value-type="float">
            <text:p>15698.8496</text:p>
          </table:table-cell>
          <table:table-cell office:value-type="float" office:value="4103.8799" calcext:value-type="float">
            <text:p>4103.8799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02</text:p>
          </table:table-cell>
          <table:table-cell office:value-type="float" office:value="80.758" calcext:value-type="float">
            <text:p>80.758</text:p>
          </table:table-cell>
          <table:table-cell office:value-type="float" office:value="26.84" calcext:value-type="float">
            <text:p>26.84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5794.0801" calcext:value-type="float">
            <text:p>15794.0801</text:p>
          </table:table-cell>
          <table:table-cell office:value-type="float" office:value="4125.8599" calcext:value-type="float">
            <text:p>4125.8599</text:p>
          </table:table-cell>
          <table:table-cell office:value-type="float" office:value="1263.3" calcext:value-type="float">
            <text:p>12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09</text:p>
          </table:table-cell>
          <table:table-cell office:value-type="float" office:value="80.179" calcext:value-type="float">
            <text:p>80.179</text:p>
          </table:table-cell>
          <table:table-cell office:value-type="float" office:value="27.45" calcext:value-type="float">
            <text:p>27.45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16154.3896" calcext:value-type="float">
            <text:p>16154.3896</text:p>
          </table:table-cell>
          <table:table-cell office:value-type="float" office:value="4244.02" calcext:value-type="float">
            <text:p>4244.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16</text:p>
          </table:table-cell>
          <table:table-cell office:value-type="float" office:value="80.27" calcext:value-type="float">
            <text:p>80.27</text:p>
          </table:table-cell>
          <table:table-cell office:value-type="float" office:value="27.32" calcext:value-type="float">
            <text:p>27.32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16103.2998" calcext:value-type="float">
            <text:p>16103.2998</text:p>
          </table:table-cell>
          <table:table-cell office:value-type="float" office:value="4263.4102" calcext:value-type="float">
            <text:p>4263.4102</text:p>
          </table:table-cell>
          <table:table-cell office:value-type="float" office:value="1323.9" calcext:value-type="float">
            <text:p>132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223</text:p>
          </table:table-cell>
          <table:table-cell office:value-type="float" office:value="79.72" calcext:value-type="float">
            <text:p>79.72</text:p>
          </table:table-cell>
          <table:table-cell office:value-type="float" office:value="26.49" calcext:value-type="float">
            <text:p>26.49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16321.71" calcext:value-type="float">
            <text:p>16321.71</text:p>
          </table:table-cell>
          <table:table-cell office:value-type="float" office:value="4308.1201" calcext:value-type="float">
            <text:p>4308.1201</text:p>
          </table:table-cell>
          <table:table-cell office:value-type="float" office:value="1321.4" calcext:value-type="float">
            <text:p>13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02</text:p>
          </table:table-cell>
          <table:table-cell office:value-type="float" office:value="79.722" calcext:value-type="float">
            <text:p>79.722</text:p>
          </table:table-cell>
          <table:table-cell office:value-type="float" office:value="27.9" calcext:value-type="float">
            <text:p>27.9</text:p>
          </table:table-cell>
          <table:table-cell office:value-type="float" office:value="1878.04" calcext:value-type="float">
            <text:p>1878.04</text:p>
          </table:table-cell>
          <table:table-cell office:value-type="float" office:value="16452.7207" calcext:value-type="float">
            <text:p>16452.7207</text:p>
          </table:table-cell>
          <table:table-cell office:value-type="float" office:value="4336.2202" calcext:value-type="float">
            <text:p>4336.2202</text:p>
          </table:table-cell>
          <table:table-cell office:value-type="float" office:value="1338.1" calcext:value-type="float">
            <text:p>13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09</text:p>
          </table:table-cell>
          <table:table-cell office:value-type="float" office:value="79.438" calcext:value-type="float">
            <text:p>79.438</text:p>
          </table:table-cell>
          <table:table-cell office:value-type="float" office:value="26.56" calcext:value-type="float">
            <text:p>26.56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16065.6699" calcext:value-type="float">
            <text:p>16065.6699</text:p>
          </table:table-cell>
          <table:table-cell office:value-type="float" office:value="4245.3999" calcext:value-type="float">
            <text:p>4245.3999</text:p>
          </table:table-cell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16</text:p>
          </table:table-cell>
          <table:table-cell office:value-type="float" office:value="80.261" calcext:value-type="float">
            <text:p>80.261</text:p>
          </table:table-cell>
          <table:table-cell office:value-type="float" office:value="27.46" calcext:value-type="float">
            <text:p>27.46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6302.7695" calcext:value-type="float">
            <text:p>16302.7695</text:p>
          </table:table-cell>
          <table:table-cell office:value-type="float" office:value="4276.79" calcext:value-type="float">
            <text:p>4276.79</text:p>
          </table:table-cell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23</text:p>
          </table:table-cell>
          <table:table-cell office:value-type="float" office:value="80.335" calcext:value-type="float">
            <text:p>80.335</text:p>
          </table:table-cell>
          <table:table-cell office:value-type="float" office:value="27.23" calcext:value-type="float">
            <text:p>27.23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6323.0596" calcext:value-type="float">
            <text:p>16323.0596</text:p>
          </table:table-cell>
          <table:table-cell office:value-type="float" office:value="4155.7598" calcext:value-type="float">
            <text:p>4155.7598</text:p>
          </table:table-cell>
          <table:table-cell office:value-type="float" office:value="1293.8" calcext:value-type="float">
            <text:p>129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330</text:p>
          </table:table-cell>
          <table:table-cell office:value-type="float" office:value="80.571" calcext:value-type="float">
            <text:p>80.571</text:p>
          </table:table-cell>
          <table:table-cell office:value-type="float" office:value="27.26" calcext:value-type="float">
            <text:p>27.26</text:p>
          </table:table-cell>
          <table:table-cell office:value-type="float" office:value="1865.09" calcext:value-type="float">
            <text:p>1865.09</text:p>
          </table:table-cell>
          <table:table-cell office:value-type="float" office:value="16412.7109" calcext:value-type="float">
            <text:p>16412.7109</text:p>
          </table:table-cell>
          <table:table-cell office:value-type="float" office:value="4127.73" calcext:value-type="float">
            <text:p>4127.73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06</text:p>
          </table:table-cell>
          <table:table-cell office:value-type="float" office:value="79.523" calcext:value-type="float">
            <text:p>79.523</text:p>
          </table:table-cell>
          <table:table-cell office:value-type="float" office:value="26.28" calcext:value-type="float">
            <text:p>26.28</text:p>
          </table:table-cell>
          <table:table-cell office:value-type="float" office:value="1815.6899" calcext:value-type="float">
            <text:p>1815.6899</text:p>
          </table:table-cell>
          <table:table-cell office:value-type="float" office:value="16026.75" calcext:value-type="float">
            <text:p>16026.75</text:p>
          </table:table-cell>
          <table:table-cell office:value-type="float" office:value="3999.73" calcext:value-type="float">
            <text:p>3999.73</text:p>
          </table:table-cell>
          <table:table-cell office:value-type="float" office:value="1318.7" calcext:value-type="float">
            <text:p>131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13</text:p>
          </table:table-cell>
          <table:table-cell office:value-type="float" office:value="79.903" calcext:value-type="float">
            <text:p>79.903</text:p>
          </table:table-cell>
          <table:table-cell office:value-type="float" office:value="27.21" calcext:value-type="float">
            <text:p>27.21</text:p>
          </table:table-cell>
          <table:table-cell office:value-type="float" office:value="1864.85" calcext:value-type="float">
            <text:p>1864.85</text:p>
          </table:table-cell>
          <table:table-cell office:value-type="float" office:value="16408.5391" calcext:value-type="float">
            <text:p>16408.5391</text:p>
          </table:table-cell>
          <table:table-cell office:value-type="float" office:value="4095.52" calcext:value-type="float">
            <text:p>4095.52</text:p>
          </table:table-cell>
          <table:table-cell office:value-type="float" office:value="1293.4" calcext:value-type="float">
            <text:p>12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20</text:p>
          </table:table-cell>
          <table:table-cell office:value-type="float" office:value="79.818" calcext:value-type="float">
            <text:p>79.818</text:p>
          </table:table-cell>
          <table:table-cell office:value-type="float" office:value="26.66" calcext:value-type="float">
            <text:p>26.66</text:p>
          </table:table-cell>
          <table:table-cell office:value-type="float" office:value="1863.4" calcext:value-type="float">
            <text:p>1863.4</text:p>
          </table:table-cell>
          <table:table-cell office:value-type="float" office:value="16361.46" calcext:value-type="float">
            <text:p>16361.46</text:p>
          </table:table-cell>
          <table:table-cell office:value-type="float" office:value="4075.5601" calcext:value-type="float">
            <text:p>4075.5601</text:p>
          </table:table-cell>
          <table:table-cell office:value-type="float" office:value="1300.7" calcext:value-type="float">
            <text:p>13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427</text:p>
          </table:table-cell>
          <table:table-cell office:value-type="float" office:value="79.563" calcext:value-type="float">
            <text:p>79.563</text:p>
          </table:table-cell>
          <table:table-cell office:value-type="float" office:value="25.86" calcext:value-type="float">
            <text:p>25.86</text:p>
          </table:table-cell>
          <table:table-cell office:value-type="float" office:value="1881.14" calcext:value-type="float">
            <text:p>1881.14</text:p>
          </table:table-cell>
          <table:table-cell office:value-type="float" office:value="16512.8906" calcext:value-type="float">
            <text:p>16512.8906</text:p>
          </table:table-cell>
          <table:table-cell office:value-type="float" office:value="4123.8999" calcext:value-type="float">
            <text:p>4123.8999</text:p>
          </table:table-cell>
          <table:table-cell office:value-type="float" office:value="1302.6" calcext:value-type="float">
            <text:p>130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04</text:p>
          </table:table-cell>
          <table:table-cell office:value-type="float" office:value="79.961" calcext:value-type="float">
            <text:p>79.961</text:p>
          </table:table-cell>
          <table:table-cell office:value-type="float" office:value="26.23" calcext:value-type="float">
            <text:p>26.23</text:p>
          </table:table-cell>
          <table:table-cell office:value-type="float" office:value="1878.48" calcext:value-type="float">
            <text:p>1878.48</text:p>
          </table:table-cell>
          <table:table-cell office:value-type="float" office:value="16583.3398" calcext:value-type="float">
            <text:p>16583.3398</text:p>
          </table:table-cell>
          <table:table-cell office:value-type="float" office:value="4071.8701" calcext:value-type="float">
            <text:p>4071.8701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11</text:p>
          </table:table-cell>
          <table:table-cell office:value-type="float" office:value="80.107" calcext:value-type="float">
            <text:p>80.107</text:p>
          </table:table-cell>
          <table:table-cell office:value-type="float" office:value="25.23" calcext:value-type="float">
            <text:p>25.23</text:p>
          </table:table-cell>
          <table:table-cell office:value-type="float" office:value="1877.86" calcext:value-type="float">
            <text:p>1877.86</text:p>
          </table:table-cell>
          <table:table-cell office:value-type="float" office:value="16491.3105" calcext:value-type="float">
            <text:p>16491.3105</text:p>
          </table:table-cell>
          <table:table-cell office:value-type="float" office:value="4090.5901" calcext:value-type="float">
            <text:p>4090.59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18</text:p>
          </table:table-cell>
          <table:table-cell office:value-type="float" office:value="80.45" calcext:value-type="float">
            <text:p>80.45</text:p>
          </table:table-cell>
          <table:table-cell office:value-type="float" office:value="25.36" calcext:value-type="float">
            <text:p>25.36</text:p>
          </table:table-cell>
          <table:table-cell office:value-type="float" office:value="1900.53" calcext:value-type="float">
            <text:p>1900.53</text:p>
          </table:table-cell>
          <table:table-cell office:value-type="float" office:value="16606.2695" calcext:value-type="float">
            <text:p>16606.2695</text:p>
          </table:table-cell>
          <table:table-cell office:value-type="float" office:value="4185.8101" calcext:value-type="float">
            <text:p>4185.8101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525</text:p>
          </table:table-cell>
          <table:table-cell office:value-type="float" office:value="80.404" calcext:value-type="float">
            <text:p>80.404</text:p>
          </table:table-cell>
          <table:table-cell office:value-type="float" office:value="24.75" calcext:value-type="float">
            <text:p>24.75</text:p>
          </table:table-cell>
          <table:table-cell office:value-type="float" office:value="1923.5699" calcext:value-type="float">
            <text:p>1923.5699</text:p>
          </table:table-cell>
          <table:table-cell office:value-type="float" office:value="16717.1699" calcext:value-type="float">
            <text:p>16717.1699</text:p>
          </table:table-cell>
          <table:table-cell office:value-type="float" office:value="4242.6201" calcext:value-type="float">
            <text:p>4242.6201</text:p>
          </table:table-cell>
          <table:table-cell office:value-type="float" office:value="1245.6" calcext:value-type="float">
            <text:p>124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01</text:p>
          </table:table-cell>
          <table:table-cell office:value-type="float" office:value="80.427" calcext:value-type="float">
            <text:p>80.427</text:p>
          </table:table-cell>
          <table:table-cell office:value-type="float" office:value="25.97" calcext:value-type="float">
            <text:p>25.97</text:p>
          </table:table-cell>
          <table:table-cell office:value-type="float" office:value="1949.4399" calcext:value-type="float">
            <text:p>1949.4399</text:p>
          </table:table-cell>
          <table:table-cell office:value-type="float" office:value="16924.2793" calcext:value-type="float">
            <text:p>16924.2793</text:p>
          </table:table-cell>
          <table:table-cell office:value-type="float" office:value="4321.3999" calcext:value-type="float">
            <text:p>4321.3999</text:p>
          </table:table-cell>
          <table:table-cell office:value-type="float" office:value="1252.1" calcext:value-type="float">
            <text:p>125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08</text:p>
          </table:table-cell>
          <table:table-cell office:value-type="float" office:value="80.656" calcext:value-type="float">
            <text:p>80.656</text:p>
          </table:table-cell>
          <table:table-cell office:value-type="float" office:value="26.08" calcext:value-type="float">
            <text:p>26.08</text:p>
          </table:table-cell>
          <table:table-cell office:value-type="float" office:value="1936.16" calcext:value-type="float">
            <text:p>1936.16</text:p>
          </table:table-cell>
          <table:table-cell office:value-type="float" office:value="16775.7402" calcext:value-type="float">
            <text:p>16775.7402</text:p>
          </table:table-cell>
          <table:table-cell office:value-type="float" office:value="4310.6499" calcext:value-type="float">
            <text:p>4310.6499</text:p>
          </table:table-cell>
          <table:table-cell office:value-type="float" office:value="1273.7" calcext:value-type="float">
            <text:p>12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15</text:p>
          </table:table-cell>
          <table:table-cell office:value-type="float" office:value="80.441" calcext:value-type="float">
            <text:p>80.441</text:p>
          </table:table-cell>
          <table:table-cell office:value-type="float" office:value="26.08" calcext:value-type="float">
            <text:p>26.08</text:p>
          </table:table-cell>
          <table:table-cell office:value-type="float" office:value="1962.87" calcext:value-type="float">
            <text:p>1962.87</text:p>
          </table:table-cell>
          <table:table-cell office:value-type="float" office:value="16947.0801" calcext:value-type="float">
            <text:p>16947.0801</text:p>
          </table:table-cell>
          <table:table-cell office:value-type="float" office:value="4368.04" calcext:value-type="float">
            <text:p>4368.04</text:p>
          </table:table-cell>
          <table:table-cell office:value-type="float" office:value="1316.2" calcext:value-type="float">
            <text:p>131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22</text:p>
          </table:table-cell>
          <table:table-cell office:value-type="float" office:value="80.086" calcext:value-type="float">
            <text:p>80.086</text:p>
          </table:table-cell>
          <table:table-cell office:value-type="float" office:value="25.36" calcext:value-type="float">
            <text:p>25.36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6851.8398" calcext:value-type="float">
            <text:p>16851.8398</text:p>
          </table:table-cell>
          <table:table-cell office:value-type="float" office:value="4397.9302" calcext:value-type="float">
            <text:p>4397.93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629</text:p>
          </table:table-cell>
          <table:table-cell office:value-type="float" office:value="80.281" calcext:value-type="float">
            <text:p>80.281</text:p>
          </table:table-cell>
          <table:table-cell office:value-type="float" office:value="26.41" calcext:value-type="float">
            <text:p>26.41</text:p>
          </table:table-cell>
          <table:table-cell office:value-type="float" office:value="1985.4399" calcext:value-type="float">
            <text:p>1985.4399</text:p>
          </table:table-cell>
          <table:table-cell office:value-type="float" office:value="17068.2598" calcext:value-type="float">
            <text:p>17068.2598</text:p>
          </table:table-cell>
          <table:table-cell office:value-type="float" office:value="4485.9302" calcext:value-type="float">
            <text:p>4485.93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06</text:p>
          </table:table-cell>
          <table:table-cell office:value-type="float" office:value="80.229" calcext:value-type="float">
            <text:p>80.229</text:p>
          </table:table-cell>
          <table:table-cell office:value-type="float" office:value="25.16" calcext:value-type="float">
            <text:p>25.16</text:p>
          </table:table-cell>
          <table:table-cell office:value-type="float" office:value="1967.5699" calcext:value-type="float">
            <text:p>1967.5699</text:p>
          </table:table-cell>
          <table:table-cell office:value-type="float" office:value="16943.8105" calcext:value-type="float">
            <text:p>16943.8105</text:p>
          </table:table-cell>
          <table:table-cell office:value-type="float" office:value="4415.4902" calcext:value-type="float">
            <text:p>4415.4902</text:p>
          </table:table-cell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13</text:p>
          </table:table-cell>
          <table:table-cell office:value-type="float" office:value="80.595" calcext:value-type="float">
            <text:p>80.595</text:p>
          </table:table-cell>
          <table:table-cell office:value-type="float" office:value="24.82" calcext:value-type="float">
            <text:p>24.82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17100.1797" calcext:value-type="float">
            <text:p>17100.1797</text:p>
          </table:table-cell>
          <table:table-cell office:value-type="float" office:value="4432.1499" calcext:value-type="float">
            <text:p>4432.1499</text:p>
          </table:table-cell>
          <table:table-cell office:value-type="float" office:value="1309.2" calcext:value-type="float">
            <text:p>130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20</text:p>
          </table:table-cell>
          <table:table-cell office:value-type="float" office:value="81.125" calcext:value-type="float">
            <text:p>81.125</text:p>
          </table:table-cell>
          <table:table-cell office:value-type="float" office:value="24.67" calcext:value-type="float">
            <text:p>24.67</text:p>
          </table:table-cell>
          <table:table-cell office:value-type="float" office:value="1978.34" calcext:value-type="float">
            <text:p>1978.34</text:p>
          </table:table-cell>
          <table:table-cell office:value-type="float" office:value="16960.5703" calcext:value-type="float">
            <text:p>16960.5703</text:p>
          </table:table-cell>
          <table:table-cell office:value-type="float" office:value="4449.5601" calcext:value-type="float">
            <text:p>4449.5601</text:p>
          </table:table-cell>
          <table:table-cell office:value-type="float" office:value="1303.1" calcext:value-type="float">
            <text:p>130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727</text:p>
          </table:table-cell>
          <table:table-cell office:value-type="float" office:value="81.377" calcext:value-type="float">
            <text:p>81.377</text:p>
          </table:table-cell>
          <table:table-cell office:value-type="float" office:value="24.94" calcext:value-type="float">
            <text:p>24.94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6493.3691" calcext:value-type="float">
            <text:p>16493.3691</text:p>
          </table:table-cell>
          <table:table-cell office:value-type="float" office:value="4352.6401" calcext:value-type="float">
            <text:p>4352.6401</text:p>
          </table:table-cell>
          <table:table-cell office:value-type="float" office:value="1293.6" calcext:value-type="float">
            <text:p>129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03</text:p>
          </table:table-cell>
          <table:table-cell office:value-type="float" office:value="81.454" calcext:value-type="float">
            <text:p>81.454</text:p>
          </table:table-cell>
          <table:table-cell office:value-type="float" office:value="24.22" calcext:value-type="float">
            <text:p>24.22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16553.9297" calcext:value-type="float">
            <text:p>16553.9297</text:p>
          </table:table-cell>
          <table:table-cell office:value-type="float" office:value="4370.8999" calcext:value-type="float">
            <text:p>4370.89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10</text:p>
          </table:table-cell>
          <table:table-cell office:value-type="float" office:value="81.469" calcext:value-type="float">
            <text:p>81.469</text:p>
          </table:table-cell>
          <table:table-cell office:value-type="float" office:value="23.41" calcext:value-type="float">
            <text:p>23.41</text:p>
          </table:table-cell>
          <table:table-cell office:value-type="float" office:value="1955.0601" calcext:value-type="float">
            <text:p>1955.0601</text:p>
          </table:table-cell>
          <table:table-cell office:value-type="float" office:value="16662.9102" calcext:value-type="float">
            <text:p>16662.9102</text:p>
          </table:table-cell>
          <table:table-cell office:value-type="float" office:value="4464.9302" calcext:value-type="float">
            <text:p>4464.9302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17</text:p>
          </table:table-cell>
          <table:table-cell office:value-type="float" office:value="82.377" calcext:value-type="float">
            <text:p>82.377</text:p>
          </table:table-cell>
          <table:table-cell office:value-type="float" office:value="24.03" calcext:value-type="float">
            <text:p>24.03</text:p>
          </table:table-cell>
          <table:table-cell office:value-type="float" office:value="1988.4" calcext:value-type="float">
            <text:p>1988.4</text:p>
          </table:table-cell>
          <table:table-cell office:value-type="float" office:value="17001.2207" calcext:value-type="float">
            <text:p>17001.2207</text:p>
          </table:table-cell>
          <table:table-cell office:value-type="float" office:value="4538.5498" calcext:value-type="float">
            <text:p>4538.5498</text:p>
          </table:table-cell>
          <table:table-cell office:value-type="float" office:value="1278.6" calcext:value-type="float">
            <text:p>12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24</text:p>
          </table:table-cell>
          <table:table-cell office:value-type="float" office:value="82.783" calcext:value-type="float">
            <text:p>82.783</text:p>
          </table:table-cell>
          <table:table-cell office:value-type="float" office:value="23.45" calcext:value-type="float">
            <text:p>23.45</text:p>
          </table:table-cell>
          <table:table-cell office:value-type="float" office:value="2003.37" calcext:value-type="float">
            <text:p>2003.37</text:p>
          </table:table-cell>
          <table:table-cell office:value-type="float" office:value="17098.4492" calcext:value-type="float">
            <text:p>17098.4492</text:p>
          </table:table-cell>
          <table:table-cell office:value-type="float" office:value="4580.27" calcext:value-type="float">
            <text:p>4580.27</text:p>
          </table:table-cell>
          <table:table-cell office:value-type="float" office:value="1285.8" calcext:value-type="float">
            <text:p>128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831</text:p>
          </table:table-cell>
          <table:table-cell office:value-type="float" office:value="83.757" calcext:value-type="float">
            <text:p>83.757</text:p>
          </table:table-cell>
          <table:table-cell office:value-type="float" office:value="24.59" calcext:value-type="float">
            <text:p>24.59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17137.3594" calcext:value-type="float">
            <text:p>17137.3594</text:p>
          </table:table-cell>
          <table:table-cell office:value-type="float" office:value="4582.8999" calcext:value-type="float">
            <text:p>4582.8999</text:p>
          </table:table-cell>
          <table:table-cell office:value-type="float" office:value="1265.8" calcext:value-type="float">
            <text:p>12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07</text:p>
          </table:table-cell>
          <table:table-cell office:value-type="float" office:value="84.24" calcext:value-type="float">
            <text:p>84.24</text:p>
          </table:table-cell>
          <table:table-cell office:value-type="float" office:value="26.09" calcext:value-type="float">
            <text:p>26.09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16987.5098" calcext:value-type="float">
            <text:p>16987.5098</text:p>
          </table:table-cell>
          <table:table-cell office:value-type="float" office:value="4567.6001" calcext:value-type="float">
            <text:p>4567.6001</text:p>
          </table:table-cell>
          <table:table-cell office:value-type="float" office:value="1229.9" calcext:value-type="float">
            <text:p>122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14</text:p>
          </table:table-cell>
          <table:table-cell office:value-type="float" office:value="84.865" calcext:value-type="float">
            <text:p>84.865</text:p>
          </table:table-cell>
          <table:table-cell office:value-type="float" office:value="25.78" calcext:value-type="float">
            <text:p>25.78</text:p>
          </table:table-cell>
          <table:table-cell office:value-type="float" office:value="2010.4" calcext:value-type="float">
            <text:p>2010.4</text:p>
          </table:table-cell>
          <table:table-cell office:value-type="float" office:value="17279.7402" calcext:value-type="float">
            <text:p>17279.7402</text:p>
          </table:table-cell>
          <table:table-cell office:value-type="float" office:value="4579.79" calcext:value-type="float">
            <text:p>4579.79</text:p>
          </table:table-cell>
          <table:table-cell office:value-type="float" office:value="1215.3" calcext:value-type="float">
            <text:p>12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21</text:p>
          </table:table-cell>
          <table:table-cell office:value-type="float" office:value="85.767" calcext:value-type="float">
            <text:p>85.767</text:p>
          </table:table-cell>
          <table:table-cell office:value-type="float" office:value="25.28" calcext:value-type="float">
            <text:p>25.28</text:p>
          </table:table-cell>
          <table:table-cell office:value-type="float" office:value="1982.85" calcext:value-type="float">
            <text:p>1982.85</text:p>
          </table:table-cell>
          <table:table-cell office:value-type="float" office:value="17113.1504" calcext:value-type="float">
            <text:p>17113.1504</text:p>
          </table:table-cell>
          <table:table-cell office:value-type="float" office:value="4512.1899" calcext:value-type="float">
            <text:p>4512.1899</text:p>
          </table:table-cell>
          <table:table-cell office:value-type="float" office:value="1214.1" calcext:value-type="float">
            <text:p>121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0928</text:p>
          </table:table-cell>
          <table:table-cell office:value-type="float" office:value="86.823" calcext:value-type="float">
            <text:p>86.823</text:p>
          </table:table-cell>
          <table:table-cell office:value-type="float" office:value="24.36" calcext:value-type="float">
            <text:p>24.3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7009.6895" calcext:value-type="float">
            <text:p>17009.6895</text:p>
          </table:table-cell>
          <table:table-cell office:value-type="float" office:value="4475.6201" calcext:value-type="float">
            <text:p>4475.6201</text:p>
          </table:table-cell>
          <table:table-cell office:value-type="float" office:value="1192.2" calcext:value-type="float">
            <text:p>11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05</text:p>
          </table:table-cell>
          <table:table-cell office:value-type="float" office:value="86.031" calcext:value-type="float">
            <text:p>86.031</text:p>
          </table:table-cell>
          <table:table-cell office:value-type="float" office:value="22.86" calcext:value-type="float">
            <text:p>22.86</text:p>
          </table:table-cell>
          <table:table-cell office:value-type="float" office:value="1906.13" calcext:value-type="float">
            <text:p>1906.13</text:p>
          </table:table-cell>
          <table:table-cell office:value-type="float" office:value="16544.0996" calcext:value-type="float">
            <text:p>16544.0996</text:p>
          </table:table-cell>
          <table:table-cell office:value-type="float" office:value="4276.2402" calcext:value-type="float">
            <text:p>4276.2402</text:p>
          </table:table-cell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12</text:p>
          </table:table-cell>
          <table:table-cell office:value-type="float" office:value="85.213" calcext:value-type="float">
            <text:p>85.213</text:p>
          </table:table-cell>
          <table:table-cell office:value-type="float" office:value="21.99" calcext:value-type="float">
            <text:p>21.99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16380.4102" calcext:value-type="float">
            <text:p>16380.4102</text:p>
          </table:table-cell>
          <table:table-cell office:value-type="float" office:value="4258.4399" calcext:value-type="float">
            <text:p>4258.4399</text:p>
          </table:table-cell>
          <table:table-cell office:value-type="float" office:value="1238.3" calcext:value-type="float">
            <text:p>123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19</text:p>
          </table:table-cell>
          <table:table-cell office:value-type="float" office:value="85.818" calcext:value-type="float">
            <text:p>85.818</text:p>
          </table:table-cell>
          <table:table-cell office:value-type="float" office:value="22.66" calcext:value-type="float">
            <text:p>22.66</text:p>
          </table:table-cell>
          <table:table-cell office:value-type="float" office:value="1964.58" calcext:value-type="float">
            <text:p>1964.58</text:p>
          </table:table-cell>
          <table:table-cell office:value-type="float" office:value="16805.4102" calcext:value-type="float">
            <text:p>16805.4102</text:p>
          </table:table-cell>
          <table:table-cell office:value-type="float" office:value="4483.7202" calcext:value-type="float">
            <text:p>4483.7202</text:p>
          </table:table-cell>
          <table:table-cell office:value-type="float" office:value="1231.2" calcext:value-type="float">
            <text:p>123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026</text:p>
          </table:table-cell>
          <table:table-cell office:value-type="float" office:value="87.016" calcext:value-type="float">
            <text:p>87.016</text:p>
          </table:table-cell>
          <table:table-cell office:value-type="float" office:value="23.35" calcext:value-type="float">
            <text:p>23.35</text:p>
          </table:table-cell>
          <table:table-cell office:value-type="float" office:value="2018.05" calcext:value-type="float">
            <text:p>2018.05</text:p>
          </table:table-cell>
          <table:table-cell office:value-type="float" office:value="17390.5195" calcext:value-type="float">
            <text:p>17390.5195</text:p>
          </table:table-cell>
          <table:table-cell office:value-type="float" office:value="4630.7402" calcext:value-type="float">
            <text:p>4630.7402</text:p>
          </table:table-cell>
          <table:table-cell office:value-type="float" office:value="1171.1" calcext:value-type="float">
            <text:p>11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02</text:p>
          </table:table-cell>
          <table:table-cell office:value-type="float" office:value="87.726" calcext:value-type="float">
            <text:p>87.726</text:p>
          </table:table-cell>
          <table:table-cell office:value-type="float" office:value="23.01" calcext:value-type="float">
            <text:p>23.01</text:p>
          </table:table-cell>
          <table:table-cell office:value-type="float" office:value="2031.92" calcext:value-type="float">
            <text:p>2031.92</text:p>
          </table:table-cell>
          <table:table-cell office:value-type="float" office:value="17573.9297" calcext:value-type="float">
            <text:p>17573.9297</text:p>
          </table:table-cell>
          <table:table-cell office:value-type="float" office:value="4632.5298" calcext:value-type="float">
            <text:p>4632.5298</text:p>
          </table:table-cell>
          <table:table-cell office:value-type="float" office:value="1169.6" calcext:value-type="float">
            <text:p>116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09</text:p>
          </table:table-cell>
          <table:table-cell office:value-type="float" office:value="87.593" calcext:value-type="float">
            <text:p>87.593</text:p>
          </table:table-cell>
          <table:table-cell office:value-type="float" office:value="23.19" calcext:value-type="float">
            <text:p>23.19</text:p>
          </table:table-cell>
          <table:table-cell office:value-type="float" office:value="2039.8199" calcext:value-type="float">
            <text:p>2039.8199</text:p>
          </table:table-cell>
          <table:table-cell office:value-type="float" office:value="17634.7402" calcext:value-type="float">
            <text:p>17634.7402</text:p>
          </table:table-cell>
          <table:table-cell office:value-type="float" office:value="4688.54" calcext:value-type="float">
            <text:p>4688.54</text:p>
          </table:table-cell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16</text:p>
          </table:table-cell>
          <table:table-cell office:value-type="float" office:value="88.405" calcext:value-type="float">
            <text:p>88.405</text:p>
          </table:table-cell>
          <table:table-cell office:value-type="float" office:value="23.12" calcext:value-type="float">
            <text:p>23.12</text:p>
          </table:table-cell>
          <table:table-cell office:value-type="float" office:value="2063.5" calcext:value-type="float">
            <text:p>2063.5</text:p>
          </table:table-cell>
          <table:table-cell office:value-type="float" office:value="17810.0605" calcext:value-type="float">
            <text:p>17810.0605</text:p>
          </table:table-cell>
          <table:table-cell office:value-type="float" office:value="4712.9702" calcext:value-type="float">
            <text:p>4712.9702</text:p>
          </table:table-cell>
          <table:table-cell office:value-type="float" office:value="1197.5" calcext:value-type="float">
            <text:p>119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23</text:p>
          </table:table-cell>
          <table:table-cell office:value-type="float" office:value="88.413" calcext:value-type="float">
            <text:p>88.4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67.5601" calcext:value-type="float">
            <text:p>2067.5601</text:p>
          </table:table-cell>
          <table:table-cell office:value-type="float" office:value="17828.2402" calcext:value-type="float">
            <text:p>17828.2402</text:p>
          </table:table-cell>
          <table:table-cell office:value-type="float" office:value="4791.6299" calcext:value-type="float">
            <text:p>4791.6299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130</text:p>
          </table:table-cell>
          <table:table-cell office:value-type="float" office:value="89.36" calcext:value-type="float">
            <text:p>89.36</text:p>
          </table:table-cell>
          <table:table-cell office:value-type="float" office:value="23.07" calcext:value-type="float">
            <text:p>23.07</text:p>
          </table:table-cell>
          <table:table-cell office:value-type="float" office:value="2075.3701" calcext:value-type="float">
            <text:p>2075.3701</text:p>
          </table:table-cell>
          <table:table-cell office:value-type="float" office:value="17958.7891" calcext:value-type="float">
            <text:p>17958.7891</text:p>
          </table:table-cell>
          <table:table-cell office:value-type="float" office:value="4780.7598" calcext:value-type="float">
            <text:p>4780.7598</text:p>
          </table:table-cell>
          <table:table-cell office:value-type="float" office:value="1190.1" calcext:value-type="float">
            <text:p>11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07</text:p>
          </table:table-cell>
          <table:table-cell office:value-type="float" office:value="88.345" calcext:value-type="float">
            <text:p>88.345</text:p>
          </table:table-cell>
          <table:table-cell office:value-type="float" office:value="20.83" calcext:value-type="float">
            <text:p>20.83</text:p>
          </table:table-cell>
          <table:table-cell office:value-type="float" office:value="2002.33" calcext:value-type="float">
            <text:p>2002.33</text:p>
          </table:table-cell>
          <table:table-cell office:value-type="float" office:value="17280.8301" calcext:value-type="float">
            <text:p>17280.8301</text:p>
          </table:table-cell>
          <table:table-cell office:value-type="float" office:value="4653.6001" calcext:value-type="float">
            <text:p>4653.6001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14</text:p>
          </table:table-cell>
          <table:table-cell office:value-type="float" office:value="89.841" calcext:value-type="float">
            <text:p>89.841</text:p>
          </table:table-cell>
          <table:table-cell office:value-type="float" office:value="21.6" calcext:value-type="float">
            <text:p>21.6</text:p>
          </table:table-cell>
          <table:table-cell office:value-type="float" office:value="2070.6499" calcext:value-type="float">
            <text:p>2070.6499</text:p>
          </table:table-cell>
          <table:table-cell office:value-type="float" office:value="17804.8008" calcext:value-type="float">
            <text:p>17804.8008</text:p>
          </table:table-cell>
          <table:table-cell office:value-type="float" office:value="4765.3799" calcext:value-type="float">
            <text:p>4765.3799</text:p>
          </table:table-cell>
          <table:table-cell office:value-type="float" office:value="1195.9" calcext:value-type="float">
            <text:p>119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21</text:p>
          </table:table-cell>
          <table:table-cell office:value-type="float" office:value="90.31" calcext:value-type="float">
            <text:p>90.31</text:p>
          </table:table-cell>
          <table:table-cell office:value-type="float" office:value="22.52" calcext:value-type="float">
            <text:p>22.52</text:p>
          </table:table-cell>
          <table:table-cell office:value-type="float" office:value="2088.77" calcext:value-type="float">
            <text:p>2088.77</text:p>
          </table:table-cell>
          <table:table-cell office:value-type="float" office:value="18053.7109" calcext:value-type="float">
            <text:p>18053.7109</text:p>
          </table:table-cell>
          <table:table-cell office:value-type="float" office:value="4806.8599" calcext:value-type="float">
            <text:p>4806.8599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41228</text:p>
          </table:table-cell>
          <table:table-cell office:value-type="float" office:value="91.383" calcext:value-type="float">
            <text:p>91.383</text:p>
          </table:table-cell>
          <table:table-cell office:value-type="float" office:value="21.14" calcext:value-type="float">
            <text:p>21.14</text:p>
          </table:table-cell>
          <table:table-cell office:value-type="float" office:value="2058.2" calcext:value-type="float">
            <text:p>2058.2</text:p>
          </table:table-cell>
          <table:table-cell office:value-type="float" office:value="17832.9902" calcext:value-type="float">
            <text:p>17832.9902</text:p>
          </table:table-cell>
          <table:table-cell office:value-type="float" office:value="4726.8101" calcext:value-type="float">
            <text:p>4726.8101</text:p>
          </table:table-cell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04</text:p>
          </table:table-cell>
          <table:table-cell office:value-type="float" office:value="92.147" calcext:value-type="float">
            <text:p>92.147</text:p>
          </table:table-cell>
          <table:table-cell office:value-type="float" office:value="19.5" calcext:value-type="float">
            <text:p>19.5</text:p>
          </table:table-cell>
          <table:table-cell office:value-type="float" office:value="2044.8101" calcext:value-type="float">
            <text:p>2044.8101</text:p>
          </table:table-cell>
          <table:table-cell office:value-type="float" office:value="17737.3691" calcext:value-type="float">
            <text:p>17737.3691</text:p>
          </table:table-cell>
          <table:table-cell office:value-type="float" office:value="4704.0698" calcext:value-type="float">
            <text:p>4704.0698</text:p>
          </table:table-cell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11</text:p>
          </table:table-cell>
          <table:table-cell office:value-type="float" office:value="92.89" calcext:value-type="float">
            <text:p>92.89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.42" calcext:value-type="float">
            <text:p>2019.42</text:p>
          </table:table-cell>
          <table:table-cell office:value-type="float" office:value="17511.5703" calcext:value-type="float">
            <text:p>17511.5703</text:p>
          </table:table-cell>
          <table:table-cell office:value-type="float" office:value="4634.3799" calcext:value-type="float">
            <text:p>4634.3799</text:p>
          </table:table-cell>
          <table:table-cell office:value-type="float" office:value="1276.9" calcext:value-type="float">
            <text:p>12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18</text:p>
          </table:table-cell>
          <table:table-cell office:value-type="float" office:value="95.053" calcext:value-type="float">
            <text:p>95.053</text:p>
          </table:table-cell>
          <table:table-cell office:value-type="float" office:value="17.89" calcext:value-type="float">
            <text:p>17.89</text:p>
          </table:table-cell>
          <table:table-cell office:value-type="float" office:value="2051.8201" calcext:value-type="float">
            <text:p>2051.8201</text:p>
          </table:table-cell>
          <table:table-cell office:value-type="float" office:value="17672.5996" calcext:value-type="float">
            <text:p>17672.5996</text:p>
          </table:table-cell>
          <table:table-cell office:value-type="float" office:value="4757.8799" calcext:value-type="float">
            <text:p>4757.8799</text:p>
          </table:table-cell>
          <table:table-cell office:value-type="float" office:value="1292.6" calcext:value-type="float">
            <text:p>12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125</text:p>
          </table:table-cell>
          <table:table-cell office:value-type="float" office:value="94.998" calcext:value-type="float">
            <text:p>94.998</text:p>
          </table:table-cell>
          <table:table-cell office:value-type="float" office:value="16.39" calcext:value-type="float">
            <text:p>16.39</text:p>
          </table:table-cell>
          <table:table-cell office:value-type="float" office:value="1994.99" calcext:value-type="float">
            <text:p>1994.99</text:p>
          </table:table-cell>
          <table:table-cell office:value-type="float" office:value="17164.9492" calcext:value-type="float">
            <text:p>17164.9492</text:p>
          </table:table-cell>
          <table:table-cell office:value-type="float" office:value="4635.2402" calcext:value-type="float">
            <text:p>4635.2402</text:p>
          </table:table-cell>
          <table:table-cell office:value-type="float" office:value="1278.5" calcext:value-type="float">
            <text:p>127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01</text:p>
          </table:table-cell>
          <table:table-cell office:value-type="float" office:value="94.851" calcext:value-type="float">
            <text:p>94.851</text:p>
          </table:table-cell>
          <table:table-cell office:value-type="float" office:value="19.58" calcext:value-type="float">
            <text:p>19.58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17824.2891" calcext:value-type="float">
            <text:p>17824.2891</text:p>
          </table:table-cell>
          <table:table-cell office:value-type="float" office:value="4744.3999" calcext:value-type="float">
            <text:p>4744.3999</text:p>
          </table:table-cell>
          <table:table-cell office:value-type="float" office:value="1233.9" calcext:value-type="float">
            <text:p>123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08</text:p>
          </table:table-cell>
          <table:table-cell office:value-type="float" office:value="94.279" calcext:value-type="float">
            <text:p>94.279</text:p>
          </table:table-cell>
          <table:table-cell office:value-type="float" office:value="20.47" calcext:value-type="float">
            <text:p>20.47</text:p>
          </table:table-cell>
          <table:table-cell office:value-type="float" office:value="2096.99" calcext:value-type="float">
            <text:p>2096.99</text:p>
          </table:table-cell>
          <table:table-cell office:value-type="float" office:value="18019.3496" calcext:value-type="float">
            <text:p>18019.3496</text:p>
          </table:table-cell>
          <table:table-cell office:value-type="float" office:value="4893.8398" calcext:value-type="float">
            <text:p>4893.8398</text:p>
          </table:table-cell>
          <table:table-cell office:value-type="float" office:value="1226.5" calcext:value-type="float">
            <text:p>12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15</text:p>
          </table:table-cell>
          <table:table-cell office:value-type="float" office:value="94.34" calcext:value-type="float">
            <text:p>94.34</text:p>
          </table:table-cell>
          <table:table-cell office:value-type="float" office:value="21.15" calcext:value-type="float">
            <text:p>21.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18140.4395" calcext:value-type="float">
            <text:p>18140.4395</text:p>
          </table:table-cell>
          <table:table-cell office:value-type="float" office:value="4955.9702" calcext:value-type="float">
            <text:p>4955.9702</text:p>
          </table:table-cell>
          <table:table-cell office:value-type="float" office:value="1204.4" calcext:value-type="float">
            <text:p>120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222</text:p>
          </table:table-cell>
          <table:table-cell office:value-type="float" office:value="95.321" calcext:value-type="float">
            <text:p>95.321</text:p>
          </table:table-cell>
          <table:table-cell office:value-type="float" office:value="19.96" calcext:value-type="float">
            <text:p>19.96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132.6992" calcext:value-type="float">
            <text:p>18132.6992</text:p>
          </table:table-cell>
          <table:table-cell office:value-type="float" office:value="4963.5298" calcext:value-type="float">
            <text:p>4963.5298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01</text:p>
          </table:table-cell>
          <table:table-cell office:value-type="float" office:value="97.604" calcext:value-type="float">
            <text:p>97.604</text:p>
          </table:table-cell>
          <table:table-cell office:value-type="float" office:value="22.47" calcext:value-type="float">
            <text:p>22.47</text:p>
          </table:table-cell>
          <table:table-cell office:value-type="float" office:value="2071.26" calcext:value-type="float">
            <text:p>2071.26</text:p>
          </table:table-cell>
          <table:table-cell office:value-type="float" office:value="17856.7793" calcext:value-type="float">
            <text:p>17856.7793</text:p>
          </table:table-cell>
          <table:table-cell office:value-type="float" office:value="4927.3701" calcext:value-type="float">
            <text:p>4927.3701</text:p>
          </table:table-cell>
          <table:table-cell office:value-type="float" office:value="1164.1" calcext:value-type="float">
            <text:p>116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08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21.18" calcext:value-type="float">
            <text:p>21.18</text:p>
          </table:table-cell>
          <table:table-cell office:value-type="float" office:value="2053.3999" calcext:value-type="float">
            <text:p>2053.3999</text:p>
          </table:table-cell>
          <table:table-cell office:value-type="float" office:value="17749.3105" calcext:value-type="float">
            <text:p>17749.3105</text:p>
          </table:table-cell>
          <table:table-cell office:value-type="float" office:value="4871.7598" calcext:value-type="float">
            <text:p>4871.7598</text:p>
          </table:table-cell>
          <table:table-cell office:value-type="float" office:value="1152.6" calcext:value-type="float">
            <text:p>115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15</text:p>
          </table:table-cell>
          <table:table-cell office:value-type="float" office:value="98.171" calcext:value-type="float">
            <text:p>98.171</text:p>
          </table:table-cell>
          <table:table-cell office:value-type="float" office:value="19.32" calcext:value-type="float">
            <text:p>19.32</text:p>
          </table:table-cell>
          <table:table-cell office:value-type="float" office:value="2108.1001" calcext:value-type="float">
            <text:p>2108.1001</text:p>
          </table:table-cell>
          <table:table-cell office:value-type="float" office:value="18127.6504" calcext:value-type="float">
            <text:p>18127.6504</text:p>
          </table:table-cell>
          <table:table-cell office:value-type="float" office:value="5026.4199" calcext:value-type="float">
            <text:p>5026.4199</text:p>
          </table:table-cell>
          <table:table-cell office:value-type="float" office:value="1184.8" calcext:value-type="float">
            <text:p>11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22</text:p>
          </table:table-cell>
          <table:table-cell office:value-type="float" office:value="97.52" calcext:value-type="float">
            <text:p>97.52</text:p>
          </table:table-cell>
          <table:table-cell office:value-type="float" office:value="19.6" calcext:value-type="float">
            <text:p>19.6</text:p>
          </table:table-cell>
          <table:table-cell office:value-type="float" office:value="2061.02" calcext:value-type="float">
            <text:p>2061.02</text:p>
          </table:table-cell>
          <table:table-cell office:value-type="float" office:value="17712.6602" calcext:value-type="float">
            <text:p>17712.6602</text:p>
          </table:table-cell>
          <table:table-cell office:value-type="float" office:value="4891.2202" calcext:value-type="float">
            <text:p>4891.2202</text:p>
          </table:table-cell>
          <table:table-cell office:value-type="float" office:value="1199.8" calcext:value-type="float">
            <text:p>119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329</text:p>
          </table:table-cell>
          <table:table-cell office:value-type="float" office:value="96.801" calcext:value-type="float">
            <text:p>96.801</text:p>
          </table:table-cell>
          <table:table-cell office:value-type="float" office:value="18.42" calcext:value-type="float">
            <text:p>18.42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7763.2402" calcext:value-type="float">
            <text:p>17763.2402</text:p>
          </table:table-cell>
          <table:table-cell office:value-type="float" office:value="4886.9399" calcext:value-type="float">
            <text:p>4886.9399</text:p>
          </table:table-cell>
          <table:table-cell office:value-type="float" office:value="1200.9" calcext:value-type="float">
            <text:p>120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05</text:p>
          </table:table-cell>
          <table:table-cell office:value-type="float" office:value="99.596" calcext:value-type="float">
            <text:p>99.596</text:p>
          </table:table-cell>
          <table:table-cell office:value-type="float" office:value="19.49" calcext:value-type="float">
            <text:p>19.49</text:p>
          </table:table-cell>
          <table:table-cell office:value-type="float" office:value="2102.0601" calcext:value-type="float">
            <text:p>2102.0601</text:p>
          </table:table-cell>
          <table:table-cell office:value-type="float" office:value="18057.6504" calcext:value-type="float">
            <text:p>18057.6504</text:p>
          </table:table-cell>
          <table:table-cell office:value-type="float" office:value="4995.98" calcext:value-type="float">
            <text:p>4995.98</text:p>
          </table:table-cell>
          <table:table-cell office:value-type="float" office:value="1204.6" calcext:value-type="float">
            <text:p>120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12</text:p>
          </table:table-cell>
          <table:table-cell office:value-type="float" office:value="97.707" calcext:value-type="float">
            <text:p>97.707</text:p>
          </table:table-cell>
          <table:table-cell office:value-type="float" office:value="18.65" calcext:value-type="float">
            <text:p>18.65</text:p>
          </table:table-cell>
          <table:table-cell office:value-type="float" office:value="2081.1799" calcext:value-type="float">
            <text:p>2081.1799</text:p>
          </table:table-cell>
          <table:table-cell office:value-type="float" office:value="17826.3008" calcext:value-type="float">
            <text:p>17826.3008</text:p>
          </table:table-cell>
          <table:table-cell office:value-type="float" office:value="4931.8101" calcext:value-type="float">
            <text:p>4931.8101</text:p>
          </table:table-cell>
          <table:table-cell office:value-type="float" office:value="1202.9" calcext:value-type="float">
            <text:p>120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19</text:p>
          </table:table-cell>
          <table:table-cell office:value-type="float" office:value="97.099" calcext:value-type="float">
            <text:p>97.099</text:p>
          </table:table-cell>
          <table:table-cell office:value-type="float" office:value="19.14" calcext:value-type="float">
            <text:p>19.14</text:p>
          </table:table-cell>
          <table:table-cell office:value-type="float" office:value="2117.6899" calcext:value-type="float">
            <text:p>2117.6899</text:p>
          </table:table-cell>
          <table:table-cell office:value-type="float" office:value="18080.1406" calcext:value-type="float">
            <text:p>18080.1406</text:p>
          </table:table-cell>
          <table:table-cell office:value-type="float" office:value="5092.0898" calcext:value-type="float">
            <text:p>5092.0898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426</text:p>
          </table:table-cell>
          <table:table-cell office:value-type="float" office:value="95.445" calcext:value-type="float">
            <text:p>95.445</text:p>
          </table:table-cell>
          <table:table-cell office:value-type="float" office:value="21.12" calcext:value-type="float">
            <text:p>21.12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18024.0605" calcext:value-type="float">
            <text:p>18024.0605</text:p>
          </table:table-cell>
          <table:table-cell office:value-type="float" office:value="5005.3901" calcext:value-type="float">
            <text:p>5005.3901</text:p>
          </table:table-cell>
          <table:table-cell office:value-type="float" office:value="1174.5" calcext:value-type="float">
            <text:p>117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03</text:p>
          </table:table-cell>
          <table:table-cell office:value-type="float" office:value="94.904" calcext:value-type="float">
            <text:p>94.904</text:p>
          </table:table-cell>
          <table:table-cell office:value-type="float" office:value="21.42" calcext:value-type="float">
            <text:p>21.42</text:p>
          </table:table-cell>
          <table:table-cell office:value-type="float" office:value="2116.1001" calcext:value-type="float">
            <text:p>2116.1001</text:p>
          </table:table-cell>
          <table:table-cell office:value-type="float" office:value="18191.1094" calcext:value-type="float">
            <text:p>18191.1094</text:p>
          </table:table-cell>
          <table:table-cell office:value-type="float" office:value="5003.5498" calcext:value-type="float">
            <text:p>5003.5498</text:p>
          </table:table-cell>
          <table:table-cell office:value-type="float" office:value="1189.1" calcext:value-type="float">
            <text:p>11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10</text:p>
          </table:table-cell>
          <table:table-cell office:value-type="float" office:value="93.18" calcext:value-type="float">
            <text:p>93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122.73" calcext:value-type="float">
            <text:p>2122.73</text:p>
          </table:table-cell>
          <table:table-cell office:value-type="float" office:value="18272.5605" calcext:value-type="float">
            <text:p>18272.5605</text:p>
          </table:table-cell>
          <table:table-cell office:value-type="float" office:value="5048.29" calcext:value-type="float">
            <text:p>5048.29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17</text:p>
          </table:table-cell>
          <table:table-cell office:value-type="float" office:value="96.11" calcext:value-type="float">
            <text:p>96.11</text:p>
          </table:table-cell>
          <table:table-cell office:value-type="float" office:value="22.15" calcext:value-type="float">
            <text:p>22.15</text:p>
          </table:table-cell>
          <table:table-cell office:value-type="float" office:value="2126.0601" calcext:value-type="float">
            <text:p>2126.0601</text:p>
          </table:table-cell>
          <table:table-cell office:value-type="float" office:value="18232.0195" calcext:value-type="float">
            <text:p>18232.0195</text:p>
          </table:table-cell>
          <table:table-cell office:value-type="float" office:value="5089.3599" calcext:value-type="float">
            <text:p>5089.3599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24</text:p>
          </table:table-cell>
          <table:table-cell office:value-type="float" office:value="96.986" calcext:value-type="float">
            <text:p>96.986</text:p>
          </table:table-cell>
          <table:table-cell office:value-type="float" office:value="21.23" calcext:value-type="float">
            <text:p>21.23</text:p>
          </table:table-cell>
          <table:table-cell office:value-type="float" office:value="2107.3899" calcext:value-type="float">
            <text:p>2107.3899</text:p>
          </table:table-cell>
          <table:table-cell office:value-type="float" office:value="18010.6797" calcext:value-type="float">
            <text:p>18010.6797</text:p>
          </table:table-cell>
          <table:table-cell office:value-type="float" office:value="5070.02" calcext:value-type="float">
            <text:p>5070.02</text:p>
          </table:table-cell>
          <table:table-cell office:value-type="float" office:value="1189.4" calcext:value-type="float">
            <text:p>118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531</text:p>
          </table:table-cell>
          <table:table-cell office:value-type="float" office:value="96.361" calcext:value-type="float">
            <text:p>96.361</text:p>
          </table:table-cell>
          <table:table-cell office:value-type="float" office:value="24.09" calcext:value-type="float">
            <text:p>24.09</text:p>
          </table:table-cell>
          <table:table-cell office:value-type="float" office:value="2092.8301" calcext:value-type="float">
            <text:p>2092.8301</text:p>
          </table:table-cell>
          <table:table-cell office:value-type="float" office:value="17849.4609" calcext:value-type="float">
            <text:p>17849.4609</text:p>
          </table:table-cell>
          <table:table-cell office:value-type="float" office:value="5068.46" calcext:value-type="float">
            <text:p>5068.46</text:p>
          </table:table-cell>
          <table:table-cell office:value-type="float" office:value="1167.8" calcext:value-type="float">
            <text:p>116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07</text:p>
          </table:table-cell>
          <table:table-cell office:value-type="float" office:value="94.987" calcext:value-type="float">
            <text:p>94.987</text:p>
          </table:table-cell>
          <table:table-cell office:value-type="float" office:value="23.9" calcext:value-type="float">
            <text:p>23.9</text:p>
          </table:table-cell>
          <table:table-cell office:value-type="float" office:value="2094.1101" calcext:value-type="float">
            <text:p>2094.1101</text:p>
          </table:table-cell>
          <table:table-cell office:value-type="float" office:value="17898.8398" calcext:value-type="float">
            <text:p>17898.8398</text:p>
          </table:table-cell>
          <table:table-cell office:value-type="float" office:value="5051.1001" calcext:value-type="float">
            <text:p>5051.1001</text:p>
          </table:table-cell>
          <table:table-cell office:value-type="float" office:value="1178.8" calcext:value-type="float">
            <text:p>11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14</text:p>
          </table:table-cell>
          <table:table-cell office:value-type="float" office:value="94.272" calcext:value-type="float">
            <text:p>94.272</text:p>
          </table:table-cell>
          <table:table-cell office:value-type="float" office:value="22.61" calcext:value-type="float">
            <text:p>22.61</text:p>
          </table:table-cell>
          <table:table-cell office:value-type="float" office:value="2109.99" calcext:value-type="float">
            <text:p>2109.99</text:p>
          </table:table-cell>
          <table:table-cell office:value-type="float" office:value="18015.9492" calcext:value-type="float">
            <text:p>18015.9492</text:p>
          </table:table-cell>
          <table:table-cell office:value-type="float" office:value="5117" calcext:value-type="float">
            <text:p>5117</text:p>
          </table:table-cell>
          <table:table-cell office:value-type="float" office:value="1201.5" calcext:value-type="float">
            <text:p>12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21</text:p>
          </table:table-cell>
          <table:table-cell office:value-type="float" office:value="95.651" calcext:value-type="float">
            <text:p>95.651</text:p>
          </table:table-cell>
          <table:table-cell office:value-type="float" office:value="24.74" calcext:value-type="float">
            <text:p>24.74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7946.6797" calcext:value-type="float">
            <text:p>17946.6797</text:p>
          </table:table-cell>
          <table:table-cell office:value-type="float" office:value="5080.5098" calcext:value-type="float">
            <text:p>5080.5098</text:p>
          </table:table-cell>
          <table:table-cell office:value-type="float" office:value="1172.9" calcext:value-type="float">
            <text:p>117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628</text:p>
          </table:table-cell>
          <table:table-cell office:value-type="float" office:value="96.29" calcext:value-type="float">
            <text:p>96.29</text:p>
          </table:table-cell>
          <table:table-cell office:value-type="float" office:value="23.86" calcext:value-type="float">
            <text:p>23.86</text:p>
          </table:table-cell>
          <table:table-cell office:value-type="float" office:value="2076.78" calcext:value-type="float">
            <text:p>2076.78</text:p>
          </table:table-cell>
          <table:table-cell office:value-type="float" office:value="17730.1094" calcext:value-type="float">
            <text:p>17730.1094</text:p>
          </table:table-cell>
          <table:table-cell office:value-type="float" office:value="5009.21" calcext:value-type="float">
            <text:p>5009.21</text:p>
          </table:table-cell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05</text:p>
          </table:table-cell>
          <table:table-cell office:value-type="float" office:value="96.172" calcext:value-type="float">
            <text:p>96.172</text:p>
          </table:table-cell>
          <table:table-cell office:value-type="float" office:value="24.01" calcext:value-type="float">
            <text:p>24.01</text:p>
          </table:table-cell>
          <table:table-cell office:value-type="float" office:value="2076.6201" calcext:value-type="float">
            <text:p>2076.6201</text:p>
          </table:table-cell>
          <table:table-cell office:value-type="float" office:value="17760.4102" calcext:value-type="float">
            <text:p>17760.4102</text:p>
          </table:table-cell>
          <table:table-cell office:value-type="float" office:value="4997.7002" calcext:value-type="float">
            <text:p>4997.7002</text:p>
          </table:table-cell>
          <table:table-cell office:value-type="float" office:value="1157.7" calcext:value-type="float">
            <text:p>115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12</text:p>
          </table:table-cell>
          <table:table-cell office:value-type="float" office:value="97.989" calcext:value-type="float">
            <text:p>97.989</text:p>
          </table:table-cell>
          <table:table-cell office:value-type="float" office:value="23.47" calcext:value-type="float">
            <text:p>23.47</text:p>
          </table:table-cell>
          <table:table-cell office:value-type="float" office:value="2126.6399" calcext:value-type="float">
            <text:p>2126.6399</text:p>
          </table:table-cell>
          <table:table-cell office:value-type="float" office:value="18086.4492" calcext:value-type="float">
            <text:p>18086.4492</text:p>
          </table:table-cell>
          <table:table-cell office:value-type="float" office:value="5210.1401" calcext:value-type="float">
            <text:p>5210.1401</text:p>
          </table:table-cell>
          <table:table-cell office:value-type="float" office:value="1131.8" calcext:value-type="float">
            <text:p>11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19</text:p>
          </table:table-cell>
          <table:table-cell office:value-type="float" office:value="97.346" calcext:value-type="float">
            <text:p>97.346</text:p>
          </table:table-cell>
          <table:table-cell office:value-type="float" office:value="22.62" calcext:value-type="float">
            <text:p>22.62</text:p>
          </table:table-cell>
          <table:table-cell office:value-type="float" office:value="2079.6499" calcext:value-type="float">
            <text:p>2079.6499</text:p>
          </table:table-cell>
          <table:table-cell office:value-type="float" office:value="17568.5293" calcext:value-type="float">
            <text:p>17568.5293</text:p>
          </table:table-cell>
          <table:table-cell office:value-type="float" office:value="5088.6299" calcext:value-type="float">
            <text:p>5088.6299</text:p>
          </table:table-cell>
          <table:table-cell office:value-type="float" office:value="1085.6" calcext:value-type="float">
            <text:p>108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726</text:p>
          </table:table-cell>
          <table:table-cell office:value-type="float" office:value="97.439" calcext:value-type="float">
            <text:p>97.439</text:p>
          </table:table-cell>
          <table:table-cell office:value-type="float" office:value="21.87" calcext:value-type="float">
            <text:p>21.87</text:p>
          </table:table-cell>
          <table:table-cell office:value-type="float" office:value="2103.8401" calcext:value-type="float">
            <text:p>2103.8401</text:p>
          </table:table-cell>
          <table:table-cell office:value-type="float" office:value="17689.8594" calcext:value-type="float">
            <text:p>17689.8594</text:p>
          </table:table-cell>
          <table:table-cell office:value-type="float" office:value="5128.2798" calcext:value-type="float">
            <text:p>5128.2798</text:p>
          </table:table-cell>
          <table:table-cell office:value-type="float" office:value="1094.9" calcext:value-type="float">
            <text:p>10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02</text:p>
          </table:table-cell>
          <table:table-cell office:value-type="float" office:value="97.619" calcext:value-type="float">
            <text:p>97.619</text:p>
          </table:table-cell>
          <table:table-cell office:value-type="float" office:value="21.66" calcext:value-type="float">
            <text:p>21.66</text:p>
          </table:table-cell>
          <table:table-cell office:value-type="float" office:value="2077.5701" calcext:value-type="float">
            <text:p>2077.5701</text:p>
          </table:table-cell>
          <table:table-cell office:value-type="float" office:value="17373.3809" calcext:value-type="float">
            <text:p>17373.3809</text:p>
          </table:table-cell>
          <table:table-cell office:value-type="float" office:value="5043.54" calcext:value-type="float">
            <text:p>5043.54</text:p>
          </table:table-cell>
          <table:table-cell office:value-type="float" office:value="1094.1" calcext:value-type="float">
            <text:p>10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09</text:p>
          </table:table-cell>
          <table:table-cell office:value-type="float" office:value="96.533" calcext:value-type="float">
            <text:p>96.533</text:p>
          </table:table-cell>
          <table:table-cell office:value-type="float" office:value="22.01" calcext:value-type="float">
            <text:p>22.01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17477.4004" calcext:value-type="float">
            <text:p>17477.4004</text:p>
          </table:table-cell>
          <table:table-cell office:value-type="float" office:value="5048.23" calcext:value-type="float">
            <text:p>5048.23</text:p>
          </table:table-cell>
          <table:table-cell office:value-type="float" office:value="1112.9" calcext:value-type="float">
            <text:p>11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16</text:p>
          </table:table-cell>
          <table:table-cell office:value-type="float" office:value="95.005" calcext:value-type="float">
            <text:p>95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16459.75" calcext:value-type="float">
            <text:p>16459.75</text:p>
          </table:table-cell>
          <table:table-cell office:value-type="float" office:value="4706.04" calcext:value-type="float">
            <text:p>4706.04</text:p>
          </table:table-cell>
          <table:table-cell office:value-type="float" office:value="1159.6" calcext:value-type="float">
            <text:p>11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23</text:p>
          </table:table-cell>
          <table:table-cell office:value-type="float" office:value="96.135" calcext:value-type="float">
            <text:p>96.135</text:p>
          </table:table-cell>
          <table:table-cell office:value-type="float" office:value="21.84" calcext:value-type="float">
            <text:p>21.84</text:p>
          </table:table-cell>
          <table:table-cell office:value-type="float" office:value="1988.87" calcext:value-type="float">
            <text:p>1988.87</text:p>
          </table:table-cell>
          <table:table-cell office:value-type="float" office:value="16643.0098" calcext:value-type="float">
            <text:p>16643.0098</text:p>
          </table:table-cell>
          <table:table-cell office:value-type="float" office:value="4828.3198" calcext:value-type="float">
            <text:p>4828.3198</text:p>
          </table:table-cell>
          <table:table-cell office:value-type="float" office:value="1133.1" calcext:value-type="float">
            <text:p>11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830</text:p>
          </table:table-cell>
          <table:table-cell office:value-type="float" office:value="96.24" calcext:value-type="float">
            <text:p>96.24</text:p>
          </table:table-cell>
          <table:table-cell office:value-type="float" office:value="21.31" calcext:value-type="float">
            <text:p>21.31</text:p>
          </table:table-cell>
          <table:table-cell office:value-type="float" office:value="1921.22" calcext:value-type="float">
            <text:p>1921.22</text:p>
          </table:table-cell>
          <table:table-cell office:value-type="float" office:value="16102.3799" calcext:value-type="float">
            <text:p>16102.3799</text:p>
          </table:table-cell>
          <table:table-cell office:value-type="float" office:value="4683.9199" calcext:value-type="float">
            <text:p>4683.9199</text:p>
          </table:table-cell>
          <table:table-cell office:value-type="float" office:value="1120.6" calcext:value-type="float">
            <text:p>112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06</text:p>
          </table:table-cell>
          <table:table-cell office:value-type="float" office:value="95.194" calcext:value-type="float">
            <text:p>95.194</text:p>
          </table:table-cell>
          <table:table-cell office:value-type="float" office:value="21.87" calcext:value-type="float">
            <text:p>21.87</text:p>
          </table:table-cell>
          <table:table-cell office:value-type="float" office:value="1961.05" calcext:value-type="float">
            <text:p>1961.05</text:p>
          </table:table-cell>
          <table:table-cell office:value-type="float" office:value="16433.0898" calcext:value-type="float">
            <text:p>16433.0898</text:p>
          </table:table-cell>
          <table:table-cell office:value-type="float" office:value="4822.3398" calcext:value-type="float">
            <text:p>4822.3398</text:p>
          </table:table-cell>
          <table:table-cell office:value-type="float" office:value="1103.5" calcext:value-type="float">
            <text:p>11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13</text:p>
          </table:table-cell>
          <table:table-cell office:value-type="float" office:value="94.996" calcext:value-type="float">
            <text:p>94.996</text:p>
          </table:table-cell>
          <table:table-cell office:value-type="float" office:value="21.34" calcext:value-type="float">
            <text:p>21.34</text:p>
          </table:table-cell>
          <table:table-cell office:value-type="float" office:value="1958.03" calcext:value-type="float">
            <text:p>1958.03</text:p>
          </table:table-cell>
          <table:table-cell office:value-type="float" office:value="16384.5801" calcext:value-type="float">
            <text:p>16384.5801</text:p>
          </table:table-cell>
          <table:table-cell office:value-type="float" office:value="4827.23" calcext:value-type="float">
            <text:p>4827.23</text:p>
          </table:table-cell>
          <table:table-cell office:value-type="float" office:value="1138.1" calcext:value-type="float">
            <text:p>11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20</text:p>
          </table:table-cell>
          <table:table-cell office:value-type="float" office:value="96.434" calcext:value-type="float">
            <text:p>96.434</text:p>
          </table:table-cell>
          <table:table-cell office:value-type="float" office:value="21.66" calcext:value-type="float">
            <text:p>21.66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6314.6699" calcext:value-type="float">
            <text:p>16314.6699</text:p>
          </table:table-cell>
          <table:table-cell office:value-type="float" office:value="4686.5" calcext:value-type="float">
            <text:p>4686.5</text:p>
          </table:table-cell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0927</text:p>
          </table:table-cell>
          <table:table-cell office:value-type="float" office:value="95.967" calcext:value-type="float">
            <text:p>95.967</text:p>
          </table:table-cell>
          <table:table-cell office:value-type="float" office:value="19.91" calcext:value-type="float">
            <text:p>19.91</text:p>
          </table:table-cell>
          <table:table-cell office:value-type="float" office:value="1951.36" calcext:value-type="float">
            <text:p>1951.36</text:p>
          </table:table-cell>
          <table:table-cell office:value-type="float" office:value="16472.3691" calcext:value-type="float">
            <text:p>16472.3691</text:p>
          </table:table-cell>
          <table:table-cell office:value-type="float" office:value="4707.77" calcext:value-type="float">
            <text:p>4707.77</text:p>
          </table:table-cell>
          <table:table-cell office:value-type="float" office:value="1137.1" calcext:value-type="float">
            <text:p>1137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04</text:p>
          </table:table-cell>
          <table:table-cell office:value-type="float" office:value="94.883" calcext:value-type="float">
            <text:p>94.883</text:p>
          </table:table-cell>
          <table:table-cell office:value-type="float" office:value="20.9" calcext:value-type="float">
            <text:p>20.9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17084.4902" calcext:value-type="float">
            <text:p>17084.4902</text:p>
          </table:table-cell>
          <table:table-cell office:value-type="float" office:value="4830.4702" calcext:value-type="float">
            <text:p>4830.4702</text:p>
          </table:table-cell>
          <table:table-cell office:value-type="float" office:value="1156.3" calcext:value-type="float">
            <text:p>115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11</text:p>
          </table:table-cell>
          <table:table-cell office:value-type="float" office:value="94.588" calcext:value-type="float">
            <text:p>94.588</text:p>
          </table:table-cell>
          <table:table-cell office:value-type="float" office:value="20.35" calcext:value-type="float">
            <text:p>20.35</text:p>
          </table:table-cell>
          <table:table-cell office:value-type="float" office:value="2033.11" calcext:value-type="float">
            <text:p>2033.11</text:p>
          </table:table-cell>
          <table:table-cell office:value-type="float" office:value="17215.9707" calcext:value-type="float">
            <text:p>17215.9707</text:p>
          </table:table-cell>
          <table:table-cell office:value-type="float" office:value="4886.6899" calcext:value-type="float">
            <text:p>4886.6899</text:p>
          </table:table-cell>
          <table:table-cell office:value-type="float" office:value="1183.6" calcext:value-type="float">
            <text:p>11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18</text:p>
          </table:table-cell>
          <table:table-cell office:value-type="float" office:value="97.243" calcext:value-type="float">
            <text:p>97.243</text:p>
          </table:table-cell>
          <table:table-cell office:value-type="float" office:value="20.87" calcext:value-type="float">
            <text:p>20.87</text:p>
          </table:table-cell>
          <table:table-cell office:value-type="float" office:value="2075.1499" calcext:value-type="float">
            <text:p>2075.1499</text:p>
          </table:table-cell>
          <table:table-cell office:value-type="float" office:value="17646.6992" calcext:value-type="float">
            <text:p>17646.6992</text:p>
          </table:table-cell>
          <table:table-cell office:value-type="float" office:value="5031.8599" calcext:value-type="float">
            <text:p>5031.8599</text:p>
          </table:table-cell>
          <table:table-cell office:value-type="float" office:value="1163.3" calcext:value-type="float">
            <text:p>11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025</text:p>
          </table:table-cell>
          <table:table-cell office:value-type="float" office:value="97.019" calcext:value-type="float">
            <text:p>97.019</text:p>
          </table:table-cell>
          <table:table-cell office:value-type="float" office:value="21.46" calcext:value-type="float">
            <text:p>21.46</text:p>
          </table:table-cell>
          <table:table-cell office:value-type="float" office:value="2079.3601" calcext:value-type="float">
            <text:p>2079.3601</text:p>
          </table:table-cell>
          <table:table-cell office:value-type="float" office:value="17663.5391" calcext:value-type="float">
            <text:p>17663.5391</text:p>
          </table:table-cell>
          <table:table-cell office:value-type="float" office:value="5053.75" calcext:value-type="float">
            <text:p>5053.75</text:p>
          </table:table-cell>
          <table:table-cell office:value-type="float" office:value="1141.5" calcext:value-type="float">
            <text:p>114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01</text:p>
          </table:table-cell>
          <table:table-cell office:value-type="float" office:value="99.26" calcext:value-type="float">
            <text:p>99.26</text:p>
          </table:table-cell>
          <table:table-cell office:value-type="float" office:value="23.25" calcext:value-type="float">
            <text:p>23.25</text:p>
          </table:table-cell>
          <table:table-cell office:value-type="float" office:value="2099.2" calcext:value-type="float">
            <text:p>2099.2</text:p>
          </table:table-cell>
          <table:table-cell office:value-type="float" office:value="17910.3301" calcext:value-type="float">
            <text:p>17910.3301</text:p>
          </table:table-cell>
          <table:table-cell office:value-type="float" office:value="5147.1201" calcext:value-type="float">
            <text:p>5147.1201</text:p>
          </table:table-cell>
          <table:table-cell office:value-type="float" office:value="1087.6" calcext:value-type="float">
            <text:p>10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08</text:p>
          </table:table-cell>
          <table:table-cell office:value-type="float" office:value="99.097" calcext:value-type="float">
            <text:p>99.097</text:p>
          </table:table-cell>
          <table:table-cell office:value-type="float" office:value="22.75" calcext:value-type="float">
            <text:p>22.75</text:p>
          </table:table-cell>
          <table:table-cell office:value-type="float" office:value="2023.04" calcext:value-type="float">
            <text:p>2023.04</text:p>
          </table:table-cell>
          <table:table-cell office:value-type="float" office:value="17245.2402" calcext:value-type="float">
            <text:p>17245.2402</text:p>
          </table:table-cell>
          <table:table-cell office:value-type="float" office:value="4927.8799" calcext:value-type="float">
            <text:p>4927.8799</text:p>
          </table:table-cell>
          <table:table-cell office:value-type="float" office:value="1080.8" calcext:value-type="float">
            <text:p>108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15</text:p>
          </table:table-cell>
          <table:table-cell office:value-type="float" office:value="99.624" calcext:value-type="float">
            <text:p>99.624</text:p>
          </table:table-cell>
          <table:table-cell office:value-type="float" office:value="22.64" calcext:value-type="float">
            <text:p>22.64</text:p>
          </table:table-cell>
          <table:table-cell office:value-type="float" office:value="2089.1699" calcext:value-type="float">
            <text:p>2089.1699</text:p>
          </table:table-cell>
          <table:table-cell office:value-type="float" office:value="17823.8105" calcext:value-type="float">
            <text:p>17823.8105</text:p>
          </table:table-cell>
          <table:table-cell office:value-type="float" office:value="5104.9199" calcext:value-type="float">
            <text:p>5104.9199</text:p>
          </table:table-cell>
          <table:table-cell office:value-type="float" office:value="1076.4" calcext:value-type="float">
            <text:p>107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22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22.22" calcext:value-type="float">
            <text:p>22.22</text:p>
          </table:table-cell>
          <table:table-cell office:value-type="float" office:value="2090.1101" calcext:value-type="float">
            <text:p>2090.1101</text:p>
          </table:table-cell>
          <table:table-cell office:value-type="float" office:value="17798.4902" calcext:value-type="float">
            <text:p>17798.4902</text:p>
          </table:table-cell>
          <table:table-cell office:value-type="float" office:value="5127.52" calcext:value-type="float">
            <text:p>5127.52</text:p>
          </table:table-cell>
          <table:table-cell office:value-type="float" office:value="1056.2" calcext:value-type="float">
            <text:p>10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129</text:p>
          </table:table-cell>
          <table:table-cell office:value-type="float" office:value="98.343" calcext:value-type="float">
            <text:p>98.343</text:p>
          </table:table-cell>
          <table:table-cell office:value-type="float" office:value="22.73" calcext:value-type="float">
            <text:p>22.73</text:p>
          </table:table-cell>
          <table:table-cell office:value-type="float" office:value="2091.6899" calcext:value-type="float">
            <text:p>2091.6899</text:p>
          </table:table-cell>
          <table:table-cell office:value-type="float" office:value="17847.6309" calcext:value-type="float">
            <text:p>17847.6309</text:p>
          </table:table-cell>
          <table:table-cell office:value-type="float" office:value="5142.27" calcext:value-type="float">
            <text:p>5142.27</text:p>
          </table:table-cell>
          <table:table-cell office:value-type="float" office:value="1084.5" calcext:value-type="float">
            <text:p>10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06</text:p>
          </table:table-cell>
          <table:table-cell office:value-type="float" office:value="97.551" calcext:value-type="float">
            <text:p>97.551</text:p>
          </table:table-cell>
          <table:table-cell office:value-type="float" office:value="21.32" calcext:value-type="float">
            <text:p>21.32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17265.2109" calcext:value-type="float">
            <text:p>17265.2109</text:p>
          </table:table-cell>
          <table:table-cell office:value-type="float" office:value="4933.4702" calcext:value-type="float">
            <text:p>4933.4702</text:p>
          </table:table-cell>
          <table:table-cell office:value-type="float" office:value="1076.9" calcext:value-type="float">
            <text:p>10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13</text:p>
          </table:table-cell>
          <table:table-cell office:value-type="float" office:value="98.731" calcext:value-type="float">
            <text:p>98.731</text:p>
          </table:table-cell>
          <table:table-cell office:value-type="float" office:value="22.04" calcext:value-type="float">
            <text:p>22.04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17128.5508" calcext:value-type="float">
            <text:p>17128.5508</text:p>
          </table:table-cell>
          <table:table-cell office:value-type="float" office:value="4923.0801" calcext:value-type="float">
            <text:p>4923.0801</text:p>
          </table:table-cell>
          <table:table-cell office:value-type="float" office:value="1066.2" calcext:value-type="float">
            <text:p>106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20</text:p>
          </table:table-cell>
          <table:table-cell office:value-type="float" office:value="98.016" calcext:value-type="float">
            <text:p>98.016</text:p>
          </table:table-cell>
          <table:table-cell office:value-type="float" office:value="22.45" calcext:value-type="float">
            <text:p>22.45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17552.1699" calcext:value-type="float">
            <text:p>17552.1699</text:p>
          </table:table-cell>
          <table:table-cell office:value-type="float" office:value="5048.4902" calcext:value-type="float">
            <text:p>5048.4902</text:p>
          </table:table-cell>
          <table:table-cell office:value-type="float" office:value="1077.2" calcext:value-type="float">
            <text:p>107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51227</text:p>
          </table:table-cell>
          <table:table-cell office:value-type="float" office:value="98.745" calcext:value-type="float">
            <text:p>98.745</text:p>
          </table:table-cell>
          <table:table-cell office:value-type="float" office:value="22.69" calcext:value-type="float">
            <text:p>22.69</text:p>
          </table:table-cell>
          <table:table-cell office:value-type="float" office:value="2043.9399" calcext:value-type="float">
            <text:p>2043.9399</text:p>
          </table:table-cell>
          <table:table-cell office:value-type="float" office:value="17425.0293" calcext:value-type="float">
            <text:p>17425.0293</text:p>
          </table:table-cell>
          <table:table-cell office:value-type="float" office:value="5007.4102" calcext:value-type="float">
            <text:p>5007.4102</text:p>
          </table:table-cell>
          <table:table-cell office:value-type="float" office:value="1060.3" calcext:value-type="float">
            <text:p>106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03</text:p>
          </table:table-cell>
          <table:table-cell office:value-type="float" office:value="98.599" calcext:value-type="float">
            <text:p>98.599</text:p>
          </table:table-cell>
          <table:table-cell office:value-type="float" office:value="21.16" calcext:value-type="float">
            <text:p>21.16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346.4502" calcext:value-type="float">
            <text:p>16346.4502</text:p>
          </table:table-cell>
          <table:table-cell office:value-type="float" office:value="4643.6299" calcext:value-type="float">
            <text:p>4643.6299</text:p>
          </table:table-cell>
          <table:table-cell office:value-type="float" office:value="1097.8" calcext:value-type="float">
            <text:p>109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10</text:p>
          </table:table-cell>
          <table:table-cell office:value-type="float" office:value="99.02" calcext:value-type="float">
            <text:p>99.02</text:p>
          </table:table-cell>
          <table:table-cell office:value-type="float" office:value="20.37" calcext:value-type="float">
            <text:p>20.37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988.0801" calcext:value-type="float">
            <text:p>15988.0801</text:p>
          </table:table-cell>
          <table:table-cell office:value-type="float" office:value="4488.4199" calcext:value-type="float">
            <text:p>4488.4199</text:p>
          </table:table-cell>
          <table:table-cell office:value-type="float" office:value="1091.5" calcext:value-type="float">
            <text:p>109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17</text:p>
          </table:table-cell>
          <table:table-cell office:value-type="float" office:value="99.651" calcext:value-type="float">
            <text:p>99.651</text:p>
          </table:table-cell>
          <table:table-cell office:value-type="float" office:value="20.57" calcext:value-type="float">
            <text:p>20.57</text:p>
          </table:table-cell>
          <table:table-cell office:value-type="float" office:value="1906.9" calcext:value-type="float">
            <text:p>1906.9</text:p>
          </table:table-cell>
          <table:table-cell office:value-type="float" office:value="16093.5098" calcext:value-type="float">
            <text:p>16093.5098</text:p>
          </table:table-cell>
          <table:table-cell office:value-type="float" office:value="4591.1802" calcext:value-type="float">
            <text:p>4591.1802</text:p>
          </table:table-cell>
          <table:table-cell office:value-type="float" office:value="1097.2" calcext:value-type="float">
            <text:p>109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24</text:p>
          </table:table-cell>
          <table:table-cell office:value-type="float" office:value="99.652" calcext:value-type="float">
            <text:p>99.652</text:p>
          </table:table-cell>
          <table:table-cell office:value-type="float" office:value="19.23" calcext:value-type="float">
            <text:p>19.23</text:p>
          </table:table-cell>
          <table:table-cell office:value-type="float" office:value="1940.24" calcext:value-type="float">
            <text:p>1940.24</text:p>
          </table:table-cell>
          <table:table-cell office:value-type="float" office:value="16466.3008" calcext:value-type="float">
            <text:p>16466.3008</text:p>
          </table:table-cell>
          <table:table-cell office:value-type="float" office:value="4613.9502" calcext:value-type="float">
            <text:p>4613.9502</text:p>
          </table:table-cell>
          <table:table-cell office:value-type="float" office:value="1116.4" calcext:value-type="float">
            <text:p>111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131</text:p>
          </table:table-cell>
          <table:table-cell office:value-type="float" office:value="97.054" calcext:value-type="float">
            <text:p>97.054</text:p>
          </table:table-cell>
          <table:table-cell office:value-type="float" office:value="18.43" calcext:value-type="float">
            <text:p>18.43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16204.9697" calcext:value-type="float">
            <text:p>16204.9697</text:p>
          </table:table-cell>
          <table:table-cell office:value-type="float" office:value="4363.1401" calcext:value-type="float">
            <text:p>4363.1401</text:p>
          </table:table-cell>
          <table:table-cell office:value-type="float" office:value="1157.8" calcext:value-type="float">
            <text:p>115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07</text:p>
          </table:table-cell>
          <table:table-cell office:value-type="float" office:value="95.982" calcext:value-type="float">
            <text:p>95.982</text:p>
          </table:table-cell>
          <table:table-cell office:value-type="float" office:value="17.46" calcext:value-type="float">
            <text:p>17.46</text:p>
          </table:table-cell>
          <table:table-cell office:value-type="float" office:value="1864.78" calcext:value-type="float">
            <text:p>1864.78</text:p>
          </table:table-cell>
          <table:table-cell office:value-type="float" office:value="15973.8398" calcext:value-type="float">
            <text:p>15973.8398</text:p>
          </table:table-cell>
          <table:table-cell office:value-type="float" office:value="4337.5098" calcext:value-type="float">
            <text:p>4337.5098</text:p>
          </table:table-cell>
          <table:table-cell office:value-type="float" office:value="1239.1" calcext:value-type="float">
            <text:p>123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14</text:p>
          </table:table-cell>
          <table:table-cell office:value-type="float" office:value="96.604" calcext:value-type="float">
            <text:p>96.604</text:p>
          </table:table-cell>
          <table:table-cell office:value-type="float" office:value="17.43" calcext:value-type="float">
            <text:p>17.43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16391.9902" calcext:value-type="float">
            <text:p>16391.9902</text:p>
          </table:table-cell>
          <table:table-cell office:value-type="float" office:value="4504.4302" calcext:value-type="float">
            <text:p>4504.4302</text:p>
          </table:table-cell>
          <table:table-cell office:value-type="float" office:value="1230.4" calcext:value-type="float">
            <text:p>12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21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64" calcext:value-type="float">
            <text:p>17.64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16639.9707" calcext:value-type="float">
            <text:p>16639.9707</text:p>
          </table:table-cell>
          <table:table-cell office:value-type="float" office:value="4590.4702" calcext:value-type="float">
            <text:p>4590.4702</text:p>
          </table:table-cell>
          <table:table-cell office:value-type="float" office:value="1219.8" calcext:value-type="float">
            <text:p>121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228</text:p>
          </table:table-cell>
          <table:table-cell office:value-type="float" office:value="97.343" calcext:value-type="float">
            <text:p>97.343</text:p>
          </table:table-cell>
          <table:table-cell office:value-type="float" office:value="18.76" calcext:value-type="float">
            <text:p>18.76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17006.7695" calcext:value-type="float">
            <text:p>17006.7695</text:p>
          </table:table-cell>
          <table:table-cell office:value-type="float" office:value="4717.02" calcext:value-type="float">
            <text:p>4717.02</text:p>
          </table:table-cell>
          <table:table-cell office:value-type="float" office:value="1269.9" calcext:value-type="float">
            <text:p>126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06</text:p>
          </table:table-cell>
          <table:table-cell office:value-type="float" office:value="96.172" calcext:value-type="float">
            <text:p>96.172</text:p>
          </table:table-cell>
          <table:table-cell office:value-type="float" office:value="19.8" calcext:value-type="float">
            <text:p>19.8</text:p>
          </table:table-cell>
          <table:table-cell office:value-type="float" office:value="2022.1899" calcext:value-type="float">
            <text:p>2022.1899</text:p>
          </table:table-cell>
          <table:table-cell office:value-type="float" office:value="17213.3105" calcext:value-type="float">
            <text:p>17213.3105</text:p>
          </table:table-cell>
          <table:table-cell office:value-type="float" office:value="4748.4702" calcext:value-type="float">
            <text:p>4748.4702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13</text:p>
          </table:table-cell>
          <table:table-cell office:value-type="float" office:value="95.12" calcext:value-type="float">
            <text:p>95.12</text:p>
          </table:table-cell>
          <table:table-cell office:value-type="float" office:value="18.77" calcext:value-type="float">
            <text:p>18.77</text:p>
          </table:table-cell>
          <table:table-cell office:value-type="float" office:value="2049.5801" calcext:value-type="float">
            <text:p>2049.5801</text:p>
          </table:table-cell>
          <table:table-cell office:value-type="float" office:value="17602.3008" calcext:value-type="float">
            <text:p>17602.3008</text:p>
          </table:table-cell>
          <table:table-cell office:value-type="float" office:value="4795.6499" calcext:value-type="float">
            <text:p>4795.6499</text:p>
          </table:table-cell>
          <table:table-cell office:value-type="float" office:value="1253.8" calcext:value-type="float">
            <text:p>125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20</text:p>
          </table:table-cell>
          <table:table-cell office:value-type="float" office:value="96.173" calcext:value-type="float">
            <text:p>96.173</text:p>
          </table:table-cell>
          <table:table-cell office:value-type="float" office:value="19" calcext:value-type="float">
            <text:p>19</text:p>
          </table:table-cell>
          <table:table-cell office:value-type="float" office:value="2035.9399" calcext:value-type="float">
            <text:p>2035.9399</text:p>
          </table:table-cell>
          <table:table-cell office:value-type="float" office:value="17515.7305" calcext:value-type="float">
            <text:p>17515.7305</text:p>
          </table:table-cell>
          <table:table-cell office:value-type="float" office:value="4773.5098" calcext:value-type="float">
            <text:p>4773.5098</text:p>
          </table:table-cell>
          <table:table-cell office:value-type="float" office:value="1221.4" calcext:value-type="float">
            <text:p>12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327</text:p>
          </table:table-cell>
          <table:table-cell office:value-type="float" office:value="94.618" calcext:value-type="float">
            <text:p>94.618</text:p>
          </table:table-cell>
          <table:table-cell office:value-type="float" office:value="17.74" calcext:value-type="float">
            <text:p>17.74</text:p>
          </table:table-cell>
          <table:table-cell office:value-type="float" office:value="2072.78" calcext:value-type="float">
            <text:p>2072.78</text:p>
          </table:table-cell>
          <table:table-cell office:value-type="float" office:value="17792.75" calcext:value-type="float">
            <text:p>17792.75</text:p>
          </table:table-cell>
          <table:table-cell office:value-type="float" office:value="4914.54" calcext:value-type="float">
            <text:p>4914.54</text:p>
          </table:table-cell>
          <table:table-cell office:value-type="float" office:value="1222.2" calcext:value-type="float">
            <text:p>12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03</text:p>
          </table:table-cell>
          <table:table-cell office:value-type="float" office:value="94.252" calcext:value-type="float">
            <text:p>94.252</text:p>
          </table:table-cell>
          <table:table-cell office:value-type="float" office:value="17.17" calcext:value-type="float">
            <text:p>17.17</text:p>
          </table:table-cell>
          <table:table-cell office:value-type="float" office:value="2047.6" calcext:value-type="float">
            <text:p>2047.6</text:p>
          </table:table-cell>
          <table:table-cell office:value-type="float" office:value="17576.9609" calcext:value-type="float">
            <text:p>17576.9609</text:p>
          </table:table-cell>
          <table:table-cell office:value-type="float" office:value="4850.6899" calcext:value-type="float">
            <text:p>4850.6899</text:p>
          </table:table-cell>
          <table:table-cell office:value-type="float" office:value="1242.5" calcext:value-type="float">
            <text:p>12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10</text:p>
          </table:table-cell>
          <table:table-cell office:value-type="float" office:value="94.686" calcext:value-type="float">
            <text:p>94.686</text:p>
          </table:table-cell>
          <table:table-cell office:value-type="float" office:value="17.54" calcext:value-type="float">
            <text:p>17.54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7897.4609" calcext:value-type="float">
            <text:p>17897.4609</text:p>
          </table:table-cell>
          <table:table-cell office:value-type="float" office:value="4938.2202" calcext:value-type="float">
            <text:p>4938.2202</text:p>
          </table:table-cell>
          <table:table-cell office:value-type="float" office:value="1233.1" calcext:value-type="float">
            <text:p>12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17</text:p>
          </table:table-cell>
          <table:table-cell office:value-type="float" office:value="95.08" calcext:value-type="float">
            <text:p>95.08</text:p>
          </table:table-cell>
          <table:table-cell office:value-type="float" office:value="18.91" calcext:value-type="float">
            <text:p>18.91</text:p>
          </table:table-cell>
          <table:table-cell office:value-type="float" office:value="2091.5801" calcext:value-type="float">
            <text:p>2091.5801</text:p>
          </table:table-cell>
          <table:table-cell office:value-type="float" office:value="18003.75" calcext:value-type="float">
            <text:p>18003.75</text:p>
          </table:table-cell>
          <table:table-cell office:value-type="float" office:value="4906.23" calcext:value-type="float">
            <text:p>4906.23</text:p>
          </table:table-cell>
          <table:table-cell office:value-type="float" office:value="1228.7" calcext:value-type="float">
            <text:p>122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424</text:p>
          </table:table-cell>
          <table:table-cell office:value-type="float" office:value="93.054" calcext:value-type="float">
            <text:p>93.054</text:p>
          </table:table-cell>
          <table:table-cell office:value-type="float" office:value="18.35" calcext:value-type="float">
            <text:p>18.35</text:p>
          </table:table-cell>
          <table:table-cell office:value-type="float" office:value="2065.3" calcext:value-type="float">
            <text:p>2065.3</text:p>
          </table:table-cell>
          <table:table-cell office:value-type="float" office:value="17773.6406" calcext:value-type="float">
            <text:p>17773.6406</text:p>
          </table:table-cell>
          <table:table-cell office:value-type="float" office:value="4775.3599" calcext:value-type="float">
            <text:p>4775.3599</text:p>
          </table:table-cell>
          <table:table-cell office:value-type="float" office:value="1289.2" calcext:value-type="float">
            <text:p>128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01</text:p>
          </table:table-cell>
          <table:table-cell office:value-type="float" office:value="93.883" calcext:value-type="float">
            <text:p>93.883</text:p>
          </table:table-cell>
          <table:table-cell office:value-type="float" office:value="17.79" calcext:value-type="float">
            <text:p>17.79</text:p>
          </table:table-cell>
          <table:table-cell office:value-type="float" office:value="2057.1399" calcext:value-type="float">
            <text:p>2057.1399</text:p>
          </table:table-cell>
          <table:table-cell office:value-type="float" office:value="17740.6309" calcext:value-type="float">
            <text:p>17740.6309</text:p>
          </table:table-cell>
          <table:table-cell office:value-type="float" office:value="4736.1499" calcext:value-type="float">
            <text:p>4736.1499</text:p>
          </table:table-cell>
          <table:table-cell office:value-type="float" office:value="1292.9" calcext:value-type="float">
            <text:p>129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08</text:p>
          </table:table-cell>
          <table:table-cell office:value-type="float" office:value="94.593" calcext:value-type="float">
            <text:p>94.593</text:p>
          </table:table-cell>
          <table:table-cell office:value-type="float" office:value="17.02" calcext:value-type="float">
            <text:p>17.02</text:p>
          </table:table-cell>
          <table:table-cell office:value-type="float" office:value="2046.61" calcext:value-type="float">
            <text:p>2046.61</text:p>
          </table:table-cell>
          <table:table-cell office:value-type="float" office:value="17535.3203" calcext:value-type="float">
            <text:p>17535.3203</text:p>
          </table:table-cell>
          <table:table-cell office:value-type="float" office:value="4717.6802" calcext:value-type="float">
            <text:p>4717.6802</text:p>
          </table:table-cell>
          <table:table-cell office:value-type="float" office:value="1271.9" calcext:value-type="float">
            <text:p>12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15</text:p>
          </table:table-cell>
          <table:table-cell office:value-type="float" office:value="95.343" calcext:value-type="float">
            <text:p>95.343</text:p>
          </table:table-cell>
          <table:table-cell office:value-type="float" office:value="18.44" calcext:value-type="float">
            <text:p>18.44</text:p>
          </table:table-cell>
          <table:table-cell office:value-type="float" office:value="2052.3201" calcext:value-type="float">
            <text:p>2052.3201</text:p>
          </table:table-cell>
          <table:table-cell office:value-type="float" office:value="17500.9395" calcext:value-type="float">
            <text:p>17500.9395</text:p>
          </table:table-cell>
          <table:table-cell office:value-type="float" office:value="4769.5601" calcext:value-type="float">
            <text:p>4769.5601</text:p>
          </table:table-cell>
          <table:table-cell office:value-type="float" office:value="1252.4" calcext:value-type="float">
            <text:p>12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22</text:p>
          </table:table-cell>
          <table:table-cell office:value-type="float" office:value="95.5" calcext:value-type="float">
            <text:p>95.5</text:p>
          </table:table-cell>
          <table:table-cell office:value-type="float" office:value="18.51" calcext:value-type="float">
            <text:p>18.51</text:p>
          </table:table-cell>
          <table:table-cell office:value-type="float" office:value="2099.0601" calcext:value-type="float">
            <text:p>2099.0601</text:p>
          </table:table-cell>
          <table:table-cell office:value-type="float" office:value="17873.2207" calcext:value-type="float">
            <text:p>17873.2207</text:p>
          </table:table-cell>
          <table:table-cell office:value-type="float" office:value="4933.5098" calcext:value-type="float">
            <text:p>4933.5098</text:p>
          </table:table-cell>
          <table:table-cell office:value-type="float" office:value="1213.8" calcext:value-type="float">
            <text:p>121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529</text:p>
          </table:table-cell>
          <table:table-cell office:value-type="float" office:value="94.028" calcext:value-type="float">
            <text:p>94.028</text:p>
          </table:table-cell>
          <table:table-cell office:value-type="float" office:value="17.02" calcext:value-type="float">
            <text:p>17.02</text:p>
          </table:table-cell>
          <table:table-cell office:value-type="float" office:value="2099.1299" calcext:value-type="float">
            <text:p>2099.1299</text:p>
          </table:table-cell>
          <table:table-cell office:value-type="float" office:value="17807.0605" calcext:value-type="float">
            <text:p>17807.0605</text:p>
          </table:table-cell>
          <table:table-cell office:value-type="float" office:value="4942.52" calcext:value-type="float">
            <text:p>4942.52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05</text:p>
          </table:table-cell>
          <table:table-cell office:value-type="float" office:value="94.561" calcext:value-type="float">
            <text:p>94.561</text:p>
          </table:table-cell>
          <table:table-cell office:value-type="float" office:value="16.44" calcext:value-type="float">
            <text:p>16.44</text:p>
          </table:table-cell>
          <table:table-cell office:value-type="float" office:value="2096.0701" calcext:value-type="float">
            <text:p>2096.0701</text:p>
          </table:table-cell>
          <table:table-cell office:value-type="float" office:value="17865.3398" calcext:value-type="float">
            <text:p>17865.3398</text:p>
          </table:table-cell>
          <table:table-cell office:value-type="float" office:value="4894.5498" calcext:value-type="float">
            <text:p>4894.5498</text:p>
          </table:table-cell>
          <table:table-cell office:value-type="float" office:value="1273.4" calcext:value-type="float">
            <text:p>12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12</text:p>
          </table:table-cell>
          <table:table-cell office:value-type="float" office:value="94.34" calcext:value-type="float">
            <text:p>94.34</text:p>
          </table:table-cell>
          <table:table-cell office:value-type="float" office:value="16.11" calcext:value-type="float">
            <text:p>16.11</text:p>
          </table:table-cell>
          <table:table-cell office:value-type="float" office:value="2071.22" calcext:value-type="float">
            <text:p>2071.22</text:p>
          </table:table-cell>
          <table:table-cell office:value-type="float" office:value="17675.1602" calcext:value-type="float">
            <text:p>17675.1602</text:p>
          </table:table-cell>
          <table:table-cell office:value-type="float" office:value="4800.3398" calcext:value-type="float">
            <text:p>4800.3398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19</text:p>
          </table:table-cell>
          <table:table-cell office:value-type="float" office:value="95.574" calcext:value-type="float">
            <text:p>95.574</text:p>
          </table:table-cell>
          <table:table-cell office:value-type="float" office:value="15.62" calcext:value-type="float">
            <text:p>15.62</text:p>
          </table:table-cell>
          <table:table-cell office:value-type="float" office:value="2037.41" calcext:value-type="float">
            <text:p>2037.41</text:p>
          </table:table-cell>
          <table:table-cell office:value-type="float" office:value="17400.75" calcext:value-type="float">
            <text:p>17400.75</text:p>
          </table:table-cell>
          <table:table-cell office:value-type="float" office:value="4707.98" calcext:value-type="float">
            <text:p>4707.98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626</text:p>
          </table:table-cell>
          <table:table-cell office:value-type="float" office:value="95.714" calcext:value-type="float">
            <text:p>95.714</text:p>
          </table:table-cell>
          <table:table-cell office:value-type="float" office:value="14.56" calcext:value-type="float">
            <text:p>14.56</text:p>
          </table:table-cell>
          <table:table-cell office:value-type="float" office:value="2102.95" calcext:value-type="float">
            <text:p>2102.95</text:p>
          </table:table-cell>
          <table:table-cell office:value-type="float" office:value="17949.3691" calcext:value-type="float">
            <text:p>17949.3691</text:p>
          </table:table-cell>
          <table:table-cell office:value-type="float" office:value="4862.5698" calcext:value-type="float">
            <text:p>4862.5698</text:p>
          </table:table-cell>
          <table:table-cell office:value-type="float" office:value="1336.7" calcext:value-type="float">
            <text:p>133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03</text:p>
          </table:table-cell>
          <table:table-cell office:value-type="float" office:value="96.327" calcext:value-type="float">
            <text:p>96.327</text:p>
          </table:table-cell>
          <table:table-cell office:value-type="float" office:value="13.58" calcext:value-type="float">
            <text:p>13.58</text:p>
          </table:table-cell>
          <table:table-cell office:value-type="float" office:value="2129.8999" calcext:value-type="float">
            <text:p>2129.8999</text:p>
          </table:table-cell>
          <table:table-cell office:value-type="float" office:value="18146.7402" calcext:value-type="float">
            <text:p>18146.7402</text:p>
          </table:table-cell>
          <table:table-cell office:value-type="float" office:value="4956.7598" calcext:value-type="float">
            <text:p>4956.7598</text:p>
          </table:table-cell>
          <table:table-cell office:value-type="float" office:value="1356.6" calcext:value-type="float">
            <text:p>135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10</text:p>
          </table:table-cell>
          <table:table-cell office:value-type="float" office:value="96.563" calcext:value-type="float">
            <text:p>96.563</text:p>
          </table:table-cell>
          <table:table-cell office:value-type="float" office:value="15.58" calcext:value-type="float">
            <text:p>15.58</text:p>
          </table:table-cell>
          <table:table-cell office:value-type="float" office:value="2161.74" calcext:value-type="float">
            <text:p>2161.74</text:p>
          </table:table-cell>
          <table:table-cell office:value-type="float" office:value="18516.5508" calcext:value-type="float">
            <text:p>18516.5508</text:p>
          </table:table-cell>
          <table:table-cell office:value-type="float" office:value="5029.5898" calcext:value-type="float">
            <text:p>5029.5898</text:p>
          </table:table-cell>
          <table:table-cell office:value-type="float" office:value="1326.5" calcext:value-type="float">
            <text:p>13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17</text:p>
          </table:table-cell>
          <table:table-cell office:value-type="float" office:value="97.516" calcext:value-type="float">
            <text:p>97.516</text:p>
          </table:table-cell>
          <table:table-cell office:value-type="float" office:value="15.66" calcext:value-type="float">
            <text:p>15.66</text:p>
          </table:table-cell>
          <table:table-cell office:value-type="float" office:value="2175.03" calcext:value-type="float">
            <text:p>2175.03</text:p>
          </table:table-cell>
          <table:table-cell office:value-type="float" office:value="18570.8496" calcext:value-type="float">
            <text:p>18570.8496</text:p>
          </table:table-cell>
          <table:table-cell office:value-type="float" office:value="5100.1602" calcext:value-type="float">
            <text:p>5100.1602</text:p>
          </table:table-cell>
          <table:table-cell office:value-type="float" office:value="1323.1" calcext:value-type="float">
            <text:p>132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24</text:p>
          </table:table-cell>
          <table:table-cell office:value-type="float" office:value="95.491" calcext:value-type="float">
            <text:p>95.491</text:p>
          </table:table-cell>
          <table:table-cell office:value-type="float" office:value="14.5" calcext:value-type="float">
            <text:p>14.5</text:p>
          </table:table-cell>
          <table:table-cell office:value-type="float" office:value="2173.6001" calcext:value-type="float">
            <text:p>2173.6001</text:p>
          </table:table-cell>
          <table:table-cell office:value-type="float" office:value="18432.2402" calcext:value-type="float">
            <text:p>18432.2402</text:p>
          </table:table-cell>
          <table:table-cell office:value-type="float" office:value="5162.1299" calcext:value-type="float">
            <text:p>5162.1299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731</text:p>
          </table:table-cell>
          <table:table-cell office:value-type="float" office:value="96.136" calcext:value-type="float">
            <text:p>96.136</text:p>
          </table:table-cell>
          <table:table-cell office:value-type="float" office:value="15.9" calcext:value-type="float">
            <text:p>15.9</text:p>
          </table:table-cell>
          <table:table-cell office:value-type="float" office:value="2182.8701" calcext:value-type="float">
            <text:p>2182.8701</text:p>
          </table:table-cell>
          <table:table-cell office:value-type="float" office:value="18543.5293" calcext:value-type="float">
            <text:p>18543.5293</text:p>
          </table:table-cell>
          <table:table-cell office:value-type="float" office:value="5221.1201" calcext:value-type="float">
            <text:p>5221.1201</text:p>
          </table:table-cell>
          <table:table-cell office:value-type="float" office:value="1336.4" calcext:value-type="float">
            <text:p>13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07</text:p>
          </table:table-cell>
          <table:table-cell office:value-type="float" office:value="95.682" calcext:value-type="float">
            <text:p>95.682</text:p>
          </table:table-cell>
          <table:table-cell office:value-type="float" office:value="15.1" calcext:value-type="float">
            <text:p>15.1</text:p>
          </table:table-cell>
          <table:table-cell office:value-type="float" office:value="2184.05" calcext:value-type="float">
            <text:p>2184.05</text:p>
          </table:table-cell>
          <table:table-cell office:value-type="float" office:value="18576.4707" calcext:value-type="float">
            <text:p>18576.4707</text:p>
          </table:table-cell>
          <table:table-cell office:value-type="float" office:value="5232.8999" calcext:value-type="float">
            <text:p>5232.8999</text:p>
          </table:table-cell>
          <table:table-cell office:value-type="float" office:value="1335.8" calcext:value-type="float">
            <text:p>133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14</text:p>
          </table:table-cell>
          <table:table-cell office:value-type="float" office:value="94.483" calcext:value-type="float">
            <text:p>94.483</text:p>
          </table:table-cell>
          <table:table-cell office:value-type="float" office:value="15.8" calcext:value-type="float">
            <text:p>15.8</text:p>
          </table:table-cell>
          <table:table-cell office:value-type="float" office:value="2183.8701" calcext:value-type="float">
            <text:p>2183.8701</text:p>
          </table:table-cell>
          <table:table-cell office:value-type="float" office:value="18552.5703" calcext:value-type="float">
            <text:p>18552.5703</text:p>
          </table:table-cell>
          <table:table-cell office:value-type="float" office:value="5238.3799" calcext:value-type="float">
            <text:p>5238.3799</text:p>
          </table:table-cell>
          <table:table-cell office:value-type="float" office:value="1340.4" calcext:value-type="float">
            <text:p>134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21</text:p>
          </table:table-cell>
          <table:table-cell office:value-type="float" office:value="95.542" calcext:value-type="float">
            <text:p>95.542</text:p>
          </table:table-cell>
          <table:table-cell office:value-type="float" office:value="16.28" calcext:value-type="float">
            <text:p>16.28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18395.4004" calcext:value-type="float">
            <text:p>18395.4004</text:p>
          </table:table-cell>
          <table:table-cell office:value-type="float" office:value="5218.9199" calcext:value-type="float">
            <text:p>5218.9199</text:p>
          </table:table-cell>
          <table:table-cell office:value-type="float" office:value="1321.5" calcext:value-type="float">
            <text:p>13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828</text:p>
          </table:table-cell>
          <table:table-cell office:value-type="float" office:value="95.844" calcext:value-type="float">
            <text:p>95.844</text:p>
          </table:table-cell>
          <table:table-cell office:value-type="float" office:value="16.07" calcext:value-type="float">
            <text:p>16.07</text:p>
          </table:table-cell>
          <table:table-cell office:value-type="float" office:value="2179.98" calcext:value-type="float">
            <text:p>2179.98</text:p>
          </table:table-cell>
          <table:table-cell office:value-type="float" office:value="18491.9609" calcext:value-type="float">
            <text:p>18491.9609</text:p>
          </table:table-cell>
          <table:table-cell office:value-type="float" office:value="5249.8999" calcext:value-type="float">
            <text:p>5249.8999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04</text:p>
          </table:table-cell>
          <table:table-cell office:value-type="float" office:value="95.328" calcext:value-type="float">
            <text:p>95.328</text:p>
          </table:table-cell>
          <table:table-cell office:value-type="float" office:value="16.75" calcext:value-type="float">
            <text:p>16.75</text:p>
          </table:table-cell>
          <table:table-cell office:value-type="float" office:value="2127.8101" calcext:value-type="float">
            <text:p>2127.8101</text:p>
          </table:table-cell>
          <table:table-cell office:value-type="float" office:value="18085.4492" calcext:value-type="float">
            <text:p>18085.4492</text:p>
          </table:table-cell>
          <table:table-cell office:value-type="float" office:value="5125.9102" calcext:value-type="float">
            <text:p>5125.9102</text:p>
          </table:table-cell>
          <table:table-cell office:value-type="float" office:value="1330.1" calcext:value-type="float">
            <text:p>133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11</text:p>
          </table:table-cell>
          <table:table-cell office:value-type="float" office:value="96.105" calcext:value-type="float">
            <text:p>96.105</text:p>
          </table:table-cell>
          <table:table-cell office:value-type="float" office:value="16.94" calcext:value-type="float">
            <text:p>16.94</text:p>
          </table:table-cell>
          <table:table-cell office:value-type="float" office:value="2139.1599" calcext:value-type="float">
            <text:p>2139.1599</text:p>
          </table:table-cell>
          <table:table-cell office:value-type="float" office:value="18123.8008" calcext:value-type="float">
            <text:p>18123.8008</text:p>
          </table:table-cell>
          <table:table-cell office:value-type="float" office:value="5244.5698" calcext:value-type="float">
            <text:p>5244.5698</text:p>
          </table:table-cell>
          <table:table-cell office:value-type="float" office:value="1305.8" calcext:value-type="float">
            <text:p>130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18</text:p>
          </table:table-cell>
          <table:table-cell office:value-type="float" office:value="95.392" calcext:value-type="float">
            <text:p>95.392</text:p>
          </table:table-cell>
          <table:table-cell office:value-type="float" office:value="16.2" calcext:value-type="float">
            <text:p>16.2</text:p>
          </table:table-cell>
          <table:table-cell office:value-type="float" office:value="2164.6899" calcext:value-type="float">
            <text:p>2164.6899</text:p>
          </table:table-cell>
          <table:table-cell office:value-type="float" office:value="18261.4492" calcext:value-type="float">
            <text:p>18261.4492</text:p>
          </table:table-cell>
          <table:table-cell office:value-type="float" office:value="5305.75" calcext:value-type="float">
            <text:p>5305.75</text:p>
          </table:table-cell>
          <table:table-cell office:value-type="float" office:value="1337.2" calcext:value-type="float">
            <text:p>133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0925</text:p>
          </table:table-cell>
          <table:table-cell office:value-type="float" office:value="95.385" calcext:value-type="float">
            <text:p>95.385</text:p>
          </table:table-cell>
          <table:table-cell office:value-type="float" office:value="15.98" calcext:value-type="float">
            <text:p>15.98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18308.1504" calcext:value-type="float">
            <text:p>18308.1504</text:p>
          </table:table-cell>
          <table:table-cell office:value-type="float" office:value="5312" calcext:value-type="float">
            <text:p>5312</text:p>
          </table:table-cell>
          <table:table-cell office:value-type="float" office:value="1313.3" calcext:value-type="float">
            <text:p>131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02</text:p>
          </table:table-cell>
          <table:table-cell office:value-type="float" office:value="96.654" calcext:value-type="float">
            <text:p>96.654</text:p>
          </table:table-cell>
          <table:table-cell office:value-type="float" office:value="17.23" calcext:value-type="float">
            <text:p>17.23</text:p>
          </table:table-cell>
          <table:table-cell office:value-type="float" office:value="2153.74" calcext:value-type="float">
            <text:p>2153.74</text:p>
          </table:table-cell>
          <table:table-cell office:value-type="float" office:value="18240.4902" calcext:value-type="float">
            <text:p>18240.4902</text:p>
          </table:table-cell>
          <table:table-cell office:value-type="float" office:value="5292.3999" calcext:value-type="float">
            <text:p>5292.3999</text:p>
          </table:table-cell>
          <table:table-cell office:value-type="float" office:value="1248.9" calcext:value-type="float">
            <text:p>12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09</text:p>
          </table:table-cell>
          <table:table-cell office:value-type="float" office:value="97.997" calcext:value-type="float">
            <text:p>97.997</text:p>
          </table:table-cell>
          <table:table-cell office:value-type="float" office:value="18.05" calcext:value-type="float">
            <text:p>18.05</text:p>
          </table:table-cell>
          <table:table-cell office:value-type="float" office:value="2132.98" calcext:value-type="float">
            <text:p>2132.98</text:p>
          </table:table-cell>
          <table:table-cell office:value-type="float" office:value="18138.3809" calcext:value-type="float">
            <text:p>18138.3809</text:p>
          </table:table-cell>
          <table:table-cell office:value-type="float" office:value="5214.1602" calcext:value-type="float">
            <text:p>5214.1602</text:p>
          </table:table-cell>
          <table:table-cell office:value-type="float" office:value="1253.1" calcext:value-type="float">
            <text:p>125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16</text:p>
          </table:table-cell>
          <table:table-cell office:value-type="float" office:value="98.686" calcext:value-type="float">
            <text:p>98.686</text:p>
          </table:table-cell>
          <table:table-cell office:value-type="float" office:value="17.36" calcext:value-type="float">
            <text:p>17.36</text:p>
          </table:table-cell>
          <table:table-cell office:value-type="float" office:value="2141.1599" calcext:value-type="float">
            <text:p>2141.1599</text:p>
          </table:table-cell>
          <table:table-cell office:value-type="float" office:value="18145.7109" calcext:value-type="float">
            <text:p>18145.7109</text:p>
          </table:table-cell>
          <table:table-cell office:value-type="float" office:value="5257.3999" calcext:value-type="float">
            <text:p>5257.3999</text:p>
          </table:table-cell>
          <table:table-cell office:value-type="float" office:value="1265.9" calcext:value-type="float">
            <text:p>126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23</text:p>
          </table:table-cell>
          <table:table-cell office:value-type="float" office:value="98.342" calcext:value-type="float">
            <text:p>98.342</text:p>
          </table:table-cell>
          <table:table-cell office:value-type="float" office:value="18.49" calcext:value-type="float">
            <text:p>18.49</text:p>
          </table:table-cell>
          <table:table-cell office:value-type="float" office:value="2126.4099" calcext:value-type="float">
            <text:p>2126.4099</text:p>
          </table:table-cell>
          <table:table-cell office:value-type="float" office:value="18161.1895" calcext:value-type="float">
            <text:p>18161.1895</text:p>
          </table:table-cell>
          <table:table-cell office:value-type="float" office:value="5190.1001" calcext:value-type="float">
            <text:p>5190.1001</text:p>
          </table:table-cell>
          <table:table-cell office:value-type="float" office:value="1275.5" calcext:value-type="float">
            <text:p>12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030</text:p>
          </table:table-cell>
          <table:table-cell office:value-type="float" office:value="97.088" calcext:value-type="float">
            <text:p>97.088</text:p>
          </table:table-cell>
          <table:table-cell office:value-type="float" office:value="17.78" calcext:value-type="float">
            <text:p>17.78</text:p>
          </table:table-cell>
          <table:table-cell office:value-type="float" office:value="2085.1799" calcext:value-type="float">
            <text:p>2085.1799</text:p>
          </table:table-cell>
          <table:table-cell office:value-type="float" office:value="17888.2793" calcext:value-type="float">
            <text:p>17888.2793</text:p>
          </table:table-cell>
          <table:table-cell office:value-type="float" office:value="5046.3701" calcext:value-type="float">
            <text:p>5046.3701</text:p>
          </table:table-cell>
          <table:table-cell office:value-type="float" office:value="1303.3" calcext:value-type="float">
            <text:p>130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06</text:p>
          </table:table-cell>
          <table:table-cell office:value-type="float" office:value="99.05" calcext:value-type="float">
            <text:p>99.05</text:p>
          </table:table-cell>
          <table:table-cell office:value-type="float" office:value="21.38" calcext:value-type="float">
            <text:p>21.38</text:p>
          </table:table-cell>
          <table:table-cell office:value-type="float" office:value="2164.45" calcext:value-type="float">
            <text:p>2164.45</text:p>
          </table:table-cell>
          <table:table-cell office:value-type="float" office:value="18847.6602" calcext:value-type="float">
            <text:p>18847.6602</text:p>
          </table:table-cell>
          <table:table-cell office:value-type="float" office:value="5237.1099" calcext:value-type="float">
            <text:p>5237.1099</text:p>
          </table:table-cell>
          <table:table-cell office:value-type="float" office:value="1223.5" calcext:value-type="float">
            <text:p>122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13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23.48" calcext:value-type="float">
            <text:p>23.48</text:p>
          </table:table-cell>
          <table:table-cell office:value-type="float" office:value="2181.8999" calcext:value-type="float">
            <text:p>2181.8999</text:p>
          </table:table-cell>
          <table:table-cell office:value-type="float" office:value="18867.9297" calcext:value-type="float">
            <text:p>18867.9297</text:p>
          </table:table-cell>
          <table:table-cell office:value-type="float" office:value="5321.5098" calcext:value-type="float">
            <text:p>5321.5098</text:p>
          </table:table-cell>
          <table:table-cell office:value-type="float" office:value="1208.5" calcext:value-type="float">
            <text:p>120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20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3.59" calcext:value-type="float">
            <text:p>23.59</text:p>
          </table:table-cell>
          <table:table-cell office:value-type="float" office:value="2213.3501" calcext:value-type="float">
            <text:p>2213.3501</text:p>
          </table:table-cell>
          <table:table-cell office:value-type="float" office:value="19152.1406" calcext:value-type="float">
            <text:p>19152.1406</text:p>
          </table:table-cell>
          <table:table-cell office:value-type="float" office:value="5398.9199" calcext:value-type="float">
            <text:p>5398.9199</text:p>
          </table:table-cell>
          <table:table-cell office:value-type="float" office:value="1178.2" calcext:value-type="float">
            <text:p>11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127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23.92" calcext:value-type="float">
            <text:p>23.9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19170.4199" calcext:value-type="float">
            <text:p>19170.4199</text:p>
          </table:table-cell>
          <table:table-cell office:value-type="float" office:value="5255.6499" calcext:value-type="float">
            <text:p>5255.6499</text:p>
          </table:table-cell>
          <table:table-cell office:value-type="float" office:value="1175.1" calcext:value-type="float">
            <text:p>11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04</text:p>
          </table:table-cell>
          <table:table-cell office:value-type="float" office:value="101.62" calcext:value-type="float">
            <text:p>101.62</text:p>
          </table:table-cell>
          <table:table-cell office:value-type="float" office:value="24.66" calcext:value-type="float">
            <text:p>24.6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19756.8496" calcext:value-type="float">
            <text:p>19756.8496</text:p>
          </table:table-cell>
          <table:table-cell office:value-type="float" office:value="5444.5" calcext:value-type="float">
            <text:p>5444.5</text:p>
          </table:table-cell>
          <table:table-cell office:value-type="float" office:value="1159.4" calcext:value-type="float">
            <text:p>115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11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25.99" calcext:value-type="float">
            <text:p>25.99</text:p>
          </table:table-cell>
          <table:table-cell office:value-type="float" office:value="2258.0701" calcext:value-type="float">
            <text:p>2258.0701</text:p>
          </table:table-cell>
          <table:table-cell office:value-type="float" office:value="19843.4102" calcext:value-type="float">
            <text:p>19843.4102</text:p>
          </table:table-cell>
          <table:table-cell office:value-type="float" office:value="5437.1602" calcext:value-type="float">
            <text:p>5437.1602</text:p>
          </table:table-cell>
          <table:table-cell office:value-type="float" office:value="1135.3" calcext:value-type="float">
            <text:p>113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18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25.43" calcext:value-type="float">
            <text:p>25.43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19933.8105" calcext:value-type="float">
            <text:p>19933.8105</text:p>
          </table:table-cell>
          <table:table-cell office:value-type="float" office:value="5462.6899" calcext:value-type="float">
            <text:p>5462.6899</text:p>
          </table:table-cell>
          <table:table-cell office:value-type="float" office:value="1131.9" calcext:value-type="float">
            <text:p>11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61225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24.46" calcext:value-type="float">
            <text:p>24.46</text:p>
          </table:table-cell>
          <table:table-cell office:value-type="float" office:value="2238.8301" calcext:value-type="float">
            <text:p>2238.8301</text:p>
          </table:table-cell>
          <table:table-cell office:value-type="float" office:value="19762.5996" calcext:value-type="float">
            <text:p>19762.5996</text:p>
          </table:table-cell>
          <table:table-cell office:value-type="float" office:value="5383.1201" calcext:value-type="float">
            <text:p>5383.1201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01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24.21" calcext:value-type="float">
            <text:p>24.21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19963.8008" calcext:value-type="float">
            <text:p>19963.8008</text:p>
          </table:table-cell>
          <table:table-cell office:value-type="float" office:value="5521.0601" calcext:value-type="float">
            <text:p>5521.0601</text:p>
          </table:table-cell>
          <table:table-cell office:value-type="float" office:value="1171.9" calcext:value-type="float">
            <text:p>11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08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23.98" calcext:value-type="float">
            <text:p>23.98</text:p>
          </table:table-cell>
          <table:table-cell office:value-type="float" office:value="2274.6399" calcext:value-type="float">
            <text:p>2274.6399</text:p>
          </table:table-cell>
          <table:table-cell office:value-type="float" office:value="19885.7305" calcext:value-type="float">
            <text:p>19885.7305</text:p>
          </table:table-cell>
          <table:table-cell office:value-type="float" office:value="5574.1201" calcext:value-type="float">
            <text:p>5574.1201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15</text:p>
          </table:table-cell>
          <table:table-cell office:value-type="float" office:value="100.69" calcext:value-type="float">
            <text:p>100.69</text:p>
          </table:table-cell>
          <table:table-cell office:value-type="float" office:value="24.67" calcext:value-type="float">
            <text:p>24.67</text:p>
          </table:table-cell>
          <table:table-cell office:value-type="float" office:value="2271.3101" calcext:value-type="float">
            <text:p>2271.3101</text:p>
          </table:table-cell>
          <table:table-cell office:value-type="float" office:value="19827.25" calcext:value-type="float">
            <text:p>19827.25</text:p>
          </table:table-cell>
          <table:table-cell office:value-type="float" office:value="5555.3301" calcext:value-type="float">
            <text:p>5555.3301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22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24.86" calcext:value-type="float">
            <text:p>24.86</text:p>
          </table:table-cell>
          <table:table-cell office:value-type="float" office:value="2294.6899" calcext:value-type="float">
            <text:p>2294.6899</text:p>
          </table:table-cell>
          <table:table-cell office:value-type="float" office:value="20093.7793" calcext:value-type="float">
            <text:p>20093.7793</text:p>
          </table:table-cell>
          <table:table-cell office:value-type="float" office:value="5660.7798" calcext:value-type="float">
            <text:p>5660.7798</text:p>
          </table:table-cell>
          <table:table-cell office:value-type="float" office:value="1188.1" calcext:value-type="float">
            <text:p>118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129</text:p>
          </table:table-cell>
          <table:table-cell office:value-type="float" office:value="99.842" calcext:value-type="float">
            <text:p>99.842</text:p>
          </table:table-cell>
          <table:table-cell office:value-type="float" office:value="24.67" calcext:value-type="float">
            <text:p>24.67</text:p>
          </table:table-cell>
          <table:table-cell office:value-type="float" office:value="2297.4199" calcext:value-type="float">
            <text:p>2297.4199</text:p>
          </table:table-cell>
          <table:table-cell office:value-type="float" office:value="20071.4609" calcext:value-type="float">
            <text:p>20071.4609</text:p>
          </table:table-cell>
          <table:table-cell office:value-type="float" office:value="5666.77" calcext:value-type="float">
            <text:p>5666.77</text:p>
          </table:table-cell>
          <table:table-cell office:value-type="float" office:value="1218.5" calcext:value-type="float">
            <text:p>121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05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24.09" calcext:value-type="float">
            <text:p>24.09</text:p>
          </table:table-cell>
          <table:table-cell office:value-type="float" office:value="2316.1001" calcext:value-type="float">
            <text:p>2316.1001</text:p>
          </table:table-cell>
          <table:table-cell office:value-type="float" office:value="20269.3691" calcext:value-type="float">
            <text:p>20269.3691</text:p>
          </table:table-cell>
          <table:table-cell office:value-type="float" office:value="5734.1299" calcext:value-type="float">
            <text:p>5734.1299</text:p>
          </table:table-cell>
          <table:table-cell office:value-type="float" office:value="1234.4" calcext:value-type="float">
            <text:p>12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12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24.2" calcext:value-type="float">
            <text:p>24.2</text:p>
          </table:table-cell>
          <table:table-cell office:value-type="float" office:value="2351.1599" calcext:value-type="float">
            <text:p>2351.1599</text:p>
          </table:table-cell>
          <table:table-cell office:value-type="float" office:value="20624.0508" calcext:value-type="float">
            <text:p>20624.0508</text:p>
          </table:table-cell>
          <table:table-cell office:value-type="float" office:value="5838.5801" calcext:value-type="float">
            <text:p>5838.5801</text:p>
          </table:table-cell>
          <table:table-cell office:value-type="float" office:value="1237.6" calcext:value-type="float">
            <text:p>12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19</text:p>
          </table:table-cell>
          <table:table-cell office:value-type="float" office:value="101.09" calcext:value-type="float">
            <text:p>101.09</text:p>
          </table:table-cell>
          <table:table-cell office:value-type="float" office:value="23.15" calcext:value-type="float">
            <text:p>23.15</text:p>
          </table:table-cell>
          <table:table-cell office:value-type="float" office:value="2367.3401" calcext:value-type="float">
            <text:p>2367.3401</text:p>
          </table:table-cell>
          <table:table-cell office:value-type="float" office:value="20821.7598" calcext:value-type="float">
            <text:p>20821.7598</text:p>
          </table:table-cell>
          <table:table-cell office:value-type="float" office:value="5845.3101" calcext:value-type="float">
            <text:p>5845.3101</text:p>
          </table:table-cell>
          <table:table-cell office:value-type="float" office:value="1256.9" calcext:value-type="float">
            <text:p>125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226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383.1201" calcext:value-type="float">
            <text:p>2383.1201</text:p>
          </table:table-cell>
          <table:table-cell office:value-type="float" office:value="21005.7109" calcext:value-type="float">
            <text:p>21005.7109</text:p>
          </table:table-cell>
          <table:table-cell office:value-type="float" office:value="5870.75" calcext:value-type="float">
            <text:p>5870.75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05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25.75" calcext:value-type="float">
            <text:p>25.75</text:p>
          </table:table-cell>
          <table:table-cell office:value-type="float" office:value="2372.6001" calcext:value-type="float">
            <text:p>2372.6001</text:p>
          </table:table-cell>
          <table:table-cell office:value-type="float" office:value="20902.9805" calcext:value-type="float">
            <text:p>20902.9805</text:p>
          </table:table-cell>
          <table:table-cell office:value-type="float" office:value="5861.73" calcext:value-type="float">
            <text:p>5861.73</text:p>
          </table:table-cell>
          <table:table-cell office:value-type="float" office:value="1200.7" calcext:value-type="float">
            <text:p>12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12</text:p>
          </table:table-cell>
          <table:table-cell office:value-type="float" office:value="100.115" calcext:value-type="float">
            <text:p>100.115</text:p>
          </table:table-cell>
          <table:table-cell office:value-type="float" office:value="25.01" calcext:value-type="float">
            <text:p>25.0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0914.6191" calcext:value-type="float">
            <text:p>20914.6191</text:p>
          </table:table-cell>
          <table:table-cell office:value-type="float" office:value="5901" calcext:value-type="float">
            <text:p>5901</text:p>
          </table:table-cell>
          <table:table-cell office:value-type="float" office:value="1229.8" calcext:value-type="float">
            <text:p>122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19</text:p>
          </table:table-cell>
          <table:table-cell office:value-type="float" office:value="99.442" calcext:value-type="float">
            <text:p>99.442</text:p>
          </table:table-cell>
          <table:table-cell office:value-type="float" office:value="24.18" calcext:value-type="float">
            <text:p>24.18</text:p>
          </table:table-cell>
          <table:table-cell office:value-type="float" office:value="2343.98" calcext:value-type="float">
            <text:p>2343.98</text:p>
          </table:table-cell>
          <table:table-cell office:value-type="float" office:value="20596.7207" calcext:value-type="float">
            <text:p>20596.7207</text:p>
          </table:table-cell>
          <table:table-cell office:value-type="float" office:value="5828.7402" calcext:value-type="float">
            <text:p>5828.7402</text:p>
          </table:table-cell>
          <table:table-cell office:value-type="float" office:value="1248.2" calcext:value-type="float">
            <text:p>12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326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23.89" calcext:value-type="float">
            <text:p>23.89</text:p>
          </table:table-cell>
          <table:table-cell office:value-type="float" office:value="2362.72" calcext:value-type="float">
            <text:p>2362.72</text:p>
          </table:table-cell>
          <table:table-cell office:value-type="float" office:value="20663.2207" calcext:value-type="float">
            <text:p>20663.2207</text:p>
          </table:table-cell>
          <table:table-cell office:value-type="float" office:value="5911.7402" calcext:value-type="float">
            <text:p>5911.7402</text:p>
          </table:table-cell>
          <table:table-cell office:value-type="float" office:value="1247.3" calcext:value-type="float">
            <text:p>124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02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23.82" calcext:value-type="float">
            <text:p>23.82</text:p>
          </table:table-cell>
          <table:table-cell office:value-type="float" office:value="2355.54" calcext:value-type="float">
            <text:p>2355.54</text:p>
          </table:table-cell>
          <table:table-cell office:value-type="float" office:value="20656.0996" calcext:value-type="float">
            <text:p>20656.0996</text:p>
          </table:table-cell>
          <table:table-cell office:value-type="float" office:value="5877.8101" calcext:value-type="float">
            <text:p>5877.8101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09</text:p>
          </table:table-cell>
          <table:table-cell office:value-type="float" office:value="100.463" calcext:value-type="float">
            <text:p>100.463</text:p>
          </table:table-cell>
          <table:table-cell office:value-type="float" office:value="22.32" calcext:value-type="float">
            <text:p>22.3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0453.25" calcext:value-type="float">
            <text:p>20453.25</text:p>
          </table:table-cell>
          <table:table-cell office:value-type="float" office:value="5805.1499" calcext:value-type="float">
            <text:p>5805.1499</text:p>
          </table:table-cell>
          <table:table-cell office:value-type="float" office:value="1285.9" calcext:value-type="float">
            <text:p>128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16</text:p>
          </table:table-cell>
          <table:table-cell office:value-type="float" office:value="99.88" calcext:value-type="float">
            <text:p>99.88</text:p>
          </table:table-cell>
          <table:table-cell office:value-type="float" office:value="22.46" calcext:value-type="float">
            <text:p>22.46</text:p>
          </table:table-cell>
          <table:table-cell office:value-type="float" office:value="2348.6899" calcext:value-type="float">
            <text:p>2348.6899</text:p>
          </table:table-cell>
          <table:table-cell office:value-type="float" office:value="20547.7598" calcext:value-type="float">
            <text:p>20547.7598</text:p>
          </table:table-cell>
          <table:table-cell office:value-type="float" office:value="5910.52" calcext:value-type="float">
            <text:p>5910.52</text:p>
          </table:table-cell>
          <table:table-cell office:value-type="float" office:value="1287.4" calcext:value-type="float">
            <text:p>128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23</text:p>
          </table:table-cell>
          <table:table-cell office:value-type="float" office:value="98.898" calcext:value-type="float">
            <text:p>98.898</text:p>
          </table:table-cell>
          <table:table-cell office:value-type="float" office:value="22.89" calcext:value-type="float">
            <text:p>22.89</text:p>
          </table:table-cell>
          <table:table-cell office:value-type="float" office:value="2384.2" calcext:value-type="float">
            <text:p>2384.2</text:p>
          </table:table-cell>
          <table:table-cell office:value-type="float" office:value="20940.5098" calcext:value-type="float">
            <text:p>20940.5098</text:p>
          </table:table-cell>
          <table:table-cell office:value-type="float" office:value="6047.6099" calcext:value-type="float">
            <text:p>6047.6099</text:p>
          </table:table-cell>
          <table:table-cell office:value-type="float" office:value="1266.1" calcext:value-type="float">
            <text:p>126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430</text:p>
          </table:table-cell>
          <table:table-cell office:value-type="float" office:value="98.528" calcext:value-type="float">
            <text:p>98.528</text:p>
          </table:table-cell>
          <table:table-cell office:value-type="float" office:value="23.5" calcext:value-type="float">
            <text:p>23.5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21006.9395" calcext:value-type="float">
            <text:p>21006.9395</text:p>
          </table:table-cell>
          <table:table-cell office:value-type="float" office:value="6100.7598" calcext:value-type="float">
            <text:p>6100.7598</text:p>
          </table:table-cell>
          <table:table-cell office:value-type="float" office:value="1224.8" calcext:value-type="float">
            <text:p>122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07</text:p>
          </table:table-cell>
          <table:table-cell office:value-type="float" office:value="99.131" calcext:value-type="float">
            <text:p>99.1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90.8999" calcext:value-type="float">
            <text:p>2390.8999</text:p>
          </table:table-cell>
          <table:table-cell office:value-type="float" office:value="20896.6094" calcext:value-type="float">
            <text:p>20896.6094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226.2" calcext:value-type="float">
            <text:p>122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14</text:p>
          </table:table-cell>
          <table:table-cell office:value-type="float" office:value="97.03" calcext:value-type="float">
            <text:p>97.03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.73" calcext:value-type="float">
            <text:p>2381.73</text:p>
          </table:table-cell>
          <table:table-cell office:value-type="float" office:value="20804.8398" calcext:value-type="float">
            <text:p>20804.8398</text:p>
          </table:table-cell>
          <table:table-cell office:value-type="float" office:value="6083.7002" calcext:value-type="float">
            <text:p>6083.7002</text:p>
          </table:table-cell>
          <table:table-cell office:value-type="float" office:value="1252.7" calcext:value-type="float">
            <text:p>125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21</text:p>
          </table:table-cell>
          <table:table-cell office:value-type="float" office:value="97.364" calcext:value-type="float">
            <text:p>97.364</text:p>
          </table:table-cell>
          <table:table-cell office:value-type="float" office:value="22.5" calcext:value-type="float">
            <text:p>22.5</text:p>
          </table:table-cell>
          <table:table-cell office:value-type="float" office:value="2415.8201" calcext:value-type="float">
            <text:p>2415.8201</text:p>
          </table:table-cell>
          <table:table-cell office:value-type="float" office:value="21080.2793" calcext:value-type="float">
            <text:p>21080.2793</text:p>
          </table:table-cell>
          <table:table-cell office:value-type="float" office:value="6210.1899" calcext:value-type="float">
            <text:p>6210.1899</text:p>
          </table:table-cell>
          <table:table-cell office:value-type="float" office:value="1267.6" calcext:value-type="float">
            <text:p>126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528</text:p>
          </table:table-cell>
          <table:table-cell office:value-type="float" office:value="96.67" calcext:value-type="float">
            <text:p>96.67</text:p>
          </table:table-cell>
          <table:table-cell office:value-type="float" office:value="21.59" calcext:value-type="float">
            <text:p>21.59</text:p>
          </table:table-cell>
          <table:table-cell office:value-type="float" office:value="2439.0701" calcext:value-type="float">
            <text:p>2439.0701</text:p>
          </table:table-cell>
          <table:table-cell office:value-type="float" office:value="21206.2891" calcext:value-type="float">
            <text:p>21206.2891</text:p>
          </table:table-cell>
          <table:table-cell office:value-type="float" office:value="6305.7998" calcext:value-type="float">
            <text:p>6305.7998</text:p>
          </table:table-cell>
          <table:table-cell office:value-type="float" office:value="1276.8" calcext:value-type="float">
            <text:p>127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04</text:p>
          </table:table-cell>
          <table:table-cell office:value-type="float" office:value="97.239" calcext:value-type="float">
            <text:p>97.239</text:p>
          </table:table-cell>
          <table:table-cell office:value-type="float" office:value="22.02" calcext:value-type="float">
            <text:p>22.02</text:p>
          </table:table-cell>
          <table:table-cell office:value-type="float" office:value="2431.77" calcext:value-type="float">
            <text:p>2431.77</text:p>
          </table:table-cell>
          <table:table-cell office:value-type="float" office:value="21271.9707" calcext:value-type="float">
            <text:p>21271.9707</text:p>
          </table:table-cell>
          <table:table-cell office:value-type="float" office:value="6207.9199" calcext:value-type="float">
            <text:p>6207.9199</text:p>
          </table:table-cell>
          <table:table-cell office:value-type="float" office:value="1268.5" calcext:value-type="float">
            <text:p>12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11</text:p>
          </table:table-cell>
          <table:table-cell office:value-type="float" office:value="97.146" calcext:value-type="float">
            <text:p>97.146</text:p>
          </table:table-cell>
          <table:table-cell office:value-type="float" office:value="21.53" calcext:value-type="float">
            <text:p>21.53</text:p>
          </table:table-cell>
          <table:table-cell office:value-type="float" office:value="2433.1499" calcext:value-type="float">
            <text:p>2433.1499</text:p>
          </table:table-cell>
          <table:table-cell office:value-type="float" office:value="21384.2793" calcext:value-type="float">
            <text:p>21384.2793</text:p>
          </table:table-cell>
          <table:table-cell office:value-type="float" office:value="6151.7598" calcext:value-type="float">
            <text:p>6151.7598</text:p>
          </table:table-cell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18</text:p>
          </table:table-cell>
          <table:table-cell office:value-type="float" office:value="96.942" calcext:value-type="float">
            <text:p>96.942</text:p>
          </table:table-cell>
          <table:table-cell office:value-type="float" office:value="21.44" calcext:value-type="float">
            <text:p>21.4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394.7598" calcext:value-type="float">
            <text:p>21394.7598</text:p>
          </table:table-cell>
          <table:table-cell office:value-type="float" office:value="6265.25" calcext:value-type="float">
            <text:p>6265.25</text:p>
          </table:table-cell>
          <table:table-cell office:value-type="float" office:value="1256.2" calcext:value-type="float">
            <text:p>12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625</text:p>
          </table:table-cell>
          <table:table-cell office:value-type="float" office:value="95.421" calcext:value-type="float">
            <text:p>95.421</text:p>
          </table:table-cell>
          <table:table-cell office:value-type="float" office:value="23.04" calcext:value-type="float">
            <text:p>23.04</text:p>
          </table:table-cell>
          <table:table-cell office:value-type="float" office:value="2423.4099" calcext:value-type="float">
            <text:p>2423.4099</text:p>
          </table:table-cell>
          <table:table-cell office:value-type="float" office:value="21349.6309" calcext:value-type="float">
            <text:p>21349.6309</text:p>
          </table:table-cell>
          <table:table-cell office:value-type="float" office:value="6140.4199" calcext:value-type="float">
            <text:p>6140.4199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02</text:p>
          </table:table-cell>
          <table:table-cell office:value-type="float" office:value="95.792" calcext:value-type="float">
            <text:p>95.792</text:p>
          </table:table-cell>
          <table:table-cell office:value-type="float" office:value="23.86" calcext:value-type="float">
            <text:p>23.86</text:p>
          </table:table-cell>
          <table:table-cell office:value-type="float" office:value="2425.1799" calcext:value-type="float">
            <text:p>2425.1799</text:p>
          </table:table-cell>
          <table:table-cell office:value-type="float" office:value="21414.3398" calcext:value-type="float">
            <text:p>21414.3398</text:p>
          </table:table-cell>
          <table:table-cell office:value-type="float" office:value="6153.0801" calcext:value-type="float">
            <text:p>6153.0801</text:p>
          </table:table-cell>
          <table:table-cell office:value-type="float" office:value="1208.6" calcext:value-type="float">
            <text:p>120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09</text:p>
          </table:table-cell>
          <table:table-cell office:value-type="float" office:value="94.93" calcext:value-type="float">
            <text:p>94.93</text:p>
          </table:table-cell>
          <table:table-cell office:value-type="float" office:value="23.32" calcext:value-type="float">
            <text:p>23.32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21637.7402" calcext:value-type="float">
            <text:p>21637.7402</text:p>
          </table:table-cell>
          <table:table-cell office:value-type="float" office:value="6312.4702" calcext:value-type="float">
            <text:p>6312.4702</text:p>
          </table:table-cell>
          <table:table-cell office:value-type="float" office:value="1226.6" calcext:value-type="float">
            <text:p>122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16</text:p>
          </table:table-cell>
          <table:table-cell office:value-type="float" office:value="93.679" calcext:value-type="float">
            <text:p>93.679</text:p>
          </table:table-cell>
          <table:table-cell office:value-type="float" office:value="22.37" calcext:value-type="float">
            <text:p>22.37</text:p>
          </table:table-cell>
          <table:table-cell office:value-type="float" office:value="2472.54" calcext:value-type="float">
            <text:p>2472.54</text:p>
          </table:table-cell>
          <table:table-cell office:value-type="float" office:value="21580.0703" calcext:value-type="float">
            <text:p>21580.0703</text:p>
          </table:table-cell>
          <table:table-cell office:value-type="float" office:value="6387.75" calcext:value-type="float">
            <text:p>6387.75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23</text:p>
          </table:table-cell>
          <table:table-cell office:value-type="float" office:value="93.114" calcext:value-type="float">
            <text:p>93.114</text:p>
          </table:table-cell>
          <table:table-cell office:value-type="float" office:value="22.91" calcext:value-type="float">
            <text:p>22.91</text:p>
          </table:table-cell>
          <table:table-cell office:value-type="float" office:value="2472.1001" calcext:value-type="float">
            <text:p>2472.1001</text:p>
          </table:table-cell>
          <table:table-cell office:value-type="float" office:value="21830.3105" calcext:value-type="float">
            <text:p>21830.3105</text:p>
          </table:table-cell>
          <table:table-cell office:value-type="float" office:value="6374.6802" calcext:value-type="float">
            <text:p>6374.6802</text:p>
          </table:table-cell>
          <table:table-cell office:value-type="float" office:value="1268.4" calcext:value-type="float">
            <text:p>126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730</text:p>
          </table:table-cell>
          <table:table-cell office:value-type="float" office:value="93.416" calcext:value-type="float">
            <text:p>93.416</text:p>
          </table:table-cell>
          <table:table-cell office:value-type="float" office:value="22.64" calcext:value-type="float">
            <text:p>22.64</text:p>
          </table:table-cell>
          <table:table-cell office:value-type="float" office:value="2476.8301" calcext:value-type="float">
            <text:p>2476.8301</text:p>
          </table:table-cell>
          <table:table-cell office:value-type="float" office:value="22092.8105" calcext:value-type="float">
            <text:p>22092.8105</text:p>
          </table:table-cell>
          <table:table-cell office:value-type="float" office:value="6351.5601" calcext:value-type="float">
            <text:p>6351.5601</text:p>
          </table:table-cell>
          <table:table-cell office:value-type="float" office:value="1258.3" calcext:value-type="float">
            <text:p>125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06</text:p>
          </table:table-cell>
          <table:table-cell office:value-type="float" office:value="92.956" calcext:value-type="float">
            <text:p>92.956</text:p>
          </table:table-cell>
          <table:table-cell office:value-type="float" office:value="21.91" calcext:value-type="float">
            <text:p>21.91</text:p>
          </table:table-cell>
          <table:table-cell office:value-type="float" office:value="2441.3201" calcext:value-type="float">
            <text:p>2441.3201</text:p>
          </table:table-cell>
          <table:table-cell office:value-type="float" office:value="21858.3203" calcext:value-type="float">
            <text:p>21858.3203</text:p>
          </table:table-cell>
          <table:table-cell office:value-type="float" office:value="6256.5601" calcext:value-type="float">
            <text:p>6256.5601</text:p>
          </table:table-cell>
          <table:table-cell office:value-type="float" office:value="1287.7" calcext:value-type="float">
            <text:p>128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13</text:p>
          </table:table-cell>
          <table:table-cell office:value-type="float" office:value="93.359" calcext:value-type="float">
            <text:p>93.359</text:p>
          </table:table-cell>
          <table:table-cell office:value-type="float" office:value="21.97" calcext:value-type="float">
            <text:p>21.97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1674.5098" calcext:value-type="float">
            <text:p>21674.5098</text:p>
          </table:table-cell>
          <table:table-cell office:value-type="float" office:value="6216.5298" calcext:value-type="float">
            <text:p>6216.5298</text:p>
          </table:table-cell>
          <table:table-cell office:value-type="float" office:value="1285.7" calcext:value-type="float">
            <text:p>128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20</text:p>
          </table:table-cell>
          <table:table-cell office:value-type="float" office:value="92.677" calcext:value-type="float">
            <text:p>92.677</text:p>
          </table:table-cell>
          <table:table-cell office:value-type="float" office:value="21.69" calcext:value-type="float">
            <text:p>21.69</text:p>
          </table:table-cell>
          <table:table-cell office:value-type="float" office:value="2443.05" calcext:value-type="float">
            <text:p>2443.05</text:p>
          </table:table-cell>
          <table:table-cell office:value-type="float" office:value="21813.6699" calcext:value-type="float">
            <text:p>21813.6699</text:p>
          </table:table-cell>
          <table:table-cell office:value-type="float" office:value="6265.6401" calcext:value-type="float">
            <text:p>6265.6401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827</text:p>
          </table:table-cell>
          <table:table-cell office:value-type="float" office:value="92.769" calcext:value-type="float">
            <text:p>92.769</text:p>
          </table:table-cell>
          <table:table-cell office:value-type="float" office:value="21.66" calcext:value-type="float">
            <text:p>21.66</text:p>
          </table:table-cell>
          <table:table-cell office:value-type="float" office:value="2476.55" calcext:value-type="float">
            <text:p>2476.55</text:p>
          </table:table-cell>
          <table:table-cell office:value-type="float" office:value="21987.5605" calcext:value-type="float">
            <text:p>21987.5605</text:p>
          </table:table-cell>
          <table:table-cell office:value-type="float" office:value="6435.3301" calcext:value-type="float">
            <text:p>6435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03</text:p>
          </table:table-cell>
          <table:table-cell office:value-type="float" office:value="91.326" calcext:value-type="float">
            <text:p>91.326</text:p>
          </table:table-cell>
          <table:table-cell office:value-type="float" office:value="20.54" calcext:value-type="float">
            <text:p>20.54</text:p>
          </table:table-cell>
          <table:table-cell office:value-type="float" office:value="2461.4299" calcext:value-type="float">
            <text:p>2461.4299</text:p>
          </table:table-cell>
          <table:table-cell office:value-type="float" office:value="21797.7891" calcext:value-type="float">
            <text:p>21797.7891</text:p>
          </table:table-cell>
          <table:table-cell office:value-type="float" office:value="6360.1899" calcext:value-type="float">
            <text:p>6360.1899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10</text:p>
          </table:table-cell>
          <table:table-cell office:value-type="float" office:value="91.863" calcext:value-type="float">
            <text:p>91.863</text:p>
          </table:table-cell>
          <table:table-cell office:value-type="float" office:value="22.02" calcext:value-type="float">
            <text:p>22.02</text:p>
          </table:table-cell>
          <table:table-cell office:value-type="float" office:value="2500.23" calcext:value-type="float">
            <text:p>2500.23</text:p>
          </table:table-cell>
          <table:table-cell office:value-type="float" office:value="22268.3398" calcext:value-type="float">
            <text:p>22268.3398</text:p>
          </table:table-cell>
          <table:table-cell office:value-type="float" office:value="6448.4702" calcext:value-type="float">
            <text:p>6448.47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17</text:p>
          </table:table-cell>
          <table:table-cell office:value-type="float" office:value="91.967" calcext:value-type="float">
            <text:p>91.967</text:p>
          </table:table-cell>
          <table:table-cell office:value-type="float" office:value="22.53" calcext:value-type="float">
            <text:p>22.53</text:p>
          </table:table-cell>
          <table:table-cell office:value-type="float" office:value="2502.22" calcext:value-type="float">
            <text:p>2502.22</text:p>
          </table:table-cell>
          <table:table-cell office:value-type="float" office:value="22349.5898" calcext:value-type="float">
            <text:p>22349.5898</text:p>
          </table:table-cell>
          <table:table-cell office:value-type="float" office:value="6426.9199" calcext:value-type="float">
            <text:p>6426.9199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0924</text:p>
          </table:table-cell>
          <table:table-cell office:value-type="float" office:value="92.883" calcext:value-type="float">
            <text:p>92.883</text:p>
          </table:table-cell>
          <table:table-cell office:value-type="float" office:value="23.39" calcext:value-type="float">
            <text:p>23.39</text:p>
          </table:table-cell>
          <table:table-cell office:value-type="float" office:value="2519.3601" calcext:value-type="float">
            <text:p>2519.3601</text:p>
          </table:table-cell>
          <table:table-cell office:value-type="float" office:value="22405.0898" calcext:value-type="float">
            <text:p>22405.0898</text:p>
          </table:table-cell>
          <table:table-cell office:value-type="float" office:value="6495.96" calcext:value-type="float">
            <text:p>6495.96</text:p>
          </table:table-cell>
          <table:table-cell office:value-type="float" office:value="1316.7" calcext:value-type="float">
            <text:p>131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01</text:p>
          </table:table-cell>
          <table:table-cell office:value-type="float" office:value="93.641" calcext:value-type="float">
            <text:p>93.641</text:p>
          </table:table-cell>
          <table:table-cell office:value-type="float" office:value="23.61" calcext:value-type="float">
            <text:p>23.61</text:p>
          </table:table-cell>
          <table:table-cell office:value-type="float" office:value="2549.3301" calcext:value-type="float">
            <text:p>2549.3301</text:p>
          </table:table-cell>
          <table:table-cell office:value-type="float" office:value="22773.6699" calcext:value-type="float">
            <text:p>22773.6699</text:p>
          </table:table-cell>
          <table:table-cell office:value-type="float" office:value="6590.1802" calcext:value-type="float">
            <text:p>6590.1802</text:p>
          </table:table-cell>
          <table:table-cell office:value-type="float" office:value="1271.6" calcext:value-type="float">
            <text:p>127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08</text:p>
          </table:table-cell>
          <table:table-cell office:value-type="float" office:value="92.935" calcext:value-type="float">
            <text:p>92.935</text:p>
          </table:table-cell>
          <table:table-cell office:value-type="float" office:value="22.75" calcext:value-type="float">
            <text:p>22.75</text:p>
          </table:table-cell>
          <table:table-cell office:value-type="float" office:value="2553.1699" calcext:value-type="float">
            <text:p>2553.1699</text:p>
          </table:table-cell>
          <table:table-cell office:value-type="float" office:value="22871.7207" calcext:value-type="float">
            <text:p>22871.7207</text:p>
          </table:table-cell>
          <table:table-cell office:value-type="float" office:value="6605.7998" calcext:value-type="float">
            <text:p>6605.7998</text:p>
          </table:table-cell>
          <table:table-cell office:value-type="float" office:value="1301.5" calcext:value-type="float">
            <text:p>13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15</text:p>
          </table:table-cell>
          <table:table-cell office:value-type="float" office:value="93.579" calcext:value-type="float">
            <text:p>93.579</text:p>
          </table:table-cell>
          <table:table-cell office:value-type="float" office:value="23.83" calcext:value-type="float">
            <text:p>23.83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328.6309" calcext:value-type="float">
            <text:p>23328.6309</text:p>
          </table:table-cell>
          <table:table-cell office:value-type="float" office:value="6629.0498" calcext:value-type="float">
            <text:p>6629.0498</text:p>
          </table:table-cell>
          <table:table-cell office:value-type="float" office:value="1277.4" calcext:value-type="float">
            <text:p>127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22</text:p>
          </table:table-cell>
          <table:table-cell office:value-type="float" office:value="94.822" calcext:value-type="float">
            <text:p>94.822</text:p>
          </table:table-cell>
          <table:table-cell office:value-type="float" office:value="24.16" calcext:value-type="float">
            <text:p>24.16</text:p>
          </table:table-cell>
          <table:table-cell office:value-type="float" office:value="2581.0701" calcext:value-type="float">
            <text:p>2581.0701</text:p>
          </table:table-cell>
          <table:table-cell office:value-type="float" office:value="23434.1895" calcext:value-type="float">
            <text:p>23434.1895</text:p>
          </table:table-cell>
          <table:table-cell office:value-type="float" office:value="6701.2598" calcext:value-type="float">
            <text:p>6701.2598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029</text:p>
          </table:table-cell>
          <table:table-cell office:value-type="float" office:value="94.858" calcext:value-type="float">
            <text:p>94.858</text:p>
          </table:table-cell>
          <table:table-cell office:value-type="float" office:value="23.33" calcext:value-type="float">
            <text:p>23.33</text:p>
          </table:table-cell>
          <table:table-cell office:value-type="float" office:value="2587.8401" calcext:value-type="float">
            <text:p>2587.8401</text:p>
          </table:table-cell>
          <table:table-cell office:value-type="float" office:value="23539.1895" calcext:value-type="float">
            <text:p>23539.1895</text:p>
          </table:table-cell>
          <table:table-cell office:value-type="float" office:value="6764.4399" calcext:value-type="float">
            <text:p>6764.4399</text:p>
          </table:table-cell>
          <table:table-cell office:value-type="float" office:value="1266.5" calcext:value-type="float">
            <text:p>126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05</text:p>
          </table:table-cell>
          <table:table-cell office:value-type="float" office:value="94.278" calcext:value-type="float">
            <text:p>94.278</text:p>
          </table:table-cell>
          <table:table-cell office:value-type="float" office:value="24.02" calcext:value-type="float">
            <text:p>24.02</text:p>
          </table:table-cell>
          <table:table-cell office:value-type="float" office:value="2582.3" calcext:value-type="float">
            <text:p>2582.3</text:p>
          </table:table-cell>
          <table:table-cell office:value-type="float" office:value="23422.2109" calcext:value-type="float">
            <text:p>23422.2109</text:p>
          </table:table-cell>
          <table:table-cell office:value-type="float" office:value="6750.9399" calcext:value-type="float">
            <text:p>6750.93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12</text:p>
          </table:table-cell>
          <table:table-cell office:value-type="float" office:value="93.575" calcext:value-type="float">
            <text:p>93.575</text:p>
          </table:table-cell>
          <table:table-cell office:value-type="float" office:value="23.45" calcext:value-type="float">
            <text:p>23.45</text:p>
          </table:table-cell>
          <table:table-cell office:value-type="float" office:value="2578.8501" calcext:value-type="float">
            <text:p>2578.8501</text:p>
          </table:table-cell>
          <table:table-cell office:value-type="float" office:value="23358.2402" calcext:value-type="float">
            <text:p>23358.2402</text:p>
          </table:table-cell>
          <table:table-cell office:value-type="float" office:value="6782.79" calcext:value-type="float">
            <text:p>6782.7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19</text:p>
          </table:table-cell>
          <table:table-cell office:value-type="float" office:value="92.707" calcext:value-type="float">
            <text:p>92.707</text:p>
          </table:table-cell>
          <table:table-cell office:value-type="float" office:value="23.4" calcext:value-type="float">
            <text:p>23.4</text:p>
          </table:table-cell>
          <table:table-cell office:value-type="float" office:value="2602.4199" calcext:value-type="float">
            <text:p>2602.4199</text:p>
          </table:table-cell>
          <table:table-cell office:value-type="float" office:value="23557.9902" calcext:value-type="float">
            <text:p>23557.9902</text:p>
          </table:table-cell>
          <table:table-cell office:value-type="float" office:value="6889.1602" calcext:value-type="float">
            <text:p>6889.1602</text:p>
          </table:table-cell>
          <table:table-cell office:value-type="float" office:value="1323.7" calcext:value-type="float">
            <text:p>132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126</text:p>
          </table:table-cell>
          <table:table-cell office:value-type="float" office:value="92.841" calcext:value-type="float">
            <text:p>92.841</text:p>
          </table:table-cell>
          <table:table-cell office:value-type="float" office:value="23.63" calcext:value-type="float">
            <text:p>23.63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24231.5898" calcext:value-type="float">
            <text:p>24231.5898</text:p>
          </table:table-cell>
          <table:table-cell office:value-type="float" office:value="6847.5898" calcext:value-type="float">
            <text:p>6847.5898</text:p>
          </table:table-cell>
          <table:table-cell office:value-type="float" office:value="1314.6" calcext:value-type="float">
            <text:p>131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03</text:p>
          </table:table-cell>
          <table:table-cell office:value-type="float" office:value="93.874" calcext:value-type="float">
            <text:p>93.874</text:p>
          </table:table-cell>
          <table:table-cell office:value-type="float" office:value="23.78" calcext:value-type="float">
            <text:p>23.78</text:p>
          </table:table-cell>
          <table:table-cell office:value-type="float" office:value="2651.5" calcext:value-type="float">
            <text:p>2651.5</text:p>
          </table:table-cell>
          <table:table-cell office:value-type="float" office:value="24329.1602" calcext:value-type="float">
            <text:p>24329.1602</text:p>
          </table:table-cell>
          <table:table-cell office:value-type="float" office:value="6840.0801" calcext:value-type="float">
            <text:p>6840.0801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10</text:p>
          </table:table-cell>
          <table:table-cell office:value-type="float" office:value="93.929" calcext:value-type="float">
            <text:p>93.929</text:p>
          </table:table-cell>
          <table:table-cell office:value-type="float" office:value="23.51" calcext:value-type="float">
            <text:p>23.51</text:p>
          </table:table-cell>
          <table:table-cell office:value-type="float" office:value="2675.8101" calcext:value-type="float">
            <text:p>2675.8101</text:p>
          </table:table-cell>
          <table:table-cell office:value-type="float" office:value="24651.7402" calcext:value-type="float">
            <text:p>24651.7402</text:p>
          </table:table-cell>
          <table:table-cell office:value-type="float" office:value="6936.5801" calcext:value-type="float">
            <text:p>6936.5801</text:p>
          </table:table-cell>
          <table:table-cell office:value-type="float" office:value="1289.1" calcext:value-type="float">
            <text:p>12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17</text:p>
          </table:table-cell>
          <table:table-cell office:value-type="float" office:value="92.924" calcext:value-type="float">
            <text:p>92.924</text:p>
          </table:table-cell>
          <table:table-cell office:value-type="float" office:value="24.85" calcext:value-type="float">
            <text:p>24.85</text:p>
          </table:table-cell>
          <table:table-cell office:value-type="float" office:value="2683.3401" calcext:value-type="float">
            <text:p>2683.3401</text:p>
          </table:table-cell>
          <table:table-cell office:value-type="float" office:value="24754.0605" calcext:value-type="float">
            <text:p>24754.0605</text:p>
          </table:table-cell>
          <table:table-cell office:value-type="float" office:value="6959.96" calcext:value-type="float">
            <text:p>6959.96</text:p>
          </table:table-cell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24</text:p>
          </table:table-cell>
          <table:table-cell office:value-type="float" office:value="91.826" calcext:value-type="float">
            <text:p>91.826</text:p>
          </table:table-cell>
          <table:table-cell office:value-type="float" office:value="24.05" calcext:value-type="float">
            <text:p>24.05</text:p>
          </table:table-cell>
          <table:table-cell office:value-type="float" office:value="2673.6101" calcext:value-type="float">
            <text:p>2673.6101</text:p>
          </table:table-cell>
          <table:table-cell office:value-type="float" office:value="24719.2207" calcext:value-type="float">
            <text:p>24719.2207</text:p>
          </table:table-cell>
          <table:table-cell office:value-type="float" office:value="6903.3901" calcext:value-type="float">
            <text:p>6903.3901</text:p>
          </table:table-cell>
          <table:table-cell office:value-type="float" office:value="1342.5" calcext:value-type="float">
            <text:p>13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1231</text:p>
          </table:table-cell>
          <table:table-cell office:value-type="float" office:value="91.673" calcext:value-type="float">
            <text:p>91.673</text:p>
          </table:table-cell>
          <table:table-cell office:value-type="float" office:value="24.76" calcext:value-type="float">
            <text:p>24.76</text:p>
          </table:table-cell>
          <table:table-cell office:value-type="float" office:value="2743.1499" calcext:value-type="float">
            <text:p>2743.1499</text:p>
          </table:table-cell>
          <table:table-cell office:value-type="float" office:value="25295.8691" calcext:value-type="float">
            <text:p>25295.8691</text:p>
          </table:table-cell>
          <table:table-cell office:value-type="float" office:value="7136.5601" calcext:value-type="float">
            <text:p>7136.5601</text:p>
          </table:table-cell>
          <table:table-cell office:value-type="float" office:value="1356.8" calcext:value-type="float">
            <text:p>135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07</text:p>
          </table:table-cell>
          <table:table-cell office:value-type="float" office:value="90.735" calcext:value-type="float">
            <text:p>90.735</text:p>
          </table:table-cell>
          <table:table-cell office:value-type="float" office:value="25.5" calcext:value-type="float">
            <text:p>25.5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25803.1895" calcext:value-type="float">
            <text:p>25803.1895</text:p>
          </table:table-cell>
          <table:table-cell office:value-type="float" office:value="7261.0601" calcext:value-type="float">
            <text:p>7261.0601</text:p>
          </table:table-cell>
          <table:table-cell office:value-type="float" office:value="1371.4" calcext:value-type="float">
            <text:p>137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14</text:p>
          </table:table-cell>
          <table:table-cell office:value-type="float" office:value="90.37" calcext:value-type="float">
            <text:p>90.37</text:p>
          </table:table-cell>
          <table:table-cell office:value-type="float" office:value="26.61" calcext:value-type="float">
            <text:p>26.61</text:p>
          </table:table-cell>
          <table:table-cell office:value-type="float" office:value="2810.3" calcext:value-type="float">
            <text:p>2810.3</text:p>
          </table:table-cell>
          <table:table-cell office:value-type="float" office:value="26071.7207" calcext:value-type="float">
            <text:p>26071.7207</text:p>
          </table:table-cell>
          <table:table-cell office:value-type="float" office:value="7336.3799" calcext:value-type="float">
            <text:p>7336.3799</text:p>
          </table:table-cell>
          <table:table-cell office:value-type="float" office:value="1331.9" calcext:value-type="float">
            <text:p>13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21</text:p>
          </table:table-cell>
          <table:table-cell office:value-type="float" office:value="88.891" calcext:value-type="float">
            <text:p>88.891</text:p>
          </table:table-cell>
          <table:table-cell office:value-type="float" office:value="26.6" calcext:value-type="float">
            <text:p>26.6</text:p>
          </table:table-cell>
          <table:table-cell office:value-type="float" office:value="2872.8701" calcext:value-type="float">
            <text:p>2872.8701</text:p>
          </table:table-cell>
          <table:table-cell office:value-type="float" office:value="26616.7109" calcext:value-type="float">
            <text:p>26616.7109</text:p>
          </table:table-cell>
          <table:table-cell office:value-type="float" office:value="7505.77" calcext:value-type="float">
            <text:p>7505.77</text:p>
          </table:table-cell>
          <table:table-cell office:value-type="float" office:value="1391.2" calcext:value-type="float">
            <text:p>13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128</text:p>
          </table:table-cell>
          <table:table-cell office:value-type="float" office:value="89.036" calcext:value-type="float">
            <text:p>89.036</text:p>
          </table:table-cell>
          <table:table-cell office:value-type="float" office:value="28.41" calcext:value-type="float">
            <text:p>28.41</text:p>
          </table:table-cell>
          <table:table-cell office:value-type="float" office:value="2762.1299" calcext:value-type="float">
            <text:p>2762.1299</text:p>
          </table:table-cell>
          <table:table-cell office:value-type="float" office:value="25520.9609" calcext:value-type="float">
            <text:p>25520.9609</text:p>
          </table:table-cell>
          <table:table-cell office:value-type="float" office:value="7240.9502" calcext:value-type="float">
            <text:p>7240.9502</text:p>
          </table:table-cell>
          <table:table-cell office:value-type="float" office:value="1370.7" calcext:value-type="float">
            <text:p>137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04</text:p>
          </table:table-cell>
          <table:table-cell office:value-type="float" office:value="90.334" calcext:value-type="float">
            <text:p>90.334</text:p>
          </table:table-cell>
          <table:table-cell office:value-type="float" office:value="28.57" calcext:value-type="float">
            <text:p>28.57</text:p>
          </table:table-cell>
          <table:table-cell office:value-type="float" office:value="2619.55" calcext:value-type="float">
            <text:p>2619.55</text:p>
          </table:table-cell>
          <table:table-cell office:value-type="float" office:value="24190.9004" calcext:value-type="float">
            <text:p>24190.9004</text:p>
          </table:table-cell>
          <table:table-cell office:value-type="float" office:value="6874.4902" calcext:value-type="float">
            <text:p>6874.4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11</text:p>
          </table:table-cell>
          <table:table-cell office:value-type="float" office:value="89.013" calcext:value-type="float">
            <text:p>89.013</text:p>
          </table:table-cell>
          <table:table-cell office:value-type="float" office:value="28.73" calcext:value-type="float">
            <text:p>28.73</text:p>
          </table:table-cell>
          <table:table-cell office:value-type="float" office:value="2732.22" calcext:value-type="float">
            <text:p>2732.22</text:p>
          </table:table-cell>
          <table:table-cell office:value-type="float" office:value="25219.3809" calcext:value-type="float">
            <text:p>25219.3809</text:p>
          </table:table-cell>
          <table:table-cell office:value-type="float" office:value="7239.4702" calcext:value-type="float">
            <text:p>7239.4702</text:p>
          </table:table-cell>
          <table:table-cell office:value-type="float" office:value="1390.4" calcext:value-type="float">
            <text:p>139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18</text:p>
          </table:table-cell>
          <table:table-cell office:value-type="float" office:value="89.808" calcext:value-type="float">
            <text:p>89.808</text:p>
          </table:table-cell>
          <table:table-cell office:value-type="float" office:value="28.66" calcext:value-type="float">
            <text:p>28.66</text:p>
          </table:table-cell>
          <table:table-cell office:value-type="float" office:value="2747.3" calcext:value-type="float">
            <text:p>2747.3</text:p>
          </table:table-cell>
          <table:table-cell office:value-type="float" office:value="25309.9902" calcext:value-type="float">
            <text:p>25309.9902</text:p>
          </table:table-cell>
          <table:table-cell office:value-type="float" office:value="7337.3901" calcext:value-type="float">
            <text:p>7337.3901</text:p>
          </table:table-cell>
          <table:table-cell office:value-type="float" office:value="1365.3" calcext:value-type="float">
            <text:p>136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225</text:p>
          </table:table-cell>
          <table:table-cell office:value-type="float" office:value="89.906" calcext:value-type="float">
            <text:p>89.906</text:p>
          </table:table-cell>
          <table:table-cell office:value-type="float" office:value="28.68" calcext:value-type="float">
            <text:p>28.68</text:p>
          </table:table-cell>
          <table:table-cell office:value-type="float" office:value="2691.25" calcext:value-type="float">
            <text:p>2691.25</text:p>
          </table:table-cell>
          <table:table-cell office:value-type="float" office:value="24538.0605" calcext:value-type="float">
            <text:p>24538.0605</text:p>
          </table:table-cell>
          <table:table-cell office:value-type="float" office:value="7257.8701" calcext:value-type="float">
            <text:p>7257.8701</text:p>
          </table:table-cell>
          <table:table-cell office:value-type="float" office:value="1359.5" calcext:value-type="float">
            <text:p>1359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04</text:p>
          </table:table-cell>
          <table:table-cell office:value-type="float" office:value="90.065" calcext:value-type="float">
            <text:p>90.065</text:p>
          </table:table-cell>
          <table:table-cell office:value-type="float" office:value="28.96" calcext:value-type="float">
            <text:p>28.96</text:p>
          </table:table-cell>
          <table:table-cell office:value-type="float" office:value="2786.5701" calcext:value-type="float">
            <text:p>2786.5701</text:p>
          </table:table-cell>
          <table:table-cell office:value-type="float" office:value="25335.7402" calcext:value-type="float">
            <text:p>25335.7402</text:p>
          </table:table-cell>
          <table:table-cell office:value-type="float" office:value="7560.8101" calcext:value-type="float">
            <text:p>7560.8101</text:p>
          </table:table-cell>
          <table:table-cell office:value-type="float" office:value="1360.1" calcext:value-type="float">
            <text:p>136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11</text:p>
          </table:table-cell>
          <table:table-cell office:value-type="float" office:value="90.212" calcext:value-type="float">
            <text:p>90.212</text:p>
          </table:table-cell>
          <table:table-cell office:value-type="float" office:value="28.45" calcext:value-type="float">
            <text:p>28.45</text:p>
          </table:table-cell>
          <table:table-cell office:value-type="float" office:value="2752.01" calcext:value-type="float">
            <text:p>2752.01</text:p>
          </table:table-cell>
          <table:table-cell office:value-type="float" office:value="24946.5098" calcext:value-type="float">
            <text:p>24946.5098</text:p>
          </table:table-cell>
          <table:table-cell office:value-type="float" office:value="7481.9902" calcext:value-type="float">
            <text:p>7481.9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18</text:p>
          </table:table-cell>
          <table:table-cell office:value-type="float" office:value="89.033" calcext:value-type="float">
            <text:p>89.033</text:p>
          </table:table-cell>
          <table:table-cell office:value-type="float" office:value="28.13" calcext:value-type="float">
            <text:p>28.13</text:p>
          </table:table-cell>
          <table:table-cell office:value-type="float" office:value="2588.26" calcext:value-type="float">
            <text:p>2588.26</text:p>
          </table:table-cell>
          <table:table-cell office:value-type="float" office:value="23533.1992" calcext:value-type="float">
            <text:p>23533.1992</text:p>
          </table:table-cell>
          <table:table-cell office:value-type="float" office:value="6992.6699" calcext:value-type="float">
            <text:p>6992.66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325</text:p>
          </table:table-cell>
          <table:table-cell office:value-type="float" office:value="89.812" calcext:value-type="float">
            <text:p>89.812</text:p>
          </table:table-cell>
          <table:table-cell office:value-type="float" office:value="27.41" calcext:value-type="float">
            <text:p>27.41</text:p>
          </table:table-cell>
          <table:table-cell office:value-type="float" office:value="2640.8701" calcext:value-type="float">
            <text:p>2640.8701</text:p>
          </table:table-cell>
          <table:table-cell office:value-type="float" office:value="24103.1094" calcext:value-type="float">
            <text:p>24103.1094</text:p>
          </table:table-cell>
          <table:table-cell office:value-type="float" office:value="7063.4399" calcext:value-type="float">
            <text:p>7063.4399</text:p>
          </table:table-cell>
          <table:table-cell office:value-type="float" office:value="1358.4" calcext:value-type="float">
            <text:p>135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01</text:p>
          </table:table-cell>
          <table:table-cell office:value-type="float" office:value="89.782" calcext:value-type="float">
            <text:p>89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3932.7598" calcext:value-type="float">
            <text:p>23932.7598</text:p>
          </table:table-cell>
          <table:table-cell office:value-type="float" office:value="6915.1099" calcext:value-type="float">
            <text:p>6915.1099</text:p>
          </table:table-cell>
          <table:table-cell office:value-type="float" office:value="1367.7" calcext:value-type="float">
            <text:p>136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08</text:p>
          </table:table-cell>
          <table:table-cell office:value-type="float" office:value="89.503" calcext:value-type="float">
            <text:p>89.503</text:p>
          </table:table-cell>
          <table:table-cell office:value-type="float" office:value="28.25" calcext:value-type="float">
            <text:p>28.25</text:p>
          </table:table-cell>
          <table:table-cell office:value-type="float" office:value="2656.3" calcext:value-type="float">
            <text:p>2656.3</text:p>
          </table:table-cell>
          <table:table-cell office:value-type="float" office:value="24360.1406" calcext:value-type="float">
            <text:p>24360.1406</text:p>
          </table:table-cell>
          <table:table-cell office:value-type="float" office:value="7106.6499" calcext:value-type="float">
            <text:p>7106.6499</text:p>
          </table:table-cell>
          <table:table-cell office:value-type="float" office:value="1379.7" calcext:value-type="float">
            <text:p>13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15</text:p>
          </table:table-cell>
          <table:table-cell office:value-type="float" office:value="90.075" calcext:value-type="float">
            <text:p>90.075</text:p>
          </table:table-cell>
          <table:table-cell office:value-type="float" office:value="29.6" calcext:value-type="float">
            <text:p>29.6</text:p>
          </table:table-cell>
          <table:table-cell office:value-type="float" office:value="2670.1399" calcext:value-type="float">
            <text:p>2670.1399</text:p>
          </table:table-cell>
          <table:table-cell office:value-type="float" office:value="24462.9395" calcext:value-type="float">
            <text:p>24462.9395</text:p>
          </table:table-cell>
          <table:table-cell office:value-type="float" office:value="7146.1299" calcext:value-type="float">
            <text:p>7146.1299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22</text:p>
          </table:table-cell>
          <table:table-cell office:value-type="float" office:value="91.343" calcext:value-type="float">
            <text:p>91.343</text:p>
          </table:table-cell>
          <table:table-cell office:value-type="float" office:value="29.59" calcext:value-type="float">
            <text:p>29.59</text:p>
          </table:table-cell>
          <table:table-cell office:value-type="float" office:value="2669.9099" calcext:value-type="float">
            <text:p>2669.9099</text:p>
          </table:table-cell>
          <table:table-cell office:value-type="float" office:value="24311.1895" calcext:value-type="float">
            <text:p>24311.1895</text:p>
          </table:table-cell>
          <table:table-cell office:value-type="float" office:value="7119.7998" calcext:value-type="float">
            <text:p>7119.7998</text:p>
          </table:table-cell>
          <table:table-cell office:value-type="float" office:value="1355.3" calcext:value-type="float">
            <text:p>13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429</text:p>
          </table:table-cell>
          <table:table-cell office:value-type="float" office:value="92.408" calcext:value-type="float">
            <text:p>92.408</text:p>
          </table:table-cell>
          <table:table-cell office:value-type="float" office:value="29.51" calcext:value-type="float">
            <text:p>29.51</text:p>
          </table:table-cell>
          <table:table-cell office:value-type="float" office:value="2663.4199" calcext:value-type="float">
            <text:p>2663.4199</text:p>
          </table:table-cell>
          <table:table-cell office:value-type="float" office:value="24262.5098" calcext:value-type="float">
            <text:p>24262.5098</text:p>
          </table:table-cell>
          <table:table-cell office:value-type="float" office:value="7209.6201" calcext:value-type="float">
            <text:p>7209.6201</text:p>
          </table:table-cell>
          <table:table-cell office:value-type="float" office:value="1346.5" calcext:value-type="float">
            <text:p>134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06</text:p>
          </table:table-cell>
          <table:table-cell office:value-type="float" office:value="92.411" calcext:value-type="float">
            <text:p>92.411</text:p>
          </table:table-cell>
          <table:table-cell office:value-type="float" office:value="29.7" calcext:value-type="float">
            <text:p>29.7</text:p>
          </table:table-cell>
          <table:table-cell office:value-type="float" office:value="2727.72" calcext:value-type="float">
            <text:p>2727.72</text:p>
          </table:table-cell>
          <table:table-cell office:value-type="float" office:value="24831.1699" calcext:value-type="float">
            <text:p>24831.1699</text:p>
          </table:table-cell>
          <table:table-cell office:value-type="float" office:value="7402.8799" calcext:value-type="float">
            <text:p>7402.8799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13</text:p>
          </table:table-cell>
          <table:table-cell office:value-type="float" office:value="93.544" calcext:value-type="float">
            <text:p>93.544</text:p>
          </table:table-cell>
          <table:table-cell office:value-type="float" office:value="30.6" calcext:value-type="float">
            <text:p>30.6</text:p>
          </table:table-cell>
          <table:table-cell office:value-type="float" office:value="2712.97" calcext:value-type="float">
            <text:p>2712.97</text:p>
          </table:table-cell>
          <table:table-cell office:value-type="float" office:value="24715.0898" calcext:value-type="float">
            <text:p>24715.0898</text:p>
          </table:table-cell>
          <table:table-cell office:value-type="float" office:value="7354.3398" calcext:value-type="float">
            <text:p>7354.3398</text:p>
          </table:table-cell>
          <table:table-cell office:value-type="float" office:value="1322.2" calcext:value-type="float">
            <text:p>13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20</text:p>
          </table:table-cell>
          <table:table-cell office:value-type="float" office:value="94.13" calcext:value-type="float">
            <text:p>94.13</text:p>
          </table:table-cell>
          <table:table-cell office:value-type="float" office:value="29.31" calcext:value-type="float">
            <text:p>29.31</text:p>
          </table:table-cell>
          <table:table-cell office:value-type="float" office:value="2721.3301" calcext:value-type="float">
            <text:p>2721.3301</text:p>
          </table:table-cell>
          <table:table-cell office:value-type="float" office:value="24753.0898" calcext:value-type="float">
            <text:p>24753.0898</text:p>
          </table:table-cell>
          <table:table-cell office:value-type="float" office:value="7433.8501" calcext:value-type="float">
            <text:p>7433.8501</text:p>
          </table:table-cell>
          <table:table-cell office:value-type="float" office:value="1334.4" calcext:value-type="float">
            <text:p>13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527</text:p>
          </table:table-cell>
          <table:table-cell office:value-type="float" office:value="94.169" calcext:value-type="float">
            <text:p>94.169</text:p>
          </table:table-cell>
          <table:table-cell office:value-type="float" office:value="29.02" calcext:value-type="float">
            <text:p>29.02</text:p>
          </table:table-cell>
          <table:table-cell office:value-type="float" office:value="2734.6201" calcext:value-type="float">
            <text:p>2734.6201</text:p>
          </table:table-cell>
          <table:table-cell office:value-type="float" office:value="24635.2109" calcext:value-type="float">
            <text:p>24635.2109</text:p>
          </table:table-cell>
          <table:table-cell office:value-type="float" office:value="7554.3301" calcext:value-type="float">
            <text:p>7554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03</text:p>
          </table:table-cell>
          <table:table-cell office:value-type="float" office:value="93.537" calcext:value-type="float">
            <text:p>93.537</text:p>
          </table:table-cell>
          <table:table-cell office:value-type="float" office:value="29.48" calcext:value-type="float">
            <text:p>29.48</text:p>
          </table:table-cell>
          <table:table-cell office:value-type="float" office:value="2779.03" calcext:value-type="float">
            <text:p>2779.03</text:p>
          </table:table-cell>
          <table:table-cell office:value-type="float" office:value="25316.5293" calcext:value-type="float">
            <text:p>25316.5293</text:p>
          </table:table-cell>
          <table:table-cell office:value-type="float" office:value="7645.5098" calcext:value-type="float">
            <text:p>7645.5098</text:p>
          </table:table-cell>
          <table:table-cell office:value-type="float" office:value="1327.7" calcext:value-type="float">
            <text:p>132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10</text:p>
          </table:table-cell>
          <table:table-cell office:value-type="float" office:value="94.782" calcext:value-type="float">
            <text:p>94.782</text:p>
          </table:table-cell>
          <table:table-cell office:value-type="float" office:value="29.22" calcext:value-type="float">
            <text:p>29.22</text:p>
          </table:table-cell>
          <table:table-cell office:value-type="float" office:value="2779.6599" calcext:value-type="float">
            <text:p>2779.6599</text:p>
          </table:table-cell>
          <table:table-cell office:value-type="float" office:value="25090.4805" calcext:value-type="float">
            <text:p>25090.4805</text:p>
          </table:table-cell>
          <table:table-cell office:value-type="float" office:value="7746.3799" calcext:value-type="float">
            <text:p>7746.3799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17</text:p>
          </table:table-cell>
          <table:table-cell office:value-type="float" office:value="94.18" calcext:value-type="float">
            <text:p>94.18</text:p>
          </table:table-cell>
          <table:table-cell office:value-type="float" office:value="28.95" calcext:value-type="float">
            <text:p>28.95</text:p>
          </table:table-cell>
          <table:table-cell office:value-type="float" office:value="2754.8799" calcext:value-type="float">
            <text:p>2754.8799</text:p>
          </table:table-cell>
          <table:table-cell office:value-type="float" office:value="24580.8906" calcext:value-type="float">
            <text:p>24580.8906</text:p>
          </table:table-cell>
          <table:table-cell office:value-type="float" office:value="7692.8198" calcext:value-type="float">
            <text:p>7692.8198</text:p>
          </table:table-cell>
          <table:table-cell office:value-type="float" office:value="1294.9" calcext:value-type="float">
            <text:p>12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624</text:p>
          </table:table-cell>
          <table:table-cell office:value-type="float" office:value="94.349" calcext:value-type="float">
            <text:p>94.349</text:p>
          </table:table-cell>
          <table:table-cell office:value-type="float" office:value="28.6" calcext:value-type="float">
            <text:p>28.6</text:p>
          </table:table-cell>
          <table:table-cell office:value-type="float" office:value="2718.3701" calcext:value-type="float">
            <text:p>2718.3701</text:p>
          </table:table-cell>
          <table:table-cell office:value-type="float" office:value="24271.4102" calcext:value-type="float">
            <text:p>24271.4102</text:p>
          </table:table-cell>
          <table:table-cell office:value-type="float" office:value="7510.2998" calcext:value-type="float">
            <text:p>7510.2998</text:p>
          </table:table-cell>
          <table:table-cell office:value-type="float" office:value="1278.3" calcext:value-type="float">
            <text:p>127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01</text:p>
          </table:table-cell>
          <table:table-cell office:value-type="float" office:value="93.769" calcext:value-type="float">
            <text:p>93.769</text:p>
          </table:table-cell>
          <table:table-cell office:value-type="float" office:value="28.24" calcext:value-type="float">
            <text:p>28.24</text:p>
          </table:table-cell>
          <table:table-cell office:value-type="float" office:value="2759.8201" calcext:value-type="float">
            <text:p>2759.8201</text:p>
          </table:table-cell>
          <table:table-cell office:value-type="float" office:value="24456.4805" calcext:value-type="float">
            <text:p>24456.4805</text:p>
          </table:table-cell>
          <table:table-cell office:value-type="float" office:value="7688.3901" calcext:value-type="float">
            <text:p>7688.3901</text:p>
          </table:table-cell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08</text:p>
          </table:table-cell>
          <table:table-cell office:value-type="float" office:value="94.5" calcext:value-type="float">
            <text:p>94.5</text:p>
          </table:table-cell>
          <table:table-cell office:value-type="float" office:value="28.29" calcext:value-type="float">
            <text:p>28.29</text:p>
          </table:table-cell>
          <table:table-cell office:value-type="float" office:value="2801.3101" calcext:value-type="float">
            <text:p>2801.3101</text:p>
          </table:table-cell>
          <table:table-cell office:value-type="float" office:value="25019.4102" calcext:value-type="float">
            <text:p>25019.4102</text:p>
          </table:table-cell>
          <table:table-cell office:value-type="float" office:value="7825.98" calcext:value-type="float">
            <text:p>7825.98</text:p>
          </table:table-cell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15</text:p>
          </table:table-cell>
          <table:table-cell office:value-type="float" office:value="94.226" calcext:value-type="float">
            <text:p>94.226</text:p>
          </table:table-cell>
          <table:table-cell office:value-type="float" office:value="28.95" calcext:value-type="float">
            <text:p>28.95</text:p>
          </table:table-cell>
          <table:table-cell office:value-type="float" office:value="2801.8301" calcext:value-type="float">
            <text:p>2801.8301</text:p>
          </table:table-cell>
          <table:table-cell office:value-type="float" office:value="25058.1191" calcext:value-type="float">
            <text:p>25058.1191</text:p>
          </table:table-cell>
          <table:table-cell office:value-type="float" office:value="7820.2002" calcext:value-type="float">
            <text:p>7820.2002</text:p>
          </table:table-cell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22</text:p>
          </table:table-cell>
          <table:table-cell office:value-type="float" office:value="94.46" calcext:value-type="float">
            <text:p>94.46</text:p>
          </table:table-cell>
          <table:table-cell office:value-type="float" office:value="29.58" calcext:value-type="float">
            <text:p>29.58</text:p>
          </table:table-cell>
          <table:table-cell office:value-type="float" office:value="2818.8201" calcext:value-type="float">
            <text:p>2818.8201</text:p>
          </table:table-cell>
          <table:table-cell office:value-type="float" office:value="25451.0605" calcext:value-type="float">
            <text:p>25451.0605</text:p>
          </table:table-cell>
          <table:table-cell office:value-type="float" office:value="7737.4199" calcext:value-type="float">
            <text:p>7737.41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729</text:p>
          </table:table-cell>
          <table:table-cell office:value-type="float" office:value="94.961" calcext:value-type="float">
            <text:p>94.961</text:p>
          </table:table-cell>
          <table:table-cell office:value-type="float" office:value="29.51" calcext:value-type="float">
            <text:p>29.51</text:p>
          </table:table-cell>
          <table:table-cell office:value-type="float" office:value="2840.3501" calcext:value-type="float">
            <text:p>2840.3501</text:p>
          </table:table-cell>
          <table:table-cell office:value-type="float" office:value="25462.5801" calcext:value-type="float">
            <text:p>25462.5801</text:p>
          </table:table-cell>
          <table:table-cell office:value-type="float" office:value="7812.02" calcext:value-type="float">
            <text:p>7812.02</text:p>
          </table:table-cell>
          <table:table-cell office:value-type="float" office:value="1234.6" calcext:value-type="float">
            <text:p>123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05</text:p>
          </table:table-cell>
          <table:table-cell office:value-type="float" office:value="96.218" calcext:value-type="float">
            <text:p>96.2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33.28" calcext:value-type="float">
            <text:p>2833.28</text:p>
          </table:table-cell>
          <table:table-cell office:value-type="float" office:value="25313.1406" calcext:value-type="float">
            <text:p>25313.1406</text:p>
          </table:table-cell>
          <table:table-cell office:value-type="float" office:value="7839.1099" calcext:value-type="float">
            <text:p>7839.1099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12</text:p>
          </table:table-cell>
          <table:table-cell office:value-type="float" office:value="95.981" calcext:value-type="float">
            <text:p>95.981</text:p>
          </table:table-cell>
          <table:table-cell office:value-type="float" office:value="28.64" calcext:value-type="float">
            <text:p>28.64</text:p>
          </table:table-cell>
          <table:table-cell office:value-type="float" office:value="2850.1299" calcext:value-type="float">
            <text:p>2850.1299</text:p>
          </table:table-cell>
          <table:table-cell office:value-type="float" office:value="25669.3203" calcext:value-type="float">
            <text:p>25669.3203</text:p>
          </table:table-cell>
          <table:table-cell office:value-type="float" office:value="7816.3301" calcext:value-type="float">
            <text:p>7816.3301</text:p>
          </table:table-cell>
          <table:table-cell office:value-type="float" office:value="1195.2" calcext:value-type="float">
            <text:p>119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19</text:p>
          </table:table-cell>
          <table:table-cell office:value-type="float" office:value="95.063" calcext:value-type="float">
            <text:p>95.063</text:p>
          </table:table-cell>
          <table:table-cell office:value-type="float" office:value="28.13" calcext:value-type="float">
            <text:p>28.13</text:p>
          </table:table-cell>
          <table:table-cell office:value-type="float" office:value="2874.6899" calcext:value-type="float">
            <text:p>2874.6899</text:p>
          </table:table-cell>
          <table:table-cell office:value-type="float" office:value="25790.3496" calcext:value-type="float">
            <text:p>25790.3496</text:p>
          </table:table-cell>
          <table:table-cell office:value-type="float" office:value="7945.98" calcext:value-type="float">
            <text:p>7945.98</text:p>
          </table:table-cell>
          <table:table-cell office:value-type="float" office:value="1224.4" calcext:value-type="float">
            <text:p>122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826</text:p>
          </table:table-cell>
          <table:table-cell office:value-type="float" office:value="95.083" calcext:value-type="float">
            <text:p>95.083</text:p>
          </table:table-cell>
          <table:table-cell office:value-type="float" office:value="28.6" calcext:value-type="float">
            <text:p>28.6</text:p>
          </table:table-cell>
          <table:table-cell office:value-type="float" office:value="2901.52" calcext:value-type="float">
            <text:p>2901.52</text:p>
          </table:table-cell>
          <table:table-cell office:value-type="float" office:value="25964.8203" calcext:value-type="float">
            <text:p>25964.8203</text:p>
          </table:table-cell>
          <table:table-cell office:value-type="float" office:value="8109.54" calcext:value-type="float">
            <text:p>8109.54</text:p>
          </table:table-cell>
          <table:table-cell office:value-type="float" office:value="1217.7" calcext:value-type="float">
            <text:p>121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02</text:p>
          </table:table-cell>
          <table:table-cell office:value-type="float" office:value="95.329" calcext:value-type="float">
            <text:p>95.329</text:p>
          </table:table-cell>
          <table:table-cell office:value-type="float" office:value="29.39" calcext:value-type="float">
            <text:p>29.39</text:p>
          </table:table-cell>
          <table:table-cell office:value-type="float" office:value="2871.6799" calcext:value-type="float">
            <text:p>2871.6799</text:p>
          </table:table-cell>
          <table:table-cell office:value-type="float" office:value="25916.5391" calcext:value-type="float">
            <text:p>25916.5391</text:p>
          </table:table-cell>
          <table:table-cell office:value-type="float" office:value="7902.54" calcext:value-type="float">
            <text:p>7902.54</text:p>
          </table:table-cell>
          <table:table-cell office:value-type="float" office:value="1211.7" calcext:value-type="float">
            <text:p>121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09</text:p>
          </table:table-cell>
          <table:table-cell office:value-type="float" office:value="94.925" calcext:value-type="float">
            <text:p>94.925</text:p>
          </table:table-cell>
          <table:table-cell office:value-type="float" office:value="29.99" calcext:value-type="float">
            <text:p>29.99</text:p>
          </table:table-cell>
          <table:table-cell office:value-type="float" office:value="2904.98" calcext:value-type="float">
            <text:p>2904.98</text:p>
          </table:table-cell>
          <table:table-cell office:value-type="float" office:value="26154.6699" calcext:value-type="float">
            <text:p>26154.6699</text:p>
          </table:table-cell>
          <table:table-cell office:value-type="float" office:value="8010.04" calcext:value-type="float">
            <text:p>8010.04</text:p>
          </table:table-cell>
          <table:table-cell office:value-type="float" office:value="1212.4" calcext:value-type="float">
            <text:p>121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16</text:p>
          </table:table-cell>
          <table:table-cell office:value-type="float" office:value="93.798" calcext:value-type="float">
            <text:p>93.798</text:p>
          </table:table-cell>
          <table:table-cell office:value-type="float" office:value="30.67" calcext:value-type="float">
            <text:p>30.67</text:p>
          </table:table-cell>
          <table:table-cell office:value-type="float" office:value="2929.6699" calcext:value-type="float">
            <text:p>2929.6699</text:p>
          </table:table-cell>
          <table:table-cell office:value-type="float" office:value="26743.5" calcext:value-type="float">
            <text:p>26743.5</text:p>
          </table:table-cell>
          <table:table-cell office:value-type="float" office:value="7986.9502" calcext:value-type="float">
            <text:p>7986.9502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23</text:p>
          </table:table-cell>
          <table:table-cell office:value-type="float" office:value="94.737" calcext:value-type="float">
            <text:p>94.737</text:p>
          </table:table-cell>
          <table:table-cell office:value-type="float" office:value="30.65" calcext:value-type="float">
            <text:p>30.65</text:p>
          </table:table-cell>
          <table:table-cell office:value-type="float" office:value="2913.98" calcext:value-type="float">
            <text:p>2913.98</text:p>
          </table:table-cell>
          <table:table-cell office:value-type="float" office:value="26458.3105" calcext:value-type="float">
            <text:p>26458.3105</text:p>
          </table:table-cell>
          <table:table-cell office:value-type="float" office:value="8046.3501" calcext:value-type="float">
            <text:p>8046.3501</text:p>
          </table:table-cell>
          <table:table-cell office:value-type="float" office:value="1207.4" calcext:value-type="float">
            <text:p>120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0930</text:p>
          </table:table-cell>
          <table:table-cell office:value-type="float" office:value="95.305" calcext:value-type="float">
            <text:p>95.305</text:p>
          </table:table-cell>
          <table:table-cell office:value-type="float" office:value="32.33" calcext:value-type="float">
            <text:p>32.33</text:p>
          </table:table-cell>
          <table:table-cell office:value-type="float" office:value="2885.5701" calcext:value-type="float">
            <text:p>2885.5701</text:p>
          </table:table-cell>
          <table:table-cell office:value-type="float" office:value="26447.0508" calcext:value-type="float">
            <text:p>26447.0508</text:p>
          </table:table-cell>
          <table:table-cell office:value-type="float" office:value="7788.4502" calcext:value-type="float">
            <text:p>7788.4502</text:p>
          </table:table-cell>
          <table:table-cell office:value-type="float" office:value="1217.4" calcext:value-type="float">
            <text:p>121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07</text:p>
          </table:table-cell>
          <table:table-cell office:value-type="float" office:value="94.911" calcext:value-type="float">
            <text:p>94.911</text:p>
          </table:table-cell>
          <table:table-cell office:value-type="float" office:value="31.67" calcext:value-type="float">
            <text:p>31.67</text:p>
          </table:table-cell>
          <table:table-cell office:value-type="float" office:value="2767.1299" calcext:value-type="float">
            <text:p>2767.1299</text:p>
          </table:table-cell>
          <table:table-cell office:value-type="float" office:value="25339.9902" calcext:value-type="float">
            <text:p>25339.9902</text:p>
          </table:table-cell>
          <table:table-cell office:value-type="float" office:value="7496.8901" calcext:value-type="float">
            <text:p>7496.8901</text:p>
          </table:table-cell>
          <table:table-cell office:value-type="float" office:value="1233.8" calcext:value-type="float">
            <text:p>123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14</text:p>
          </table:table-cell>
          <table:table-cell office:value-type="float" office:value="95.443" calcext:value-type="float">
            <text:p>95.443</text:p>
          </table:table-cell>
          <table:table-cell office:value-type="float" office:value="31.96" calcext:value-type="float">
            <text:p>31.96</text:p>
          </table:table-cell>
          <table:table-cell office:value-type="float" office:value="2767.78" calcext:value-type="float">
            <text:p>2767.78</text:p>
          </table:table-cell>
          <table:table-cell office:value-type="float" office:value="25444.3398" calcext:value-type="float">
            <text:p>25444.3398</text:p>
          </table:table-cell>
          <table:table-cell office:value-type="float" office:value="7449.0298" calcext:value-type="float">
            <text:p>7449.0298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21</text:p>
          </table:table-cell>
          <table:table-cell office:value-type="float" office:value="96.128" calcext:value-type="float">
            <text:p>96.128</text:p>
          </table:table-cell>
          <table:table-cell office:value-type="float" office:value="30.77" calcext:value-type="float">
            <text:p>30.77</text:p>
          </table:table-cell>
          <table:table-cell office:value-type="float" office:value="2658.6899" calcext:value-type="float">
            <text:p>2658.6899</text:p>
          </table:table-cell>
          <table:table-cell office:value-type="float" office:value="24688.3105" calcext:value-type="float">
            <text:p>24688.3105</text:p>
          </table:table-cell>
          <table:table-cell office:value-type="float" office:value="7167.21" calcext:value-type="float">
            <text:p>7167.21</text:p>
          </table:table-cell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028</text:p>
          </table:table-cell>
          <table:table-cell office:value-type="float" office:value="96.343" calcext:value-type="float">
            <text:p>96.343</text:p>
          </table:table-cell>
          <table:table-cell office:value-type="float" office:value="32.2" calcext:value-type="float">
            <text:p>32.2</text:p>
          </table:table-cell>
          <table:table-cell office:value-type="float" office:value="2723.0601" calcext:value-type="float">
            <text:p>2723.0601</text:p>
          </table:table-cell>
          <table:table-cell office:value-type="float" office:value="25270.8301" calcext:value-type="float">
            <text:p>25270.8301</text:p>
          </table:table-cell>
          <table:table-cell office:value-type="float" office:value="7356.9902" calcext:value-type="float">
            <text:p>7356.9902</text:p>
          </table:table-cell>
          <table:table-cell office:value-type="float" office:value="1245.4" calcext:value-type="float">
            <text:p>124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04</text:p>
          </table:table-cell>
          <table:table-cell office:value-type="float" office:value="96.734" calcext:value-type="float">
            <text:p>96.734</text:p>
          </table:table-cell>
          <table:table-cell office:value-type="float" office:value="31.86" calcext:value-type="float">
            <text:p>31.86</text:p>
          </table:table-cell>
          <table:table-cell office:value-type="float" office:value="2781.01" calcext:value-type="float">
            <text:p>2781.01</text:p>
          </table:table-cell>
          <table:table-cell office:value-type="float" office:value="25989.3008" calcext:value-type="float">
            <text:p>25989.3008</text:p>
          </table:table-cell>
          <table:table-cell office:value-type="float" office:value="7406.8999" calcext:value-type="float">
            <text:p>7406.8999</text:p>
          </table:table-cell>
          <table:table-cell office:value-type="float" office:value="1220.8" calcext:value-type="float">
            <text:p>122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11</text:p>
          </table:table-cell>
          <table:table-cell office:value-type="float" office:value="96.333" calcext:value-type="float">
            <text:p>96.333</text:p>
          </table:table-cell>
          <table:table-cell office:value-type="float" office:value="30.65" calcext:value-type="float">
            <text:p>30.65</text:p>
          </table:table-cell>
          <table:table-cell office:value-type="float" office:value="2736.27" calcext:value-type="float">
            <text:p>2736.27</text:p>
          </table:table-cell>
          <table:table-cell office:value-type="float" office:value="25413.2207" calcext:value-type="float">
            <text:p>25413.2207</text:p>
          </table:table-cell>
          <table:table-cell office:value-type="float" office:value="7247.8701" calcext:value-type="float">
            <text:p>7247.8701</text:p>
          </table:table-cell>
          <table:table-cell office:value-type="float" office:value="1234.9" calcext:value-type="float">
            <text:p>123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18</text:p>
          </table:table-cell>
          <table:table-cell office:value-type="float" office:value="96.825" calcext:value-type="float">
            <text:p>96.825</text:p>
          </table:table-cell>
          <table:table-cell office:value-type="float" office:value="30.46" calcext:value-type="float">
            <text:p>30.46</text:p>
          </table:table-cell>
          <table:table-cell office:value-type="float" office:value="2632.5601" calcext:value-type="float">
            <text:p>2632.5601</text:p>
          </table:table-cell>
          <table:table-cell office:value-type="float" office:value="24285.9492" calcext:value-type="float">
            <text:p>24285.9492</text:p>
          </table:table-cell>
          <table:table-cell office:value-type="float" office:value="6938.98" calcext:value-type="float">
            <text:p>6938.98</text:p>
          </table:table-cell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125</text:p>
          </table:table-cell>
          <table:table-cell office:value-type="float" office:value="97.196" calcext:value-type="float">
            <text:p>97.196</text:p>
          </table:table-cell>
          <table:table-cell office:value-type="float" office:value="29.93" calcext:value-type="float">
            <text:p>29.93</text:p>
          </table:table-cell>
          <table:table-cell office:value-type="float" office:value="2760.1699" calcext:value-type="float">
            <text:p>2760.1699</text:p>
          </table:table-cell>
          <table:table-cell office:value-type="float" office:value="25538.4609" calcext:value-type="float">
            <text:p>25538.4609</text:p>
          </table:table-cell>
          <table:table-cell office:value-type="float" office:value="7330.54" calcext:value-type="float">
            <text:p>7330.54</text:p>
          </table:table-cell>
          <table:table-cell office:value-type="float" office:value="1231.8" calcext:value-type="float">
            <text:p>12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02</text:p>
          </table:table-cell>
          <table:table-cell office:value-type="float" office:value="96.476" calcext:value-type="float">
            <text:p>96.476</text:p>
          </table:table-cell>
          <table:table-cell office:value-type="float" office:value="28.58" calcext:value-type="float">
            <text:p>28.58</text:p>
          </table:table-cell>
          <table:table-cell office:value-type="float" office:value="2633.0801" calcext:value-type="float">
            <text:p>2633.0801</text:p>
          </table:table-cell>
          <table:table-cell office:value-type="float" office:value="24388.9492" calcext:value-type="float">
            <text:p>24388.9492</text:p>
          </table:table-cell>
          <table:table-cell office:value-type="float" office:value="6969.25" calcext:value-type="float">
            <text:p>6969.25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09</text:p>
          </table:table-cell>
          <table:table-cell office:value-type="float" office:value="97.43" calcext:value-type="float">
            <text:p>9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4100.5098" calcext:value-type="float">
            <text:p>24100.5098</text:p>
          </table:table-cell>
          <table:table-cell office:value-type="float" office:value="6910.6602" calcext:value-type="float">
            <text:p>6910.6602</text:p>
          </table:table-cell>
          <table:table-cell office:value-type="float" office:value="1247.5" calcext:value-type="float">
            <text:p>124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16</text:p>
          </table:table-cell>
          <table:table-cell office:value-type="float" office:value="96.455" calcext:value-type="float">
            <text:p>96.455</text:p>
          </table:table-cell>
          <table:table-cell office:value-type="float" office:value="27.88" calcext:value-type="float">
            <text:p>27.88</text:p>
          </table:table-cell>
          <table:table-cell office:value-type="float" office:value="2416.6201" calcext:value-type="float">
            <text:p>2416.6201</text:p>
          </table:table-cell>
          <table:table-cell office:value-type="float" office:value="22445.3691" calcext:value-type="float">
            <text:p>22445.3691</text:p>
          </table:table-cell>
          <table:table-cell office:value-type="float" office:value="6332.9902" calcext:value-type="float">
            <text:p>6332.9902</text:p>
          </table:table-cell>
          <table:table-cell office:value-type="float" office:value="1264.2" calcext:value-type="float">
            <text:p>126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23</text:p>
          </table:table-cell>
          <table:table-cell office:value-type="float" office:value="95.965" calcext:value-type="float">
            <text:p>95.965</text:p>
          </table:table-cell>
          <table:table-cell office:value-type="float" office:value="27.16" calcext:value-type="float">
            <text:p>27.16</text:p>
          </table:table-cell>
          <table:table-cell office:value-type="float" office:value="2485.74" calcext:value-type="float">
            <text:p>2485.74</text:p>
          </table:table-cell>
          <table:table-cell office:value-type="float" office:value="23062.4004" calcext:value-type="float">
            <text:p>23062.4004</text:p>
          </table:table-cell>
          <table:table-cell office:value-type="float" office:value="6584.52" calcext:value-type="float">
            <text:p>6584.52</text:p>
          </table:table-cell>
          <table:table-cell office:value-type="float" office:value="1289.3" calcext:value-type="float">
            <text:p>128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81230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531.9399" calcext:value-type="float">
            <text:p>2531.9399</text:p>
          </table:table-cell>
          <table:table-cell office:value-type="float" office:value="23433.1602" calcext:value-type="float">
            <text:p>23433.1602</text:p>
          </table:table-cell>
          <table:table-cell office:value-type="float" office:value="6738.8599" calcext:value-type="float">
            <text:p>6738.8599</text:p>
          </table:table-cell>
          <table:table-cell office:value-type="float" office:value="1292.2" calcext:value-type="float">
            <text:p>12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06</text:p>
          </table:table-cell>
          <table:table-cell office:value-type="float" office:value="95.266" calcext:value-type="float">
            <text:p>95.266</text:p>
          </table:table-cell>
          <table:table-cell office:value-type="float" office:value="26.99" calcext:value-type="float">
            <text:p>26.99</text:p>
          </table:table-cell>
          <table:table-cell office:value-type="float" office:value="2596.26" calcext:value-type="float">
            <text:p>2596.26</text:p>
          </table:table-cell>
          <table:table-cell office:value-type="float" office:value="23995.9492" calcext:value-type="float">
            <text:p>23995.9492</text:p>
          </table:table-cell>
          <table:table-cell office:value-type="float" office:value="6971.48" calcext:value-type="float">
            <text:p>6971.48</text:p>
          </table:table-cell>
          <table:table-cell office:value-type="float" office:value="1296.1" calcext:value-type="float">
            <text:p>12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13</text:p>
          </table:table-cell>
          <table:table-cell office:value-type="float" office:value="95.993" calcext:value-type="float">
            <text:p>95.993</text:p>
          </table:table-cell>
          <table:table-cell office:value-type="float" office:value="27.88" calcext:value-type="float">
            <text:p>27.88</text:p>
          </table:table-cell>
          <table:table-cell office:value-type="float" office:value="2670.71" calcext:value-type="float">
            <text:p>2670.71</text:p>
          </table:table-cell>
          <table:table-cell office:value-type="float" office:value="24706.3496" calcext:value-type="float">
            <text:p>24706.3496</text:p>
          </table:table-cell>
          <table:table-cell office:value-type="float" office:value="7157.23" calcext:value-type="float">
            <text:p>7157.23</text:p>
          </table:table-cell>
          <table:table-cell office:value-type="float" office:value="1288.9" calcext:value-type="float">
            <text:p>128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20</text:p>
          </table:table-cell>
          <table:table-cell office:value-type="float" office:value="95.465" calcext:value-type="float">
            <text:p>95.465</text:p>
          </table:table-cell>
          <table:table-cell office:value-type="float" office:value="27.59" calcext:value-type="float">
            <text:p>27.59</text:p>
          </table:table-cell>
          <table:table-cell office:value-type="float" office:value="2664.76" calcext:value-type="float">
            <text:p>2664.76</text:p>
          </table:table-cell>
          <table:table-cell office:value-type="float" office:value="24737.1992" calcext:value-type="float">
            <text:p>24737.1992</text:p>
          </table:table-cell>
          <table:table-cell office:value-type="float" office:value="7164.8599" calcext:value-type="float">
            <text:p>7164.8599</text:p>
          </table:table-cell>
          <table:table-cell office:value-type="float" office:value="1304.2" calcext:value-type="float">
            <text:p>130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127</text:p>
          </table:table-cell>
          <table:table-cell office:value-type="float" office:value="95.3" calcext:value-type="float">
            <text:p>95.3</text:p>
          </table:table-cell>
          <table:table-cell office:value-type="float" office:value="26.84" calcext:value-type="float">
            <text:p>26.84</text:p>
          </table:table-cell>
          <table:table-cell office:value-type="float" office:value="2706.53" calcext:value-type="float">
            <text:p>2706.53</text:p>
          </table:table-cell>
          <table:table-cell office:value-type="float" office:value="25063.8906" calcext:value-type="float">
            <text:p>25063.8906</text:p>
          </table:table-cell>
          <table:table-cell office:value-type="float" office:value="7263.8701" calcext:value-type="float">
            <text:p>7263.8701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03</text:p>
          </table:table-cell>
          <table:table-cell office:value-type="float" office:value="96.417" calcext:value-type="float">
            <text:p>96.417</text:p>
          </table:table-cell>
          <table:table-cell office:value-type="float" office:value="26.34" calcext:value-type="float">
            <text:p>26.34</text:p>
          </table:table-cell>
          <table:table-cell office:value-type="float" office:value="2707.8799" calcext:value-type="float">
            <text:p>2707.8799</text:p>
          </table:table-cell>
          <table:table-cell office:value-type="float" office:value="25106.3301" calcext:value-type="float">
            <text:p>25106.3301</text:p>
          </table:table-cell>
          <table:table-cell office:value-type="float" office:value="7298.2002" calcext:value-type="float">
            <text:p>7298.2002</text:p>
          </table:table-cell>
          <table:table-cell office:value-type="float" office:value="1318.35" calcext:value-type="float">
            <text:p>131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10</text:p>
          </table:table-cell>
          <table:table-cell office:value-type="float" office:value="96.745" calcext:value-type="float">
            <text:p>96.745</text:p>
          </table:table-cell>
          <table:table-cell office:value-type="float" office:value="26.64" calcext:value-type="float">
            <text:p>26.64</text:p>
          </table:table-cell>
          <table:table-cell office:value-type="float" office:value="2775.6001" calcext:value-type="float">
            <text:p>2775.6001</text:p>
          </table:table-cell>
          <table:table-cell office:value-type="float" office:value="25883.25" calcext:value-type="float">
            <text:p>25883.25</text:p>
          </table:table-cell>
          <table:table-cell office:value-type="float" office:value="7472.4102" calcext:value-type="float">
            <text:p>7472.4102</text:p>
          </table:table-cell>
          <table:table-cell office:value-type="float" office:value="1324.75" calcext:value-type="float">
            <text:p>1324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17</text:p>
          </table:table-cell>
          <table:table-cell office:value-type="float" office:value="96.405" calcext:value-type="float">
            <text:p>96.405</text:p>
          </table:table-cell>
          <table:table-cell office:value-type="float" office:value="26.54" calcext:value-type="float">
            <text:p>26.54</text:p>
          </table:table-cell>
          <table:table-cell office:value-type="float" office:value="2792.6699" calcext:value-type="float">
            <text:p>2792.6699</text:p>
          </table:table-cell>
          <table:table-cell office:value-type="float" office:value="26031.8105" calcext:value-type="float">
            <text:p>26031.8105</text:p>
          </table:table-cell>
          <table:table-cell office:value-type="float" office:value="7527.5498" calcext:value-type="float">
            <text:p>7527.5498</text:p>
          </table:table-cell>
          <table:table-cell office:value-type="float" office:value="1330.65" calcext:value-type="float">
            <text:p>1330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224</text:p>
          </table:table-cell>
          <table:table-cell office:value-type="float" office:value="96.382" calcext:value-type="float">
            <text:p>96.382</text:p>
          </table:table-cell>
          <table:table-cell office:value-type="float" office:value="27.59" calcext:value-type="float">
            <text:p>27.59</text:p>
          </table:table-cell>
          <table:table-cell office:value-type="float" office:value="2803.6899" calcext:value-type="float">
            <text:p>2803.6899</text:p>
          </table:table-cell>
          <table:table-cell office:value-type="float" office:value="26026.3203" calcext:value-type="float">
            <text:p>26026.3203</text:p>
          </table:table-cell>
          <table:table-cell office:value-type="float" office:value="7595.3501" calcext:value-type="float">
            <text:p>7595.3501</text:p>
          </table:table-cell>
          <table:table-cell office:value-type="float" office:value="1294.45" calcext:value-type="float">
            <text:p>1294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03</text:p>
          </table:table-cell>
          <table:table-cell office:value-type="float" office:value="97.322" calcext:value-type="float">
            <text:p>97.322</text:p>
          </table:table-cell>
          <table:table-cell office:value-type="float" office:value="26.3" calcext:value-type="float">
            <text:p>26.3</text:p>
          </table:table-cell>
          <table:table-cell office:value-type="float" office:value="2743.0701" calcext:value-type="float">
            <text:p>2743.0701</text:p>
          </table:table-cell>
          <table:table-cell office:value-type="float" office:value="25450.2402" calcext:value-type="float">
            <text:p>25450.2402</text:p>
          </table:table-cell>
          <table:table-cell office:value-type="float" office:value="7408.1401" calcext:value-type="float">
            <text:p>7408.1401</text:p>
          </table:table-cell>
          <table:table-cell office:value-type="float" office:value="1298.75" calcext:value-type="float">
            <text:p>129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10</text:p>
          </table:table-cell>
          <table:table-cell office:value-type="float" office:value="96.54" calcext:value-type="float">
            <text:p>96.54</text:p>
          </table:table-cell>
          <table:table-cell office:value-type="float" office:value="25.91" calcext:value-type="float">
            <text:p>25.91</text:p>
          </table:table-cell>
          <table:table-cell office:value-type="float" office:value="2822.48" calcext:value-type="float">
            <text:p>2822.48</text:p>
          </table:table-cell>
          <table:table-cell office:value-type="float" office:value="25848.8691" calcext:value-type="float">
            <text:p>25848.8691</text:p>
          </table:table-cell>
          <table:table-cell office:value-type="float" office:value="7688.5298" calcext:value-type="float">
            <text:p>7688.5298</text:p>
          </table:table-cell>
          <table:table-cell office:value-type="float" office:value="1302.25" calcext:value-type="float">
            <text:p>1302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17</text:p>
          </table:table-cell>
          <table:table-cell office:value-type="float" office:value="96.097" calcext:value-type="float">
            <text:p>96.097</text:p>
          </table:table-cell>
          <table:table-cell office:value-type="float" office:value="24.37" calcext:value-type="float">
            <text:p>24.37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25502.3203" calcext:value-type="float">
            <text:p>25502.3203</text:p>
          </table:table-cell>
          <table:table-cell office:value-type="float" office:value="7642.6699" calcext:value-type="float">
            <text:p>7642.6699</text:p>
          </table:table-cell>
          <table:table-cell office:value-type="float" office:value="1313.35" calcext:value-type="float">
            <text:p>131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24</text:p>
          </table:table-cell>
          <table:table-cell office:value-type="float" office:value="96.815" calcext:value-type="float">
            <text:p>96.815</text:p>
          </table:table-cell>
          <table:table-cell office:value-type="float" office:value="24.07" calcext:value-type="float">
            <text:p>24.07</text:p>
          </table:table-cell>
          <table:table-cell office:value-type="float" office:value="2834.3999" calcext:value-type="float">
            <text:p>2834.3999</text:p>
          </table:table-cell>
          <table:table-cell office:value-type="float" office:value="25928.6797" calcext:value-type="float">
            <text:p>25928.6797</text:p>
          </table:table-cell>
          <table:table-cell office:value-type="float" office:value="7729.3198" calcext:value-type="float">
            <text:p>7729.3198</text:p>
          </table:table-cell>
          <table:table-cell office:value-type="float" office:value="1296.95" calcext:value-type="float">
            <text:p>1296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331</text:p>
          </table:table-cell>
          <table:table-cell office:value-type="float" office:value="96.998" calcext:value-type="float">
            <text:p>96.998</text:p>
          </table:table-cell>
          <table:table-cell office:value-type="float" office:value="24.99" calcext:value-type="float">
            <text:p>24.99</text:p>
          </table:table-cell>
          <table:table-cell office:value-type="float" office:value="2892.74" calcext:value-type="float">
            <text:p>2892.74</text:p>
          </table:table-cell>
          <table:table-cell office:value-type="float" office:value="26424.9902" calcext:value-type="float">
            <text:p>26424.9902</text:p>
          </table:table-cell>
          <table:table-cell office:value-type="float" office:value="7938.6899" calcext:value-type="float">
            <text:p>7938.689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07</text:p>
          </table:table-cell>
          <table:table-cell office:value-type="float" office:value="96.56" calcext:value-type="float">
            <text:p>96.56</text:p>
          </table:table-cell>
          <table:table-cell office:value-type="float" office:value="25.62" calcext:value-type="float">
            <text:p>25.62</text:p>
          </table:table-cell>
          <table:table-cell office:value-type="float" office:value="2907.4099" calcext:value-type="float">
            <text:p>2907.4099</text:p>
          </table:table-cell>
          <table:table-cell office:value-type="float" office:value="26412.3008" calcext:value-type="float">
            <text:p>26412.3008</text:p>
          </table:table-cell>
          <table:table-cell office:value-type="float" office:value="7984.1602" calcext:value-type="float">
            <text:p>7984.1602</text:p>
          </table:table-cell>
          <table:table-cell office:value-type="float" office:value="1293.65" calcext:value-type="float">
            <text:p>1293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14</text:p>
          </table:table-cell>
          <table:table-cell office:value-type="float" office:value="97.132" calcext:value-type="float">
            <text:p>97.132</text:p>
          </table:table-cell>
          <table:table-cell office:value-type="float" office:value="25.6" calcext:value-type="float">
            <text:p>25.6</text:p>
          </table:table-cell>
          <table:table-cell office:value-type="float" office:value="2905.03" calcext:value-type="float">
            <text:p>2905.03</text:p>
          </table:table-cell>
          <table:table-cell office:value-type="float" office:value="26559.5391" calcext:value-type="float">
            <text:p>26559.5391</text:p>
          </table:table-cell>
          <table:table-cell office:value-type="float" office:value="7998.0601" calcext:value-type="float">
            <text:p>7998.0601</text:p>
          </table:table-cell>
          <table:table-cell office:value-type="float" office:value="1277.9" calcext:value-type="float">
            <text:p>127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21</text:p>
          </table:table-cell>
          <table:table-cell office:value-type="float" office:value="97.787" calcext:value-type="float">
            <text:p>97.787</text:p>
          </table:table-cell>
          <table:table-cell office:value-type="float" office:value="25" calcext:value-type="float">
            <text:p>25</text:p>
          </table:table-cell>
          <table:table-cell office:value-type="float" office:value="2939.8799" calcext:value-type="float">
            <text:p>2939.8799</text:p>
          </table:table-cell>
          <table:table-cell office:value-type="float" office:value="26543.3301" calcext:value-type="float">
            <text:p>26543.3301</text:p>
          </table:table-cell>
          <table:table-cell office:value-type="float" office:value="8146.3999" calcext:value-type="float">
            <text:p>8146.3999</text:p>
          </table:table-cell>
          <table:table-cell office:value-type="float" office:value="1288.3" calcext:value-type="float">
            <text:p>128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428</text:p>
          </table:table-cell>
          <table:table-cell office:value-type="float" office:value="97.197" calcext:value-type="float">
            <text:p>97.197</text:p>
          </table:table-cell>
          <table:table-cell office:value-type="float" office:value="25.3" calcext:value-type="float">
            <text:p>25.3</text:p>
          </table:table-cell>
          <table:table-cell office:value-type="float" office:value="2945.6399" calcext:value-type="float">
            <text:p>2945.6399</text:p>
          </table:table-cell>
          <table:table-cell office:value-type="float" office:value="26504.9492" calcext:value-type="float">
            <text:p>26504.9492</text:p>
          </table:table-cell>
          <table:table-cell office:value-type="float" office:value="8164" calcext:value-type="float">
            <text:p>8164</text:p>
          </table:table-cell>
          <table:table-cell office:value-type="float" office:value="1280.3" calcext:value-type="float">
            <text:p>128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05</text:p>
          </table:table-cell>
          <table:table-cell office:value-type="float" office:value="97.115" calcext:value-type="float">
            <text:p>97.115</text:p>
          </table:table-cell>
          <table:table-cell office:value-type="float" office:value="24.73" calcext:value-type="float">
            <text:p>24.73</text:p>
          </table:table-cell>
          <table:table-cell office:value-type="float" office:value="2881.3999" calcext:value-type="float">
            <text:p>2881.3999</text:p>
          </table:table-cell>
          <table:table-cell office:value-type="float" office:value="25942.3691" calcext:value-type="float">
            <text:p>25942.3691</text:p>
          </table:table-cell>
          <table:table-cell office:value-type="float" office:value="7916.9399" calcext:value-type="float">
            <text:p>7916.9399</text:p>
          </table:table-cell>
          <table:table-cell office:value-type="float" office:value="1286.7" calcext:value-type="float">
            <text:p>12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12</text:p>
          </table:table-cell>
          <table:table-cell office:value-type="float" office:value="97.852" calcext:value-type="float">
            <text:p>97.852</text:p>
          </table:table-cell>
          <table:table-cell office:value-type="float" office:value="23.93" calcext:value-type="float">
            <text:p>23.93</text:p>
          </table:table-cell>
          <table:table-cell office:value-type="float" office:value="2859.53" calcext:value-type="float">
            <text:p>2859.53</text:p>
          </table:table-cell>
          <table:table-cell office:value-type="float" office:value="25764" calcext:value-type="float">
            <text:p>25764</text:p>
          </table:table-cell>
          <table:table-cell office:value-type="float" office:value="7816.2798" calcext:value-type="float">
            <text:p>7816.2798</text:p>
          </table:table-cell>
          <table:table-cell office:value-type="float" office:value="1277.35" calcext:value-type="float">
            <text:p>127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19</text:p>
          </table:table-cell>
          <table:table-cell office:value-type="float" office:value="97.477" calcext:value-type="float">
            <text:p>97.477</text:p>
          </table:table-cell>
          <table:table-cell office:value-type="float" office:value="23.24" calcext:value-type="float">
            <text:p>23.24</text:p>
          </table:table-cell>
          <table:table-cell office:value-type="float" office:value="2826.0601" calcext:value-type="float">
            <text:p>2826.0601</text:p>
          </table:table-cell>
          <table:table-cell office:value-type="float" office:value="25585.6895" calcext:value-type="float">
            <text:p>25585.6895</text:p>
          </table:table-cell>
          <table:table-cell office:value-type="float" office:value="7637.0098" calcext:value-type="float">
            <text:p>7637.0098</text:p>
          </table:table-cell>
          <table:table-cell office:value-type="float" office:value="1283.6" calcext:value-type="float">
            <text:p>12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526</text:p>
          </table:table-cell>
          <table:table-cell office:value-type="float" office:value="97.675" calcext:value-type="float">
            <text:p>97.675</text:p>
          </table:table-cell>
          <table:table-cell office:value-type="float" office:value="21.33" calcext:value-type="float">
            <text:p>21.33</text:p>
          </table:table-cell>
          <table:table-cell office:value-type="float" office:value="2752.0601" calcext:value-type="float">
            <text:p>2752.0601</text:p>
          </table:table-cell>
          <table:table-cell office:value-type="float" office:value="24815.0391" calcext:value-type="float">
            <text:p>24815.0391</text:p>
          </table:table-cell>
          <table:table-cell office:value-type="float" office:value="7453.1499" calcext:value-type="float">
            <text:p>7453.1499</text:p>
          </table:table-cell>
          <table:table-cell office:value-type="float" office:value="1305.5" calcext:value-type="float">
            <text:p>130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02</text:p>
          </table:table-cell>
          <table:table-cell office:value-type="float" office:value="96.532" calcext:value-type="float">
            <text:p>96.532</text:p>
          </table:table-cell>
          <table:table-cell office:value-type="float" office:value="20.84" calcext:value-type="float">
            <text:p>20.84</text:p>
          </table:table-cell>
          <table:table-cell office:value-type="float" office:value="2873.3401" calcext:value-type="float">
            <text:p>2873.3401</text:p>
          </table:table-cell>
          <table:table-cell office:value-type="float" office:value="25983.9395" calcext:value-type="float">
            <text:p>25983.9395</text:p>
          </table:table-cell>
          <table:table-cell office:value-type="float" office:value="7742.1001" calcext:value-type="float">
            <text:p>7742.1001</text:p>
          </table:table-cell>
          <table:table-cell office:value-type="float" office:value="1344.9" calcext:value-type="float">
            <text:p>134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09</text:p>
          </table:table-cell>
          <table:table-cell office:value-type="float" office:value="97.54" calcext:value-type="float">
            <text:p>97.54</text:p>
          </table:table-cell>
          <table:table-cell office:value-type="float" office:value="20.84" calcext:value-type="float">
            <text:p>20.84</text:p>
          </table:table-cell>
          <table:table-cell office:value-type="float" office:value="2886.98" calcext:value-type="float">
            <text:p>2886.98</text:p>
          </table:table-cell>
          <table:table-cell office:value-type="float" office:value="26089.6094" calcext:value-type="float">
            <text:p>26089.6094</text:p>
          </table:table-cell>
          <table:table-cell office:value-type="float" office:value="7796.6602" calcext:value-type="float">
            <text:p>7796.6602</text:p>
          </table:table-cell>
          <table:table-cell office:value-type="float" office:value="1345.35" calcext:value-type="float">
            <text:p>1345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16</text:p>
          </table:table-cell>
          <table:table-cell office:value-type="float" office:value="95.692" calcext:value-type="float">
            <text:p>95.692</text:p>
          </table:table-cell>
          <table:table-cell office:value-type="float" office:value="20.59" calcext:value-type="float">
            <text:p>20.59</text:p>
          </table:table-cell>
          <table:table-cell office:value-type="float" office:value="2950.46" calcext:value-type="float">
            <text:p>2950.46</text:p>
          </table:table-cell>
          <table:table-cell office:value-type="float" office:value="26719.1309" calcext:value-type="float">
            <text:p>26719.1309</text:p>
          </table:table-cell>
          <table:table-cell office:value-type="float" office:value="8031.71" calcext:value-type="float">
            <text:p>8031.71</text:p>
          </table:table-cell>
          <table:table-cell office:value-type="float" office:value="1403.2" calcext:value-type="float">
            <text:p>14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23</text:p>
          </table:table-cell>
          <table:table-cell office:value-type="float" office:value="95.73" calcext:value-type="float">
            <text:p>95.73</text:p>
          </table:table-cell>
          <table:table-cell office:value-type="float" office:value="20.07" calcext:value-type="float">
            <text:p>20.07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6599.9609" calcext:value-type="float">
            <text:p>26599.9609</text:p>
          </table:table-cell>
          <table:table-cell office:value-type="float" office:value="8006.2402" calcext:value-type="float">
            <text:p>8006.2402</text:p>
          </table:table-cell>
          <table:table-cell office:value-type="float" office:value="1412.5" calcext:value-type="float">
            <text:p>141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630</text:p>
          </table:table-cell>
          <table:table-cell office:value-type="float" office:value="96.835" calcext:value-type="float">
            <text:p>96.835</text:p>
          </table:table-cell>
          <table:table-cell office:value-type="float" office:value="20.39" calcext:value-type="float">
            <text:p>20.39</text:p>
          </table:table-cell>
          <table:table-cell office:value-type="float" office:value="2990.4099" calcext:value-type="float">
            <text:p>2990.4099</text:p>
          </table:table-cell>
          <table:table-cell office:value-type="float" office:value="26922.1191" calcext:value-type="float">
            <text:p>26922.1191</text:p>
          </table:table-cell>
          <table:table-cell office:value-type="float" office:value="8161.79" calcext:value-type="float">
            <text:p>8161.79</text:p>
          </table:table-cell>
          <table:table-cell office:value-type="float" office:value="1401.6" calcext:value-type="float">
            <text:p>14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07</text:p>
          </table:table-cell>
          <table:table-cell office:value-type="float" office:value="96.428" calcext:value-type="float">
            <text:p>96.428</text:p>
          </table:table-cell>
          <table:table-cell office:value-type="float" office:value="21.24" calcext:value-type="float">
            <text:p>21.24</text:p>
          </table:table-cell>
          <table:table-cell office:value-type="float" office:value="3013.77" calcext:value-type="float">
            <text:p>3013.77</text:p>
          </table:table-cell>
          <table:table-cell office:value-type="float" office:value="27332.0293" calcext:value-type="float">
            <text:p>27332.0293</text:p>
          </table:table-cell>
          <table:table-cell office:value-type="float" office:value="8244.1396" calcext:value-type="float">
            <text:p>8244.1396</text:p>
          </table:table-cell>
          <table:table-cell office:value-type="float" office:value="1417.65" calcext:value-type="float">
            <text:p>1417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14</text:p>
          </table:table-cell>
          <table:table-cell office:value-type="float" office:value="96.817" calcext:value-type="float">
            <text:p>96.817</text:p>
          </table:table-cell>
          <table:table-cell office:value-type="float" office:value="20.57" calcext:value-type="float">
            <text:p>20.57</text:p>
          </table:table-cell>
          <table:table-cell office:value-type="float" office:value="2976.6101" calcext:value-type="float">
            <text:p>2976.6101</text:p>
          </table:table-cell>
          <table:table-cell office:value-type="float" office:value="27154.1992" calcext:value-type="float">
            <text:p>27154.1992</text:p>
          </table:table-cell>
          <table:table-cell office:value-type="float" office:value="8146.4902" calcext:value-type="float">
            <text:p>8146.4902</text:p>
          </table:table-cell>
          <table:table-cell office:value-type="float" office:value="1426.3" calcext:value-type="float">
            <text:p>142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21</text:p>
          </table:table-cell>
          <table:table-cell office:value-type="float" office:value="97.725" calcext:value-type="float">
            <text:p>97.725</text:p>
          </table:table-cell>
          <table:table-cell office:value-type="float" office:value="20.74" calcext:value-type="float">
            <text:p>20.74</text:p>
          </table:table-cell>
          <table:table-cell office:value-type="float" office:value="3025.8601" calcext:value-type="float">
            <text:p>3025.8601</text:p>
          </table:table-cell>
          <table:table-cell office:value-type="float" office:value="27192.4492" calcext:value-type="float">
            <text:p>27192.4492</text:p>
          </table:table-cell>
          <table:table-cell office:value-type="float" office:value="8330.21" calcext:value-type="float">
            <text:p>8330.21</text:p>
          </table:table-cell>
          <table:table-cell office:value-type="float" office:value="1418.6" calcext:value-type="float">
            <text:p>141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728</text:p>
          </table:table-cell>
          <table:table-cell office:value-type="float" office:value="97.873" calcext:value-type="float">
            <text:p>97.873</text:p>
          </table:table-cell>
          <table:table-cell office:value-type="float" office:value="18.43" calcext:value-type="float">
            <text:p>18.43</text:p>
          </table:table-cell>
          <table:table-cell office:value-type="float" office:value="2932.05" calcext:value-type="float">
            <text:p>2932.05</text:p>
          </table:table-cell>
          <table:table-cell office:value-type="float" office:value="26485.0098" calcext:value-type="float">
            <text:p>26485.0098</text:p>
          </table:table-cell>
          <table:table-cell office:value-type="float" office:value="8004.0698" calcext:value-type="float">
            <text:p>8004.0698</text:p>
          </table:table-cell>
          <table:table-cell office:value-type="float" office:value="1453.2" calcext:value-type="float">
            <text:p>145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04</text:p>
          </table:table-cell>
          <table:table-cell office:value-type="float" office:value="97.375" calcext:value-type="float">
            <text:p>97.375</text:p>
          </table:table-cell>
          <table:table-cell office:value-type="float" office:value="17.45" calcext:value-type="float">
            <text:p>17.45</text:p>
          </table:table-cell>
          <table:table-cell office:value-type="float" office:value="2918.6499" calcext:value-type="float">
            <text:p>2918.6499</text:p>
          </table:table-cell>
          <table:table-cell office:value-type="float" office:value="26287.4395" calcext:value-type="float">
            <text:p>26287.4395</text:p>
          </table:table-cell>
          <table:table-cell office:value-type="float" office:value="7959.1401" calcext:value-type="float">
            <text:p>7959.1401</text:p>
          </table:table-cell>
          <table:table-cell office:value-type="float" office:value="1508.35" calcext:value-type="float">
            <text:p>150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11</text:p>
          </table:table-cell>
          <table:table-cell office:value-type="float" office:value="98.062" calcext:value-type="float">
            <text:p>98.062</text:p>
          </table:table-cell>
          <table:table-cell office:value-type="float" office:value="15.62" calcext:value-type="float">
            <text:p>15.62</text:p>
          </table:table-cell>
          <table:table-cell office:value-type="float" office:value="2888.6799" calcext:value-type="float">
            <text:p>2888.6799</text:p>
          </table:table-cell>
          <table:table-cell office:value-type="float" office:value="25886.0098" calcext:value-type="float">
            <text:p>25886.0098</text:p>
          </table:table-cell>
          <table:table-cell office:value-type="float" office:value="7895.9902" calcext:value-type="float">
            <text:p>7895.9902</text:p>
          </table:table-cell>
          <table:table-cell office:value-type="float" office:value="1523.8" calcext:value-type="float">
            <text:p>15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18</text:p>
          </table:table-cell>
          <table:table-cell office:value-type="float" office:value="97.55" calcext:value-type="float">
            <text:p>97.55</text:p>
          </table:table-cell>
          <table:table-cell office:value-type="float" office:value="15.33" calcext:value-type="float">
            <text:p>15.33</text:p>
          </table:table-cell>
          <table:table-cell office:value-type="float" office:value="2847.1101" calcext:value-type="float">
            <text:p>2847.1101</text:p>
          </table:table-cell>
          <table:table-cell office:value-type="float" office:value="25628.9004" calcext:value-type="float">
            <text:p>25628.9004</text:p>
          </table:table-cell>
          <table:table-cell office:value-type="float" office:value="7751.77" calcext:value-type="float">
            <text:p>7751.77</text:p>
          </table:table-cell>
          <table:table-cell office:value-type="float" office:value="1536.75" calcext:value-type="float">
            <text:p>1536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825</text:p>
          </table:table-cell>
          <table:table-cell office:value-type="float" office:value="98.763" calcext:value-type="float">
            <text:p>98.763</text:p>
          </table:table-cell>
          <table:table-cell office:value-type="float" office:value="14.99" calcext:value-type="float">
            <text:p>14.9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6403.2793" calcext:value-type="float">
            <text:p>26403.2793</text:p>
          </table:table-cell>
          <table:table-cell office:value-type="float" office:value="7962.8799" calcext:value-type="float">
            <text:p>7962.8799</text:p>
          </table:table-cell>
          <table:table-cell office:value-type="float" office:value="1529.15" calcext:value-type="float">
            <text:p>152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01</text:p>
          </table:table-cell>
          <table:table-cell office:value-type="float" office:value="98.377" calcext:value-type="float">
            <text:p>98.377</text:p>
          </table:table-cell>
          <table:table-cell office:value-type="float" office:value="15.6" calcext:value-type="float">
            <text:p>15.6</text:p>
          </table:table-cell>
          <table:table-cell office:value-type="float" office:value="2978.71" calcext:value-type="float">
            <text:p>2978.71</text:p>
          </table:table-cell>
          <table:table-cell office:value-type="float" office:value="26797.4609" calcext:value-type="float">
            <text:p>26797.4609</text:p>
          </table:table-cell>
          <table:table-cell office:value-type="float" office:value="8103.0698" calcext:value-type="float">
            <text:p>8103.0698</text:p>
          </table:table-cell>
          <table:table-cell office:value-type="float" office:value="1515.3" calcext:value-type="float">
            <text:p>15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08</text:p>
          </table:table-cell>
          <table:table-cell office:value-type="float" office:value="98.198" calcext:value-type="float">
            <text:p>98.198</text:p>
          </table:table-cell>
          <table:table-cell office:value-type="float" office:value="19.01" calcext:value-type="float">
            <text:p>19.01</text:p>
          </table:table-cell>
          <table:table-cell office:value-type="float" office:value="3007.3899" calcext:value-type="float">
            <text:p>3007.3899</text:p>
          </table:table-cell>
          <table:table-cell office:value-type="float" office:value="27219.5195" calcext:value-type="float">
            <text:p>27219.5195</text:p>
          </table:table-cell>
          <table:table-cell office:value-type="float" office:value="8176.71" calcext:value-type="float">
            <text:p>8176.71</text:p>
          </table:table-cell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15</text:p>
          </table:table-cell>
          <table:table-cell office:value-type="float" office:value="98.085" calcext:value-type="float">
            <text:p>98.085</text:p>
          </table:table-cell>
          <table:table-cell office:value-type="float" office:value="17.22" calcext:value-type="float">
            <text:p>17.22</text:p>
          </table:table-cell>
          <table:table-cell office:value-type="float" office:value="2992.0701" calcext:value-type="float">
            <text:p>2992.0701</text:p>
          </table:table-cell>
          <table:table-cell office:value-type="float" office:value="26935.0703" calcext:value-type="float">
            <text:p>26935.0703</text:p>
          </table:table-cell>
          <table:table-cell office:value-type="float" office:value="8117.6699" calcext:value-type="float">
            <text:p>8117.6699</text:p>
          </table:table-cell>
          <table:table-cell office:value-type="float" office:value="1524.05" calcext:value-type="float">
            <text:p>1524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22</text:p>
          </table:table-cell>
          <table:table-cell office:value-type="float" office:value="98.767" calcext:value-type="float">
            <text:p>98.767</text:p>
          </table:table-cell>
          <table:table-cell office:value-type="float" office:value="16.87" calcext:value-type="float">
            <text:p>16.87</text:p>
          </table:table-cell>
          <table:table-cell office:value-type="float" office:value="2961.79" calcext:value-type="float">
            <text:p>2961.79</text:p>
          </table:table-cell>
          <table:table-cell office:value-type="float" office:value="26820.25" calcext:value-type="float">
            <text:p>26820.25</text:p>
          </table:table-cell>
          <table:table-cell office:value-type="float" office:value="7939.6299" calcext:value-type="float">
            <text:p>7939.6299</text:p>
          </table:table-cell>
          <table:table-cell office:value-type="float" office:value="1503.45" calcext:value-type="float">
            <text:p>1503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0929</text:p>
          </table:table-cell>
          <table:table-cell office:value-type="float" office:value="98.51" calcext:value-type="float">
            <text:p>98.51</text:p>
          </table:table-cell>
          <table:table-cell office:value-type="float" office:value="15.29" calcext:value-type="float">
            <text:p>15.29</text:p>
          </table:table-cell>
          <table:table-cell office:value-type="float" office:value="2952.01" calcext:value-type="float">
            <text:p>2952.01</text:p>
          </table:table-cell>
          <table:table-cell office:value-type="float" office:value="26573.7207" calcext:value-type="float">
            <text:p>26573.7207</text:p>
          </table:table-cell>
          <table:table-cell office:value-type="float" office:value="7982.46" calcext:value-type="float">
            <text:p>7982.46</text:p>
          </table:table-cell>
          <table:table-cell office:value-type="float" office:value="1510.25" calcext:value-type="float">
            <text:p>15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06</text:p>
          </table:table-cell>
          <table:table-cell office:value-type="float" office:value="98.045" calcext:value-type="float">
            <text:p>98.045</text:p>
          </table:table-cell>
          <table:table-cell office:value-type="float" office:value="17.34" calcext:value-type="float">
            <text:p>17.34</text:p>
          </table:table-cell>
          <table:table-cell office:value-type="float" office:value="2970.27" calcext:value-type="float">
            <text:p>2970.27</text:p>
          </table:table-cell>
          <table:table-cell office:value-type="float" office:value="26816.5898" calcext:value-type="float">
            <text:p>26816.5898</text:p>
          </table:table-cell>
          <table:table-cell office:value-type="float" office:value="8057.04" calcext:value-type="float">
            <text:p>8057.04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13</text:p>
          </table:table-cell>
          <table:table-cell office:value-type="float" office:value="96.925" calcext:value-type="float">
            <text:p>96.925</text:p>
          </table:table-cell>
          <table:table-cell office:value-type="float" office:value="17.54" calcext:value-type="float">
            <text:p>17.54</text:p>
          </table:table-cell>
          <table:table-cell office:value-type="float" office:value="2986.2" calcext:value-type="float">
            <text:p>2986.2</text:p>
          </table:table-cell>
          <table:table-cell office:value-type="float" office:value="26770.1992" calcext:value-type="float">
            <text:p>26770.1992</text:p>
          </table:table-cell>
          <table:table-cell office:value-type="float" office:value="8089.54" calcext:value-type="float">
            <text:p>8089.54</text:p>
          </table:table-cell>
          <table:table-cell office:value-type="float" office:value="1493.35" calcext:value-type="float">
            <text:p>149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20</text:p>
          </table:table-cell>
          <table:table-cell office:value-type="float" office:value="97.597" calcext:value-type="float">
            <text:p>97.597</text:p>
          </table:table-cell>
          <table:table-cell office:value-type="float" office:value="18" calcext:value-type="float">
            <text:p>18</text:p>
          </table:table-cell>
          <table:table-cell office:value-type="float" office:value="3022.55" calcext:value-type="float">
            <text:p>3022.55</text:p>
          </table:table-cell>
          <table:table-cell office:value-type="float" office:value="26958.0605" calcext:value-type="float">
            <text:p>26958.0605</text:p>
          </table:table-cell>
          <table:table-cell office:value-type="float" office:value="8243.1201" calcext:value-type="float">
            <text:p>8243.1201</text:p>
          </table:table-cell>
          <table:table-cell office:value-type="float" office:value="1507.15" calcext:value-type="float">
            <text:p>150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027</text:p>
          </table:table-cell>
          <table:table-cell office:value-type="float" office:value="97.018" calcext:value-type="float">
            <text:p>97.018</text:p>
          </table:table-cell>
          <table:table-cell office:value-type="float" office:value="17.14" calcext:value-type="float">
            <text:p>17.14</text:p>
          </table:table-cell>
          <table:table-cell office:value-type="float" office:value="3066.9099" calcext:value-type="float">
            <text:p>3066.9099</text:p>
          </table:table-cell>
          <table:table-cell office:value-type="float" office:value="27347.3594" calcext:value-type="float">
            <text:p>27347.3594</text:p>
          </table:table-cell>
          <table:table-cell office:value-type="float" office:value="8386.4004" calcext:value-type="float">
            <text:p>8386.4004</text:p>
          </table:table-cell>
          <table:table-cell office:value-type="float" office:value="1516.65" calcext:value-type="float">
            <text:p>1516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03</text:p>
          </table:table-cell>
          <table:table-cell office:value-type="float" office:value="98.218" calcext:value-type="float">
            <text:p>98.218</text:p>
          </table:table-cell>
          <table:table-cell office:value-type="float" office:value="19.45" calcext:value-type="float">
            <text:p>19.45</text:p>
          </table:table-cell>
          <table:table-cell office:value-type="float" office:value="3093.0801" calcext:value-type="float">
            <text:p>3093.0801</text:p>
          </table:table-cell>
          <table:table-cell office:value-type="float" office:value="27681.2402" calcext:value-type="float">
            <text:p>27681.2402</text:p>
          </table:table-cell>
          <table:table-cell office:value-type="float" office:value="8475.3096" calcext:value-type="float">
            <text:p>8475.3096</text:p>
          </table:table-cell>
          <table:table-cell office:value-type="float" office:value="1459.6" calcext:value-type="float">
            <text:p>14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10</text:p>
          </table:table-cell>
          <table:table-cell office:value-type="float" office:value="97.857" calcext:value-type="float">
            <text:p>97.857</text:p>
          </table:table-cell>
          <table:table-cell office:value-type="float" office:value="18.36" calcext:value-type="float">
            <text:p>18.36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28004.8906" calcext:value-type="float">
            <text:p>28004.8906</text:p>
          </table:table-cell>
          <table:table-cell office:value-type="float" office:value="8540.8301" calcext:value-type="float">
            <text:p>8540.8301</text:p>
          </table:table-cell>
          <table:table-cell office:value-type="float" office:value="1468.75" calcext:value-type="float">
            <text:p>146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17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71" calcext:value-type="float">
            <text:p>17.71</text:p>
          </table:table-cell>
          <table:table-cell office:value-type="float" office:value="3110.29" calcext:value-type="float">
            <text:p>3110.29</text:p>
          </table:table-cell>
          <table:table-cell office:value-type="float" office:value="27875.6191" calcext:value-type="float">
            <text:p>27875.6191</text:p>
          </table:table-cell>
          <table:table-cell office:value-type="float" office:value="8519.8896" calcext:value-type="float">
            <text:p>8519.8896</text:p>
          </table:table-cell>
          <table:table-cell office:value-type="float" office:value="1461.55" calcext:value-type="float">
            <text:p>146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124</text:p>
          </table:table-cell>
          <table:table-cell office:value-type="float" office:value="98.202" calcext:value-type="float">
            <text:p>98.202</text:p>
          </table:table-cell>
          <table:table-cell office:value-type="float" office:value="17.74" calcext:value-type="float">
            <text:p>17.74</text:p>
          </table:table-cell>
          <table:table-cell office:value-type="float" office:value="3140.98" calcext:value-type="float">
            <text:p>3140.98</text:p>
          </table:table-cell>
          <table:table-cell office:value-type="float" office:value="28051.4102" calcext:value-type="float">
            <text:p>28051.4102</text:p>
          </table:table-cell>
          <table:table-cell office:value-type="float" office:value="8665.4697" calcext:value-type="float">
            <text:p>8665.4697</text:p>
          </table:table-cell>
          <table:table-cell office:value-type="float" office:value="1472.7" calcext:value-type="float">
            <text:p>147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01</text:p>
          </table:table-cell>
          <table:table-cell office:value-type="float" office:value="97.643" calcext:value-type="float">
            <text:p>97.643</text:p>
          </table:table-cell>
          <table:table-cell office:value-type="float" office:value="18.43" calcext:value-type="float">
            <text:p>18.43</text:p>
          </table:table-cell>
          <table:table-cell office:value-type="float" office:value="3145.9099" calcext:value-type="float">
            <text:p>3145.9099</text:p>
          </table:table-cell>
          <table:table-cell office:value-type="float" office:value="28015.0605" calcext:value-type="float">
            <text:p>28015.0605</text:p>
          </table:table-cell>
          <table:table-cell office:value-type="float" office:value="8656.5303" calcext:value-type="float">
            <text:p>8656.5303</text:p>
          </table:table-cell>
          <table:table-cell office:value-type="float" office:value="1464.55" calcext:value-type="float">
            <text:p>146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08</text:p>
          </table:table-cell>
          <table:table-cell office:value-type="float" office:value="97.178" calcext:value-type="float">
            <text:p>97.178</text:p>
          </table:table-cell>
          <table:table-cell office:value-type="float" office:value="18.24" calcext:value-type="float">
            <text:p>18.24</text:p>
          </table:table-cell>
          <table:table-cell office:value-type="float" office:value="3168.8" calcext:value-type="float">
            <text:p>3168.8</text:p>
          </table:table-cell>
          <table:table-cell office:value-type="float" office:value="28135.3809" calcext:value-type="float">
            <text:p>28135.3809</text:p>
          </table:table-cell>
          <table:table-cell office:value-type="float" office:value="8734.8799" calcext:value-type="float">
            <text:p>8734.8799</text:p>
          </table:table-cell>
          <table:table-cell office:value-type="float" office:value="1480.2" calcext:value-type="float">
            <text:p>14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15</text:p>
          </table:table-cell>
          <table:table-cell office:value-type="float" office:value="97.28" calcext:value-type="float">
            <text:p>97.28</text:p>
          </table:table-cell>
          <table:table-cell office:value-type="float" office:value="19.19" calcext:value-type="float">
            <text:p>19.19</text:p>
          </table:table-cell>
          <table:table-cell office:value-type="float" office:value="3221.22" calcext:value-type="float">
            <text:p>3221.22</text:p>
          </table:table-cell>
          <table:table-cell office:value-type="float" office:value="28455.0898" calcext:value-type="float">
            <text:p>28455.0898</text:p>
          </table:table-cell>
          <table:table-cell office:value-type="float" office:value="8924.9502" calcext:value-type="float">
            <text:p>8924.9502</text:p>
          </table:table-cell>
          <table:table-cell office:value-type="float" office:value="1482.05" calcext:value-type="float">
            <text:p>148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22</text:p>
          </table:table-cell>
          <table:table-cell office:value-type="float" office:value="96.632" calcext:value-type="float">
            <text:p>96.632</text:p>
          </table:table-cell>
          <table:table-cell office:value-type="float" office:value="18.77" calcext:value-type="float">
            <text:p>18.77</text:p>
          </table:table-cell>
          <table:table-cell office:value-type="float" office:value="3240.02" calcext:value-type="float">
            <text:p>3240.02</text:p>
          </table:table-cell>
          <table:table-cell office:value-type="float" office:value="28645.2598" calcext:value-type="float">
            <text:p>28645.2598</text:p>
          </table:table-cell>
          <table:table-cell office:value-type="float" office:value="9006.6201" calcext:value-type="float">
            <text:p>9006.6201</text:p>
          </table:table-cell>
          <table:table-cell office:value-type="float" office:value="1515.65" calcext:value-type="float">
            <text:p>151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91229</text:p>
          </table:table-cell>
          <table:table-cell office:value-type="float" office:value="96.602" calcext:value-type="float">
            <text:p>96.602</text:p>
          </table:table-cell>
          <table:table-cell office:value-type="float" office:value="17.93" calcext:value-type="float">
            <text:p>17.93</text:p>
          </table:table-cell>
          <table:table-cell office:value-type="float" office:value="3234.8501" calcext:value-type="float">
            <text:p>3234.8501</text:p>
          </table:table-cell>
          <table:table-cell office:value-type="float" office:value="28634.8809" calcext:value-type="float">
            <text:p>28634.8809</text:p>
          </table:table-cell>
          <table:table-cell office:value-type="float" office:value="9020.7695" calcext:value-type="float">
            <text:p>9020.7695</text:p>
          </table:table-cell>
          <table:table-cell office:value-type="float" office:value="1555.15" calcext:value-type="float">
            <text:p>1555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05</text:p>
          </table:table-cell>
          <table:table-cell office:value-type="float" office:value="97.075" calcext:value-type="float">
            <text:p>97.075</text:p>
          </table:table-cell>
          <table:table-cell office:value-type="float" office:value="18.2" calcext:value-type="float">
            <text:p>18.2</text:p>
          </table:table-cell>
          <table:table-cell office:value-type="float" office:value="3265.3501" calcext:value-type="float">
            <text:p>3265.3501</text:p>
          </table:table-cell>
          <table:table-cell office:value-type="float" office:value="28823.7695" calcext:value-type="float">
            <text:p>28823.7695</text:p>
          </table:table-cell>
          <table:table-cell office:value-type="float" office:value="9178.8604" calcext:value-type="float">
            <text:p>9178.8604</text:p>
          </table:table-cell>
          <table:table-cell office:value-type="float" office:value="1563.2" calcext:value-type="float">
            <text:p>156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12</text:p>
          </table:table-cell>
          <table:table-cell office:value-type="float" office:value="97.393" calcext:value-type="float">
            <text:p>97.393</text:p>
          </table:table-cell>
          <table:table-cell office:value-type="float" office:value="18.25" calcext:value-type="float">
            <text:p>18.25</text:p>
          </table:table-cell>
          <table:table-cell office:value-type="float" office:value="3329.6201" calcext:value-type="float">
            <text:p>3329.6201</text:p>
          </table:table-cell>
          <table:table-cell office:value-type="float" office:value="29348.0996" calcext:value-type="float">
            <text:p>29348.0996</text:p>
          </table:table-cell>
          <table:table-cell office:value-type="float" office:value="9388.9404" calcext:value-type="float">
            <text:p>9388.9404</text:p>
          </table:table-cell>
          <table:table-cell office:value-type="float" office:value="1557.35" calcext:value-type="float">
            <text:p>155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19</text:p>
          </table:table-cell>
          <table:table-cell office:value-type="float" office:value="97.688" calcext:value-type="float">
            <text:p>97.688</text:p>
          </table:table-cell>
          <table:table-cell office:value-type="float" office:value="16.86" calcext:value-type="float">
            <text:p>16.86</text:p>
          </table:table-cell>
          <table:table-cell office:value-type="float" office:value="3295.47" calcext:value-type="float">
            <text:p>3295.47</text:p>
          </table:table-cell>
          <table:table-cell office:value-type="float" office:value="28989.7305" calcext:value-type="float">
            <text:p>28989.7305</text:p>
          </table:table-cell>
          <table:table-cell office:value-type="float" office:value="9314.9102" calcext:value-type="float">
            <text:p>9314.9102</text:p>
          </table:table-cell>
          <table:table-cell office:value-type="float" office:value="1571.1" calcext:value-type="float">
            <text:p>15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126</text:p>
          </table:table-cell>
          <table:table-cell office:value-type="float" office:value="97.183" calcext:value-type="float">
            <text:p>97.183</text:p>
          </table:table-cell>
          <table:table-cell office:value-type="float" office:value="15.05" calcext:value-type="float">
            <text:p>15.05</text:p>
          </table:table-cell>
          <table:table-cell office:value-type="float" office:value="3225.52" calcext:value-type="float">
            <text:p>3225.52</text:p>
          </table:table-cell>
          <table:table-cell office:value-type="float" office:value="28256.0293" calcext:value-type="float">
            <text:p>28256.0293</text:p>
          </table:table-cell>
          <table:table-cell office:value-type="float" office:value="9150.9404" calcext:value-type="float">
            <text:p>9150.9404</text:p>
          </table:table-cell>
          <table:table-cell office:value-type="float" office:value="1588.7" calcext:value-type="float">
            <text:p>158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02</text:p>
          </table:table-cell>
          <table:table-cell office:value-type="float" office:value="98.593" calcext:value-type="float">
            <text:p>98.593</text:p>
          </table:table-cell>
          <table:table-cell office:value-type="float" office:value="15.82" calcext:value-type="float">
            <text:p>15.82</text:p>
          </table:table-cell>
          <table:table-cell office:value-type="float" office:value="3327.71" calcext:value-type="float">
            <text:p>3327.71</text:p>
          </table:table-cell>
          <table:table-cell office:value-type="float" office:value="29102.5098" calcext:value-type="float">
            <text:p>29102.5098</text:p>
          </table:table-cell>
          <table:table-cell office:value-type="float" office:value="9520.5098" calcext:value-type="float">
            <text:p>9520.5098</text:p>
          </table:table-cell>
          <table:table-cell office:value-type="float" office:value="1573.9" calcext:value-type="float">
            <text:p>157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09</text:p>
          </table:table-cell>
          <table:table-cell office:value-type="float" office:value="99.037" calcext:value-type="float">
            <text:p>99.037</text:p>
          </table:table-cell>
          <table:table-cell office:value-type="float" office:value="15.88" calcext:value-type="float">
            <text:p>15.88</text:p>
          </table:table-cell>
          <table:table-cell office:value-type="float" office:value="3380.1599" calcext:value-type="float">
            <text:p>3380.1599</text:p>
          </table:table-cell>
          <table:table-cell office:value-type="float" office:value="29398.0801" calcext:value-type="float">
            <text:p>29398.0801</text:p>
          </table:table-cell>
          <table:table-cell office:value-type="float" office:value="9731.1797" calcext:value-type="float">
            <text:p>9731.1797</text:p>
          </table:table-cell>
          <table:table-cell office:value-type="float" office:value="1586.85" calcext:value-type="float">
            <text:p>1586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16</text:p>
          </table:table-cell>
          <table:table-cell office:value-type="float" office:value="99.262" calcext:value-type="float">
            <text:p>99.262</text:p>
          </table:table-cell>
          <table:table-cell office:value-type="float" office:value="14.73" calcext:value-type="float">
            <text:p>14.73</text:p>
          </table:table-cell>
          <table:table-cell office:value-type="float" office:value="3337.75" calcext:value-type="float">
            <text:p>3337.75</text:p>
          </table:table-cell>
          <table:table-cell office:value-type="float" office:value="28992.4102" calcext:value-type="float">
            <text:p>28992.4102</text:p>
          </table:table-cell>
          <table:table-cell office:value-type="float" office:value="9576.5898" calcext:value-type="float">
            <text:p>9576.5898</text:p>
          </table:table-cell>
          <table:table-cell office:value-type="float" office:value="1645.95" calcext:value-type="float">
            <text:p>1645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223</text:p>
          </table:table-cell>
          <table:table-cell office:value-type="float" office:value="98.06" calcext:value-type="float">
            <text:p>98.06</text:p>
          </table:table-cell>
          <table:table-cell office:value-type="float" office:value="11.63" calcext:value-type="float">
            <text:p>11.63</text:p>
          </table:table-cell>
          <table:table-cell office:value-type="float" office:value="2954.22" calcext:value-type="float">
            <text:p>2954.22</text:p>
          </table:table-cell>
          <table:table-cell office:value-type="float" office:value="25409.3594" calcext:value-type="float">
            <text:p>25409.3594</text:p>
          </table:table-cell>
          <table:table-cell office:value-type="float" office:value="8567.3701" calcext:value-type="float">
            <text:p>8567.3701</text:p>
          </table:table-cell>
          <table:table-cell office:value-type="float" office:value="1587.15" calcext:value-type="float">
            <text:p>158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01</text:p>
          </table:table-cell>
          <table:table-cell office:value-type="float" office:value="96.06" calcext:value-type="float">
            <text:p>96.06</text:p>
          </table:table-cell>
          <table:table-cell office:value-type="float" office:value="7.73" calcext:value-type="float">
            <text:p>7.73</text:p>
          </table:table-cell>
          <table:table-cell office:value-type="float" office:value="2972.3701" calcext:value-type="float">
            <text:p>2972.3701</text:p>
          </table:table-cell>
          <table:table-cell office:value-type="float" office:value="25864.7793" calcext:value-type="float">
            <text:p>25864.7793</text:p>
          </table:table-cell>
          <table:table-cell office:value-type="float" office:value="8575.6201" calcext:value-type="float">
            <text:p>8575.6201</text:p>
          </table:table-cell>
          <table:table-cell office:value-type="float" office:value="1674.35" calcext:value-type="float">
            <text:p>1674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08</text:p>
          </table:table-cell>
          <table:table-cell office:value-type="float" office:value="98.515" calcext:value-type="float">
            <text:p>98.515</text:p>
          </table:table-cell>
          <table:table-cell office:value-type="float" office:value="9.83" calcext:value-type="float">
            <text:p>9.83</text:p>
          </table:table-cell>
          <table:table-cell office:value-type="float" office:value="2711.02" calcext:value-type="float">
            <text:p>2711.02</text:p>
          </table:table-cell>
          <table:table-cell office:value-type="float" office:value="23185.6191" calcext:value-type="float">
            <text:p>23185.6191</text:p>
          </table:table-cell>
          <table:table-cell office:value-type="float" office:value="7874.8799" calcext:value-type="float">
            <text:p>7874.8799</text:p>
          </table:table-cell>
          <table:table-cell office:value-type="float" office:value="1529.1" calcext:value-type="float">
            <text:p>152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15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8.85" calcext:value-type="float">
            <text:p>8.85</text:p>
          </table:table-cell>
          <table:table-cell office:value-type="float" office:value="2304.9199" calcext:value-type="float">
            <text:p>2304.9199</text:p>
          </table:table-cell>
          <table:table-cell office:value-type="float" office:value="19173.9805" calcext:value-type="float">
            <text:p>19173.9805</text:p>
          </table:table-cell>
          <table:table-cell office:value-type="float" office:value="6879.52" calcext:value-type="float">
            <text:p>6879.52</text:p>
          </table:table-cell>
          <table:table-cell office:value-type="float" office:value="1501.15" calcext:value-type="float">
            <text:p>1501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22</text:p>
          </table:table-cell>
          <table:table-cell office:value-type="float" office:value="98.422" calcext:value-type="float">
            <text:p>98.422</text:p>
          </table:table-cell>
          <table:table-cell office:value-type="float" office:value="6.76" calcext:value-type="float">
            <text:p>6.76</text:p>
          </table:table-cell>
          <table:table-cell office:value-type="float" office:value="2541.47" calcext:value-type="float">
            <text:p>2541.47</text:p>
          </table:table-cell>
          <table:table-cell office:value-type="float" office:value="21636.7793" calcext:value-type="float">
            <text:p>21636.7793</text:p>
          </table:table-cell>
          <table:table-cell office:value-type="float" office:value="7502.3799" calcext:value-type="float">
            <text:p>7502.3799</text:p>
          </table:table-cell>
          <table:table-cell office:value-type="float" office:value="1630.6" calcext:value-type="float">
            <text:p>163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329</text:p>
          </table:table-cell>
          <table:table-cell office:value-type="float" office:value="100.75" calcext:value-type="float">
            <text:p>100.75</text:p>
          </table:table-cell>
          <table:table-cell office:value-type="float" office:value="5.99" calcext:value-type="float">
            <text:p>5.99</text:p>
          </table:table-cell>
          <table:table-cell office:value-type="float" office:value="2488.6499" calcext:value-type="float">
            <text:p>2488.6499</text:p>
          </table:table-cell>
          <table:table-cell office:value-type="float" office:value="21052.5293" calcext:value-type="float">
            <text:p>21052.5293</text:p>
          </table:table-cell>
          <table:table-cell office:value-type="float" office:value="7373.0801" calcext:value-type="float">
            <text:p>7373.0801</text:p>
          </table:table-cell>
          <table:table-cell office:value-type="float" office:value="1648.75" calcext:value-type="float">
            <text:p>164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05</text:p>
          </table:table-cell>
          <table:table-cell office:value-type="float" office:value="99.53" calcext:value-type="float">
            <text:p>99.53</text:p>
          </table:table-cell>
          <table:table-cell office:value-type="float" office:value="7.29" calcext:value-type="float">
            <text:p>7.29</text:p>
          </table:table-cell>
          <table:table-cell office:value-type="float" office:value="2789.8201" calcext:value-type="float">
            <text:p>2789.8201</text:p>
          </table:table-cell>
          <table:table-cell office:value-type="float" office:value="23719.3691" calcext:value-type="float">
            <text:p>23719.3691</text:p>
          </table:table-cell>
          <table:table-cell office:value-type="float" office:value="8153.5698" calcext:value-type="float">
            <text:p>8153.5698</text:p>
          </table:table-cell>
          <table:table-cell office:value-type="float" office:value="1752.8" calcext:value-type="float">
            <text:p>175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12</text:p>
          </table:table-cell>
          <table:table-cell office:value-type="float" office:value="99.787" calcext:value-type="float">
            <text:p>99.787</text:p>
          </table:table-cell>
          <table:table-cell office:value-type="float" office:value="6.42" calcext:value-type="float">
            <text:p>6.42</text:p>
          </table:table-cell>
          <table:table-cell office:value-type="float" office:value="2874.5601" calcext:value-type="float">
            <text:p>2874.5601</text:p>
          </table:table-cell>
          <table:table-cell office:value-type="float" office:value="24242.4902" calcext:value-type="float">
            <text:p>24242.4902</text:p>
          </table:table-cell>
          <table:table-cell office:value-type="float" office:value="8650.1396" calcext:value-type="float">
            <text:p>8650.1396</text:p>
          </table:table-cell>
          <table:table-cell office:value-type="float" office:value="1694.6" calcext:value-type="float">
            <text:p>169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19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6.05" calcext:value-type="float">
            <text:p>6.05</text:p>
          </table:table-cell>
          <table:table-cell office:value-type="float" office:value="2836.74" calcext:value-type="float">
            <text:p>2836.74</text:p>
          </table:table-cell>
          <table:table-cell office:value-type="float" office:value="23775.2695" calcext:value-type="float">
            <text:p>23775.2695</text:p>
          </table:table-cell>
          <table:table-cell office:value-type="float" office:value="8634.5195" calcext:value-type="float">
            <text:p>8634.5195</text:p>
          </table:table-cell>
          <table:table-cell office:value-type="float" office:value="1745.65" calcext:value-type="float">
            <text:p>174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426</text:p>
          </table:table-cell>
          <table:table-cell office:value-type="float" office:value="99.097" calcext:value-type="float">
            <text:p>99.097</text:p>
          </table:table-cell>
          <table:table-cell office:value-type="float" office:value="6.18" calcext:value-type="float">
            <text:p>6.18</text:p>
          </table:table-cell>
          <table:table-cell office:value-type="float" office:value="2830.71" calcext:value-type="float">
            <text:p>2830.71</text:p>
          </table:table-cell>
          <table:table-cell office:value-type="float" office:value="23723.6895" calcext:value-type="float">
            <text:p>23723.6895</text:p>
          </table:table-cell>
          <table:table-cell office:value-type="float" office:value="8604.9502" calcext:value-type="float">
            <text:p>8604.9502</text:p>
          </table:table-cell>
          <table:table-cell office:value-type="float" office:value="1710.25" calcext:value-type="float">
            <text:p>17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03</text:p>
          </table:table-cell>
          <table:table-cell office:value-type="float" office:value="99.773" calcext:value-type="float">
            <text:p>99.773</text:p>
          </table:table-cell>
          <table:table-cell office:value-type="float" office:value="6.85" calcext:value-type="float">
            <text:p>6.85</text:p>
          </table:table-cell>
          <table:table-cell office:value-type="float" office:value="2929.8" calcext:value-type="float">
            <text:p>2929.8</text:p>
          </table:table-cell>
          <table:table-cell office:value-type="float" office:value="24331.3203" calcext:value-type="float">
            <text:p>24331.3203</text:p>
          </table:table-cell>
          <table:table-cell office:value-type="float" office:value="9121.3203" calcext:value-type="float">
            <text:p>9121.3203</text:p>
          </table:table-cell>
          <table:table-cell office:value-type="float" office:value="1704.8" calcext:value-type="float">
            <text:p>170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10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6.44" calcext:value-type="float">
            <text:p>6.44</text:p>
          </table:table-cell>
          <table:table-cell office:value-type="float" office:value="2863.7" calcext:value-type="float">
            <text:p>2863.7</text:p>
          </table:table-cell>
          <table:table-cell office:value-type="float" office:value="23685.4199" calcext:value-type="float">
            <text:p>23685.4199</text:p>
          </table:table-cell>
          <table:table-cell office:value-type="float" office:value="9014.5596" calcext:value-type="float">
            <text:p>9014.5596</text:p>
          </table:table-cell>
          <table:table-cell office:value-type="float" office:value="1753.15" calcext:value-type="float">
            <text:p>1753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17</text:p>
          </table:table-cell>
          <table:table-cell office:value-type="float" office:value="99.8" calcext:value-type="float">
            <text:p>99.8</text:p>
          </table:table-cell>
          <table:table-cell office:value-type="float" office:value="6.57" calcext:value-type="float">
            <text:p>6.57</text:p>
          </table:table-cell>
          <table:table-cell office:value-type="float" office:value="2955.45" calcext:value-type="float">
            <text:p>2955.45</text:p>
          </table:table-cell>
          <table:table-cell office:value-type="float" office:value="24465.1602" calcext:value-type="float">
            <text:p>24465.1602</text:p>
          </table:table-cell>
          <table:table-cell office:value-type="float" office:value="9324.5898" calcext:value-type="float">
            <text:p>9324.5898</text:p>
          </table:table-cell>
          <table:table-cell office:value-type="float" office:value="1734.7" calcext:value-type="float">
            <text:p>173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24</text:p>
          </table:table-cell>
          <table:table-cell office:value-type="float" office:value="98.275" calcext:value-type="float">
            <text:p>98.275</text:p>
          </table:table-cell>
          <table:table-cell office:value-type="float" office:value="6.53" calcext:value-type="float">
            <text:p>6.53</text:p>
          </table:table-cell>
          <table:table-cell office:value-type="float" office:value="3044.3101" calcext:value-type="float">
            <text:p>3044.3101</text:p>
          </table:table-cell>
          <table:table-cell office:value-type="float" office:value="25383.1094" calcext:value-type="float">
            <text:p>25383.1094</text:p>
          </table:table-cell>
          <table:table-cell office:value-type="float" office:value="9489.8701" calcext:value-type="float">
            <text:p>9489.8701</text:p>
          </table:table-cell>
          <table:table-cell office:value-type="float" office:value="1731.6" calcext:value-type="float">
            <text:p>173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531</text:p>
          </table:table-cell>
          <table:table-cell office:value-type="float" office:value="96.938" calcext:value-type="float">
            <text:p>96.938</text:p>
          </table:table-cell>
          <table:table-cell office:value-type="float" office:value="8.93" calcext:value-type="float">
            <text:p>8.93</text:p>
          </table:table-cell>
          <table:table-cell office:value-type="float" office:value="3193.9299" calcext:value-type="float">
            <text:p>3193.9299</text:p>
          </table:table-cell>
          <table:table-cell office:value-type="float" office:value="27110.9805" calcext:value-type="float">
            <text:p>27110.9805</text:p>
          </table:table-cell>
          <table:table-cell office:value-type="float" office:value="9814.0801" calcext:value-type="float">
            <text:p>9814.0801</text:p>
          </table:table-cell>
          <table:table-cell office:value-type="float" office:value="1688.35" calcext:value-type="float">
            <text:p>16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07</text:p>
          </table:table-cell>
          <table:table-cell office:value-type="float" office:value="97.073" calcext:value-type="float">
            <text:p>97.073</text:p>
          </table:table-cell>
          <table:table-cell office:value-type="float" office:value="7.1" calcext:value-type="float">
            <text:p>7.1</text:p>
          </table:table-cell>
          <table:table-cell office:value-type="float" office:value="3041.3101" calcext:value-type="float">
            <text:p>3041.3101</text:p>
          </table:table-cell>
          <table:table-cell office:value-type="float" office:value="25605.5391" calcext:value-type="float">
            <text:p>25605.5391</text:p>
          </table:table-cell>
          <table:table-cell office:value-type="float" office:value="9588.8096" calcext:value-type="float">
            <text:p>9588.8096</text:p>
          </table:table-cell>
          <table:table-cell office:value-type="float" office:value="1737.6" calcext:value-type="float">
            <text:p>17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14</text:p>
          </table:table-cell>
          <table:table-cell office:value-type="float" office:value="97.637" calcext:value-type="float">
            <text:p>97.637</text:p>
          </table:table-cell>
          <table:table-cell office:value-type="float" office:value="6.94" calcext:value-type="float">
            <text:p>6.94</text:p>
          </table:table-cell>
          <table:table-cell office:value-type="float" office:value="3097.74" calcext:value-type="float">
            <text:p>3097.74</text:p>
          </table:table-cell>
          <table:table-cell office:value-type="float" office:value="25871.4609" calcext:value-type="float">
            <text:p>25871.4609</text:p>
          </table:table-cell>
          <table:table-cell office:value-type="float" office:value="9946.1201" calcext:value-type="float">
            <text:p>9946.1201</text:p>
          </table:table-cell>
          <table:table-cell office:value-type="float" office:value="1756.5" calcext:value-type="float">
            <text:p>175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21</text:p>
          </table:table-cell>
          <table:table-cell office:value-type="float" office:value="97.46" calcext:value-type="float">
            <text:p>97.46</text:p>
          </table:table-cell>
          <table:table-cell office:value-type="float" office:value="6.4" calcext:value-type="float">
            <text:p>6.4</text:p>
          </table:table-cell>
          <table:table-cell office:value-type="float" office:value="3009.05" calcext:value-type="float">
            <text:p>3009.05</text:p>
          </table:table-cell>
          <table:table-cell office:value-type="float" office:value="25015.5508" calcext:value-type="float">
            <text:p>25015.5508</text:p>
          </table:table-cell>
          <table:table-cell office:value-type="float" office:value="9757.2197" calcext:value-type="float">
            <text:p>9757.2197</text:p>
          </table:table-cell>
          <table:table-cell office:value-type="float" office:value="1784.8" calcext:value-type="float">
            <text:p>17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628</text:p>
          </table:table-cell>
          <table:table-cell office:value-type="float" office:value="97.175" calcext:value-type="float">
            <text:p>97.175</text:p>
          </table:table-cell>
          <table:table-cell office:value-type="float" office:value="6.69" calcext:value-type="float">
            <text:p>6.69</text:p>
          </table:table-cell>
          <table:table-cell office:value-type="float" office:value="3130.01" calcext:value-type="float">
            <text:p>3130.01</text:p>
          </table:table-cell>
          <table:table-cell office:value-type="float" office:value="25827.3594" calcext:value-type="float">
            <text:p>25827.3594</text:p>
          </table:table-cell>
          <table:table-cell office:value-type="float" office:value="10207.6299" calcext:value-type="float">
            <text:p>10207.6299</text:p>
          </table:table-cell>
          <table:table-cell office:value-type="float" office:value="1787.6" calcext:value-type="float">
            <text:p>17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05</text:p>
          </table:table-cell>
          <table:table-cell office:value-type="float" office:value="96.625" calcext:value-type="float">
            <text:p>96.625</text:p>
          </table:table-cell>
          <table:table-cell office:value-type="float" office:value="6.43" calcext:value-type="float">
            <text:p>6.43</text:p>
          </table:table-cell>
          <table:table-cell office:value-type="float" office:value="3185.04" calcext:value-type="float">
            <text:p>3185.04</text:p>
          </table:table-cell>
          <table:table-cell office:value-type="float" office:value="26075.3008" calcext:value-type="float">
            <text:p>26075.3008</text:p>
          </table:table-cell>
          <table:table-cell office:value-type="float" office:value="10617.4404" calcext:value-type="float">
            <text:p>10617.4404</text:p>
          </table:table-cell>
          <table:table-cell office:value-type="float" office:value="1801.55" calcext:value-type="float">
            <text:p>180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12</text:p>
          </table:table-cell>
          <table:table-cell office:value-type="float" office:value="95.963" calcext:value-type="float">
            <text:p>95.963</text:p>
          </table:table-cell>
          <table:table-cell office:value-type="float" office:value="6.23" calcext:value-type="float">
            <text:p>6.23</text:p>
          </table:table-cell>
          <table:table-cell office:value-type="float" office:value="3224.73" calcext:value-type="float">
            <text:p>3224.73</text:p>
          </table:table-cell>
          <table:table-cell office:value-type="float" office:value="26671.9492" calcext:value-type="float">
            <text:p>26671.9492</text:p>
          </table:table-cell>
          <table:table-cell office:value-type="float" office:value="10503.1904" calcext:value-type="float">
            <text:p>10503.1904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19</text:p>
          </table:table-cell>
          <table:table-cell office:value-type="float" office:value="94.3" calcext:value-type="float">
            <text:p>94.3</text:p>
          </table:table-cell>
          <table:table-cell office:value-type="float" office:value="5.87" calcext:value-type="float">
            <text:p>5.87</text:p>
          </table:table-cell>
          <table:table-cell office:value-type="float" office:value="3215.6299" calcext:value-type="float">
            <text:p>3215.6299</text:p>
          </table:table-cell>
          <table:table-cell office:value-type="float" office:value="26469.8906" calcext:value-type="float">
            <text:p>26469.8906</text:p>
          </table:table-cell>
          <table:table-cell office:value-type="float" office:value="10363.1797" calcext:value-type="float">
            <text:p>10363.1797</text:p>
          </table:table-cell>
          <table:table-cell office:value-type="float" office:value="1899.95" calcext:value-type="float">
            <text:p>189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726</text:p>
          </table:table-cell>
          <table:table-cell office:value-type="float" office:value="93.435" calcext:value-type="float">
            <text:p>93.435</text:p>
          </table:table-cell>
          <table:table-cell office:value-type="float" office:value="5.33" calcext:value-type="float">
            <text:p>5.33</text:p>
          </table:table-cell>
          <table:table-cell office:value-type="float" office:value="3271.1201" calcext:value-type="float">
            <text:p>3271.1201</text:p>
          </table:table-cell>
          <table:table-cell office:value-type="float" office:value="26428.3203" calcext:value-type="float">
            <text:p>26428.3203</text:p>
          </table:table-cell>
          <table:table-cell office:value-type="float" office:value="10745.2695" calcext:value-type="float">
            <text:p>10745.2695</text:p>
          </table:table-cell>
          <table:table-cell office:value-type="float" office:value="1971.2" calcext:value-type="float">
            <text:p>197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02</text:p>
          </table:table-cell>
          <table:table-cell office:value-type="float" office:value="93.39" calcext:value-type="float">
            <text:p>93.39</text:p>
          </table:table-cell>
          <table:table-cell office:value-type="float" office:value="5.66" calcext:value-type="float">
            <text:p>5.66</text:p>
          </table:table-cell>
          <table:table-cell office:value-type="float" office:value="3351.28" calcext:value-type="float">
            <text:p>3351.28</text:p>
          </table:table-cell>
          <table:table-cell office:value-type="float" office:value="27433.4805" calcext:value-type="float">
            <text:p>27433.4805</text:p>
          </table:table-cell>
          <table:table-cell office:value-type="float" office:value="11010.9805" calcext:value-type="float">
            <text:p>11010.9805</text:p>
          </table:table-cell>
          <table:table-cell office:value-type="float" office:value="2036.15" calcext:value-type="float">
            <text:p>203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09</text:p>
          </table:table-cell>
          <table:table-cell office:value-type="float" office:value="93.088" calcext:value-type="float">
            <text:p>93.088</text:p>
          </table:table-cell>
          <table:table-cell office:value-type="float" office:value="7.09" calcext:value-type="float">
            <text:p>7.09</text:p>
          </table:table-cell>
          <table:table-cell office:value-type="float" office:value="3372.8501" calcext:value-type="float">
            <text:p>3372.8501</text:p>
          </table:table-cell>
          <table:table-cell office:value-type="float" office:value="27931.0195" calcext:value-type="float">
            <text:p>27931.0195</text:p>
          </table:table-cell>
          <table:table-cell office:value-type="float" office:value="11019.2998" calcext:value-type="float">
            <text:p>11019.2998</text:p>
          </table:table-cell>
          <table:table-cell office:value-type="float" office:value="1953.6" calcext:value-type="float">
            <text:p>19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16</text:p>
          </table:table-cell>
          <table:table-cell office:value-type="float" office:value="93.205" calcext:value-type="float">
            <text:p>93.205</text:p>
          </table:table-cell>
          <table:table-cell office:value-type="float" office:value="6.36" calcext:value-type="float">
            <text:p>6.36</text:p>
          </table:table-cell>
          <table:table-cell office:value-type="float" office:value="3397.1599" calcext:value-type="float">
            <text:p>3397.1599</text:p>
          </table:table-cell>
          <table:table-cell office:value-type="float" office:value="27930.3301" calcext:value-type="float">
            <text:p>27930.3301</text:p>
          </table:table-cell>
          <table:table-cell office:value-type="float" office:value="11311.7998" calcext:value-type="float">
            <text:p>11311.7998</text:p>
          </table:table-cell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23</text:p>
          </table:table-cell>
          <table:table-cell office:value-type="float" office:value="92.287" calcext:value-type="float">
            <text:p>92.287</text:p>
          </table:table-cell>
          <table:table-cell office:value-type="float" office:value="7.24" calcext:value-type="float">
            <text:p>7.24</text:p>
          </table:table-cell>
          <table:table-cell office:value-type="float" office:value="3508.01" calcext:value-type="float">
            <text:p>3508.01</text:p>
          </table:table-cell>
          <table:table-cell office:value-type="float" office:value="28653.8691" calcext:value-type="float">
            <text:p>28653.8691</text:p>
          </table:table-cell>
          <table:table-cell office:value-type="float" office:value="11695.6299" calcext:value-type="float">
            <text:p>11695.6299</text:p>
          </table:table-cell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830</text:p>
          </table:table-cell>
          <table:table-cell office:value-type="float" office:value="92.808" calcext:value-type="float">
            <text:p>92.808</text:p>
          </table:table-cell>
          <table:table-cell office:value-type="float" office:value="7.21" calcext:value-type="float">
            <text:p>7.21</text:p>
          </table:table-cell>
          <table:table-cell office:value-type="float" office:value="3426.96" calcext:value-type="float">
            <text:p>3426.96</text:p>
          </table:table-cell>
          <table:table-cell office:value-type="float" office:value="28133.3105" calcext:value-type="float">
            <text:p>28133.3105</text:p>
          </table:table-cell>
          <table:table-cell office:value-type="float" office:value="11313.1299" calcext:value-type="float">
            <text:p>11313.1299</text:p>
          </table:table-cell>
          <table:table-cell office:value-type="float" office:value="1940.8" calcext:value-type="float">
            <text:p>194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06</text:p>
          </table:table-cell>
          <table:table-cell office:value-type="float" office:value="93.255" calcext:value-type="float">
            <text:p>93.255</text:p>
          </table:table-cell>
          <table:table-cell office:value-type="float" office:value="6.69" calcext:value-type="float">
            <text:p>6.69</text:p>
          </table:table-cell>
          <table:table-cell office:value-type="float" office:value="3340.97" calcext:value-type="float">
            <text:p>3340.97</text:p>
          </table:table-cell>
          <table:table-cell office:value-type="float" office:value="27665.6406" calcext:value-type="float">
            <text:p>27665.6406</text:p>
          </table:table-cell>
          <table:table-cell office:value-type="float" office:value="10853.5498" calcext:value-type="float">
            <text:p>10853.5498</text:p>
          </table:table-cell>
          <table:table-cell office:value-type="float" office:value="1948.25" calcext:value-type="float">
            <text:p>194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13</text:p>
          </table:table-cell>
          <table:table-cell office:value-type="float" office:value="93.018" calcext:value-type="float">
            <text:p>93.018</text:p>
          </table:table-cell>
          <table:table-cell office:value-type="float" office:value="6.97" calcext:value-type="float">
            <text:p>6.97</text:p>
          </table:table-cell>
          <table:table-cell office:value-type="float" office:value="3319.47" calcext:value-type="float">
            <text:p>3319.47</text:p>
          </table:table-cell>
          <table:table-cell office:value-type="float" office:value="27657.4199" calcext:value-type="float">
            <text:p>27657.4199</text:p>
          </table:table-cell>
          <table:table-cell office:value-type="float" office:value="10793.2803" calcext:value-type="float">
            <text:p>10793.2803</text:p>
          </table:table-cell>
          <table:table-cell office:value-type="float" office:value="1957.75" calcext:value-type="float">
            <text:p>195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20</text:p>
          </table:table-cell>
          <table:table-cell office:value-type="float" office:value="94.627" calcext:value-type="float">
            <text:p>94.627</text:p>
          </table:table-cell>
          <table:table-cell office:value-type="float" office:value="6.56" calcext:value-type="float">
            <text:p>6.56</text:p>
          </table:table-cell>
          <table:table-cell office:value-type="float" office:value="3298.46" calcext:value-type="float">
            <text:p>3298.46</text:p>
          </table:table-cell>
          <table:table-cell office:value-type="float" office:value="27173.9609" calcext:value-type="float">
            <text:p>27173.9609</text:p>
          </table:table-cell>
          <table:table-cell office:value-type="float" office:value="10913.5596" calcext:value-type="float">
            <text:p>10913.5596</text:p>
          </table:table-cell>
          <table:table-cell office:value-type="float" office:value="1864.15" calcext:value-type="float">
            <text:p>1864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0927</text:p>
          </table:table-cell>
          <table:table-cell office:value-type="float" office:value="93.907" calcext:value-type="float">
            <text:p>93.907</text:p>
          </table:table-cell>
          <table:table-cell office:value-type="float" office:value="7.04" calcext:value-type="float">
            <text:p>7.04</text:p>
          </table:table-cell>
          <table:table-cell office:value-type="float" office:value="3348.4399" calcext:value-type="float">
            <text:p>3348.4399</text:p>
          </table:table-cell>
          <table:table-cell office:value-type="float" office:value="27682.8105" calcext:value-type="float">
            <text:p>27682.8105</text:p>
          </table:table-cell>
          <table:table-cell office:value-type="float" office:value="11075.0195" calcext:value-type="float">
            <text:p>11075.0195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04</text:p>
          </table:table-cell>
          <table:table-cell office:value-type="float" office:value="93.012" calcext:value-type="float">
            <text:p>93.012</text:p>
          </table:table-cell>
          <table:table-cell office:value-type="float" office:value="7.79" calcext:value-type="float">
            <text:p>7.79</text:p>
          </table:table-cell>
          <table:table-cell office:value-type="float" office:value="3477.1299" calcext:value-type="float">
            <text:p>3477.1299</text:p>
          </table:table-cell>
          <table:table-cell office:value-type="float" office:value="28586.9004" calcext:value-type="float">
            <text:p>28586.9004</text:p>
          </table:table-cell>
          <table:table-cell office:value-type="float" office:value="11579.9404" calcext:value-type="float">
            <text:p>11579.9404</text:p>
          </table:table-cell>
          <table:table-cell office:value-type="float" office:value="1936.4" calcext:value-type="float">
            <text:p>19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11</text:p>
          </table:table-cell>
          <table:table-cell office:value-type="float" office:value="93.705" calcext:value-type="float">
            <text:p>93.705</text:p>
          </table:table-cell>
          <table:table-cell office:value-type="float" office:value="7.49" calcext:value-type="float">
            <text:p>7.49</text:p>
          </table:table-cell>
          <table:table-cell office:value-type="float" office:value="3483.8101" calcext:value-type="float">
            <text:p>3483.8101</text:p>
          </table:table-cell>
          <table:table-cell office:value-type="float" office:value="28606.3105" calcext:value-type="float">
            <text:p>28606.3105</text:p>
          </table:table-cell>
          <table:table-cell office:value-type="float" office:value="11671.5596" calcext:value-type="float">
            <text:p>11671.5596</text:p>
          </table:table-cell>
          <table:table-cell office:value-type="float" office:value="1902.8" calcext:value-type="float">
            <text:p>190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18</text:p>
          </table:table-cell>
          <table:table-cell office:value-type="float" office:value="92.722" calcext:value-type="float">
            <text:p>92.722</text:p>
          </table:table-cell>
          <table:table-cell office:value-type="float" office:value="8.41" calcext:value-type="float">
            <text:p>8.41</text:p>
          </table:table-cell>
          <table:table-cell office:value-type="float" office:value="3465.3899" calcext:value-type="float">
            <text:p>3465.3899</text:p>
          </table:table-cell>
          <table:table-cell office:value-type="float" office:value="28335.5703" calcext:value-type="float">
            <text:p>28335.5703</text:p>
          </table:table-cell>
          <table:table-cell office:value-type="float" office:value="11548.2803" calcext:value-type="float">
            <text:p>11548.2803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025</text:p>
          </table:table-cell>
          <table:table-cell office:value-type="float" office:value="94.037" calcext:value-type="float">
            <text:p>94.037</text:p>
          </table:table-cell>
          <table:table-cell office:value-type="float" office:value="8.74" calcext:value-type="float">
            <text:p>8.74</text:p>
          </table:table-cell>
          <table:table-cell office:value-type="float" office:value="3269.96" calcext:value-type="float">
            <text:p>3269.96</text:p>
          </table:table-cell>
          <table:table-cell office:value-type="float" office:value="26501.5996" calcext:value-type="float">
            <text:p>26501.5996</text:p>
          </table:table-cell>
          <table:table-cell office:value-type="float" office:value="10911.5898" calcext:value-type="float">
            <text:p>10911.5898</text:p>
          </table:table-cell>
          <table:table-cell office:value-type="float" office:value="1878.7" calcext:value-type="float">
            <text:p>187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01</text:p>
          </table:table-cell>
          <table:table-cell office:value-type="float" office:value="92.297" calcext:value-type="float">
            <text:p>92.297</text:p>
          </table:table-cell>
          <table:table-cell office:value-type="float" office:value="8.2" calcext:value-type="float">
            <text:p>8.2</text:p>
          </table:table-cell>
          <table:table-cell office:value-type="float" office:value="3509.4399" calcext:value-type="float">
            <text:p>3509.4399</text:p>
          </table:table-cell>
          <table:table-cell office:value-type="float" office:value="28323.4004" calcext:value-type="float">
            <text:p>28323.4004</text:p>
          </table:table-cell>
          <table:table-cell office:value-type="float" office:value="11895.2305" calcext:value-type="float">
            <text:p>11895.2305</text:p>
          </table:table-cell>
          <table:table-cell office:value-type="float" office:value="1952.05" calcext:value-type="float">
            <text:p>195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08</text:p>
          </table:table-cell>
          <table:table-cell office:value-type="float" office:value="92.71" calcext:value-type="float">
            <text:p>92.71</text:p>
          </table:table-cell>
          <table:table-cell office:value-type="float" office:value="8.98" calcext:value-type="float">
            <text:p>8.98</text:p>
          </table:table-cell>
          <table:table-cell office:value-type="float" office:value="3585.1499" calcext:value-type="float">
            <text:p>3585.1499</text:p>
          </table:table-cell>
          <table:table-cell office:value-type="float" office:value="29479.8105" calcext:value-type="float">
            <text:p>29479.8105</text:p>
          </table:table-cell>
          <table:table-cell office:value-type="float" office:value="11829.29" calcext:value-type="float">
            <text:p>11829.29</text:p>
          </table:table-cell>
          <table:table-cell office:value-type="float" office:value="1888.35" calcext:value-type="float">
            <text:p>18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15</text:p>
          </table:table-cell>
          <table:table-cell office:value-type="float" office:value="92.393" calcext:value-type="float">
            <text:p>92.393</text:p>
          </table:table-cell>
          <table:table-cell office:value-type="float" office:value="8.24" calcext:value-type="float">
            <text:p>8.24</text:p>
          </table:table-cell>
          <table:table-cell office:value-type="float" office:value="3557.54" calcext:value-type="float">
            <text:p>3557.54</text:p>
          </table:table-cell>
          <table:table-cell office:value-type="float" office:value="29263.4805" calcext:value-type="float">
            <text:p>29263.4805</text:p>
          </table:table-cell>
          <table:table-cell office:value-type="float" office:value="11854.9697" calcext:value-type="float">
            <text:p>11854.9697</text:p>
          </table:table-cell>
          <table:table-cell office:value-type="float" office:value="1869.75" calcext:value-type="float">
            <text:p>1869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22</text:p>
          </table:table-cell>
          <table:table-cell office:value-type="float" office:value="91.823" calcext:value-type="float">
            <text:p>91.823</text:p>
          </table:table-cell>
          <table:table-cell office:value-type="float" office:value="8.42" calcext:value-type="float">
            <text:p>8.42</text:p>
          </table:table-cell>
          <table:table-cell office:value-type="float" office:value="3638.3501" calcext:value-type="float">
            <text:p>3638.3501</text:p>
          </table:table-cell>
          <table:table-cell office:value-type="float" office:value="29910.3691" calcext:value-type="float">
            <text:p>29910.3691</text:p>
          </table:table-cell>
          <table:table-cell office:value-type="float" office:value="12205.8496" calcext:value-type="float">
            <text:p>12205.8496</text:p>
          </table:table-cell>
          <table:table-cell office:value-type="float" office:value="1783.1" calcext:value-type="float">
            <text:p>178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129</text:p>
          </table:table-cell>
          <table:table-cell office:value-type="float" office:value="90.797" calcext:value-type="float">
            <text:p>90.797</text:p>
          </table:table-cell>
          <table:table-cell office:value-type="float" office:value="9.73" calcext:value-type="float">
            <text:p>9.73</text:p>
          </table:table-cell>
          <table:table-cell office:value-type="float" office:value="3699.1201" calcext:value-type="float">
            <text:p>3699.1201</text:p>
          </table:table-cell>
          <table:table-cell office:value-type="float" office:value="30218.2598" calcext:value-type="float">
            <text:p>30218.2598</text:p>
          </table:table-cell>
          <table:table-cell office:value-type="float" office:value="12464.2305" calcext:value-type="float">
            <text:p>12464.2305</text:p>
          </table:table-cell>
          <table:table-cell office:value-type="float" office:value="1842.1" calcext:value-type="float">
            <text:p>18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06</text:p>
          </table:table-cell>
          <table:table-cell office:value-type="float" office:value="90.97" calcext:value-type="float">
            <text:p>90.97</text:p>
          </table:table-cell>
          <table:table-cell office:value-type="float" office:value="8.96" calcext:value-type="float">
            <text:p>8.96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0046.3691" calcext:value-type="float">
            <text:p>30046.3691</text:p>
          </table:table-cell>
          <table:table-cell office:value-type="float" office:value="12377.8701" calcext:value-type="float">
            <text:p>12377.8701</text:p>
          </table:table-cell>
          <table:table-cell office:value-type="float" office:value="1843.7" calcext:value-type="float">
            <text:p>184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13</text:p>
          </table:table-cell>
          <table:table-cell office:value-type="float" office:value="89.83" calcext:value-type="float">
            <text:p>89.83</text:p>
          </table:table-cell>
          <table:table-cell office:value-type="float" office:value="9.45" calcext:value-type="float">
            <text:p>9.45</text:p>
          </table:table-cell>
          <table:table-cell office:value-type="float" office:value="3709.4099" calcext:value-type="float">
            <text:p>3709.4099</text:p>
          </table:table-cell>
          <table:table-cell office:value-type="float" office:value="30179.0508" calcext:value-type="float">
            <text:p>30179.0508</text:p>
          </table:table-cell>
          <table:table-cell office:value-type="float" office:value="12755.6396" calcext:value-type="float">
            <text:p>12755.6396</text:p>
          </table:table-cell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20</text:p>
          </table:table-cell>
          <table:table-cell office:value-type="float" office:value="90.25" calcext:value-type="float">
            <text:p>90.25</text:p>
          </table:table-cell>
          <table:table-cell office:value-type="float" office:value="9.26" calcext:value-type="float">
            <text:p>9.26</text:p>
          </table:table-cell>
          <table:table-cell office:value-type="float" office:value="3703.0601" calcext:value-type="float">
            <text:p>3703.0601</text:p>
          </table:table-cell>
          <table:table-cell office:value-type="float" office:value="30199.8691" calcext:value-type="float">
            <text:p>30199.8691</text:p>
          </table:table-cell>
          <table:table-cell office:value-type="float" office:value="12804.7305" calcext:value-type="float">
            <text:p>12804.7305</text:p>
          </table:table-cell>
          <table:table-cell office:value-type="float" office:value="1882.9" calcext:value-type="float">
            <text:p>188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01227</text:p>
          </table:table-cell>
          <table:table-cell office:value-type="float" office:value="89.898" calcext:value-type="float">
            <text:p>89.898</text:p>
          </table:table-cell>
          <table:table-cell office:value-type="float" office:value="9.16" calcext:value-type="float">
            <text:p>9.16</text:p>
          </table:table-cell>
          <table:table-cell office:value-type="float" office:value="3756.0701" calcext:value-type="float">
            <text:p>3756.0701</text:p>
          </table:table-cell>
          <table:table-cell office:value-type="float" office:value="30606.4805" calcext:value-type="float">
            <text:p>30606.4805</text:p>
          </table:table-cell>
          <table:table-cell office:value-type="float" office:value="12888.2803" calcext:value-type="float">
            <text:p>12888.2803</text:p>
          </table:table-cell>
          <table:table-cell office:value-type="float" office:value="1901.6" calcext:value-type="float">
            <text:p>19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03</text:p>
          </table:table-cell>
          <table:table-cell office:value-type="float" office:value="90.023" calcext:value-type="float">
            <text:p>90.023</text:p>
          </table:table-cell>
          <table:table-cell office:value-type="float" office:value="11.19" calcext:value-type="float">
            <text:p>11.19</text:p>
          </table:table-cell>
          <table:table-cell office:value-type="float" office:value="3824.6799" calcext:value-type="float">
            <text:p>3824.6799</text:p>
          </table:table-cell>
          <table:table-cell office:value-type="float" office:value="31097.9707" calcext:value-type="float">
            <text:p>31097.9707</text:p>
          </table:table-cell>
          <table:table-cell office:value-type="float" office:value="13201.9697" calcext:value-type="float">
            <text:p>13201.9697</text:p>
          </table:table-cell>
          <table:table-cell office:value-type="float" office:value="1849.9" calcext:value-type="float">
            <text:p>184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10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.87" calcext:value-type="float">
            <text:p>10.87</text:p>
          </table:table-cell>
          <table:table-cell office:value-type="float" office:value="3768.25" calcext:value-type="float">
            <text:p>3768.25</text:p>
          </table:table-cell>
          <table:table-cell office:value-type="float" office:value="30814.2598" calcext:value-type="float">
            <text:p>30814.2598</text:p>
          </table:table-cell>
          <table:table-cell office:value-type="float" office:value="12998.5" calcext:value-type="float">
            <text:p>12998.5</text:p>
          </table:table-cell>
          <table:table-cell office:value-type="float" office:value="1827.85" calcext:value-type="float">
            <text:p>182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17</text:p>
          </table:table-cell>
          <table:table-cell office:value-type="float" office:value="90.2" calcext:value-type="float">
            <text:p>90.2</text:p>
          </table:table-cell>
          <table:table-cell office:value-type="float" office:value="10.86" calcext:value-type="float">
            <text:p>10.86</text:p>
          </table:table-cell>
          <table:table-cell office:value-type="float" office:value="3841.47" calcext:value-type="float">
            <text:p>3841.47</text:p>
          </table:table-cell>
          <table:table-cell office:value-type="float" office:value="30996.9805" calcext:value-type="float">
            <text:p>30996.9805</text:p>
          </table:table-cell>
          <table:table-cell office:value-type="float" office:value="13543.0596" calcext:value-type="float">
            <text:p>13543.0596</text:p>
          </table:table-cell>
          <table:table-cell office:value-type="float" office:value="1855.3" calcext:value-type="float">
            <text:p>18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24</text:p>
          </table:table-cell>
          <table:table-cell office:value-type="float" office:value="90.535" calcext:value-type="float">
            <text:p>90.535</text:p>
          </table:table-cell>
          <table:table-cell office:value-type="float" office:value="10.71" calcext:value-type="float">
            <text:p>10.71</text:p>
          </table:table-cell>
          <table:table-cell office:value-type="float" office:value="3714.24" calcext:value-type="float">
            <text:p>3714.24</text:p>
          </table:table-cell>
          <table:table-cell office:value-type="float" office:value="29982.6191" calcext:value-type="float">
            <text:p>29982.6191</text:p>
          </table:table-cell>
          <table:table-cell office:value-type="float" office:value="13070.7002" calcext:value-type="float">
            <text:p>13070.7002</text:p>
          </table:table-cell>
          <table:table-cell office:value-type="float" office:value="1849.6" calcext:value-type="float">
            <text:p>184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131</text:p>
          </table:table-cell>
          <table:table-cell office:value-type="float" office:value="90.968" calcext:value-type="float">
            <text:p>90.968</text:p>
          </table:table-cell>
          <table:table-cell office:value-type="float" office:value="11.69" calcext:value-type="float">
            <text:p>11.69</text:p>
          </table:table-cell>
          <table:table-cell office:value-type="float" office:value="3886.8301" calcext:value-type="float">
            <text:p>3886.8301</text:p>
          </table:table-cell>
          <table:table-cell office:value-type="float" office:value="31148.2402" calcext:value-type="float">
            <text:p>31148.2402</text:p>
          </table:table-cell>
          <table:table-cell office:value-type="float" office:value="13856.2998" calcext:value-type="float">
            <text:p>13856.2998</text:p>
          </table:table-cell>
          <table:table-cell office:value-type="float" office:value="1815.1" calcext:value-type="float">
            <text:p>181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07</text:p>
          </table:table-cell>
          <table:table-cell office:value-type="float" office:value="90.425" calcext:value-type="float">
            <text:p>90.425</text:p>
          </table:table-cell>
          <table:table-cell office:value-type="float" office:value="12.1" calcext:value-type="float">
            <text:p>12.1</text:p>
          </table:table-cell>
          <table:table-cell office:value-type="float" office:value="3934.8301" calcext:value-type="float">
            <text:p>3934.8301</text:p>
          </table:table-cell>
          <table:table-cell office:value-type="float" office:value="31458.4004" calcext:value-type="float">
            <text:p>31458.4004</text:p>
          </table:table-cell>
          <table:table-cell office:value-type="float" office:value="14095.4697" calcext:value-type="float">
            <text:p>14095.4697</text:p>
          </table:table-cell>
          <table:table-cell office:value-type="float" office:value="1824.55" calcext:value-type="float">
            <text:p>182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14</text:p>
          </table:table-cell>
          <table:table-cell office:value-type="float" office:value="90.345" calcext:value-type="float">
            <text:p>90.345</text:p>
          </table:table-cell>
          <table:table-cell office:value-type="float" office:value="13.4" calcext:value-type="float">
            <text:p>13.4</text:p>
          </table:table-cell>
          <table:table-cell office:value-type="float" office:value="3906.71" calcext:value-type="float">
            <text:p>3906.71</text:p>
          </table:table-cell>
          <table:table-cell office:value-type="float" office:value="31494.3203" calcext:value-type="float">
            <text:p>31494.3203</text:p>
          </table:table-cell>
          <table:table-cell office:value-type="float" office:value="13874.46" calcext:value-type="float">
            <text:p>13874.46</text:p>
          </table:table-cell>
          <table:table-cell office:value-type="float" office:value="1783.35" calcext:value-type="float">
            <text:p>178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21</text:p>
          </table:table-cell>
          <table:table-cell office:value-type="float" office:value="90.947" calcext:value-type="float">
            <text:p>90.947</text:p>
          </table:table-cell>
          <table:table-cell office:value-type="float" office:value="14.07" calcext:value-type="float">
            <text:p>14.07</text:p>
          </table:table-cell>
          <table:table-cell office:value-type="float" office:value="3811.1499" calcext:value-type="float">
            <text:p>3811.1499</text:p>
          </table:table-cell>
          <table:table-cell office:value-type="float" office:value="30932.3691" calcext:value-type="float">
            <text:p>30932.3691</text:p>
          </table:table-cell>
          <table:table-cell office:value-type="float" office:value="13192.3398" calcext:value-type="float">
            <text:p>13192.3398</text:p>
          </table:table-cell>
          <table:table-cell office:value-type="float" office:value="1732.45" calcext:value-type="float">
            <text:p>1732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228</text:p>
          </table:table-cell>
          <table:table-cell office:value-type="float" office:value="92.018" calcext:value-type="float">
            <text:p>92.018</text:p>
          </table:table-cell>
          <table:table-cell office:value-type="float" office:value="15.77" calcext:value-type="float">
            <text:p>15.77</text:p>
          </table:table-cell>
          <table:table-cell office:value-type="float" office:value="3841.9399" calcext:value-type="float">
            <text:p>3841.9399</text:p>
          </table:table-cell>
          <table:table-cell office:value-type="float" office:value="31496.3008" calcext:value-type="float">
            <text:p>31496.3008</text:p>
          </table:table-cell>
          <table:table-cell office:value-type="float" office:value="12920.1504" calcext:value-type="float">
            <text:p>12920.1504</text:p>
          </table:table-cell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307</text:p>
          </table:table-cell>
          <table:table-cell office:value-type="float" office:value="91.667" calcext:value-type="float">
            <text:p>91.667</text:p>
          </table:table-cell>
          <table:table-cell office:value-type="float" office:value="16.25" calcext:value-type="float">
            <text:p>16.25</text:p>
          </table:table-cell>
          <table:table-cell office:value-type="float" office:value="3943.3401" calcext:value-type="float">
            <text:p>3943.3401</text:p>
          </table:table-cell>
          <table:table-cell office:value-type="float" office:value="32778.6406" calcext:value-type="float">
            <text:p>32778.6406</text:p>
          </table:table-cell>
          <table:table-cell office:value-type="float" office:value="13319.8701" calcext:value-type="float">
            <text:p>13319.8701</text:p>
          </table:table-cell>
          <table:table-cell office:value-type="float" office:value="1725.6" calcext:value-type="float">
            <text:p>172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10314</text:p>
          </table:table-cell>
          <table:table-cell office:value-type="float" office:value="91.958" calcext:value-type="float">
            <text:p>91.958</text:p>
          </table:table-cell>
          <table:table-cell office:value-type="float" office:value="17.3" calcext:value-type="float">
            <text:p>17.3</text:p>
          </table:table-cell>
          <table:table-cell office:value-type="float" office:value="3926.3" calcext:value-type="float">
            <text:p>3926.3</text:p>
          </table:table-cell>
          <table:table-cell office:value-type="float" office:value="32751.0098" calcext:value-type="float">
            <text:p>32751.0098</text:p>
          </table:table-cell>
          <table:table-cell office:value-type="float" office:value="13211.4102" calcext:value-type="float">
            <text:p>13211.4102</text:p>
          </table:table-cell>
          <table:table-cell office:value-type="float" office:value="1743.9" calcext:value-type="float">
            <text:p>1743.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731.3" calcext:value-type="float">
            <text:p>1731.3</text:p>
          </table:table-cell>
          <table:table-cell table:number-columns-repeated="7"/>
        </table:table-row>
        <table:table-row table:style-name="ro1" table:number-rows-repeated="104804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harts" table:style-name="ta1">
        <table:shapes>
          <draw:frame draw:z-index="0" draw:style-name="gr1" draw:text-style-name="P1" svg:width="23.2169in" svg:height="11.0047in" svg:x="0in" svg:y="0in">
            <draw:object draw:notify-on-update-of-ranges="charts_data.A2:charts_data.A533 charts_data.B1:charts_data.B1 charts_data.B2:charts_data.B533 charts_data.C1:charts_data.C1 charts_data.C2:charts_data.C533 charts_data.E1:charts_data.E1 charts_data.E2:charts_data.E533 charts_data.F1:charts_data.F1 charts_data.F2:charts_data.F5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2169in" svg:height="11.0047in" svg:x="0.0004in" svg:y="11.3941in">
            <draw:object draw:notify-on-update-of-ranges="charts_data.A2:charts_data.A533 charts_data.B1:charts_data.B1 charts_data.B2:charts_data.B533 charts_data.C1:charts_data.C1 charts_data.C2:charts_data.C533 charts_data.D1:charts_data.D1 charts_data.D2:charts_data.D533 charts_data.G1:charts_data.G1 charts_data.G2:charts_data.G5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charts.A1: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0:07:56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3-28T10:08:16.520000000</dc:date>
    <meta:editing-duration>P22DT6H16M48S</meta:editing-duration>
    <meta:editing-cycles>1214</meta:editing-cycles>
    <meta:generator>LibreOffice/7.1.0.3$Windows_X86_64 LibreOffice_project/f6099ecf3d29644b5008cc8f48f42f4a40986e4c</meta:generator>
    <meta:document-statistic meta:table-count="2" meta:cell-count="3732" meta:object-count="2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471cm" svg:y="1.685cm" style:legend-expansion="wide" chart:style-name="ch3"/>
        <chart:plot-area chart:style-name="ch4" table:cell-range-address="charts_data.A2:charts_data.C533 charts_data.B1:charts_data.C1 charts_data.E1:charts_data.F533" chart:data-source-has-labels="both" svg:x="2.18cm" svg:y="2.848cm" svg:width="53.883cm" svg:height="23.575cm">
          <chart:coordinate-region svg:x="3.305cm" svg:y="2.848cm" svg:width="51.553cm" svg:height="21.76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33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33" chart:label-cell-address="charts_data.B1:charts_data.B1" chart:class="chart:line">
            <chart:data-point chart:repeated="30"/>
            <chart:data-point chart:style-name="ch13" chart:repeated="2"/>
            <chart:data-point chart:repeated="500"/>
          </chart:series>
          <chart:series chart:attached-axis="primary-y" chart:style-name="ch14" chart:values-cell-range-address="charts_data.C2:charts_data.C533" chart:label-cell-address="charts_data.C1:charts_data.C1" chart:class="chart:line">
            <chart:data-point chart:repeated="532"/>
          </chart:series>
          <chart:series chart:attached-axis="secondary-y" chart:style-name="ch15" chart:values-cell-range-address="charts_data.E2:charts_data.E533" chart:label-cell-address="charts_data.E1:charts_data.E1" chart:class="chart:line">
            <chart:data-point chart:repeated="33"/>
            <chart:data-point chart:style-name="ch16"/>
            <chart:data-point chart:repeated="498"/>
          </chart:series>
          <chart:series chart:attached-axis="secondary-y" chart:style-name="ch17" chart:values-cell-range-address="charts_data.F2:charts_data.F533" chart:label-cell-address="charts_data.F1:charts_data.F1" chart:class="chart:line">
            <chart:data-point chart:repeated="53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* 1000</text:p>
                <draw:g>
                  <svg:desc>charts_data.C1:charts_data.C1</svg:desc>
                </draw:g>
              </table:table-cell>
              <table:table-cell office:value-type="string">
                <text:p>Dow30</text:p>
                <draw:g>
                  <svg:desc>charts_data.E1:charts_data.E1</svg:desc>
                </draw:g>
              </table:table-cell>
              <table:table-cell office:value-type="string">
                <text:p>NASDAQ</text:p>
                <draw:g>
                  <svg:desc>charts_data.F1:charts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09</text:p>
                <draw:g>
                  <svg:desc>charts_data.A2:charts_data.A533</svg:desc>
                </draw:g>
              </table:table-cell>
              <table:table-cell office:value-type="float" office:value="79.366">
                <text:p>79.366</text:p>
                <draw:g>
                  <svg:desc>charts_data.B2:charts_data.B533</svg:desc>
                </draw:g>
              </table:table-cell>
              <table:table-cell office:value-type="float" office:value="33.31">
                <text:p>33.31</text:p>
                <draw:g>
                  <svg:desc>charts_data.C2:charts_data.C533</svg:desc>
                </draw:g>
              </table:table-cell>
              <table:table-cell office:value-type="float" office:value="11787.3799">
                <text:p>11787.3799</text:p>
                <draw:g>
                  <svg:desc>charts_data.E2:charts_data.E533</svg:desc>
                </draw:g>
              </table:table-cell>
              <table:table-cell office:value-type="float" office:value="2755.3">
                <text:p>2755.3</text:p>
                <draw:g>
                  <svg:desc>charts_data.F2:charts_data.F533</svg:desc>
                </draw:g>
              </table:table-cell>
            </table:table-row>
            <table:table-row>
              <table:table-cell office:value-type="string">
                <text:p>20110116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1871.8398">
                <text:p>11871.8398</text:p>
              </table:table-cell>
              <table:table-cell office:value-type="float" office:value="2689.54">
                <text:p>2689.54</text:p>
              </table:table-cell>
            </table:table-row>
            <table:table-row>
              <table:table-cell office:value-type="string">
                <text:p>20110123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1823.7002">
                <text:p>11823.7002</text:p>
              </table:table-cell>
              <table:table-cell office:value-type="float" office:value="2686.8899">
                <text:p>2686.8899</text:p>
              </table:table-cell>
            </table:table-row>
            <table:table-row>
              <table:table-cell office:value-type="string">
                <text:p>20110130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2092.1504">
                <text:p>12092.1504</text:p>
              </table:table-cell>
              <table:table-cell office:value-type="float" office:value="2769.3">
                <text:p>2769.3</text:p>
              </table:table-cell>
            </table:table-row>
            <table:table-row>
              <table:table-cell office:value-type="string">
                <text:p>20110206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2273.2598">
                <text:p>12273.2598</text:p>
              </table:table-cell>
              <table:table-cell office:value-type="float" office:value="2809.4399">
                <text:p>2809.4399</text:p>
              </table:table-cell>
            </table:table-row>
            <table:table-row>
              <table:table-cell office:value-type="string">
                <text:p>20110213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2391.25">
                <text:p>12391.25</text:p>
              </table:table-cell>
              <table:table-cell office:value-type="float" office:value="2833.95">
                <text:p>2833.95</text:p>
              </table:table-cell>
            </table:table-row>
            <table:table-row>
              <table:table-cell office:value-type="string">
                <text:p>20110220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2130.4502">
                <text:p>12130.4502</text:p>
              </table:table-cell>
              <table:table-cell office:value-type="float" office:value="2781.05">
                <text:p>2781.05</text:p>
              </table:table-cell>
            </table:table-row>
            <table:table-row>
              <table:table-cell office:value-type="string">
                <text:p>20110227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2169.8799">
                <text:p>12169.8799</text:p>
              </table:table-cell>
              <table:table-cell office:value-type="float" office:value="2784.6699">
                <text:p>2784.6699</text:p>
              </table:table-cell>
            </table:table-row>
            <table:table-row>
              <table:table-cell office:value-type="string">
                <text:p>20110306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2044.4004">
                <text:p>12044.4004</text:p>
              </table:table-cell>
              <table:table-cell office:value-type="float" office:value="2715.6101">
                <text:p>2715.6101</text:p>
              </table:table-cell>
            </table:table-row>
            <table:table-row>
              <table:table-cell office:value-type="string">
                <text:p>20110313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1858.5195">
                <text:p>11858.5195</text:p>
              </table:table-cell>
              <table:table-cell office:value-type="float" office:value="2643.6699">
                <text:p>2643.6699</text:p>
              </table:table-cell>
            </table:table-row>
            <table:table-row>
              <table:table-cell office:value-type="string">
                <text:p>20110320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2220.5898">
                <text:p>12220.5898</text:p>
              </table:table-cell>
              <table:table-cell office:value-type="float" office:value="2743.0601">
                <text:p>2743.0601</text:p>
              </table:table-cell>
            </table:table-row>
            <table:table-row>
              <table:table-cell office:value-type="string">
                <text:p>20110327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2376.7197">
                <text:p>12376.7197</text:p>
              </table:table-cell>
              <table:table-cell office:value-type="float" office:value="2789.6001">
                <text:p>2789.6001</text:p>
              </table:table-cell>
            </table:table-row>
            <table:table-row>
              <table:table-cell office:value-type="string">
                <text:p>20110403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2380.0498">
                <text:p>12380.0498</text:p>
              </table:table-cell>
              <table:table-cell office:value-type="float" office:value="2780.4099">
                <text:p>2780.4099</text:p>
              </table:table-cell>
            </table:table-row>
            <table:table-row>
              <table:table-cell office:value-type="string">
                <text:p>20110410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2341.8301">
                <text:p>12341.8301</text:p>
              </table:table-cell>
              <table:table-cell office:value-type="float" office:value="2764.6499">
                <text:p>2764.6499</text:p>
              </table:table-cell>
            </table:table-row>
            <table:table-row>
              <table:table-cell office:value-type="string">
                <text:p>20110417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2505.9902">
                <text:p>12505.9902</text:p>
              </table:table-cell>
              <table:table-cell office:value-type="float" office:value="2820.1599">
                <text:p>2820.1599</text:p>
              </table:table-cell>
            </table:table-row>
            <table:table-row>
              <table:table-cell office:value-type="string">
                <text:p>20110424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2810.54">
                <text:p>12810.54</text:p>
              </table:table-cell>
              <table:table-cell office:value-type="float" office:value="2873.54">
                <text:p>2873.54</text:p>
              </table:table-cell>
            </table:table-row>
            <table:table-row>
              <table:table-cell office:value-type="string">
                <text:p>20110501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2638.7402">
                <text:p>12638.7402</text:p>
              </table:table-cell>
              <table:table-cell office:value-type="float" office:value="2827.5601">
                <text:p>2827.5601</text:p>
              </table:table-cell>
            </table:table-row>
            <table:table-row>
              <table:table-cell office:value-type="string">
                <text:p>20110508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2595.75">
                <text:p>12595.75</text:p>
              </table:table-cell>
              <table:table-cell office:value-type="float" office:value="2828.47">
                <text:p>2828.47</text:p>
              </table:table-cell>
            </table:table-row>
            <table:table-row>
              <table:table-cell office:value-type="string">
                <text:p>20110515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2512.04">
                <text:p>12512.04</text:p>
              </table:table-cell>
              <table:table-cell office:value-type="float" office:value="2803.3201">
                <text:p>2803.3201</text:p>
              </table:table-cell>
            </table:table-row>
            <table:table-row>
              <table:table-cell office:value-type="string">
                <text:p>20110522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2441.5801">
                <text:p>12441.5801</text:p>
              </table:table-cell>
              <table:table-cell office:value-type="float" office:value="2796.8601">
                <text:p>2796.8601</text:p>
              </table:table-cell>
            </table:table-row>
            <table:table-row>
              <table:table-cell office:value-type="string">
                <text:p>20110529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2151.2598">
                <text:p>12151.2598</text:p>
              </table:table-cell>
              <table:table-cell office:value-type="float" office:value="2732.78">
                <text:p>2732.78</text:p>
              </table:table-cell>
            </table:table-row>
            <table:table-row>
              <table:table-cell office:value-type="string">
                <text:p>20110605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1951.9102">
                <text:p>11951.9102</text:p>
              </table:table-cell>
              <table:table-cell office:value-type="float" office:value="2643.73">
                <text:p>2643.73</text:p>
              </table:table-cell>
            </table:table-row>
            <table:table-row>
              <table:table-cell office:value-type="string">
                <text:p>20110612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004.3604">
                <text:p>12004.3604</text:p>
              </table:table-cell>
              <table:table-cell office:value-type="float" office:value="2616.48">
                <text:p>2616.48</text:p>
              </table:table-cell>
            </table:table-row>
            <table:table-row>
              <table:table-cell office:value-type="string">
                <text:p>20110619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1934.5801">
                <text:p>11934.5801</text:p>
              </table:table-cell>
              <table:table-cell office:value-type="float" office:value="2652.8899">
                <text:p>2652.8899</text:p>
              </table:table-cell>
            </table:table-row>
            <table:table-row>
              <table:table-cell office:value-type="string">
                <text:p>20110626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2582.7695">
                <text:p>12582.7695</text:p>
              </table:table-cell>
              <table:table-cell office:value-type="float" office:value="2816.03">
                <text:p>2816.03</text:p>
              </table:table-cell>
            </table:table-row>
            <table:table-row>
              <table:table-cell office:value-type="string">
                <text:p>20110703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2657.2002">
                <text:p>12657.2002</text:p>
              </table:table-cell>
              <table:table-cell office:value-type="float" office:value="2859.8101">
                <text:p>2859.8101</text:p>
              </table:table-cell>
            </table:table-row>
            <table:table-row>
              <table:table-cell office:value-type="string">
                <text:p>20110710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2479.7305">
                <text:p>12479.7305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20110717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2681.1602">
                <text:p>12681.1602</text:p>
              </table:table-cell>
              <table:table-cell office:value-type="float" office:value="2858.8301">
                <text:p>2858.8301</text:p>
              </table:table-cell>
            </table:table-row>
            <table:table-row>
              <table:table-cell office:value-type="string">
                <text:p>20110724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143.2402">
                <text:p>12143.2402</text:p>
              </table:table-cell>
              <table:table-cell office:value-type="float" office:value="2756.3799">
                <text:p>2756.3799</text:p>
              </table:table-cell>
            </table:table-row>
            <table:table-row>
              <table:table-cell office:value-type="string">
                <text:p>20110731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444.6104">
                <text:p>11444.6104</text:p>
              </table:table-cell>
              <table:table-cell office:value-type="float" office:value="2532.4099">
                <text:p>2532.4099</text:p>
              </table:table-cell>
            </table:table-row>
            <table:table-row>
              <table:table-cell office:value-type="string">
                <text:p>20110807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269.0195">
                <text:p>11269.0195</text:p>
              </table:table-cell>
              <table:table-cell office:value-type="float" office:value="2507.98">
                <text:p>2507.98</text:p>
              </table:table-cell>
            </table:table-row>
            <table:table-row>
              <table:table-cell office:value-type="string">
                <text:p>20110814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0817.6504">
                <text:p>10817.6504</text:p>
              </table:table-cell>
              <table:table-cell office:value-type="float" office:value="2341.8401">
                <text:p>2341.8401</text:p>
              </table:table-cell>
            </table:table-row>
            <table:table-row>
              <table:table-cell office:value-type="string">
                <text:p>20110821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284.54">
                <text:p>11284.54</text:p>
              </table:table-cell>
              <table:table-cell office:value-type="float" office:value="2479.8501">
                <text:p>2479.8501</text:p>
              </table:table-cell>
            </table:table-row>
            <table:table-row>
              <table:table-cell office:value-type="string">
                <text:p>20110828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240.2598">
                <text:p>11240.2598</text:p>
              </table:table-cell>
              <table:table-cell office:value-type="float" office:value="2480.3301">
                <text:p>2480.3301</text:p>
              </table:table-cell>
            </table:table-row>
            <table:table-row>
              <table:table-cell office:value-type="string">
                <text:p>20110904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0992.1299">
                <text:p>10992.1299</text:p>
              </table:table-cell>
              <table:table-cell office:value-type="float" office:value="2467.99">
                <text:p>2467.99</text:p>
              </table:table-cell>
            </table:table-row>
            <table:table-row>
              <table:table-cell office:value-type="string">
                <text:p>20110911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1509.0898">
                <text:p>11509.0898</text:p>
              </table:table-cell>
              <table:table-cell office:value-type="float" office:value="2622.3101">
                <text:p>2622.3101</text:p>
              </table:table-cell>
            </table:table-row>
            <table:table-row>
              <table:table-cell office:value-type="string">
                <text:p>20110918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0771.4805">
                <text:p>10771.4805</text:p>
              </table:table-cell>
              <table:table-cell office:value-type="float" office:value="2483.23">
                <text:p>2483.23</text:p>
              </table:table-cell>
            </table:table-row>
            <table:table-row>
              <table:table-cell office:value-type="string">
                <text:p>20110925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0913.3799">
                <text:p>10913.3799</text:p>
              </table:table-cell>
              <table:table-cell office:value-type="float" office:value="2415.3999">
                <text:p>2415.3999</text:p>
              </table:table-cell>
            </table:table-row>
            <table:table-row>
              <table:table-cell office:value-type="string">
                <text:p>20111002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103.1201">
                <text:p>11103.1201</text:p>
              </table:table-cell>
              <table:table-cell office:value-type="float" office:value="2479.3501">
                <text:p>2479.3501</text:p>
              </table:table-cell>
            </table:table-row>
            <table:table-row>
              <table:table-cell office:value-type="string">
                <text:p>20111009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1644.4902">
                <text:p>11644.4902</text:p>
              </table:table-cell>
              <table:table-cell office:value-type="float" office:value="2667.8501">
                <text:p>2667.8501</text:p>
              </table:table-cell>
            </table:table-row>
            <table:table-row>
              <table:table-cell office:value-type="string">
                <text:p>20111016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1808.79">
                <text:p>11808.79</text:p>
              </table:table-cell>
              <table:table-cell office:value-type="float" office:value="2637.46">
                <text:p>2637.46</text:p>
              </table:table-cell>
            </table:table-row>
            <table:table-row>
              <table:table-cell office:value-type="string">
                <text:p>20111023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231.1104">
                <text:p>12231.1104</text:p>
              </table:table-cell>
              <table:table-cell office:value-type="float" office:value="2737.1499">
                <text:p>2737.1499</text:p>
              </table:table-cell>
            </table:table-row>
            <table:table-row>
              <table:table-cell office:value-type="string">
                <text:p>20111030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1983.2402">
                <text:p>11983.2402</text:p>
              </table:table-cell>
              <table:table-cell office:value-type="float" office:value="2686.1499">
                <text:p>2686.1499</text:p>
              </table:table-cell>
            </table:table-row>
            <table:table-row>
              <table:table-cell office:value-type="string">
                <text:p>20111106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153.6797">
                <text:p>12153.6797</text:p>
              </table:table-cell>
              <table:table-cell office:value-type="float" office:value="2678.75">
                <text:p>2678.75</text:p>
              </table:table-cell>
            </table:table-row>
            <table:table-row>
              <table:table-cell office:value-type="string">
                <text:p>20111113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1796.1602">
                <text:p>11796.1602</text:p>
              </table:table-cell>
              <table:table-cell office:value-type="float" office:value="2572.5">
                <text:p>2572.5</text:p>
              </table:table-cell>
            </table:table-row>
            <table:table-row>
              <table:table-cell office:value-type="string">
                <text:p>20111120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231.7803">
                <text:p>11231.7803</text:p>
              </table:table-cell>
              <table:table-cell office:value-type="float" office:value="2441.51">
                <text:p>2441.51</text:p>
              </table:table-cell>
            </table:table-row>
            <table:table-row>
              <table:table-cell office:value-type="string">
                <text:p>20111127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019.4199">
                <text:p>12019.4199</text:p>
              </table:table-cell>
              <table:table-cell office:value-type="float" office:value="2626.9299">
                <text:p>2626.9299</text:p>
              </table:table-cell>
            </table:table-row>
            <table:table-row>
              <table:table-cell office:value-type="string">
                <text:p>20111204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184.2598">
                <text:p>12184.2598</text:p>
              </table:table-cell>
              <table:table-cell office:value-type="float" office:value="2646.8501">
                <text:p>2646.8501</text:p>
              </table:table-cell>
            </table:table-row>
            <table:table-row>
              <table:table-cell office:value-type="string">
                <text:p>20111211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1866.3896">
                <text:p>11866.3896</text:p>
              </table:table-cell>
              <table:table-cell office:value-type="float" office:value="2555.3301">
                <text:p>2555.3301</text:p>
              </table:table-cell>
            </table:table-row>
            <table:table-row>
              <table:table-cell office:value-type="string">
                <text:p>20111218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294">
                <text:p>12294</text:p>
              </table:table-cell>
              <table:table-cell office:value-type="float" office:value="2618.6399">
                <text:p>2618.6399</text:p>
              </table:table-cell>
            </table:table-row>
            <table:table-row>
              <table:table-cell office:value-type="string">
                <text:p>20111225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217.5596">
                <text:p>12217.5596</text:p>
              </table:table-cell>
              <table:table-cell office:value-type="float" office:value="2605.1499">
                <text:p>2605.1499</text:p>
              </table:table-cell>
            </table:table-row>
            <table:table-row>
              <table:table-cell office:value-type="string">
                <text:p>20120101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359.9199">
                <text:p>12359.9199</text:p>
              </table:table-cell>
              <table:table-cell office:value-type="float" office:value="2674.22">
                <text:p>2674.22</text:p>
              </table:table-cell>
            </table:table-row>
            <table:table-row>
              <table:table-cell office:value-type="string">
                <text:p>20120108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422.0596">
                <text:p>12422.0596</text:p>
              </table:table-cell>
              <table:table-cell office:value-type="float" office:value="2710.6699">
                <text:p>2710.6699</text:p>
              </table:table-cell>
            </table:table-row>
            <table:table-row>
              <table:table-cell office:value-type="string">
                <text:p>20120115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2720.4805">
                <text:p>12720.4805</text:p>
              </table:table-cell>
              <table:table-cell office:value-type="float" office:value="2786.7">
                <text:p>2786.7</text:p>
              </table:table-cell>
            </table:table-row>
            <table:table-row>
              <table:table-cell office:value-type="string">
                <text:p>20120122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2660.46">
                <text:p>12660.46</text:p>
              </table:table-cell>
              <table:table-cell office:value-type="float" office:value="2816.55">
                <text:p>2816.55</text:p>
              </table:table-cell>
            </table:table-row>
            <table:table-row>
              <table:table-cell office:value-type="string">
                <text:p>20120129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2862.2305">
                <text:p>12862.2305</text:p>
              </table:table-cell>
              <table:table-cell office:value-type="float" office:value="2905.6599">
                <text:p>2905.6599</text:p>
              </table:table-cell>
            </table:table-row>
            <table:table-row>
              <table:table-cell office:value-type="string">
                <text:p>20120205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2801.2305">
                <text:p>12801.2305</text:p>
              </table:table-cell>
              <table:table-cell office:value-type="float" office:value="2903.8799">
                <text:p>2903.8799</text:p>
              </table:table-cell>
            </table:table-row>
            <table:table-row>
              <table:table-cell office:value-type="string">
                <text:p>20120212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2949.8701">
                <text:p>12949.8701</text:p>
              </table:table-cell>
              <table:table-cell office:value-type="float" office:value="2951.78">
                <text:p>2951.78</text:p>
              </table:table-cell>
            </table:table-row>
            <table:table-row>
              <table:table-cell office:value-type="string">
                <text:p>20120219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2982.9502">
                <text:p>12982.9502</text:p>
              </table:table-cell>
              <table:table-cell office:value-type="float" office:value="2963.75">
                <text:p>2963.75</text:p>
              </table:table-cell>
            </table:table-row>
            <table:table-row>
              <table:table-cell office:value-type="string">
                <text:p>20120226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2977.5703">
                <text:p>12977.5703</text:p>
              </table:table-cell>
              <table:table-cell office:value-type="float" office:value="2976.1899">
                <text:p>2976.1899</text:p>
              </table:table-cell>
            </table:table-row>
            <table:table-row>
              <table:table-cell office:value-type="string">
                <text:p>20120304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2922.0195">
                <text:p>12922.0195</text:p>
              </table:table-cell>
              <table:table-cell office:value-type="float" office:value="2988.3401">
                <text:p>2988.3401</text:p>
              </table:table-cell>
            </table:table-row>
            <table:table-row>
              <table:table-cell office:value-type="string">
                <text:p>20120311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3232.6201">
                <text:p>13232.6201</text:p>
              </table:table-cell>
              <table:table-cell office:value-type="float" office:value="3055.26">
                <text:p>3055.26</text:p>
              </table:table-cell>
            </table:table-row>
            <table:table-row>
              <table:table-cell office:value-type="string">
                <text:p>20120318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080.7305">
                <text:p>13080.7305</text:p>
              </table:table-cell>
              <table:table-cell office:value-type="float" office:value="3067.9199">
                <text:p>3067.9199</text:p>
              </table:table-cell>
            </table:table-row>
            <table:table-row>
              <table:table-cell office:value-type="string">
                <text:p>20120325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3212.04">
                <text:p>13212.04</text:p>
              </table:table-cell>
              <table:table-cell office:value-type="float" office:value="3091.5701">
                <text:p>3091.5701</text:p>
              </table:table-cell>
            </table:table-row>
            <table:table-row>
              <table:table-cell office:value-type="string">
                <text:p>20120401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060.1396">
                <text:p>13060.1396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20120408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2849.5898">
                <text:p>12849.5898</text:p>
              </table:table-cell>
              <table:table-cell office:value-type="float" office:value="3011.3301">
                <text:p>3011.3301</text:p>
              </table:table-cell>
            </table:table-row>
            <table:table-row>
              <table:table-cell office:value-type="string">
                <text:p>20120415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029.2598">
                <text:p>13029.2598</text:p>
              </table:table-cell>
              <table:table-cell office:value-type="float" office:value="3000.45">
                <text:p>3000.45</text:p>
              </table:table-cell>
            </table:table-row>
            <table:table-row>
              <table:table-cell office:value-type="string">
                <text:p>20120422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3228.3096">
                <text:p>13228.3096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string">
                <text:p>20120429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038.2695">
                <text:p>13038.2695</text:p>
              </table:table-cell>
              <table:table-cell office:value-type="float" office:value="2956.3401">
                <text:p>2956.3401</text:p>
              </table:table-cell>
            </table:table-row>
            <table:table-row>
              <table:table-cell office:value-type="string">
                <text:p>20120506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2820.5996">
                <text:p>12820.5996</text:p>
              </table:table-cell>
              <table:table-cell office:value-type="float" office:value="2933.8201">
                <text:p>2933.8201</text:p>
              </table:table-cell>
            </table:table-row>
            <table:table-row>
              <table:table-cell office:value-type="string">
                <text:p>20120513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369.3799">
                <text:p>12369.3799</text:p>
              </table:table-cell>
              <table:table-cell office:value-type="float" office:value="2778.79">
                <text:p>2778.79</text:p>
              </table:table-cell>
            </table:table-row>
            <table:table-row>
              <table:table-cell office:value-type="string">
                <text:p>20120520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2454.8301">
                <text:p>12454.8301</text:p>
              </table:table-cell>
              <table:table-cell office:value-type="float" office:value="2837.53">
                <text:p>2837.53</text:p>
              </table:table-cell>
            </table:table-row>
            <table:table-row>
              <table:table-cell office:value-type="string">
                <text:p>20120527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118.5703">
                <text:p>12118.5703</text:p>
              </table:table-cell>
              <table:table-cell office:value-type="float" office:value="2747.48">
                <text:p>2747.48</text:p>
              </table:table-cell>
            </table:table-row>
            <table:table-row>
              <table:table-cell office:value-type="string">
                <text:p>20120603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2554.2002">
                <text:p>12554.2002</text:p>
              </table:table-cell>
              <table:table-cell office:value-type="float" office:value="2858.4199">
                <text:p>2858.4199</text:p>
              </table:table-cell>
            </table:table-row>
            <table:table-row>
              <table:table-cell office:value-type="string">
                <text:p>20120610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2767.1699">
                <text:p>12767.1699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20120617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2640.7803">
                <text:p>12640.7803</text:p>
              </table:table-cell>
              <table:table-cell office:value-type="float" office:value="2892.4199">
                <text:p>2892.4199</text:p>
              </table:table-cell>
            </table:table-row>
            <table:table-row>
              <table:table-cell office:value-type="string">
                <text:p>20120624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2880.0898">
                <text:p>12880.0898</text:p>
              </table:table-cell>
              <table:table-cell office:value-type="float" office:value="2935.05">
                <text:p>2935.05</text:p>
              </table:table-cell>
            </table:table-row>
            <table:table-row>
              <table:table-cell office:value-type="string">
                <text:p>20120701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2772.4697">
                <text:p>12772.4697</text:p>
              </table:table-cell>
              <table:table-cell office:value-type="float" office:value="2937.3301">
                <text:p>2937.3301</text:p>
              </table:table-cell>
            </table:table-row>
            <table:table-row>
              <table:table-cell office:value-type="string">
                <text:p>20120708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2777.0898">
                <text:p>12777.0898</text:p>
              </table:table-cell>
              <table:table-cell office:value-type="float" office:value="2908.47">
                <text:p>2908.47</text:p>
              </table:table-cell>
            </table:table-row>
            <table:table-row>
              <table:table-cell office:value-type="string">
                <text:p>20120715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2822.5703">
                <text:p>12822.5703</text:p>
              </table:table-cell>
              <table:table-cell office:value-type="float" office:value="2925.3">
                <text:p>2925.3</text:p>
              </table:table-cell>
            </table:table-row>
            <table:table-row>
              <table:table-cell office:value-type="string">
                <text:p>20120722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075.6602">
                <text:p>13075.6602</text:p>
              </table:table-cell>
              <table:table-cell office:value-type="float" office:value="2958.0901">
                <text:p>2958.0901</text:p>
              </table:table-cell>
            </table:table-row>
            <table:table-row>
              <table:table-cell office:value-type="string">
                <text:p>20120729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096.1699">
                <text:p>13096.1699</text:p>
              </table:table-cell>
              <table:table-cell office:value-type="float" office:value="2967.8999">
                <text:p>2967.8999</text:p>
              </table:table-cell>
            </table:table-row>
            <table:table-row>
              <table:table-cell office:value-type="string">
                <text:p>20120805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3207.9502">
                <text:p>13207.9502</text:p>
              </table:table-cell>
              <table:table-cell office:value-type="float" office:value="3020.8601">
                <text:p>3020.8601</text:p>
              </table:table-cell>
            </table:table-row>
            <table:table-row>
              <table:table-cell office:value-type="string">
                <text:p>20120812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3275.2002">
                <text:p>13275.2002</text:p>
              </table:table-cell>
              <table:table-cell office:value-type="float" office:value="3076.5901">
                <text:p>3076.5901</text:p>
              </table:table-cell>
            </table:table-row>
            <table:table-row>
              <table:table-cell office:value-type="string">
                <text:p>20120819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3157.9697">
                <text:p>13157.9697</text:p>
              </table:table-cell>
              <table:table-cell office:value-type="float" office:value="3069.79">
                <text:p>3069.79</text:p>
              </table:table-cell>
            </table:table-row>
            <table:table-row>
              <table:table-cell office:value-type="string">
                <text:p>20120826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3090.8398">
                <text:p>13090.8398</text:p>
              </table:table-cell>
              <table:table-cell office:value-type="float" office:value="3066.96">
                <text:p>3066.96</text:p>
              </table:table-cell>
            </table:table-row>
            <table:table-row>
              <table:table-cell office:value-type="string">
                <text:p>20120902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3306.6396">
                <text:p>13306.6396</text:p>
              </table:table-cell>
              <table:table-cell office:value-type="float" office:value="3136.4199">
                <text:p>3136.4199</text:p>
              </table:table-cell>
            </table:table-row>
            <table:table-row>
              <table:table-cell office:value-type="string">
                <text:p>20120909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3593.3701">
                <text:p>13593.3701</text:p>
              </table:table-cell>
              <table:table-cell office:value-type="float" office:value="3183.95">
                <text:p>3183.95</text:p>
              </table:table-cell>
            </table:table-row>
            <table:table-row>
              <table:table-cell office:value-type="string">
                <text:p>20120916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3579.4697">
                <text:p>13579.4697</text:p>
              </table:table-cell>
              <table:table-cell office:value-type="float" office:value="3179.96">
                <text:p>3179.96</text:p>
              </table:table-cell>
            </table:table-row>
            <table:table-row>
              <table:table-cell office:value-type="string">
                <text:p>20120923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3437.1299">
                <text:p>13437.1299</text:p>
              </table:table-cell>
              <table:table-cell office:value-type="float" office:value="3116.23">
                <text:p>3116.23</text:p>
              </table:table-cell>
            </table:table-row>
            <table:table-row>
              <table:table-cell office:value-type="string">
                <text:p>20120930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3610.1504">
                <text:p>13610.1504</text:p>
              </table:table-cell>
              <table:table-cell office:value-type="float" office:value="3136.1899">
                <text:p>3136.1899</text:p>
              </table:table-cell>
            </table:table-row>
            <table:table-row>
              <table:table-cell office:value-type="string">
                <text:p>20121007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3328.8496">
                <text:p>13328.8496</text:p>
              </table:table-cell>
              <table:table-cell office:value-type="float" office:value="3044.1101">
                <text:p>3044.1101</text:p>
              </table:table-cell>
            </table:table-row>
            <table:table-row>
              <table:table-cell office:value-type="string">
                <text:p>20121014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3343.5098">
                <text:p>13343.5098</text:p>
              </table:table-cell>
              <table:table-cell office:value-type="float" office:value="3005.6201">
                <text:p>3005.6201</text:p>
              </table:table-cell>
            </table:table-row>
            <table:table-row>
              <table:table-cell office:value-type="string">
                <text:p>20121021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3107.21">
                <text:p>13107.21</text:p>
              </table:table-cell>
              <table:table-cell office:value-type="float" office:value="2987.95">
                <text:p>2987.95</text:p>
              </table:table-cell>
            </table:table-row>
            <table:table-row>
              <table:table-cell office:value-type="string">
                <text:p>20121028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3093.1602">
                <text:p>13093.1602</text:p>
              </table:table-cell>
              <table:table-cell office:value-type="float" office:value="2982.1299">
                <text:p>2982.1299</text:p>
              </table:table-cell>
            </table:table-row>
            <table:table-row>
              <table:table-cell office:value-type="string">
                <text:p>20121104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2815.3896">
                <text:p>12815.3896</text:p>
              </table:table-cell>
              <table:table-cell office:value-type="float" office:value="2904.8701">
                <text:p>2904.8701</text:p>
              </table:table-cell>
            </table:table-row>
            <table:table-row>
              <table:table-cell office:value-type="string">
                <text:p>20121111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2588.3096">
                <text:p>12588.3096</text:p>
              </table:table-cell>
              <table:table-cell office:value-type="float" office:value="2853.1299">
                <text:p>2853.1299</text:p>
              </table:table-cell>
            </table:table-row>
            <table:table-row>
              <table:table-cell office:value-type="string">
                <text:p>20121118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3009.6797">
                <text:p>13009.6797</text:p>
              </table:table-cell>
              <table:table-cell office:value-type="float" office:value="2966.8501">
                <text:p>2966.8501</text:p>
              </table:table-cell>
            </table:table-row>
            <table:table-row>
              <table:table-cell office:value-type="string">
                <text:p>20121125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3025.5801">
                <text:p>13025.5801</text:p>
              </table:table-cell>
              <table:table-cell office:value-type="float" office:value="3010.24">
                <text:p>3010.24</text:p>
              </table:table-cell>
            </table:table-row>
            <table:table-row>
              <table:table-cell office:value-type="string">
                <text:p>20121202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3155.1299">
                <text:p>13155.1299</text:p>
              </table:table-cell>
              <table:table-cell office:value-type="float" office:value="2978.04">
                <text:p>2978.04</text:p>
              </table:table-cell>
            </table:table-row>
            <table:table-row>
              <table:table-cell office:value-type="string">
                <text:p>20121209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3135.0098">
                <text:p>13135.0098</text:p>
              </table:table-cell>
              <table:table-cell office:value-type="float" office:value="2971.3301">
                <text:p>2971.3301</text:p>
              </table:table-cell>
            </table:table-row>
            <table:table-row>
              <table:table-cell office:value-type="string">
                <text:p>20121216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3190.8398">
                <text:p>13190.8398</text:p>
              </table:table-cell>
              <table:table-cell office:value-type="float" office:value="3021.01">
                <text:p>3021.01</text:p>
              </table:table-cell>
            </table:table-row>
            <table:table-row>
              <table:table-cell office:value-type="string">
                <text:p>20121223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2938.1104">
                <text:p>12938.1104</text:p>
              </table:table-cell>
              <table:table-cell office:value-type="float" office:value="2960.3101">
                <text:p>2960.3101</text:p>
              </table:table-cell>
            </table:table-row>
            <table:table-row>
              <table:table-cell office:value-type="string">
                <text:p>20121230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3435.21">
                <text:p>13435.21</text:p>
              </table:table-cell>
              <table:table-cell office:value-type="float" office:value="3101.6599">
                <text:p>3101.6599</text:p>
              </table:table-cell>
            </table:table-row>
            <table:table-row>
              <table:table-cell office:value-type="string">
                <text:p>20130106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3488.4297">
                <text:p>13488.4297</text:p>
              </table:table-cell>
              <table:table-cell office:value-type="float" office:value="3125.6399">
                <text:p>3125.6399</text:p>
              </table:table-cell>
            </table:table-row>
            <table:table-row>
              <table:table-cell office:value-type="string">
                <text:p>20130113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3649.7002">
                <text:p>13649.7002</text:p>
              </table:table-cell>
              <table:table-cell office:value-type="float" office:value="3134.71">
                <text:p>3134.71</text:p>
              </table:table-cell>
            </table:table-row>
            <table:table-row>
              <table:table-cell office:value-type="string">
                <text:p>20130120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3895.9805">
                <text:p>13895.9805</text:p>
              </table:table-cell>
              <table:table-cell office:value-type="float" office:value="3149.71">
                <text:p>3149.71</text:p>
              </table:table-cell>
            </table:table-row>
            <table:table-row>
              <table:table-cell office:value-type="string">
                <text:p>20130127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4009.79">
                <text:p>14009.79</text:p>
              </table:table-cell>
              <table:table-cell office:value-type="float" office:value="3179.1001">
                <text:p>3179.1001</text:p>
              </table:table-cell>
            </table:table-row>
            <table:table-row>
              <table:table-cell office:value-type="string">
                <text:p>20130203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3992.9697">
                <text:p>13992.9697</text:p>
              </table:table-cell>
              <table:table-cell office:value-type="float" office:value="3193.8701">
                <text:p>3193.8701</text:p>
              </table:table-cell>
            </table:table-row>
            <table:table-row>
              <table:table-cell office:value-type="string">
                <text:p>20130210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3981.7598">
                <text:p>13981.7598</text:p>
              </table:table-cell>
              <table:table-cell office:value-type="float" office:value="3192.03">
                <text:p>3192.03</text:p>
              </table:table-cell>
            </table:table-row>
            <table:table-row>
              <table:table-cell office:value-type="string">
                <text:p>20130217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4000.5703">
                <text:p>14000.5703</text:p>
              </table:table-cell>
              <table:table-cell office:value-type="float" office:value="3161.8201">
                <text:p>3161.8201</text:p>
              </table:table-cell>
            </table:table-row>
            <table:table-row>
              <table:table-cell office:value-type="string">
                <text:p>20130224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4089.6602">
                <text:p>14089.6602</text:p>
              </table:table-cell>
              <table:table-cell office:value-type="float" office:value="3169.74">
                <text:p>3169.74</text:p>
              </table:table-cell>
            </table:table-row>
            <table:table-row>
              <table:table-cell office:value-type="string">
                <text:p>20130303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4397.0703">
                <text:p>14397.0703</text:p>
              </table:table-cell>
              <table:table-cell office:value-type="float" office:value="3244.3701">
                <text:p>3244.3701</text:p>
              </table:table-cell>
            </table:table-row>
            <table:table-row>
              <table:table-cell office:value-type="string">
                <text:p>20130310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4514.1104">
                <text:p>14514.1104</text:p>
              </table:table-cell>
              <table:table-cell office:value-type="float" office:value="3249.0701">
                <text:p>3249.0701</text:p>
              </table:table-cell>
            </table:table-row>
            <table:table-row>
              <table:table-cell office:value-type="string">
                <text:p>20130317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4512.0303">
                <text:p>14512.030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20130324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4578.54">
                <text:p>14578.54</text:p>
              </table:table-cell>
              <table:table-cell office:value-type="float" office:value="3267.52">
                <text:p>3267.52</text:p>
              </table:table-cell>
            </table:table-row>
            <table:table-row>
              <table:table-cell office:value-type="string">
                <text:p>20130331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4565.25">
                <text:p>14565.25</text:p>
              </table:table-cell>
              <table:table-cell office:value-type="float" office:value="3203.8601">
                <text:p>3203.8601</text:p>
              </table:table-cell>
            </table:table-row>
            <table:table-row>
              <table:table-cell office:value-type="string">
                <text:p>20130407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4865.0596">
                <text:p>14865.0596</text:p>
              </table:table-cell>
              <table:table-cell office:value-type="float" office:value="3294.95">
                <text:p>3294.95</text:p>
              </table:table-cell>
            </table:table-row>
            <table:table-row>
              <table:table-cell office:value-type="string">
                <text:p>20130414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4547.5098">
                <text:p>14547.5098</text:p>
              </table:table-cell>
              <table:table-cell office:value-type="float" office:value="3206.0601">
                <text:p>3206.0601</text:p>
              </table:table-cell>
            </table:table-row>
            <table:table-row>
              <table:table-cell office:value-type="string">
                <text:p>20130421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4712.5498">
                <text:p>14712.5498</text:p>
              </table:table-cell>
              <table:table-cell office:value-type="float" office:value="3279.26">
                <text:p>3279.26</text:p>
              </table:table-cell>
            </table:table-row>
            <table:table-row>
              <table:table-cell office:value-type="string">
                <text:p>20130428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4973.96">
                <text:p>14973.96</text:p>
              </table:table-cell>
              <table:table-cell office:value-type="float" office:value="3378.6299">
                <text:p>3378.6299</text:p>
              </table:table-cell>
            </table:table-row>
            <table:table-row>
              <table:table-cell office:value-type="string">
                <text:p>20130505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5118.4902">
                <text:p>15118.4902</text:p>
              </table:table-cell>
              <table:table-cell office:value-type="float" office:value="3436.5801">
                <text:p>3436.5801</text:p>
              </table:table-cell>
            </table:table-row>
            <table:table-row>
              <table:table-cell office:value-type="string">
                <text:p>20130512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5354.4004">
                <text:p>15354.4004</text:p>
              </table:table-cell>
              <table:table-cell office:value-type="float" office:value="3498.97">
                <text:p>3498.97</text:p>
              </table:table-cell>
            </table:table-row>
            <table:table-row>
              <table:table-cell office:value-type="string">
                <text:p>20130519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5303.0996">
                <text:p>15303.0996</text:p>
              </table:table-cell>
              <table:table-cell office:value-type="float" office:value="3459.1399">
                <text:p>3459.1399</text:p>
              </table:table-cell>
            </table:table-row>
            <table:table-row>
              <table:table-cell office:value-type="string">
                <text:p>20130526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5115.5703">
                <text:p>15115.5703</text:p>
              </table:table-cell>
              <table:table-cell office:value-type="float" office:value="3455.9099">
                <text:p>3455.9099</text:p>
              </table:table-cell>
            </table:table-row>
            <table:table-row>
              <table:table-cell office:value-type="string">
                <text:p>20130602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5248.1201">
                <text:p>15248.1201</text:p>
              </table:table-cell>
              <table:table-cell office:value-type="float" office:value="3469.22">
                <text:p>3469.22</text:p>
              </table:table-cell>
            </table:table-row>
            <table:table-row>
              <table:table-cell office:value-type="string">
                <text:p>20130609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5070.1797">
                <text:p>15070.1797</text:p>
              </table:table-cell>
              <table:table-cell office:value-type="float" office:value="3423.5601">
                <text:p>3423.5601</text:p>
              </table:table-cell>
            </table:table-row>
            <table:table-row>
              <table:table-cell office:value-type="string">
                <text:p>20130616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4799.4004">
                <text:p>14799.4004</text:p>
              </table:table-cell>
              <table:table-cell office:value-type="float" office:value="3357.25">
                <text:p>3357.25</text:p>
              </table:table-cell>
            </table:table-row>
            <table:table-row>
              <table:table-cell office:value-type="string">
                <text:p>20130623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4909.5996">
                <text:p>14909.5996</text:p>
              </table:table-cell>
              <table:table-cell office:value-type="float" office:value="3403.25">
                <text:p>3403.25</text:p>
              </table:table-cell>
            </table:table-row>
            <table:table-row>
              <table:table-cell office:value-type="string">
                <text:p>20130630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5135.8398">
                <text:p>15135.8398</text:p>
              </table:table-cell>
              <table:table-cell office:value-type="float" office:value="3479.3799">
                <text:p>3479.3799</text:p>
              </table:table-cell>
            </table:table-row>
            <table:table-row>
              <table:table-cell office:value-type="string">
                <text:p>20130707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5464.2998">
                <text:p>15464.2998</text:p>
              </table:table-cell>
              <table:table-cell office:value-type="float" office:value="3600.0801">
                <text:p>3600.0801</text:p>
              </table:table-cell>
            </table:table-row>
            <table:table-row>
              <table:table-cell office:value-type="string">
                <text:p>20130714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5543.7402">
                <text:p>15543.7402</text:p>
              </table:table-cell>
              <table:table-cell office:value-type="float" office:value="3587.6101">
                <text:p>3587.6101</text:p>
              </table:table-cell>
            </table:table-row>
            <table:table-row>
              <table:table-cell office:value-type="string">
                <text:p>20130721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5558.8301">
                <text:p>15558.8301</text:p>
              </table:table-cell>
              <table:table-cell office:value-type="float" office:value="3613.1599">
                <text:p>3613.1599</text:p>
              </table:table-cell>
            </table:table-row>
            <table:table-row>
              <table:table-cell office:value-type="string">
                <text:p>20130728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5658.3604">
                <text:p>15658.3604</text:p>
              </table:table-cell>
              <table:table-cell office:value-type="float" office:value="3689.5901">
                <text:p>3689.5901</text:p>
              </table:table-cell>
            </table:table-row>
            <table:table-row>
              <table:table-cell office:value-type="string">
                <text:p>20130804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5425.5098">
                <text:p>15425.5098</text:p>
              </table:table-cell>
              <table:table-cell office:value-type="float" office:value="3660.1101">
                <text:p>3660.1101</text:p>
              </table:table-cell>
            </table:table-row>
            <table:table-row>
              <table:table-cell office:value-type="string">
                <text:p>20130811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5081.4697">
                <text:p>15081.4697</text:p>
              </table:table-cell>
              <table:table-cell office:value-type="float" office:value="3602.78">
                <text:p>3602.78</text:p>
              </table:table-cell>
            </table:table-row>
            <table:table-row>
              <table:table-cell office:value-type="string">
                <text:p>20130818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5010.5098">
                <text:p>15010.5098</text:p>
              </table:table-cell>
              <table:table-cell office:value-type="float" office:value="3657.79">
                <text:p>3657.79</text:p>
              </table:table-cell>
            </table:table-row>
            <table:table-row>
              <table:table-cell office:value-type="string">
                <text:p>20130825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4810.3096">
                <text:p>14810.3096</text:p>
              </table:table-cell>
              <table:table-cell office:value-type="float" office:value="3589.8701">
                <text:p>3589.8701</text:p>
              </table:table-cell>
            </table:table-row>
            <table:table-row>
              <table:table-cell office:value-type="string">
                <text:p>20130901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4922.5">
                <text:p>14922.5</text:p>
              </table:table-cell>
              <table:table-cell office:value-type="float" office:value="3660.01">
                <text:p>3660.01</text:p>
              </table:table-cell>
            </table:table-row>
            <table:table-row>
              <table:table-cell office:value-type="string">
                <text:p>20130908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5376.0596">
                <text:p>15376.0596</text:p>
              </table:table-cell>
              <table:table-cell office:value-type="float" office:value="3722.1799">
                <text:p>3722.1799</text:p>
              </table:table-cell>
            </table:table-row>
            <table:table-row>
              <table:table-cell office:value-type="string">
                <text:p>20130915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5451.0898">
                <text:p>15451.0898</text:p>
              </table:table-cell>
              <table:table-cell office:value-type="float" office:value="3774.73">
                <text:p>3774.73</text:p>
              </table:table-cell>
            </table:table-row>
            <table:table-row>
              <table:table-cell office:value-type="string">
                <text:p>20130922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5258.2402">
                <text:p>15258.2402</text:p>
              </table:table-cell>
              <table:table-cell office:value-type="float" office:value="3781.5901">
                <text:p>3781.5901</text:p>
              </table:table-cell>
            </table:table-row>
            <table:table-row>
              <table:table-cell office:value-type="string">
                <text:p>20130929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5072.5801">
                <text:p>15072.580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20131006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5237.1104">
                <text:p>15237.1104</text:p>
              </table:table-cell>
              <table:table-cell office:value-type="float" office:value="3791.8701">
                <text:p>3791.8701</text:p>
              </table:table-cell>
            </table:table-row>
            <table:table-row>
              <table:table-cell office:value-type="string">
                <text:p>20131013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5399.6504">
                <text:p>15399.6504</text:p>
              </table:table-cell>
              <table:table-cell office:value-type="float" office:value="3914.28">
                <text:p>3914.28</text:p>
              </table:table-cell>
            </table:table-row>
            <table:table-row>
              <table:table-cell office:value-type="string">
                <text:p>20131020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5570.2803">
                <text:p>15570.2803</text:p>
              </table:table-cell>
              <table:table-cell office:value-type="float" office:value="3943.3601">
                <text:p>3943.3601</text:p>
              </table:table-cell>
            </table:table-row>
            <table:table-row>
              <table:table-cell office:value-type="string">
                <text:p>20131027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5615.5498">
                <text:p>15615.5498</text:p>
              </table:table-cell>
              <table:table-cell office:value-type="float" office:value="3922.04">
                <text:p>3922.04</text:p>
              </table:table-cell>
            </table:table-row>
            <table:table-row>
              <table:table-cell office:value-type="string">
                <text:p>20131103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5761.7803">
                <text:p>15761.7803</text:p>
              </table:table-cell>
              <table:table-cell office:value-type="float" office:value="3919.23">
                <text:p>3919.23</text:p>
              </table:table-cell>
            </table:table-row>
            <table:table-row>
              <table:table-cell office:value-type="string">
                <text:p>20131110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5961.7002">
                <text:p>15961.7002</text:p>
              </table:table-cell>
              <table:table-cell office:value-type="float" office:value="3985.97">
                <text:p>3985.97</text:p>
              </table:table-cell>
            </table:table-row>
            <table:table-row>
              <table:table-cell office:value-type="string">
                <text:p>20131117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6064.7695">
                <text:p>16064.7695</text:p>
              </table:table-cell>
              <table:table-cell office:value-type="float" office:value="3991.6499">
                <text:p>3991.6499</text:p>
              </table:table-cell>
            </table:table-row>
            <table:table-row>
              <table:table-cell office:value-type="string">
                <text:p>20131124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6086.4102">
                <text:p>16086.4102</text:p>
              </table:table-cell>
              <table:table-cell office:value-type="float" office:value="4059.8899">
                <text:p>4059.8899</text:p>
              </table:table-cell>
            </table:table-row>
            <table:table-row>
              <table:table-cell office:value-type="string">
                <text:p>20131201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6020.2002">
                <text:p>16020.2002</text:p>
              </table:table-cell>
              <table:table-cell office:value-type="float" office:value="4062.52">
                <text:p>4062.52</text:p>
              </table:table-cell>
            </table:table-row>
            <table:table-row>
              <table:table-cell office:value-type="string">
                <text:p>20131208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5755.3604">
                <text:p>15755.3604</text:p>
              </table:table-cell>
              <table:table-cell office:value-type="float" office:value="4000.97">
                <text:p>4000.97</text:p>
              </table:table-cell>
            </table:table-row>
            <table:table-row>
              <table:table-cell office:value-type="string">
                <text:p>20131215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6221.1396">
                <text:p>16221.1396</text:p>
              </table:table-cell>
              <table:table-cell office:value-type="float" office:value="4104.7402">
                <text:p>4104.7402</text:p>
              </table:table-cell>
            </table:table-row>
            <table:table-row>
              <table:table-cell office:value-type="string">
                <text:p>20131222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6478.4102">
                <text:p>16478.4102</text:p>
              </table:table-cell>
              <table:table-cell office:value-type="float" office:value="4156.5898">
                <text:p>4156.5898</text:p>
              </table:table-cell>
            </table:table-row>
            <table:table-row>
              <table:table-cell office:value-type="string">
                <text:p>20131229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6469.9902">
                <text:p>16469.9902</text:p>
              </table:table-cell>
              <table:table-cell office:value-type="float" office:value="4131.9102">
                <text:p>4131.9102</text:p>
              </table:table-cell>
            </table:table-row>
            <table:table-row>
              <table:table-cell office:value-type="string">
                <text:p>20140105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6437.0508">
                <text:p>16437.0508</text:p>
              </table:table-cell>
              <table:table-cell office:value-type="float" office:value="4174.6602">
                <text:p>4174.6602</text:p>
              </table:table-cell>
            </table:table-row>
            <table:table-row>
              <table:table-cell office:value-type="string">
                <text:p>20140112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6458.5605">
                <text:p>16458.5605</text:p>
              </table:table-cell>
              <table:table-cell office:value-type="float" office:value="4197.5801">
                <text:p>4197.5801</text:p>
              </table:table-cell>
            </table:table-row>
            <table:table-row>
              <table:table-cell office:value-type="string">
                <text:p>20140119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5879.1104">
                <text:p>15879.1104</text:p>
              </table:table-cell>
              <table:table-cell office:value-type="float" office:value="4128.1699">
                <text:p>4128.1699</text:p>
              </table:table-cell>
            </table:table-row>
            <table:table-row>
              <table:table-cell office:value-type="string">
                <text:p>20140126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5698.8496">
                <text:p>15698.8496</text:p>
              </table:table-cell>
              <table:table-cell office:value-type="float" office:value="4103.8799">
                <text:p>4103.8799</text:p>
              </table:table-cell>
            </table:table-row>
            <table:table-row>
              <table:table-cell office:value-type="string">
                <text:p>20140202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5794.0801">
                <text:p>15794.0801</text:p>
              </table:table-cell>
              <table:table-cell office:value-type="float" office:value="4125.8599">
                <text:p>4125.8599</text:p>
              </table:table-cell>
            </table:table-row>
            <table:table-row>
              <table:table-cell office:value-type="string">
                <text:p>20140209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6154.3896">
                <text:p>16154.3896</text:p>
              </table:table-cell>
              <table:table-cell office:value-type="float" office:value="4244.02">
                <text:p>4244.02</text:p>
              </table:table-cell>
            </table:table-row>
            <table:table-row>
              <table:table-cell office:value-type="string">
                <text:p>20140216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6103.2998">
                <text:p>16103.2998</text:p>
              </table:table-cell>
              <table:table-cell office:value-type="float" office:value="4263.4102">
                <text:p>4263.4102</text:p>
              </table:table-cell>
            </table:table-row>
            <table:table-row>
              <table:table-cell office:value-type="string">
                <text:p>20140223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6321.71">
                <text:p>16321.71</text:p>
              </table:table-cell>
              <table:table-cell office:value-type="float" office:value="4308.1201">
                <text:p>4308.1201</text:p>
              </table:table-cell>
            </table:table-row>
            <table:table-row>
              <table:table-cell office:value-type="string">
                <text:p>20140302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6452.7207">
                <text:p>16452.7207</text:p>
              </table:table-cell>
              <table:table-cell office:value-type="float" office:value="4336.2202">
                <text:p>4336.2202</text:p>
              </table:table-cell>
            </table:table-row>
            <table:table-row>
              <table:table-cell office:value-type="string">
                <text:p>20140309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6065.6699">
                <text:p>16065.6699</text:p>
              </table:table-cell>
              <table:table-cell office:value-type="float" office:value="4245.3999">
                <text:p>4245.3999</text:p>
              </table:table-cell>
            </table:table-row>
            <table:table-row>
              <table:table-cell office:value-type="string">
                <text:p>20140316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6302.7695">
                <text:p>16302.7695</text:p>
              </table:table-cell>
              <table:table-cell office:value-type="float" office:value="4276.79">
                <text:p>4276.79</text:p>
              </table:table-cell>
            </table:table-row>
            <table:table-row>
              <table:table-cell office:value-type="string">
                <text:p>20140323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6323.0596">
                <text:p>16323.0596</text:p>
              </table:table-cell>
              <table:table-cell office:value-type="float" office:value="4155.7598">
                <text:p>4155.7598</text:p>
              </table:table-cell>
            </table:table-row>
            <table:table-row>
              <table:table-cell office:value-type="string">
                <text:p>20140330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6412.7109">
                <text:p>16412.7109</text:p>
              </table:table-cell>
              <table:table-cell office:value-type="float" office:value="4127.73">
                <text:p>4127.73</text:p>
              </table:table-cell>
            </table:table-row>
            <table:table-row>
              <table:table-cell office:value-type="string">
                <text:p>20140406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6026.75">
                <text:p>16026.75</text:p>
              </table:table-cell>
              <table:table-cell office:value-type="float" office:value="3999.73">
                <text:p>3999.73</text:p>
              </table:table-cell>
            </table:table-row>
            <table:table-row>
              <table:table-cell office:value-type="string">
                <text:p>20140413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6408.5391">
                <text:p>16408.5391</text:p>
              </table:table-cell>
              <table:table-cell office:value-type="float" office:value="4095.52">
                <text:p>4095.52</text:p>
              </table:table-cell>
            </table:table-row>
            <table:table-row>
              <table:table-cell office:value-type="string">
                <text:p>20140420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6361.46">
                <text:p>16361.46</text:p>
              </table:table-cell>
              <table:table-cell office:value-type="float" office:value="4075.5601">
                <text:p>4075.5601</text:p>
              </table:table-cell>
            </table:table-row>
            <table:table-row>
              <table:table-cell office:value-type="string">
                <text:p>20140427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6512.8906">
                <text:p>16512.8906</text:p>
              </table:table-cell>
              <table:table-cell office:value-type="float" office:value="4123.8999">
                <text:p>4123.8999</text:p>
              </table:table-cell>
            </table:table-row>
            <table:table-row>
              <table:table-cell office:value-type="string">
                <text:p>20140504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6583.3398">
                <text:p>16583.3398</text:p>
              </table:table-cell>
              <table:table-cell office:value-type="float" office:value="4071.8701">
                <text:p>4071.8701</text:p>
              </table:table-cell>
            </table:table-row>
            <table:table-row>
              <table:table-cell office:value-type="string">
                <text:p>20140511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6491.3105">
                <text:p>16491.3105</text:p>
              </table:table-cell>
              <table:table-cell office:value-type="float" office:value="4090.5901">
                <text:p>4090.5901</text:p>
              </table:table-cell>
            </table:table-row>
            <table:table-row>
              <table:table-cell office:value-type="string">
                <text:p>20140518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6606.2695">
                <text:p>16606.2695</text:p>
              </table:table-cell>
              <table:table-cell office:value-type="float" office:value="4185.8101">
                <text:p>4185.8101</text:p>
              </table:table-cell>
            </table:table-row>
            <table:table-row>
              <table:table-cell office:value-type="string">
                <text:p>20140525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6717.1699">
                <text:p>16717.1699</text:p>
              </table:table-cell>
              <table:table-cell office:value-type="float" office:value="4242.6201">
                <text:p>4242.6201</text:p>
              </table:table-cell>
            </table:table-row>
            <table:table-row>
              <table:table-cell office:value-type="string">
                <text:p>20140601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6924.2793">
                <text:p>16924.2793</text:p>
              </table:table-cell>
              <table:table-cell office:value-type="float" office:value="4321.3999">
                <text:p>4321.3999</text:p>
              </table:table-cell>
            </table:table-row>
            <table:table-row>
              <table:table-cell office:value-type="string">
                <text:p>20140608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6775.7402">
                <text:p>16775.7402</text:p>
              </table:table-cell>
              <table:table-cell office:value-type="float" office:value="4310.6499">
                <text:p>4310.6499</text:p>
              </table:table-cell>
            </table:table-row>
            <table:table-row>
              <table:table-cell office:value-type="string">
                <text:p>20140615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6947.0801">
                <text:p>16947.0801</text:p>
              </table:table-cell>
              <table:table-cell office:value-type="float" office:value="4368.04">
                <text:p>4368.04</text:p>
              </table:table-cell>
            </table:table-row>
            <table:table-row>
              <table:table-cell office:value-type="string">
                <text:p>20140622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6851.8398">
                <text:p>16851.8398</text:p>
              </table:table-cell>
              <table:table-cell office:value-type="float" office:value="4397.9302">
                <text:p>4397.9302</text:p>
              </table:table-cell>
            </table:table-row>
            <table:table-row>
              <table:table-cell office:value-type="string">
                <text:p>20140629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7068.2598">
                <text:p>17068.2598</text:p>
              </table:table-cell>
              <table:table-cell office:value-type="float" office:value="4485.9302">
                <text:p>4485.9302</text:p>
              </table:table-cell>
            </table:table-row>
            <table:table-row>
              <table:table-cell office:value-type="string">
                <text:p>20140706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6943.8105">
                <text:p>16943.8105</text:p>
              </table:table-cell>
              <table:table-cell office:value-type="float" office:value="4415.4902">
                <text:p>4415.4902</text:p>
              </table:table-cell>
            </table:table-row>
            <table:table-row>
              <table:table-cell office:value-type="string">
                <text:p>20140713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7100.1797">
                <text:p>17100.1797</text:p>
              </table:table-cell>
              <table:table-cell office:value-type="float" office:value="4432.1499">
                <text:p>4432.1499</text:p>
              </table:table-cell>
            </table:table-row>
            <table:table-row>
              <table:table-cell office:value-type="string">
                <text:p>20140720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6960.5703">
                <text:p>16960.5703</text:p>
              </table:table-cell>
              <table:table-cell office:value-type="float" office:value="4449.5601">
                <text:p>4449.5601</text:p>
              </table:table-cell>
            </table:table-row>
            <table:table-row>
              <table:table-cell office:value-type="string">
                <text:p>20140727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6493.3691">
                <text:p>16493.3691</text:p>
              </table:table-cell>
              <table:table-cell office:value-type="float" office:value="4352.6401">
                <text:p>4352.6401</text:p>
              </table:table-cell>
            </table:table-row>
            <table:table-row>
              <table:table-cell office:value-type="string">
                <text:p>20140803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6553.9297">
                <text:p>16553.9297</text:p>
              </table:table-cell>
              <table:table-cell office:value-type="float" office:value="4370.8999">
                <text:p>4370.8999</text:p>
              </table:table-cell>
            </table:table-row>
            <table:table-row>
              <table:table-cell office:value-type="string">
                <text:p>20140810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6662.9102">
                <text:p>16662.9102</text:p>
              </table:table-cell>
              <table:table-cell office:value-type="float" office:value="4464.9302">
                <text:p>4464.9302</text:p>
              </table:table-cell>
            </table:table-row>
            <table:table-row>
              <table:table-cell office:value-type="string">
                <text:p>20140817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7001.2207">
                <text:p>17001.2207</text:p>
              </table:table-cell>
              <table:table-cell office:value-type="float" office:value="4538.5498">
                <text:p>4538.5498</text:p>
              </table:table-cell>
            </table:table-row>
            <table:table-row>
              <table:table-cell office:value-type="string">
                <text:p>20140824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17098.4492">
                <text:p>17098.4492</text:p>
              </table:table-cell>
              <table:table-cell office:value-type="float" office:value="4580.27">
                <text:p>4580.27</text:p>
              </table:table-cell>
            </table:table-row>
            <table:table-row>
              <table:table-cell office:value-type="string">
                <text:p>20140831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17137.3594">
                <text:p>17137.3594</text:p>
              </table:table-cell>
              <table:table-cell office:value-type="float" office:value="4582.8999">
                <text:p>4582.8999</text:p>
              </table:table-cell>
            </table:table-row>
            <table:table-row>
              <table:table-cell office:value-type="string">
                <text:p>20140907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6987.5098">
                <text:p>16987.5098</text:p>
              </table:table-cell>
              <table:table-cell office:value-type="float" office:value="4567.6001">
                <text:p>4567.6001</text:p>
              </table:table-cell>
            </table:table-row>
            <table:table-row>
              <table:table-cell office:value-type="string">
                <text:p>20140914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17279.7402">
                <text:p>17279.7402</text:p>
              </table:table-cell>
              <table:table-cell office:value-type="float" office:value="4579.79">
                <text:p>4579.79</text:p>
              </table:table-cell>
            </table:table-row>
            <table:table-row>
              <table:table-cell office:value-type="string">
                <text:p>20140921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7113.1504">
                <text:p>17113.1504</text:p>
              </table:table-cell>
              <table:table-cell office:value-type="float" office:value="4512.1899">
                <text:p>4512.1899</text:p>
              </table:table-cell>
            </table:table-row>
            <table:table-row>
              <table:table-cell office:value-type="string">
                <text:p>20140928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7009.6895">
                <text:p>17009.6895</text:p>
              </table:table-cell>
              <table:table-cell office:value-type="float" office:value="4475.6201">
                <text:p>4475.6201</text:p>
              </table:table-cell>
            </table:table-row>
            <table:table-row>
              <table:table-cell office:value-type="string">
                <text:p>20141005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6544.0996">
                <text:p>16544.0996</text:p>
              </table:table-cell>
              <table:table-cell office:value-type="float" office:value="4276.2402">
                <text:p>4276.2402</text:p>
              </table:table-cell>
            </table:table-row>
            <table:table-row>
              <table:table-cell office:value-type="string">
                <text:p>20141012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6380.4102">
                <text:p>16380.4102</text:p>
              </table:table-cell>
              <table:table-cell office:value-type="float" office:value="4258.4399">
                <text:p>4258.4399</text:p>
              </table:table-cell>
            </table:table-row>
            <table:table-row>
              <table:table-cell office:value-type="string">
                <text:p>20141019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6805.4102">
                <text:p>16805.4102</text:p>
              </table:table-cell>
              <table:table-cell office:value-type="float" office:value="4483.7202">
                <text:p>4483.7202</text:p>
              </table:table-cell>
            </table:table-row>
            <table:table-row>
              <table:table-cell office:value-type="string">
                <text:p>20141026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17390.5195">
                <text:p>17390.5195</text:p>
              </table:table-cell>
              <table:table-cell office:value-type="float" office:value="4630.7402">
                <text:p>4630.7402</text:p>
              </table:table-cell>
            </table:table-row>
            <table:table-row>
              <table:table-cell office:value-type="string">
                <text:p>20141102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17573.9297">
                <text:p>17573.9297</text:p>
              </table:table-cell>
              <table:table-cell office:value-type="float" office:value="4632.5298">
                <text:p>4632.5298</text:p>
              </table:table-cell>
            </table:table-row>
            <table:table-row>
              <table:table-cell office:value-type="string">
                <text:p>20141109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17634.7402">
                <text:p>17634.7402</text:p>
              </table:table-cell>
              <table:table-cell office:value-type="float" office:value="4688.54">
                <text:p>4688.54</text:p>
              </table:table-cell>
            </table:table-row>
            <table:table-row>
              <table:table-cell office:value-type="string">
                <text:p>20141116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17810.0605">
                <text:p>17810.0605</text:p>
              </table:table-cell>
              <table:table-cell office:value-type="float" office:value="4712.9702">
                <text:p>4712.9702</text:p>
              </table:table-cell>
            </table:table-row>
            <table:table-row>
              <table:table-cell office:value-type="string">
                <text:p>20141123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17828.2402">
                <text:p>17828.2402</text:p>
              </table:table-cell>
              <table:table-cell office:value-type="float" office:value="4791.6299">
                <text:p>4791.6299</text:p>
              </table:table-cell>
            </table:table-row>
            <table:table-row>
              <table:table-cell office:value-type="string">
                <text:p>20141130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17958.7891">
                <text:p>17958.7891</text:p>
              </table:table-cell>
              <table:table-cell office:value-type="float" office:value="4780.7598">
                <text:p>4780.7598</text:p>
              </table:table-cell>
            </table:table-row>
            <table:table-row>
              <table:table-cell office:value-type="string">
                <text:p>20141207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17280.8301">
                <text:p>17280.8301</text:p>
              </table:table-cell>
              <table:table-cell office:value-type="float" office:value="4653.6001">
                <text:p>4653.6001</text:p>
              </table:table-cell>
            </table:table-row>
            <table:table-row>
              <table:table-cell office:value-type="string">
                <text:p>20141214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17804.8008">
                <text:p>17804.8008</text:p>
              </table:table-cell>
              <table:table-cell office:value-type="float" office:value="4765.3799">
                <text:p>4765.3799</text:p>
              </table:table-cell>
            </table:table-row>
            <table:table-row>
              <table:table-cell office:value-type="string">
                <text:p>20141221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18053.7109">
                <text:p>18053.7109</text:p>
              </table:table-cell>
              <table:table-cell office:value-type="float" office:value="4806.8599">
                <text:p>4806.8599</text:p>
              </table:table-cell>
            </table:table-row>
            <table:table-row>
              <table:table-cell office:value-type="string">
                <text:p>20141228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17832.9902">
                <text:p>17832.9902</text:p>
              </table:table-cell>
              <table:table-cell office:value-type="float" office:value="4726.8101">
                <text:p>4726.8101</text:p>
              </table:table-cell>
            </table:table-row>
            <table:table-row>
              <table:table-cell office:value-type="string">
                <text:p>20150104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17737.3691">
                <text:p>17737.3691</text:p>
              </table:table-cell>
              <table:table-cell office:value-type="float" office:value="4704.0698">
                <text:p>4704.0698</text:p>
              </table:table-cell>
            </table:table-row>
            <table:table-row>
              <table:table-cell office:value-type="string">
                <text:p>20150111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17511.5703">
                <text:p>17511.5703</text:p>
              </table:table-cell>
              <table:table-cell office:value-type="float" office:value="4634.3799">
                <text:p>4634.3799</text:p>
              </table:table-cell>
            </table:table-row>
            <table:table-row>
              <table:table-cell office:value-type="string">
                <text:p>20150118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17672.5996">
                <text:p>17672.5996</text:p>
              </table:table-cell>
              <table:table-cell office:value-type="float" office:value="4757.8799">
                <text:p>4757.8799</text:p>
              </table:table-cell>
            </table:table-row>
            <table:table-row>
              <table:table-cell office:value-type="string">
                <text:p>20150125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7164.9492">
                <text:p>17164.9492</text:p>
              </table:table-cell>
              <table:table-cell office:value-type="float" office:value="4635.2402">
                <text:p>4635.2402</text:p>
              </table:table-cell>
            </table:table-row>
            <table:table-row>
              <table:table-cell office:value-type="string">
                <text:p>20150201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17824.2891">
                <text:p>17824.2891</text:p>
              </table:table-cell>
              <table:table-cell office:value-type="float" office:value="4744.3999">
                <text:p>4744.3999</text:p>
              </table:table-cell>
            </table:table-row>
            <table:table-row>
              <table:table-cell office:value-type="string">
                <text:p>20150208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18019.3496">
                <text:p>18019.3496</text:p>
              </table:table-cell>
              <table:table-cell office:value-type="float" office:value="4893.8398">
                <text:p>4893.8398</text:p>
              </table:table-cell>
            </table:table-row>
            <table:table-row>
              <table:table-cell office:value-type="string">
                <text:p>20150215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18140.4395">
                <text:p>18140.4395</text:p>
              </table:table-cell>
              <table:table-cell office:value-type="float" office:value="4955.9702">
                <text:p>4955.9702</text:p>
              </table:table-cell>
            </table:table-row>
            <table:table-row>
              <table:table-cell office:value-type="string">
                <text:p>20150222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18132.6992">
                <text:p>18132.6992</text:p>
              </table:table-cell>
              <table:table-cell office:value-type="float" office:value="4963.5298">
                <text:p>4963.5298</text:p>
              </table:table-cell>
            </table:table-row>
            <table:table-row>
              <table:table-cell office:value-type="string">
                <text:p>20150301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17856.7793">
                <text:p>17856.7793</text:p>
              </table:table-cell>
              <table:table-cell office:value-type="float" office:value="4927.3701">
                <text:p>4927.3701</text:p>
              </table:table-cell>
            </table:table-row>
            <table:table-row>
              <table:table-cell office:value-type="string">
                <text:p>20150308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17749.3105">
                <text:p>17749.3105</text:p>
              </table:table-cell>
              <table:table-cell office:value-type="float" office:value="4871.7598">
                <text:p>4871.7598</text:p>
              </table:table-cell>
            </table:table-row>
            <table:table-row>
              <table:table-cell office:value-type="string">
                <text:p>20150315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18127.6504">
                <text:p>18127.6504</text:p>
              </table:table-cell>
              <table:table-cell office:value-type="float" office:value="5026.4199">
                <text:p>5026.4199</text:p>
              </table:table-cell>
            </table:table-row>
            <table:table-row>
              <table:table-cell office:value-type="string">
                <text:p>20150322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17712.6602">
                <text:p>17712.6602</text:p>
              </table:table-cell>
              <table:table-cell office:value-type="float" office:value="4891.2202">
                <text:p>4891.2202</text:p>
              </table:table-cell>
            </table:table-row>
            <table:table-row>
              <table:table-cell office:value-type="string">
                <text:p>20150329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17763.2402">
                <text:p>17763.2402</text:p>
              </table:table-cell>
              <table:table-cell office:value-type="float" office:value="4886.9399">
                <text:p>4886.9399</text:p>
              </table:table-cell>
            </table:table-row>
            <table:table-row>
              <table:table-cell office:value-type="string">
                <text:p>20150405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18057.6504">
                <text:p>18057.6504</text:p>
              </table:table-cell>
              <table:table-cell office:value-type="float" office:value="4995.98">
                <text:p>4995.98</text:p>
              </table:table-cell>
            </table:table-row>
            <table:table-row>
              <table:table-cell office:value-type="string">
                <text:p>20150412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17826.3008">
                <text:p>17826.3008</text:p>
              </table:table-cell>
              <table:table-cell office:value-type="float" office:value="4931.8101">
                <text:p>4931.8101</text:p>
              </table:table-cell>
            </table:table-row>
            <table:table-row>
              <table:table-cell office:value-type="string">
                <text:p>20150419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18080.1406">
                <text:p>18080.1406</text:p>
              </table:table-cell>
              <table:table-cell office:value-type="float" office:value="5092.0898">
                <text:p>5092.0898</text:p>
              </table:table-cell>
            </table:table-row>
            <table:table-row>
              <table:table-cell office:value-type="string">
                <text:p>20150426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18024.0605">
                <text:p>18024.0605</text:p>
              </table:table-cell>
              <table:table-cell office:value-type="float" office:value="5005.3901">
                <text:p>5005.3901</text:p>
              </table:table-cell>
            </table:table-row>
            <table:table-row>
              <table:table-cell office:value-type="string">
                <text:p>20150503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18191.1094">
                <text:p>18191.1094</text:p>
              </table:table-cell>
              <table:table-cell office:value-type="float" office:value="5003.5498">
                <text:p>5003.5498</text:p>
              </table:table-cell>
            </table:table-row>
            <table:table-row>
              <table:table-cell office:value-type="string">
                <text:p>20150510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18272.5605">
                <text:p>18272.5605</text:p>
              </table:table-cell>
              <table:table-cell office:value-type="float" office:value="5048.29">
                <text:p>5048.29</text:p>
              </table:table-cell>
            </table:table-row>
            <table:table-row>
              <table:table-cell office:value-type="string">
                <text:p>20150517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18232.0195">
                <text:p>18232.0195</text:p>
              </table:table-cell>
              <table:table-cell office:value-type="float" office:value="5089.3599">
                <text:p>5089.3599</text:p>
              </table:table-cell>
            </table:table-row>
            <table:table-row>
              <table:table-cell office:value-type="string">
                <text:p>20150524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18010.6797">
                <text:p>18010.6797</text:p>
              </table:table-cell>
              <table:table-cell office:value-type="float" office:value="5070.02">
                <text:p>5070.02</text:p>
              </table:table-cell>
            </table:table-row>
            <table:table-row>
              <table:table-cell office:value-type="string">
                <text:p>20150531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17849.4609">
                <text:p>17849.4609</text:p>
              </table:table-cell>
              <table:table-cell office:value-type="float" office:value="5068.46">
                <text:p>5068.46</text:p>
              </table:table-cell>
            </table:table-row>
            <table:table-row>
              <table:table-cell office:value-type="string">
                <text:p>20150607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17898.8398">
                <text:p>17898.8398</text:p>
              </table:table-cell>
              <table:table-cell office:value-type="float" office:value="5051.1001">
                <text:p>5051.1001</text:p>
              </table:table-cell>
            </table:table-row>
            <table:table-row>
              <table:table-cell office:value-type="string">
                <text:p>20150614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18015.9492">
                <text:p>18015.949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20150621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17946.6797">
                <text:p>17946.6797</text:p>
              </table:table-cell>
              <table:table-cell office:value-type="float" office:value="5080.5098">
                <text:p>5080.5098</text:p>
              </table:table-cell>
            </table:table-row>
            <table:table-row>
              <table:table-cell office:value-type="string">
                <text:p>20150628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17730.1094">
                <text:p>17730.1094</text:p>
              </table:table-cell>
              <table:table-cell office:value-type="float" office:value="5009.21">
                <text:p>5009.21</text:p>
              </table:table-cell>
            </table:table-row>
            <table:table-row>
              <table:table-cell office:value-type="string">
                <text:p>20150705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17760.4102">
                <text:p>17760.4102</text:p>
              </table:table-cell>
              <table:table-cell office:value-type="float" office:value="4997.7002">
                <text:p>4997.7002</text:p>
              </table:table-cell>
            </table:table-row>
            <table:table-row>
              <table:table-cell office:value-type="string">
                <text:p>20150712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18086.4492">
                <text:p>18086.4492</text:p>
              </table:table-cell>
              <table:table-cell office:value-type="float" office:value="5210.1401">
                <text:p>5210.1401</text:p>
              </table:table-cell>
            </table:table-row>
            <table:table-row>
              <table:table-cell office:value-type="string">
                <text:p>20150719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17568.5293">
                <text:p>17568.5293</text:p>
              </table:table-cell>
              <table:table-cell office:value-type="float" office:value="5088.6299">
                <text:p>5088.6299</text:p>
              </table:table-cell>
            </table:table-row>
            <table:table-row>
              <table:table-cell office:value-type="string">
                <text:p>20150726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17689.8594">
                <text:p>17689.8594</text:p>
              </table:table-cell>
              <table:table-cell office:value-type="float" office:value="5128.2798">
                <text:p>5128.2798</text:p>
              </table:table-cell>
            </table:table-row>
            <table:table-row>
              <table:table-cell office:value-type="string">
                <text:p>20150802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17373.3809">
                <text:p>17373.3809</text:p>
              </table:table-cell>
              <table:table-cell office:value-type="float" office:value="5043.54">
                <text:p>5043.54</text:p>
              </table:table-cell>
            </table:table-row>
            <table:table-row>
              <table:table-cell office:value-type="string">
                <text:p>20150809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17477.4004">
                <text:p>17477.4004</text:p>
              </table:table-cell>
              <table:table-cell office:value-type="float" office:value="5048.23">
                <text:p>5048.23</text:p>
              </table:table-cell>
            </table:table-row>
            <table:table-row>
              <table:table-cell office:value-type="string">
                <text:p>20150816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6459.75">
                <text:p>16459.75</text:p>
              </table:table-cell>
              <table:table-cell office:value-type="float" office:value="4706.04">
                <text:p>4706.04</text:p>
              </table:table-cell>
            </table:table-row>
            <table:table-row>
              <table:table-cell office:value-type="string">
                <text:p>20150823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6643.0098">
                <text:p>16643.0098</text:p>
              </table:table-cell>
              <table:table-cell office:value-type="float" office:value="4828.3198">
                <text:p>4828.3198</text:p>
              </table:table-cell>
            </table:table-row>
            <table:table-row>
              <table:table-cell office:value-type="string">
                <text:p>20150830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6102.3799">
                <text:p>16102.3799</text:p>
              </table:table-cell>
              <table:table-cell office:value-type="float" office:value="4683.9199">
                <text:p>4683.9199</text:p>
              </table:table-cell>
            </table:table-row>
            <table:table-row>
              <table:table-cell office:value-type="string">
                <text:p>20150906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6433.0898">
                <text:p>16433.0898</text:p>
              </table:table-cell>
              <table:table-cell office:value-type="float" office:value="4822.3398">
                <text:p>4822.3398</text:p>
              </table:table-cell>
            </table:table-row>
            <table:table-row>
              <table:table-cell office:value-type="string">
                <text:p>20150913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6384.5801">
                <text:p>16384.5801</text:p>
              </table:table-cell>
              <table:table-cell office:value-type="float" office:value="4827.23">
                <text:p>4827.23</text:p>
              </table:table-cell>
            </table:table-row>
            <table:table-row>
              <table:table-cell office:value-type="string">
                <text:p>20150920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6314.6699">
                <text:p>16314.6699</text:p>
              </table:table-cell>
              <table:table-cell office:value-type="float" office:value="4686.5">
                <text:p>4686.5</text:p>
              </table:table-cell>
            </table:table-row>
            <table:table-row>
              <table:table-cell office:value-type="string">
                <text:p>20150927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6472.3691">
                <text:p>16472.3691</text:p>
              </table:table-cell>
              <table:table-cell office:value-type="float" office:value="4707.77">
                <text:p>4707.77</text:p>
              </table:table-cell>
            </table:table-row>
            <table:table-row>
              <table:table-cell office:value-type="string">
                <text:p>20151004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17084.4902">
                <text:p>17084.4902</text:p>
              </table:table-cell>
              <table:table-cell office:value-type="float" office:value="4830.4702">
                <text:p>4830.4702</text:p>
              </table:table-cell>
            </table:table-row>
            <table:table-row>
              <table:table-cell office:value-type="string">
                <text:p>20151011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17215.9707">
                <text:p>17215.9707</text:p>
              </table:table-cell>
              <table:table-cell office:value-type="float" office:value="4886.6899">
                <text:p>4886.6899</text:p>
              </table:table-cell>
            </table:table-row>
            <table:table-row>
              <table:table-cell office:value-type="string">
                <text:p>20151018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17646.6992">
                <text:p>17646.6992</text:p>
              </table:table-cell>
              <table:table-cell office:value-type="float" office:value="5031.8599">
                <text:p>5031.8599</text:p>
              </table:table-cell>
            </table:table-row>
            <table:table-row>
              <table:table-cell office:value-type="string">
                <text:p>20151025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17663.5391">
                <text:p>17663.5391</text:p>
              </table:table-cell>
              <table:table-cell office:value-type="float" office:value="5053.75">
                <text:p>5053.75</text:p>
              </table:table-cell>
            </table:table-row>
            <table:table-row>
              <table:table-cell office:value-type="string">
                <text:p>20151101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17910.3301">
                <text:p>17910.3301</text:p>
              </table:table-cell>
              <table:table-cell office:value-type="float" office:value="5147.1201">
                <text:p>5147.1201</text:p>
              </table:table-cell>
            </table:table-row>
            <table:table-row>
              <table:table-cell office:value-type="string">
                <text:p>20151108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17245.2402">
                <text:p>17245.2402</text:p>
              </table:table-cell>
              <table:table-cell office:value-type="float" office:value="4927.8799">
                <text:p>4927.8799</text:p>
              </table:table-cell>
            </table:table-row>
            <table:table-row>
              <table:table-cell office:value-type="string">
                <text:p>20151115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17823.8105">
                <text:p>17823.8105</text:p>
              </table:table-cell>
              <table:table-cell office:value-type="float" office:value="5104.9199">
                <text:p>5104.9199</text:p>
              </table:table-cell>
            </table:table-row>
            <table:table-row>
              <table:table-cell office:value-type="string">
                <text:p>20151122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17798.4902">
                <text:p>17798.4902</text:p>
              </table:table-cell>
              <table:table-cell office:value-type="float" office:value="5127.52">
                <text:p>5127.52</text:p>
              </table:table-cell>
            </table:table-row>
            <table:table-row>
              <table:table-cell office:value-type="string">
                <text:p>20151129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17847.6309">
                <text:p>17847.6309</text:p>
              </table:table-cell>
              <table:table-cell office:value-type="float" office:value="5142.27">
                <text:p>5142.27</text:p>
              </table:table-cell>
            </table:table-row>
            <table:table-row>
              <table:table-cell office:value-type="string">
                <text:p>20151206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17265.2109">
                <text:p>17265.2109</text:p>
              </table:table-cell>
              <table:table-cell office:value-type="float" office:value="4933.4702">
                <text:p>4933.4702</text:p>
              </table:table-cell>
            </table:table-row>
            <table:table-row>
              <table:table-cell office:value-type="string">
                <text:p>20151213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17128.5508">
                <text:p>17128.5508</text:p>
              </table:table-cell>
              <table:table-cell office:value-type="float" office:value="4923.0801">
                <text:p>4923.0801</text:p>
              </table:table-cell>
            </table:table-row>
            <table:table-row>
              <table:table-cell office:value-type="string">
                <text:p>20151220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17552.1699">
                <text:p>17552.1699</text:p>
              </table:table-cell>
              <table:table-cell office:value-type="float" office:value="5048.4902">
                <text:p>5048.4902</text:p>
              </table:table-cell>
            </table:table-row>
            <table:table-row>
              <table:table-cell office:value-type="string">
                <text:p>20151227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17425.0293">
                <text:p>17425.0293</text:p>
              </table:table-cell>
              <table:table-cell office:value-type="float" office:value="5007.4102">
                <text:p>5007.4102</text:p>
              </table:table-cell>
            </table:table-row>
            <table:table-row>
              <table:table-cell office:value-type="string">
                <text:p>20160103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6346.4502">
                <text:p>16346.4502</text:p>
              </table:table-cell>
              <table:table-cell office:value-type="float" office:value="4643.6299">
                <text:p>4643.6299</text:p>
              </table:table-cell>
            </table:table-row>
            <table:table-row>
              <table:table-cell office:value-type="string">
                <text:p>20160110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5988.0801">
                <text:p>15988.0801</text:p>
              </table:table-cell>
              <table:table-cell office:value-type="float" office:value="4488.4199">
                <text:p>4488.4199</text:p>
              </table:table-cell>
            </table:table-row>
            <table:table-row>
              <table:table-cell office:value-type="string">
                <text:p>20160117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6093.5098">
                <text:p>16093.5098</text:p>
              </table:table-cell>
              <table:table-cell office:value-type="float" office:value="4591.1802">
                <text:p>4591.1802</text:p>
              </table:table-cell>
            </table:table-row>
            <table:table-row>
              <table:table-cell office:value-type="string">
                <text:p>20160124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6466.3008">
                <text:p>16466.3008</text:p>
              </table:table-cell>
              <table:table-cell office:value-type="float" office:value="4613.9502">
                <text:p>4613.9502</text:p>
              </table:table-cell>
            </table:table-row>
            <table:table-row>
              <table:table-cell office:value-type="string">
                <text:p>20160131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6204.9697">
                <text:p>16204.9697</text:p>
              </table:table-cell>
              <table:table-cell office:value-type="float" office:value="4363.1401">
                <text:p>4363.1401</text:p>
              </table:table-cell>
            </table:table-row>
            <table:table-row>
              <table:table-cell office:value-type="string">
                <text:p>20160207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5973.8398">
                <text:p>15973.8398</text:p>
              </table:table-cell>
              <table:table-cell office:value-type="float" office:value="4337.5098">
                <text:p>4337.5098</text:p>
              </table:table-cell>
            </table:table-row>
            <table:table-row>
              <table:table-cell office:value-type="string">
                <text:p>20160214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6391.9902">
                <text:p>16391.9902</text:p>
              </table:table-cell>
              <table:table-cell office:value-type="float" office:value="4504.4302">
                <text:p>4504.4302</text:p>
              </table:table-cell>
            </table:table-row>
            <table:table-row>
              <table:table-cell office:value-type="string">
                <text:p>20160221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6639.9707">
                <text:p>16639.9707</text:p>
              </table:table-cell>
              <table:table-cell office:value-type="float" office:value="4590.4702">
                <text:p>4590.4702</text:p>
              </table:table-cell>
            </table:table-row>
            <table:table-row>
              <table:table-cell office:value-type="string">
                <text:p>20160228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7006.7695">
                <text:p>17006.7695</text:p>
              </table:table-cell>
              <table:table-cell office:value-type="float" office:value="4717.02">
                <text:p>4717.02</text:p>
              </table:table-cell>
            </table:table-row>
            <table:table-row>
              <table:table-cell office:value-type="string">
                <text:p>20160306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17213.3105">
                <text:p>17213.3105</text:p>
              </table:table-cell>
              <table:table-cell office:value-type="float" office:value="4748.4702">
                <text:p>4748.4702</text:p>
              </table:table-cell>
            </table:table-row>
            <table:table-row>
              <table:table-cell office:value-type="string">
                <text:p>20160313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17602.3008">
                <text:p>17602.3008</text:p>
              </table:table-cell>
              <table:table-cell office:value-type="float" office:value="4795.6499">
                <text:p>4795.6499</text:p>
              </table:table-cell>
            </table:table-row>
            <table:table-row>
              <table:table-cell office:value-type="string">
                <text:p>20160320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17515.7305">
                <text:p>17515.7305</text:p>
              </table:table-cell>
              <table:table-cell office:value-type="float" office:value="4773.5098">
                <text:p>4773.5098</text:p>
              </table:table-cell>
            </table:table-row>
            <table:table-row>
              <table:table-cell office:value-type="string">
                <text:p>20160327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17792.75">
                <text:p>17792.75</text:p>
              </table:table-cell>
              <table:table-cell office:value-type="float" office:value="4914.54">
                <text:p>4914.54</text:p>
              </table:table-cell>
            </table:table-row>
            <table:table-row>
              <table:table-cell office:value-type="string">
                <text:p>20160403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17576.9609">
                <text:p>17576.9609</text:p>
              </table:table-cell>
              <table:table-cell office:value-type="float" office:value="4850.6899">
                <text:p>4850.6899</text:p>
              </table:table-cell>
            </table:table-row>
            <table:table-row>
              <table:table-cell office:value-type="string">
                <text:p>20160410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17897.4609">
                <text:p>17897.4609</text:p>
              </table:table-cell>
              <table:table-cell office:value-type="float" office:value="4938.2202">
                <text:p>4938.2202</text:p>
              </table:table-cell>
            </table:table-row>
            <table:table-row>
              <table:table-cell office:value-type="string">
                <text:p>20160417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18003.75">
                <text:p>18003.75</text:p>
              </table:table-cell>
              <table:table-cell office:value-type="float" office:value="4906.23">
                <text:p>4906.23</text:p>
              </table:table-cell>
            </table:table-row>
            <table:table-row>
              <table:table-cell office:value-type="string">
                <text:p>20160424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17773.6406">
                <text:p>17773.6406</text:p>
              </table:table-cell>
              <table:table-cell office:value-type="float" office:value="4775.3599">
                <text:p>4775.3599</text:p>
              </table:table-cell>
            </table:table-row>
            <table:table-row>
              <table:table-cell office:value-type="string">
                <text:p>20160501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17740.6309">
                <text:p>17740.6309</text:p>
              </table:table-cell>
              <table:table-cell office:value-type="float" office:value="4736.1499">
                <text:p>4736.1499</text:p>
              </table:table-cell>
            </table:table-row>
            <table:table-row>
              <table:table-cell office:value-type="string">
                <text:p>20160508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17535.3203">
                <text:p>17535.3203</text:p>
              </table:table-cell>
              <table:table-cell office:value-type="float" office:value="4717.6802">
                <text:p>4717.6802</text:p>
              </table:table-cell>
            </table:table-row>
            <table:table-row>
              <table:table-cell office:value-type="string">
                <text:p>20160515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17500.9395">
                <text:p>17500.9395</text:p>
              </table:table-cell>
              <table:table-cell office:value-type="float" office:value="4769.5601">
                <text:p>4769.5601</text:p>
              </table:table-cell>
            </table:table-row>
            <table:table-row>
              <table:table-cell office:value-type="string">
                <text:p>20160522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17873.2207">
                <text:p>17873.2207</text:p>
              </table:table-cell>
              <table:table-cell office:value-type="float" office:value="4933.5098">
                <text:p>4933.5098</text:p>
              </table:table-cell>
            </table:table-row>
            <table:table-row>
              <table:table-cell office:value-type="string">
                <text:p>20160529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17807.0605">
                <text:p>17807.0605</text:p>
              </table:table-cell>
              <table:table-cell office:value-type="float" office:value="4942.52">
                <text:p>4942.52</text:p>
              </table:table-cell>
            </table:table-row>
            <table:table-row>
              <table:table-cell office:value-type="string">
                <text:p>20160605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17865.3398">
                <text:p>17865.3398</text:p>
              </table:table-cell>
              <table:table-cell office:value-type="float" office:value="4894.5498">
                <text:p>4894.5498</text:p>
              </table:table-cell>
            </table:table-row>
            <table:table-row>
              <table:table-cell office:value-type="string">
                <text:p>20160612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17675.1602">
                <text:p>17675.1602</text:p>
              </table:table-cell>
              <table:table-cell office:value-type="float" office:value="4800.3398">
                <text:p>4800.3398</text:p>
              </table:table-cell>
            </table:table-row>
            <table:table-row>
              <table:table-cell office:value-type="string">
                <text:p>20160619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17400.75">
                <text:p>17400.75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20160626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17949.3691">
                <text:p>17949.3691</text:p>
              </table:table-cell>
              <table:table-cell office:value-type="float" office:value="4862.5698">
                <text:p>4862.5698</text:p>
              </table:table-cell>
            </table:table-row>
            <table:table-row>
              <table:table-cell office:value-type="string">
                <text:p>20160703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18146.7402">
                <text:p>18146.7402</text:p>
              </table:table-cell>
              <table:table-cell office:value-type="float" office:value="4956.7598">
                <text:p>4956.7598</text:p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18516.5508">
                <text:p>18516.5508</text:p>
              </table:table-cell>
              <table:table-cell office:value-type="float" office:value="5029.5898">
                <text:p>5029.5898</text:p>
              </table:table-cell>
            </table:table-row>
            <table:table-row>
              <table:table-cell office:value-type="string">
                <text:p>20160717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18570.8496">
                <text:p>18570.8496</text:p>
              </table:table-cell>
              <table:table-cell office:value-type="float" office:value="5100.1602">
                <text:p>5100.1602</text:p>
              </table:table-cell>
            </table:table-row>
            <table:table-row>
              <table:table-cell office:value-type="string">
                <text:p>20160724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18432.2402">
                <text:p>18432.2402</text:p>
              </table:table-cell>
              <table:table-cell office:value-type="float" office:value="5162.1299">
                <text:p>5162.1299</text:p>
              </table:table-cell>
            </table:table-row>
            <table:table-row>
              <table:table-cell office:value-type="string">
                <text:p>20160731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18543.5293">
                <text:p>18543.5293</text:p>
              </table:table-cell>
              <table:table-cell office:value-type="float" office:value="5221.1201">
                <text:p>5221.1201</text:p>
              </table:table-cell>
            </table:table-row>
            <table:table-row>
              <table:table-cell office:value-type="string">
                <text:p>20160807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18576.4707">
                <text:p>18576.4707</text:p>
              </table:table-cell>
              <table:table-cell office:value-type="float" office:value="5232.8999">
                <text:p>5232.8999</text:p>
              </table:table-cell>
            </table:table-row>
            <table:table-row>
              <table:table-cell office:value-type="string">
                <text:p>20160814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18552.5703">
                <text:p>18552.5703</text:p>
              </table:table-cell>
              <table:table-cell office:value-type="float" office:value="5238.3799">
                <text:p>5238.3799</text:p>
              </table:table-cell>
            </table:table-row>
            <table:table-row>
              <table:table-cell office:value-type="string">
                <text:p>20160821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18395.4004">
                <text:p>18395.4004</text:p>
              </table:table-cell>
              <table:table-cell office:value-type="float" office:value="5218.9199">
                <text:p>5218.9199</text:p>
              </table:table-cell>
            </table:table-row>
            <table:table-row>
              <table:table-cell office:value-type="string">
                <text:p>20160828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18491.9609">
                <text:p>18491.9609</text:p>
              </table:table-cell>
              <table:table-cell office:value-type="float" office:value="5249.8999">
                <text:p>5249.8999</text:p>
              </table:table-cell>
            </table:table-row>
            <table:table-row>
              <table:table-cell office:value-type="string">
                <text:p>20160904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18085.4492">
                <text:p>18085.4492</text:p>
              </table:table-cell>
              <table:table-cell office:value-type="float" office:value="5125.9102">
                <text:p>5125.9102</text:p>
              </table:table-cell>
            </table:table-row>
            <table:table-row>
              <table:table-cell office:value-type="string">
                <text:p>20160911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18123.8008">
                <text:p>18123.8008</text:p>
              </table:table-cell>
              <table:table-cell office:value-type="float" office:value="5244.5698">
                <text:p>5244.5698</text:p>
              </table:table-cell>
            </table:table-row>
            <table:table-row>
              <table:table-cell office:value-type="string">
                <text:p>20160918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18261.4492">
                <text:p>18261.4492</text:p>
              </table:table-cell>
              <table:table-cell office:value-type="float" office:value="5305.75">
                <text:p>5305.75</text:p>
              </table:table-cell>
            </table:table-row>
            <table:table-row>
              <table:table-cell office:value-type="string">
                <text:p>20160925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18308.1504">
                <text:p>18308.150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0161002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18240.4902">
                <text:p>18240.4902</text:p>
              </table:table-cell>
              <table:table-cell office:value-type="float" office:value="5292.3999">
                <text:p>5292.3999</text:p>
              </table:table-cell>
            </table:table-row>
            <table:table-row>
              <table:table-cell office:value-type="string">
                <text:p>20161009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18138.3809">
                <text:p>18138.3809</text:p>
              </table:table-cell>
              <table:table-cell office:value-type="float" office:value="5214.1602">
                <text:p>5214.1602</text:p>
              </table:table-cell>
            </table:table-row>
            <table:table-row>
              <table:table-cell office:value-type="string">
                <text:p>20161016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18145.7109">
                <text:p>18145.7109</text:p>
              </table:table-cell>
              <table:table-cell office:value-type="float" office:value="5257.3999">
                <text:p>5257.3999</text:p>
              </table:table-cell>
            </table:table-row>
            <table:table-row>
              <table:table-cell office:value-type="string">
                <text:p>20161023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18161.1895">
                <text:p>18161.1895</text:p>
              </table:table-cell>
              <table:table-cell office:value-type="float" office:value="5190.1001">
                <text:p>5190.1001</text:p>
              </table:table-cell>
            </table:table-row>
            <table:table-row>
              <table:table-cell office:value-type="string">
                <text:p>20161030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17888.2793">
                <text:p>17888.2793</text:p>
              </table:table-cell>
              <table:table-cell office:value-type="float" office:value="5046.3701">
                <text:p>5046.3701</text:p>
              </table:table-cell>
            </table:table-row>
            <table:table-row>
              <table:table-cell office:value-type="string">
                <text:p>20161106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18847.6602">
                <text:p>18847.6602</text:p>
              </table:table-cell>
              <table:table-cell office:value-type="float" office:value="5237.1099">
                <text:p>5237.1099</text:p>
              </table:table-cell>
            </table:table-row>
            <table:table-row>
              <table:table-cell office:value-type="string">
                <text:p>20161113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18867.9297">
                <text:p>18867.9297</text:p>
              </table:table-cell>
              <table:table-cell office:value-type="float" office:value="5321.5098">
                <text:p>5321.5098</text:p>
              </table:table-cell>
            </table:table-row>
            <table:table-row>
              <table:table-cell office:value-type="string">
                <text:p>20161120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19152.1406">
                <text:p>19152.1406</text:p>
              </table:table-cell>
              <table:table-cell office:value-type="float" office:value="5398.9199">
                <text:p>5398.9199</text:p>
              </table:table-cell>
            </table:table-row>
            <table:table-row>
              <table:table-cell office:value-type="string">
                <text:p>20161127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19170.4199">
                <text:p>19170.4199</text:p>
              </table:table-cell>
              <table:table-cell office:value-type="float" office:value="5255.6499">
                <text:p>5255.6499</text:p>
              </table:table-cell>
            </table:table-row>
            <table:table-row>
              <table:table-cell office:value-type="string">
                <text:p>20161204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19756.8496">
                <text:p>19756.8496</text:p>
              </table:table-cell>
              <table:table-cell office:value-type="float" office:value="5444.5">
                <text:p>5444.5</text:p>
              </table:table-cell>
            </table:table-row>
            <table:table-row>
              <table:table-cell office:value-type="string">
                <text:p>20161211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19843.4102">
                <text:p>19843.4102</text:p>
              </table:table-cell>
              <table:table-cell office:value-type="float" office:value="5437.1602">
                <text:p>5437.1602</text:p>
              </table:table-cell>
            </table:table-row>
            <table:table-row>
              <table:table-cell office:value-type="string">
                <text:p>20161218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19933.8105">
                <text:p>19933.8105</text:p>
              </table:table-cell>
              <table:table-cell office:value-type="float" office:value="5462.6899">
                <text:p>5462.6899</text:p>
              </table:table-cell>
            </table:table-row>
            <table:table-row>
              <table:table-cell office:value-type="string">
                <text:p>20161225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19762.5996">
                <text:p>19762.5996</text:p>
              </table:table-cell>
              <table:table-cell office:value-type="float" office:value="5383.1201">
                <text:p>5383.1201</text:p>
              </table:table-cell>
            </table:table-row>
            <table:table-row>
              <table:table-cell office:value-type="string">
                <text:p>20170101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19963.8008">
                <text:p>19963.8008</text:p>
              </table:table-cell>
              <table:table-cell office:value-type="float" office:value="5521.0601">
                <text:p>5521.0601</text:p>
              </table:table-cell>
            </table:table-row>
            <table:table-row>
              <table:table-cell office:value-type="string">
                <text:p>20170108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19885.7305">
                <text:p>19885.7305</text:p>
              </table:table-cell>
              <table:table-cell office:value-type="float" office:value="5574.1201">
                <text:p>5574.1201</text:p>
              </table:table-cell>
            </table:table-row>
            <table:table-row>
              <table:table-cell office:value-type="string">
                <text:p>20170115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19827.25">
                <text:p>19827.25</text:p>
              </table:table-cell>
              <table:table-cell office:value-type="float" office:value="5555.3301">
                <text:p>5555.3301</text:p>
              </table:table-cell>
            </table:table-row>
            <table:table-row>
              <table:table-cell office:value-type="string">
                <text:p>20170122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0093.7793">
                <text:p>20093.7793</text:p>
              </table:table-cell>
              <table:table-cell office:value-type="float" office:value="5660.7798">
                <text:p>5660.7798</text:p>
              </table:table-cell>
            </table:table-row>
            <table:table-row>
              <table:table-cell office:value-type="string">
                <text:p>20170129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0071.4609">
                <text:p>20071.4609</text:p>
              </table:table-cell>
              <table:table-cell office:value-type="float" office:value="5666.77">
                <text:p>5666.77</text:p>
              </table:table-cell>
            </table:table-row>
            <table:table-row>
              <table:table-cell office:value-type="string">
                <text:p>20170205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0269.3691">
                <text:p>20269.3691</text:p>
              </table:table-cell>
              <table:table-cell office:value-type="float" office:value="5734.1299">
                <text:p>5734.1299</text:p>
              </table:table-cell>
            </table:table-row>
            <table:table-row>
              <table:table-cell office:value-type="string">
                <text:p>20170212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0624.0508">
                <text:p>20624.0508</text:p>
              </table:table-cell>
              <table:table-cell office:value-type="float" office:value="5838.5801">
                <text:p>5838.5801</text:p>
              </table:table-cell>
            </table:table-row>
            <table:table-row>
              <table:table-cell office:value-type="string">
                <text:p>20170219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0821.7598">
                <text:p>20821.7598</text:p>
              </table:table-cell>
              <table:table-cell office:value-type="float" office:value="5845.3101">
                <text:p>5845.3101</text:p>
              </table:table-cell>
            </table:table-row>
            <table:table-row>
              <table:table-cell office:value-type="string">
                <text:p>20170226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1005.7109">
                <text:p>21005.7109</text:p>
              </table:table-cell>
              <table:table-cell office:value-type="float" office:value="5870.75">
                <text:p>5870.75</text:p>
              </table:table-cell>
            </table:table-row>
            <table:table-row>
              <table:table-cell office:value-type="string">
                <text:p>20170305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0902.9805">
                <text:p>20902.9805</text:p>
              </table:table-cell>
              <table:table-cell office:value-type="float" office:value="5861.73">
                <text:p>5861.73</text:p>
              </table:table-cell>
            </table:table-row>
            <table:table-row>
              <table:table-cell office:value-type="string">
                <text:p>20170312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0914.6191">
                <text:p>20914.619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20170319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0596.7207">
                <text:p>20596.7207</text:p>
              </table:table-cell>
              <table:table-cell office:value-type="float" office:value="5828.7402">
                <text:p>5828.7402</text:p>
              </table:table-cell>
            </table:table-row>
            <table:table-row>
              <table:table-cell office:value-type="string">
                <text:p>20170326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0663.2207">
                <text:p>20663.2207</text:p>
              </table:table-cell>
              <table:table-cell office:value-type="float" office:value="5911.7402">
                <text:p>5911.7402</text:p>
              </table:table-cell>
            </table:table-row>
            <table:table-row>
              <table:table-cell office:value-type="string">
                <text:p>20170402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0656.0996">
                <text:p>20656.0996</text:p>
              </table:table-cell>
              <table:table-cell office:value-type="float" office:value="5877.8101">
                <text:p>5877.8101</text:p>
              </table:table-cell>
            </table:table-row>
            <table:table-row>
              <table:table-cell office:value-type="string">
                <text:p>20170409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0453.25">
                <text:p>20453.25</text:p>
              </table:table-cell>
              <table:table-cell office:value-type="float" office:value="5805.1499">
                <text:p>5805.1499</text:p>
              </table:table-cell>
            </table:table-row>
            <table:table-row>
              <table:table-cell office:value-type="string">
                <text:p>20170416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0547.7598">
                <text:p>20547.7598</text:p>
              </table:table-cell>
              <table:table-cell office:value-type="float" office:value="5910.52">
                <text:p>5910.52</text:p>
              </table:table-cell>
            </table:table-row>
            <table:table-row>
              <table:table-cell office:value-type="string">
                <text:p>20170423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0940.5098">
                <text:p>20940.5098</text:p>
              </table:table-cell>
              <table:table-cell office:value-type="float" office:value="6047.6099">
                <text:p>6047.6099</text:p>
              </table:table-cell>
            </table:table-row>
            <table:table-row>
              <table:table-cell office:value-type="string">
                <text:p>20170430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1006.9395">
                <text:p>21006.9395</text:p>
              </table:table-cell>
              <table:table-cell office:value-type="float" office:value="6100.7598">
                <text:p>6100.7598</text:p>
              </table:table-cell>
            </table:table-row>
            <table:table-row>
              <table:table-cell office:value-type="string">
                <text:p>20170507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0896.6094">
                <text:p>20896.6094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string">
                <text:p>20170514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0804.8398">
                <text:p>20804.8398</text:p>
              </table:table-cell>
              <table:table-cell office:value-type="float" office:value="6083.7002">
                <text:p>6083.7002</text:p>
              </table:table-cell>
            </table:table-row>
            <table:table-row>
              <table:table-cell office:value-type="string">
                <text:p>20170521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1080.2793">
                <text:p>21080.2793</text:p>
              </table:table-cell>
              <table:table-cell office:value-type="float" office:value="6210.1899">
                <text:p>6210.1899</text:p>
              </table:table-cell>
            </table:table-row>
            <table:table-row>
              <table:table-cell office:value-type="string">
                <text:p>20170528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1206.2891">
                <text:p>21206.2891</text:p>
              </table:table-cell>
              <table:table-cell office:value-type="float" office:value="6305.7998">
                <text:p>6305.7998</text:p>
              </table:table-cell>
            </table:table-row>
            <table:table-row>
              <table:table-cell office:value-type="string">
                <text:p>20170604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1271.9707">
                <text:p>21271.9707</text:p>
              </table:table-cell>
              <table:table-cell office:value-type="float" office:value="6207.9199">
                <text:p>6207.9199</text:p>
              </table:table-cell>
            </table:table-row>
            <table:table-row>
              <table:table-cell office:value-type="string">
                <text:p>20170611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1384.2793">
                <text:p>21384.2793</text:p>
              </table:table-cell>
              <table:table-cell office:value-type="float" office:value="6151.7598">
                <text:p>6151.7598</text:p>
              </table:table-cell>
            </table:table-row>
            <table:table-row>
              <table:table-cell office:value-type="string">
                <text:p>20170618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1394.7598">
                <text:p>21394.7598</text:p>
              </table:table-cell>
              <table:table-cell office:value-type="float" office:value="6265.25">
                <text:p>6265.25</text:p>
              </table:table-cell>
            </table:table-row>
            <table:table-row>
              <table:table-cell office:value-type="string">
                <text:p>20170625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1349.6309">
                <text:p>21349.6309</text:p>
              </table:table-cell>
              <table:table-cell office:value-type="float" office:value="6140.4199">
                <text:p>6140.4199</text:p>
              </table:table-cell>
            </table:table-row>
            <table:table-row>
              <table:table-cell office:value-type="string">
                <text:p>20170702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1414.3398">
                <text:p>21414.3398</text:p>
              </table:table-cell>
              <table:table-cell office:value-type="float" office:value="6153.0801">
                <text:p>6153.0801</text:p>
              </table:table-cell>
            </table:table-row>
            <table:table-row>
              <table:table-cell office:value-type="string">
                <text:p>20170709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1637.7402">
                <text:p>21637.7402</text:p>
              </table:table-cell>
              <table:table-cell office:value-type="float" office:value="6312.4702">
                <text:p>6312.4702</text:p>
              </table:table-cell>
            </table:table-row>
            <table:table-row>
              <table:table-cell office:value-type="string">
                <text:p>20170716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1580.0703">
                <text:p>21580.0703</text:p>
              </table:table-cell>
              <table:table-cell office:value-type="float" office:value="6387.75">
                <text:p>6387.75</text:p>
              </table:table-cell>
            </table:table-row>
            <table:table-row>
              <table:table-cell office:value-type="string">
                <text:p>20170723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1830.3105">
                <text:p>21830.3105</text:p>
              </table:table-cell>
              <table:table-cell office:value-type="float" office:value="6374.6802">
                <text:p>6374.6802</text:p>
              </table:table-cell>
            </table:table-row>
            <table:table-row>
              <table:table-cell office:value-type="string">
                <text:p>20170730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2092.8105">
                <text:p>22092.8105</text:p>
              </table:table-cell>
              <table:table-cell office:value-type="float" office:value="6351.5601">
                <text:p>6351.5601</text:p>
              </table:table-cell>
            </table:table-row>
            <table:table-row>
              <table:table-cell office:value-type="string">
                <text:p>20170806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1858.3203">
                <text:p>21858.3203</text:p>
              </table:table-cell>
              <table:table-cell office:value-type="float" office:value="6256.5601">
                <text:p>6256.5601</text:p>
              </table:table-cell>
            </table:table-row>
            <table:table-row>
              <table:table-cell office:value-type="string">
                <text:p>20170813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1674.5098">
                <text:p>21674.5098</text:p>
              </table:table-cell>
              <table:table-cell office:value-type="float" office:value="6216.5298">
                <text:p>6216.5298</text:p>
              </table:table-cell>
            </table:table-row>
            <table:table-row>
              <table:table-cell office:value-type="string">
                <text:p>20170820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1813.6699">
                <text:p>21813.6699</text:p>
              </table:table-cell>
              <table:table-cell office:value-type="float" office:value="6265.6401">
                <text:p>6265.6401</text:p>
              </table:table-cell>
            </table:table-row>
            <table:table-row>
              <table:table-cell office:value-type="string">
                <text:p>20170827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1987.5605">
                <text:p>21987.5605</text:p>
              </table:table-cell>
              <table:table-cell office:value-type="float" office:value="6435.3301">
                <text:p>6435.3301</text:p>
              </table:table-cell>
            </table:table-row>
            <table:table-row>
              <table:table-cell office:value-type="string">
                <text:p>20170903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1797.7891">
                <text:p>21797.7891</text:p>
              </table:table-cell>
              <table:table-cell office:value-type="float" office:value="6360.1899">
                <text:p>6360.18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2268.3398">
                <text:p>22268.3398</text:p>
              </table:table-cell>
              <table:table-cell office:value-type="float" office:value="6448.4702">
                <text:p>6448.4702</text:p>
              </table:table-cell>
            </table:table-row>
            <table:table-row>
              <table:table-cell office:value-type="string">
                <text:p>20170917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2349.5898">
                <text:p>22349.5898</text:p>
              </table:table-cell>
              <table:table-cell office:value-type="float" office:value="6426.9199">
                <text:p>6426.9199</text:p>
              </table:table-cell>
            </table:table-row>
            <table:table-row>
              <table:table-cell office:value-type="string">
                <text:p>20170924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2405.0898">
                <text:p>22405.0898</text:p>
              </table:table-cell>
              <table:table-cell office:value-type="float" office:value="6495.96">
                <text:p>6495.96</text:p>
              </table:table-cell>
            </table:table-row>
            <table:table-row>
              <table:table-cell office:value-type="string">
                <text:p>20171001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2773.6699">
                <text:p>22773.6699</text:p>
              </table:table-cell>
              <table:table-cell office:value-type="float" office:value="6590.1802">
                <text:p>6590.1802</text:p>
              </table:table-cell>
            </table:table-row>
            <table:table-row>
              <table:table-cell office:value-type="string">
                <text:p>20171008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2871.7207">
                <text:p>22871.7207</text:p>
              </table:table-cell>
              <table:table-cell office:value-type="float" office:value="6605.7998">
                <text:p>6605.7998</text:p>
              </table:table-cell>
            </table:table-row>
            <table:table-row>
              <table:table-cell office:value-type="string">
                <text:p>20171015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3328.6309">
                <text:p>23328.6309</text:p>
              </table:table-cell>
              <table:table-cell office:value-type="float" office:value="6629.0498">
                <text:p>6629.0498</text:p>
              </table:table-cell>
            </table:table-row>
            <table:table-row>
              <table:table-cell office:value-type="string">
                <text:p>20171022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3434.1895">
                <text:p>23434.1895</text:p>
              </table:table-cell>
              <table:table-cell office:value-type="float" office:value="6701.2598">
                <text:p>6701.2598</text:p>
              </table:table-cell>
            </table:table-row>
            <table:table-row>
              <table:table-cell office:value-type="string">
                <text:p>20171029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3539.1895">
                <text:p>23539.1895</text:p>
              </table:table-cell>
              <table:table-cell office:value-type="float" office:value="6764.4399">
                <text:p>6764.4399</text:p>
              </table:table-cell>
            </table:table-row>
            <table:table-row>
              <table:table-cell office:value-type="string">
                <text:p>20171105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3422.2109">
                <text:p>23422.2109</text:p>
              </table:table-cell>
              <table:table-cell office:value-type="float" office:value="6750.9399">
                <text:p>6750.9399</text:p>
              </table:table-cell>
            </table:table-row>
            <table:table-row>
              <table:table-cell office:value-type="string">
                <text:p>20171112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3358.2402">
                <text:p>23358.2402</text:p>
              </table:table-cell>
              <table:table-cell office:value-type="float" office:value="6782.79">
                <text:p>6782.79</text:p>
              </table:table-cell>
            </table:table-row>
            <table:table-row>
              <table:table-cell office:value-type="string">
                <text:p>20171119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3557.9902">
                <text:p>23557.9902</text:p>
              </table:table-cell>
              <table:table-cell office:value-type="float" office:value="6889.1602">
                <text:p>6889.1602</text:p>
              </table:table-cell>
            </table:table-row>
            <table:table-row>
              <table:table-cell office:value-type="string">
                <text:p>20171126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4231.5898">
                <text:p>24231.5898</text:p>
              </table:table-cell>
              <table:table-cell office:value-type="float" office:value="6847.5898">
                <text:p>6847.5898</text:p>
              </table:table-cell>
            </table:table-row>
            <table:table-row>
              <table:table-cell office:value-type="string">
                <text:p>20171203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4329.1602">
                <text:p>24329.1602</text:p>
              </table:table-cell>
              <table:table-cell office:value-type="float" office:value="6840.0801">
                <text:p>6840.0801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4651.7402">
                <text:p>24651.7402</text:p>
              </table:table-cell>
              <table:table-cell office:value-type="float" office:value="6936.5801">
                <text:p>6936.5801</text:p>
              </table:table-cell>
            </table:table-row>
            <table:table-row>
              <table:table-cell office:value-type="string">
                <text:p>20171217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4754.0605">
                <text:p>24754.0605</text:p>
              </table:table-cell>
              <table:table-cell office:value-type="float" office:value="6959.96">
                <text:p>6959.96</text:p>
              </table:table-cell>
            </table:table-row>
            <table:table-row>
              <table:table-cell office:value-type="string">
                <text:p>20171224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4719.2207">
                <text:p>24719.2207</text:p>
              </table:table-cell>
              <table:table-cell office:value-type="float" office:value="6903.3901">
                <text:p>6903.3901</text:p>
              </table:table-cell>
            </table:table-row>
            <table:table-row>
              <table:table-cell office:value-type="string">
                <text:p>20171231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5295.8691">
                <text:p>25295.8691</text:p>
              </table:table-cell>
              <table:table-cell office:value-type="float" office:value="7136.5601">
                <text:p>7136.5601</text:p>
              </table:table-cell>
            </table:table-row>
            <table:table-row>
              <table:table-cell office:value-type="string">
                <text:p>20180107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5803.1895">
                <text:p>25803.1895</text:p>
              </table:table-cell>
              <table:table-cell office:value-type="float" office:value="7261.0601">
                <text:p>7261.0601</text:p>
              </table:table-cell>
            </table:table-row>
            <table:table-row>
              <table:table-cell office:value-type="string">
                <text:p>20180114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6071.7207">
                <text:p>26071.7207</text:p>
              </table:table-cell>
              <table:table-cell office:value-type="float" office:value="7336.3799">
                <text:p>7336.3799</text:p>
              </table:table-cell>
            </table:table-row>
            <table:table-row>
              <table:table-cell office:value-type="string">
                <text:p>20180121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6616.7109">
                <text:p>26616.7109</text:p>
              </table:table-cell>
              <table:table-cell office:value-type="float" office:value="7505.77">
                <text:p>7505.77</text:p>
              </table:table-cell>
            </table:table-row>
            <table:table-row>
              <table:table-cell office:value-type="string">
                <text:p>20180128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5520.9609">
                <text:p>25520.9609</text:p>
              </table:table-cell>
              <table:table-cell office:value-type="float" office:value="7240.9502">
                <text:p>7240.9502</text:p>
              </table:table-cell>
            </table:table-row>
            <table:table-row>
              <table:table-cell office:value-type="string">
                <text:p>20180204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4190.9004">
                <text:p>24190.9004</text:p>
              </table:table-cell>
              <table:table-cell office:value-type="float" office:value="6874.4902">
                <text:p>6874.4902</text:p>
              </table:table-cell>
            </table:table-row>
            <table:table-row>
              <table:table-cell office:value-type="string">
                <text:p>20180211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5219.3809">
                <text:p>25219.3809</text:p>
              </table:table-cell>
              <table:table-cell office:value-type="float" office:value="7239.4702">
                <text:p>7239.4702</text:p>
              </table:table-cell>
            </table:table-row>
            <table:table-row>
              <table:table-cell office:value-type="string">
                <text:p>20180218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5309.9902">
                <text:p>25309.9902</text:p>
              </table:table-cell>
              <table:table-cell office:value-type="float" office:value="7337.3901">
                <text:p>7337.3901</text:p>
              </table:table-cell>
            </table:table-row>
            <table:table-row>
              <table:table-cell office:value-type="string">
                <text:p>20180225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4538.0605">
                <text:p>24538.0605</text:p>
              </table:table-cell>
              <table:table-cell office:value-type="float" office:value="7257.8701">
                <text:p>7257.8701</text:p>
              </table:table-cell>
            </table:table-row>
            <table:table-row>
              <table:table-cell office:value-type="string">
                <text:p>20180304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5335.7402">
                <text:p>25335.7402</text:p>
              </table:table-cell>
              <table:table-cell office:value-type="float" office:value="7560.8101">
                <text:p>7560.8101</text:p>
              </table:table-cell>
            </table:table-row>
            <table:table-row>
              <table:table-cell office:value-type="string">
                <text:p>20180311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4946.5098">
                <text:p>24946.5098</text:p>
              </table:table-cell>
              <table:table-cell office:value-type="float" office:value="7481.9902">
                <text:p>7481.9902</text:p>
              </table:table-cell>
            </table:table-row>
            <table:table-row>
              <table:table-cell office:value-type="string">
                <text:p>20180318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3533.1992">
                <text:p>23533.1992</text:p>
              </table:table-cell>
              <table:table-cell office:value-type="float" office:value="6992.6699">
                <text:p>6992.6699</text:p>
              </table:table-cell>
            </table:table-row>
            <table:table-row>
              <table:table-cell office:value-type="string">
                <text:p>20180325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4103.1094">
                <text:p>24103.1094</text:p>
              </table:table-cell>
              <table:table-cell office:value-type="float" office:value="7063.4399">
                <text:p>7063.4399</text:p>
              </table:table-cell>
            </table:table-row>
            <table:table-row>
              <table:table-cell office:value-type="string">
                <text:p>20180401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3932.7598">
                <text:p>23932.7598</text:p>
              </table:table-cell>
              <table:table-cell office:value-type="float" office:value="6915.1099">
                <text:p>6915.1099</text:p>
              </table:table-cell>
            </table:table-row>
            <table:table-row>
              <table:table-cell office:value-type="string">
                <text:p>20180408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4360.1406">
                <text:p>24360.1406</text:p>
              </table:table-cell>
              <table:table-cell office:value-type="float" office:value="7106.6499">
                <text:p>7106.6499</text:p>
              </table:table-cell>
            </table:table-row>
            <table:table-row>
              <table:table-cell office:value-type="string">
                <text:p>20180415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4462.9395">
                <text:p>24462.9395</text:p>
              </table:table-cell>
              <table:table-cell office:value-type="float" office:value="7146.1299">
                <text:p>7146.1299</text:p>
              </table:table-cell>
            </table:table-row>
            <table:table-row>
              <table:table-cell office:value-type="string">
                <text:p>20180422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4311.1895">
                <text:p>24311.1895</text:p>
              </table:table-cell>
              <table:table-cell office:value-type="float" office:value="7119.7998">
                <text:p>7119.7998</text:p>
              </table:table-cell>
            </table:table-row>
            <table:table-row>
              <table:table-cell office:value-type="string">
                <text:p>20180429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4262.5098">
                <text:p>24262.5098</text:p>
              </table:table-cell>
              <table:table-cell office:value-type="float" office:value="7209.6201">
                <text:p>7209.6201</text:p>
              </table:table-cell>
            </table:table-row>
            <table:table-row>
              <table:table-cell office:value-type="string">
                <text:p>20180506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4831.1699">
                <text:p>24831.1699</text:p>
              </table:table-cell>
              <table:table-cell office:value-type="float" office:value="7402.8799">
                <text:p>7402.8799</text:p>
              </table:table-cell>
            </table:table-row>
            <table:table-row>
              <table:table-cell office:value-type="string">
                <text:p>20180513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4715.0898">
                <text:p>24715.0898</text:p>
              </table:table-cell>
              <table:table-cell office:value-type="float" office:value="7354.3398">
                <text:p>7354.3398</text:p>
              </table:table-cell>
            </table:table-row>
            <table:table-row>
              <table:table-cell office:value-type="string">
                <text:p>20180520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4753.0898">
                <text:p>24753.0898</text:p>
              </table:table-cell>
              <table:table-cell office:value-type="float" office:value="7433.8501">
                <text:p>7433.8501</text:p>
              </table:table-cell>
            </table:table-row>
            <table:table-row>
              <table:table-cell office:value-type="string">
                <text:p>20180527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4635.2109">
                <text:p>24635.2109</text:p>
              </table:table-cell>
              <table:table-cell office:value-type="float" office:value="7554.3301">
                <text:p>7554.3301</text:p>
              </table:table-cell>
            </table:table-row>
            <table:table-row>
              <table:table-cell office:value-type="string">
                <text:p>20180603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5316.5293">
                <text:p>25316.5293</text:p>
              </table:table-cell>
              <table:table-cell office:value-type="float" office:value="7645.5098">
                <text:p>7645.509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5090.4805">
                <text:p>25090.4805</text:p>
              </table:table-cell>
              <table:table-cell office:value-type="float" office:value="7746.3799">
                <text:p>7746.3799</text:p>
              </table:table-cell>
            </table:table-row>
            <table:table-row>
              <table:table-cell office:value-type="string">
                <text:p>20180617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4580.8906">
                <text:p>24580.8906</text:p>
              </table:table-cell>
              <table:table-cell office:value-type="float" office:value="7692.8198">
                <text:p>7692.8198</text:p>
              </table:table-cell>
            </table:table-row>
            <table:table-row>
              <table:table-cell office:value-type="string">
                <text:p>20180624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4271.4102">
                <text:p>24271.4102</text:p>
              </table:table-cell>
              <table:table-cell office:value-type="float" office:value="7510.2998">
                <text:p>7510.2998</text:p>
              </table:table-cell>
            </table:table-row>
            <table:table-row>
              <table:table-cell office:value-type="string">
                <text:p>20180701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4456.4805">
                <text:p>24456.4805</text:p>
              </table:table-cell>
              <table:table-cell office:value-type="float" office:value="7688.3901">
                <text:p>7688.3901</text:p>
              </table:table-cell>
            </table:table-row>
            <table:table-row>
              <table:table-cell office:value-type="string">
                <text:p>20180708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5019.4102">
                <text:p>25019.4102</text:p>
              </table:table-cell>
              <table:table-cell office:value-type="float" office:value="7825.98">
                <text:p>7825.98</text:p>
              </table:table-cell>
            </table:table-row>
            <table:table-row>
              <table:table-cell office:value-type="string">
                <text:p>20180715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5058.1191">
                <text:p>25058.1191</text:p>
              </table:table-cell>
              <table:table-cell office:value-type="float" office:value="7820.2002">
                <text:p>7820.2002</text:p>
              </table:table-cell>
            </table:table-row>
            <table:table-row>
              <table:table-cell office:value-type="string">
                <text:p>20180722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5451.0605">
                <text:p>25451.0605</text:p>
              </table:table-cell>
              <table:table-cell office:value-type="float" office:value="7737.4199">
                <text:p>7737.4199</text:p>
              </table:table-cell>
            </table:table-row>
            <table:table-row>
              <table:table-cell office:value-type="string">
                <text:p>20180729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5462.5801">
                <text:p>25462.5801</text:p>
              </table:table-cell>
              <table:table-cell office:value-type="float" office:value="7812.02">
                <text:p>7812.02</text:p>
              </table:table-cell>
            </table:table-row>
            <table:table-row>
              <table:table-cell office:value-type="string">
                <text:p>20180805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5313.1406">
                <text:p>25313.1406</text:p>
              </table:table-cell>
              <table:table-cell office:value-type="float" office:value="7839.1099">
                <text:p>7839.1099</text:p>
              </table:table-cell>
            </table:table-row>
            <table:table-row>
              <table:table-cell office:value-type="string">
                <text:p>20180812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5669.3203">
                <text:p>25669.3203</text:p>
              </table:table-cell>
              <table:table-cell office:value-type="float" office:value="7816.3301">
                <text:p>7816.3301</text:p>
              </table:table-cell>
            </table:table-row>
            <table:table-row>
              <table:table-cell office:value-type="string">
                <text:p>20180819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5790.3496">
                <text:p>25790.3496</text:p>
              </table:table-cell>
              <table:table-cell office:value-type="float" office:value="7945.98">
                <text:p>7945.98</text:p>
              </table:table-cell>
            </table:table-row>
            <table:table-row>
              <table:table-cell office:value-type="string">
                <text:p>20180826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5964.8203">
                <text:p>25964.8203</text:p>
              </table:table-cell>
              <table:table-cell office:value-type="float" office:value="8109.54">
                <text:p>8109.54</text:p>
              </table:table-cell>
            </table:table-row>
            <table:table-row>
              <table:table-cell office:value-type="string">
                <text:p>20180902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5916.5391">
                <text:p>25916.5391</text:p>
              </table:table-cell>
              <table:table-cell office:value-type="float" office:value="7902.54">
                <text:p>7902.54</text:p>
              </table:table-cell>
            </table:table-row>
            <table:table-row>
              <table:table-cell office:value-type="string">
                <text:p>20180909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6154.6699">
                <text:p>26154.6699</text:p>
              </table:table-cell>
              <table:table-cell office:value-type="float" office:value="8010.04">
                <text:p>8010.04</text:p>
              </table:table-cell>
            </table:table-row>
            <table:table-row>
              <table:table-cell office:value-type="string">
                <text:p>20180916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6743.5">
                <text:p>26743.5</text:p>
              </table:table-cell>
              <table:table-cell office:value-type="float" office:value="7986.9502">
                <text:p>7986.9502</text:p>
              </table:table-cell>
            </table:table-row>
            <table:table-row>
              <table:table-cell office:value-type="string">
                <text:p>20180923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6458.3105">
                <text:p>26458.3105</text:p>
              </table:table-cell>
              <table:table-cell office:value-type="float" office:value="8046.3501">
                <text:p>8046.3501</text:p>
              </table:table-cell>
            </table:table-row>
            <table:table-row>
              <table:table-cell office:value-type="string">
                <text:p>20180930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6447.0508">
                <text:p>26447.0508</text:p>
              </table:table-cell>
              <table:table-cell office:value-type="float" office:value="7788.4502">
                <text:p>7788.4502</text:p>
              </table:table-cell>
            </table:table-row>
            <table:table-row>
              <table:table-cell office:value-type="string">
                <text:p>20181007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5339.9902">
                <text:p>25339.9902</text:p>
              </table:table-cell>
              <table:table-cell office:value-type="float" office:value="7496.8901">
                <text:p>7496.8901</text:p>
              </table:table-cell>
            </table:table-row>
            <table:table-row>
              <table:table-cell office:value-type="string">
                <text:p>20181014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5444.3398">
                <text:p>25444.3398</text:p>
              </table:table-cell>
              <table:table-cell office:value-type="float" office:value="7449.0298">
                <text:p>7449.0298</text:p>
              </table:table-cell>
            </table:table-row>
            <table:table-row>
              <table:table-cell office:value-type="string">
                <text:p>20181021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4688.3105">
                <text:p>24688.3105</text:p>
              </table:table-cell>
              <table:table-cell office:value-type="float" office:value="7167.21">
                <text:p>7167.21</text:p>
              </table:table-cell>
            </table:table-row>
            <table:table-row>
              <table:table-cell office:value-type="string">
                <text:p>20181028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5270.8301">
                <text:p>25270.8301</text:p>
              </table:table-cell>
              <table:table-cell office:value-type="float" office:value="7356.9902">
                <text:p>7356.9902</text:p>
              </table:table-cell>
            </table:table-row>
            <table:table-row>
              <table:table-cell office:value-type="string">
                <text:p>20181104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5989.3008">
                <text:p>25989.3008</text:p>
              </table:table-cell>
              <table:table-cell office:value-type="float" office:value="7406.8999">
                <text:p>7406.8999</text:p>
              </table:table-cell>
            </table:table-row>
            <table:table-row>
              <table:table-cell office:value-type="string">
                <text:p>20181111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5413.2207">
                <text:p>25413.2207</text:p>
              </table:table-cell>
              <table:table-cell office:value-type="float" office:value="7247.8701">
                <text:p>7247.8701</text:p>
              </table:table-cell>
            </table:table-row>
            <table:table-row>
              <table:table-cell office:value-type="string">
                <text:p>20181118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4285.9492">
                <text:p>24285.9492</text:p>
              </table:table-cell>
              <table:table-cell office:value-type="float" office:value="6938.98">
                <text:p>6938.98</text:p>
              </table:table-cell>
            </table:table-row>
            <table:table-row>
              <table:table-cell office:value-type="string">
                <text:p>20181125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5538.4609">
                <text:p>25538.4609</text:p>
              </table:table-cell>
              <table:table-cell office:value-type="float" office:value="7330.54">
                <text:p>7330.54</text:p>
              </table:table-cell>
            </table:table-row>
            <table:table-row>
              <table:table-cell office:value-type="string">
                <text:p>20181202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4388.9492">
                <text:p>24388.9492</text:p>
              </table:table-cell>
              <table:table-cell office:value-type="float" office:value="6969.25">
                <text:p>6969.25</text:p>
              </table:table-cell>
            </table:table-row>
            <table:table-row>
              <table:table-cell office:value-type="string">
                <text:p>20181209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4100.5098">
                <text:p>24100.5098</text:p>
              </table:table-cell>
              <table:table-cell office:value-type="float" office:value="6910.6602">
                <text:p>6910.6602</text:p>
              </table:table-cell>
            </table:table-row>
            <table:table-row>
              <table:table-cell office:value-type="string">
                <text:p>20181216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2445.3691">
                <text:p>22445.3691</text:p>
              </table:table-cell>
              <table:table-cell office:value-type="float" office:value="6332.9902">
                <text:p>6332.9902</text:p>
              </table:table-cell>
            </table:table-row>
            <table:table-row>
              <table:table-cell office:value-type="string">
                <text:p>20181223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3062.4004">
                <text:p>23062.4004</text:p>
              </table:table-cell>
              <table:table-cell office:value-type="float" office:value="6584.52">
                <text:p>6584.52</text:p>
              </table:table-cell>
            </table:table-row>
            <table:table-row>
              <table:table-cell office:value-type="string">
                <text:p>20181230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3433.1602">
                <text:p>23433.1602</text:p>
              </table:table-cell>
              <table:table-cell office:value-type="float" office:value="6738.8599">
                <text:p>6738.8599</text:p>
              </table:table-cell>
            </table:table-row>
            <table:table-row>
              <table:table-cell office:value-type="string">
                <text:p>20190106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3995.9492">
                <text:p>23995.9492</text:p>
              </table:table-cell>
              <table:table-cell office:value-type="float" office:value="6971.48">
                <text:p>6971.48</text:p>
              </table:table-cell>
            </table:table-row>
            <table:table-row>
              <table:table-cell office:value-type="string">
                <text:p>20190113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4706.3496">
                <text:p>24706.3496</text:p>
              </table:table-cell>
              <table:table-cell office:value-type="float" office:value="7157.23">
                <text:p>7157.23</text:p>
              </table:table-cell>
            </table:table-row>
            <table:table-row>
              <table:table-cell office:value-type="string">
                <text:p>20190120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4737.1992">
                <text:p>24737.1992</text:p>
              </table:table-cell>
              <table:table-cell office:value-type="float" office:value="7164.8599">
                <text:p>7164.8599</text:p>
              </table:table-cell>
            </table:table-row>
            <table:table-row>
              <table:table-cell office:value-type="string">
                <text:p>20190127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5063.8906">
                <text:p>25063.8906</text:p>
              </table:table-cell>
              <table:table-cell office:value-type="float" office:value="7263.8701">
                <text:p>7263.8701</text:p>
              </table:table-cell>
            </table:table-row>
            <table:table-row>
              <table:table-cell office:value-type="string">
                <text:p>20190203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5106.3301">
                <text:p>25106.3301</text:p>
              </table:table-cell>
              <table:table-cell office:value-type="float" office:value="7298.2002">
                <text:p>7298.2002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5883.25">
                <text:p>25883.25</text:p>
              </table:table-cell>
              <table:table-cell office:value-type="float" office:value="7472.4102">
                <text:p>7472.4102</text:p>
              </table:table-cell>
            </table:table-row>
            <table:table-row>
              <table:table-cell office:value-type="string">
                <text:p>20190217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6031.8105">
                <text:p>26031.8105</text:p>
              </table:table-cell>
              <table:table-cell office:value-type="float" office:value="7527.5498">
                <text:p>7527.5498</text:p>
              </table:table-cell>
            </table:table-row>
            <table:table-row>
              <table:table-cell office:value-type="string">
                <text:p>20190224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6026.3203">
                <text:p>26026.3203</text:p>
              </table:table-cell>
              <table:table-cell office:value-type="float" office:value="7595.3501">
                <text:p>7595.3501</text:p>
              </table:table-cell>
            </table:table-row>
            <table:table-row>
              <table:table-cell office:value-type="string">
                <text:p>20190303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5450.2402">
                <text:p>25450.2402</text:p>
              </table:table-cell>
              <table:table-cell office:value-type="float" office:value="7408.1401">
                <text:p>7408.1401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5848.8691">
                <text:p>25848.8691</text:p>
              </table:table-cell>
              <table:table-cell office:value-type="float" office:value="7688.5298">
                <text:p>7688.5298</text:p>
              </table:table-cell>
            </table:table-row>
            <table:table-row>
              <table:table-cell office:value-type="string">
                <text:p>20190317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5502.3203">
                <text:p>25502.3203</text:p>
              </table:table-cell>
              <table:table-cell office:value-type="float" office:value="7642.6699">
                <text:p>7642.6699</text:p>
              </table:table-cell>
            </table:table-row>
            <table:table-row>
              <table:table-cell office:value-type="string">
                <text:p>20190324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5928.6797">
                <text:p>25928.6797</text:p>
              </table:table-cell>
              <table:table-cell office:value-type="float" office:value="7729.3198">
                <text:p>7729.3198</text:p>
              </table:table-cell>
            </table:table-row>
            <table:table-row>
              <table:table-cell office:value-type="string">
                <text:p>20190331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6424.9902">
                <text:p>26424.9902</text:p>
              </table:table-cell>
              <table:table-cell office:value-type="float" office:value="7938.6899">
                <text:p>7938.6899</text:p>
              </table:table-cell>
            </table:table-row>
            <table:table-row>
              <table:table-cell office:value-type="string">
                <text:p>20190407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6412.3008">
                <text:p>26412.3008</text:p>
              </table:table-cell>
              <table:table-cell office:value-type="float" office:value="7984.1602">
                <text:p>7984.1602</text:p>
              </table:table-cell>
            </table:table-row>
            <table:table-row>
              <table:table-cell office:value-type="string">
                <text:p>20190414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6559.5391">
                <text:p>26559.5391</text:p>
              </table:table-cell>
              <table:table-cell office:value-type="float" office:value="7998.0601">
                <text:p>7998.0601</text:p>
              </table:table-cell>
            </table:table-row>
            <table:table-row>
              <table:table-cell office:value-type="string">
                <text:p>20190421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6543.3301">
                <text:p>26543.3301</text:p>
              </table:table-cell>
              <table:table-cell office:value-type="float" office:value="8146.3999">
                <text:p>8146.3999</text:p>
              </table:table-cell>
            </table:table-row>
            <table:table-row>
              <table:table-cell office:value-type="string">
                <text:p>20190428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6504.9492">
                <text:p>26504.949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20190505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5942.3691">
                <text:p>25942.3691</text:p>
              </table:table-cell>
              <table:table-cell office:value-type="float" office:value="7916.9399">
                <text:p>7916.9399</text:p>
              </table:table-cell>
            </table:table-row>
            <table:table-row>
              <table:table-cell office:value-type="string">
                <text:p>20190512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5764">
                <text:p>25764</text:p>
              </table:table-cell>
              <table:table-cell office:value-type="float" office:value="7816.2798">
                <text:p>7816.2798</text:p>
              </table:table-cell>
            </table:table-row>
            <table:table-row>
              <table:table-cell office:value-type="string">
                <text:p>20190519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5585.6895">
                <text:p>25585.6895</text:p>
              </table:table-cell>
              <table:table-cell office:value-type="float" office:value="7637.0098">
                <text:p>7637.0098</text:p>
              </table:table-cell>
            </table:table-row>
            <table:table-row>
              <table:table-cell office:value-type="string">
                <text:p>20190526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4815.0391">
                <text:p>24815.0391</text:p>
              </table:table-cell>
              <table:table-cell office:value-type="float" office:value="7453.1499">
                <text:p>7453.1499</text:p>
              </table:table-cell>
            </table:table-row>
            <table:table-row>
              <table:table-cell office:value-type="string">
                <text:p>20190602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5983.9395">
                <text:p>25983.9395</text:p>
              </table:table-cell>
              <table:table-cell office:value-type="float" office:value="7742.1001">
                <text:p>7742.1001</text:p>
              </table:table-cell>
            </table:table-row>
            <table:table-row>
              <table:table-cell office:value-type="string">
                <text:p>20190609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6089.6094">
                <text:p>26089.6094</text:p>
              </table:table-cell>
              <table:table-cell office:value-type="float" office:value="7796.6602">
                <text:p>7796.6602</text:p>
              </table:table-cell>
            </table:table-row>
            <table:table-row>
              <table:table-cell office:value-type="string">
                <text:p>20190616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6719.1309">
                <text:p>26719.1309</text:p>
              </table:table-cell>
              <table:table-cell office:value-type="float" office:value="8031.71">
                <text:p>8031.71</text:p>
              </table:table-cell>
            </table:table-row>
            <table:table-row>
              <table:table-cell office:value-type="string">
                <text:p>20190623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6599.9609">
                <text:p>26599.9609</text:p>
              </table:table-cell>
              <table:table-cell office:value-type="float" office:value="8006.2402">
                <text:p>8006.2402</text:p>
              </table:table-cell>
            </table:table-row>
            <table:table-row>
              <table:table-cell office:value-type="string">
                <text:p>20190630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6922.1191">
                <text:p>26922.1191</text:p>
              </table:table-cell>
              <table:table-cell office:value-type="float" office:value="8161.79">
                <text:p>8161.79</text:p>
              </table:table-cell>
            </table:table-row>
            <table:table-row>
              <table:table-cell office:value-type="string">
                <text:p>20190707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27332.0293">
                <text:p>27332.0293</text:p>
              </table:table-cell>
              <table:table-cell office:value-type="float" office:value="8244.1396">
                <text:p>8244.1396</text:p>
              </table:table-cell>
            </table:table-row>
            <table:table-row>
              <table:table-cell office:value-type="string">
                <text:p>20190714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7154.1992">
                <text:p>27154.1992</text:p>
              </table:table-cell>
              <table:table-cell office:value-type="float" office:value="8146.4902">
                <text:p>8146.4902</text:p>
              </table:table-cell>
            </table:table-row>
            <table:table-row>
              <table:table-cell office:value-type="string">
                <text:p>20190721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27192.4492">
                <text:p>27192.4492</text:p>
              </table:table-cell>
              <table:table-cell office:value-type="float" office:value="8330.21">
                <text:p>8330.21</text:p>
              </table:table-cell>
            </table:table-row>
            <table:table-row>
              <table:table-cell office:value-type="string">
                <text:p>20190728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6485.0098">
                <text:p>26485.0098</text:p>
              </table:table-cell>
              <table:table-cell office:value-type="float" office:value="8004.0698">
                <text:p>8004.0698</text:p>
              </table:table-cell>
            </table:table-row>
            <table:table-row>
              <table:table-cell office:value-type="string">
                <text:p>20190804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6287.4395">
                <text:p>26287.4395</text:p>
              </table:table-cell>
              <table:table-cell office:value-type="float" office:value="7959.1401">
                <text:p>7959.1401</text:p>
              </table:table-cell>
            </table:table-row>
            <table:table-row>
              <table:table-cell office:value-type="string">
                <text:p>20190811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5886.0098">
                <text:p>25886.0098</text:p>
              </table:table-cell>
              <table:table-cell office:value-type="float" office:value="7895.9902">
                <text:p>7895.9902</text:p>
              </table:table-cell>
            </table:table-row>
            <table:table-row>
              <table:table-cell office:value-type="string">
                <text:p>20190818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5628.9004">
                <text:p>25628.9004</text:p>
              </table:table-cell>
              <table:table-cell office:value-type="float" office:value="7751.77">
                <text:p>7751.77</text:p>
              </table:table-cell>
            </table:table-row>
            <table:table-row>
              <table:table-cell office:value-type="string">
                <text:p>20190825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6403.2793">
                <text:p>26403.2793</text:p>
              </table:table-cell>
              <table:table-cell office:value-type="float" office:value="7962.8799">
                <text:p>7962.8799</text:p>
              </table:table-cell>
            </table:table-row>
            <table:table-row>
              <table:table-cell office:value-type="string">
                <text:p>20190901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6797.4609">
                <text:p>26797.4609</text:p>
              </table:table-cell>
              <table:table-cell office:value-type="float" office:value="8103.0698">
                <text:p>8103.0698</text:p>
              </table:table-cell>
            </table:table-row>
            <table:table-row>
              <table:table-cell office:value-type="string">
                <text:p>20190908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27219.5195">
                <text:p>27219.5195</text:p>
              </table:table-cell>
              <table:table-cell office:value-type="float" office:value="8176.71">
                <text:p>8176.71</text:p>
              </table:table-cell>
            </table:table-row>
            <table:table-row>
              <table:table-cell office:value-type="string">
                <text:p>20190915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6935.0703">
                <text:p>26935.0703</text:p>
              </table:table-cell>
              <table:table-cell office:value-type="float" office:value="8117.6699">
                <text:p>8117.6699</text:p>
              </table:table-cell>
            </table:table-row>
            <table:table-row>
              <table:table-cell office:value-type="string">
                <text:p>20190922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6820.25">
                <text:p>26820.25</text:p>
              </table:table-cell>
              <table:table-cell office:value-type="float" office:value="7939.6299">
                <text:p>7939.6299</text:p>
              </table:table-cell>
            </table:table-row>
            <table:table-row>
              <table:table-cell office:value-type="string">
                <text:p>20190929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6573.7207">
                <text:p>26573.7207</text:p>
              </table:table-cell>
              <table:table-cell office:value-type="float" office:value="7982.46">
                <text:p>7982.46</text:p>
              </table:table-cell>
            </table:table-row>
            <table:table-row>
              <table:table-cell office:value-type="string">
                <text:p>20191006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6816.5898">
                <text:p>26816.5898</text:p>
              </table:table-cell>
              <table:table-cell office:value-type="float" office:value="8057.04">
                <text:p>8057.04</text:p>
              </table:table-cell>
            </table:table-row>
            <table:table-row>
              <table:table-cell office:value-type="string">
                <text:p>20191013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6770.1992">
                <text:p>26770.1992</text:p>
              </table:table-cell>
              <table:table-cell office:value-type="float" office:value="8089.54">
                <text:p>8089.54</text:p>
              </table:table-cell>
            </table:table-row>
            <table:table-row>
              <table:table-cell office:value-type="string">
                <text:p>20191020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26958.0605">
                <text:p>26958.0605</text:p>
              </table:table-cell>
              <table:table-cell office:value-type="float" office:value="8243.1201">
                <text:p>8243.1201</text:p>
              </table:table-cell>
            </table:table-row>
            <table:table-row>
              <table:table-cell office:value-type="string">
                <text:p>20191027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27347.3594">
                <text:p>27347.3594</text:p>
              </table:table-cell>
              <table:table-cell office:value-type="float" office:value="8386.4004">
                <text:p>8386.4004</text:p>
              </table:table-cell>
            </table:table-row>
            <table:table-row>
              <table:table-cell office:value-type="string">
                <text:p>20191103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27681.2402">
                <text:p>27681.2402</text:p>
              </table:table-cell>
              <table:table-cell office:value-type="float" office:value="8475.3096">
                <text:p>8475.3096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28004.8906">
                <text:p>28004.8906</text:p>
              </table:table-cell>
              <table:table-cell office:value-type="float" office:value="8540.8301">
                <text:p>8540.8301</text:p>
              </table:table-cell>
            </table:table-row>
            <table:table-row>
              <table:table-cell office:value-type="string">
                <text:p>20191117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27875.6191">
                <text:p>27875.6191</text:p>
              </table:table-cell>
              <table:table-cell office:value-type="float" office:value="8519.8896">
                <text:p>8519.8896</text:p>
              </table:table-cell>
            </table:table-row>
            <table:table-row>
              <table:table-cell office:value-type="string">
                <text:p>20191124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28051.4102">
                <text:p>28051.4102</text:p>
              </table:table-cell>
              <table:table-cell office:value-type="float" office:value="8665.4697">
                <text:p>8665.4697</text:p>
              </table:table-cell>
            </table:table-row>
            <table:table-row>
              <table:table-cell office:value-type="string">
                <text:p>20191201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28015.0605">
                <text:p>28015.0605</text:p>
              </table:table-cell>
              <table:table-cell office:value-type="float" office:value="8656.5303">
                <text:p>8656.5303</text:p>
              </table:table-cell>
            </table:table-row>
            <table:table-row>
              <table:table-cell office:value-type="string">
                <text:p>20191208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28135.3809">
                <text:p>28135.3809</text:p>
              </table:table-cell>
              <table:table-cell office:value-type="float" office:value="8734.8799">
                <text:p>8734.8799</text:p>
              </table:table-cell>
            </table:table-row>
            <table:table-row>
              <table:table-cell office:value-type="string">
                <text:p>20191215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28455.0898">
                <text:p>28455.0898</text:p>
              </table:table-cell>
              <table:table-cell office:value-type="float" office:value="8924.9502">
                <text:p>8924.9502</text:p>
              </table:table-cell>
            </table:table-row>
            <table:table-row>
              <table:table-cell office:value-type="string">
                <text:p>20191222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28645.2598">
                <text:p>28645.2598</text:p>
              </table:table-cell>
              <table:table-cell office:value-type="float" office:value="9006.6201">
                <text:p>9006.6201</text:p>
              </table:table-cell>
            </table:table-row>
            <table:table-row>
              <table:table-cell office:value-type="string">
                <text:p>20191229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28634.8809">
                <text:p>28634.8809</text:p>
              </table:table-cell>
              <table:table-cell office:value-type="float" office:value="9020.7695">
                <text:p>9020.7695</text:p>
              </table:table-cell>
            </table:table-row>
            <table:table-row>
              <table:table-cell office:value-type="string">
                <text:p>20200105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28823.7695">
                <text:p>28823.7695</text:p>
              </table:table-cell>
              <table:table-cell office:value-type="float" office:value="9178.8604">
                <text:p>9178.8604</text:p>
              </table:table-cell>
            </table:table-row>
            <table:table-row>
              <table:table-cell office:value-type="string">
                <text:p>20200112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29348.0996">
                <text:p>29348.0996</text:p>
              </table:table-cell>
              <table:table-cell office:value-type="float" office:value="9388.9404">
                <text:p>9388.9404</text:p>
              </table:table-cell>
            </table:table-row>
            <table:table-row>
              <table:table-cell office:value-type="string">
                <text:p>20200119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28989.7305">
                <text:p>28989.7305</text:p>
              </table:table-cell>
              <table:table-cell office:value-type="float" office:value="9314.9102">
                <text:p>9314.9102</text:p>
              </table:table-cell>
            </table:table-row>
            <table:table-row>
              <table:table-cell office:value-type="string">
                <text:p>20200126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28256.0293">
                <text:p>28256.0293</text:p>
              </table:table-cell>
              <table:table-cell office:value-type="float" office:value="9150.9404">
                <text:p>9150.9404</text:p>
              </table:table-cell>
            </table:table-row>
            <table:table-row>
              <table:table-cell office:value-type="string">
                <text:p>20200202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29102.5098">
                <text:p>29102.5098</text:p>
              </table:table-cell>
              <table:table-cell office:value-type="float" office:value="9520.5098">
                <text:p>9520.5098</text:p>
              </table:table-cell>
            </table:table-row>
            <table:table-row>
              <table:table-cell office:value-type="string">
                <text:p>20200209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29398.0801">
                <text:p>29398.0801</text:p>
              </table:table-cell>
              <table:table-cell office:value-type="float" office:value="9731.1797">
                <text:p>9731.1797</text:p>
              </table:table-cell>
            </table:table-row>
            <table:table-row>
              <table:table-cell office:value-type="string">
                <text:p>20200216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28992.4102">
                <text:p>28992.4102</text:p>
              </table:table-cell>
              <table:table-cell office:value-type="float" office:value="9576.5898">
                <text:p>9576.5898</text:p>
              </table:table-cell>
            </table:table-row>
            <table:table-row>
              <table:table-cell office:value-type="string">
                <text:p>20200223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5409.3594">
                <text:p>25409.3594</text:p>
              </table:table-cell>
              <table:table-cell office:value-type="float" office:value="8567.3701">
                <text:p>8567.3701</text:p>
              </table:table-cell>
            </table:table-row>
            <table:table-row>
              <table:table-cell office:value-type="string">
                <text:p>20200301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5864.7793">
                <text:p>25864.7793</text:p>
              </table:table-cell>
              <table:table-cell office:value-type="float" office:value="8575.6201">
                <text:p>8575.6201</text:p>
              </table:table-cell>
            </table:table-row>
            <table:table-row>
              <table:table-cell office:value-type="string">
                <text:p>20200308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3185.6191">
                <text:p>23185.6191</text:p>
              </table:table-cell>
              <table:table-cell office:value-type="float" office:value="7874.8799">
                <text:p>7874.8799</text:p>
              </table:table-cell>
            </table:table-row>
            <table:table-row>
              <table:table-cell office:value-type="string">
                <text:p>20200315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19173.9805">
                <text:p>19173.9805</text:p>
              </table:table-cell>
              <table:table-cell office:value-type="float" office:value="6879.52">
                <text:p>6879.52</text:p>
              </table:table-cell>
            </table:table-row>
            <table:table-row>
              <table:table-cell office:value-type="string">
                <text:p>20200322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1636.7793">
                <text:p>21636.7793</text:p>
              </table:table-cell>
              <table:table-cell office:value-type="float" office:value="7502.3799">
                <text:p>7502.3799</text:p>
              </table:table-cell>
            </table:table-row>
            <table:table-row>
              <table:table-cell office:value-type="string">
                <text:p>20200329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1052.5293">
                <text:p>21052.5293</text:p>
              </table:table-cell>
              <table:table-cell office:value-type="float" office:value="7373.0801">
                <text:p>7373.0801</text:p>
              </table:table-cell>
            </table:table-row>
            <table:table-row>
              <table:table-cell office:value-type="string">
                <text:p>20200405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3719.3691">
                <text:p>23719.3691</text:p>
              </table:table-cell>
              <table:table-cell office:value-type="float" office:value="8153.5698">
                <text:p>8153.5698</text:p>
              </table:table-cell>
            </table:table-row>
            <table:table-row>
              <table:table-cell office:value-type="string">
                <text:p>20200412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4242.4902">
                <text:p>24242.4902</text:p>
              </table:table-cell>
              <table:table-cell office:value-type="float" office:value="8650.1396">
                <text:p>8650.1396</text:p>
              </table:table-cell>
            </table:table-row>
            <table:table-row>
              <table:table-cell office:value-type="string">
                <text:p>20200419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3775.2695">
                <text:p>23775.2695</text:p>
              </table:table-cell>
              <table:table-cell office:value-type="float" office:value="8634.5195">
                <text:p>8634.5195</text:p>
              </table:table-cell>
            </table:table-row>
            <table:table-row>
              <table:table-cell office:value-type="string">
                <text:p>20200426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3723.6895">
                <text:p>23723.6895</text:p>
              </table:table-cell>
              <table:table-cell office:value-type="float" office:value="8604.9502">
                <text:p>8604.9502</text:p>
              </table:table-cell>
            </table:table-row>
            <table:table-row>
              <table:table-cell office:value-type="string">
                <text:p>20200503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4331.3203">
                <text:p>24331.3203</text:p>
              </table:table-cell>
              <table:table-cell office:value-type="float" office:value="9121.3203">
                <text:p>9121.3203</text:p>
              </table:table-cell>
            </table:table-row>
            <table:table-row>
              <table:table-cell office:value-type="string">
                <text:p>20200510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3685.4199">
                <text:p>23685.4199</text:p>
              </table:table-cell>
              <table:table-cell office:value-type="float" office:value="9014.5596">
                <text:p>9014.5596</text:p>
              </table:table-cell>
            </table:table-row>
            <table:table-row>
              <table:table-cell office:value-type="string">
                <text:p>20200517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4465.1602">
                <text:p>24465.1602</text:p>
              </table:table-cell>
              <table:table-cell office:value-type="float" office:value="9324.5898">
                <text:p>9324.5898</text:p>
              </table:table-cell>
            </table:table-row>
            <table:table-row>
              <table:table-cell office:value-type="string">
                <text:p>20200524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25383.1094">
                <text:p>25383.1094</text:p>
              </table:table-cell>
              <table:table-cell office:value-type="float" office:value="9489.8701">
                <text:p>9489.8701</text:p>
              </table:table-cell>
            </table:table-row>
            <table:table-row>
              <table:table-cell office:value-type="string">
                <text:p>20200531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27110.9805">
                <text:p>27110.9805</text:p>
              </table:table-cell>
              <table:table-cell office:value-type="float" office:value="9814.0801">
                <text:p>9814.0801</text:p>
              </table:table-cell>
            </table:table-row>
            <table:table-row>
              <table:table-cell office:value-type="string">
                <text:p>20200607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25605.5391">
                <text:p>25605.5391</text:p>
              </table:table-cell>
              <table:table-cell office:value-type="float" office:value="9588.8096">
                <text:p>9588.8096</text:p>
              </table:table-cell>
            </table:table-row>
            <table:table-row>
              <table:table-cell office:value-type="string">
                <text:p>20200614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25871.4609">
                <text:p>25871.4609</text:p>
              </table:table-cell>
              <table:table-cell office:value-type="float" office:value="9946.1201">
                <text:p>9946.1201</text:p>
              </table:table-cell>
            </table:table-row>
            <table:table-row>
              <table:table-cell office:value-type="string">
                <text:p>20200621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25015.5508">
                <text:p>25015.5508</text:p>
              </table:table-cell>
              <table:table-cell office:value-type="float" office:value="9757.2197">
                <text:p>9757.2197</text:p>
              </table:table-cell>
            </table:table-row>
            <table:table-row>
              <table:table-cell office:value-type="string">
                <text:p>20200628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25827.3594">
                <text:p>25827.3594</text:p>
              </table:table-cell>
              <table:table-cell office:value-type="float" office:value="10207.6299">
                <text:p>10207.6299</text:p>
              </table:table-cell>
            </table:table-row>
            <table:table-row>
              <table:table-cell office:value-type="string">
                <text:p>20200705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26075.3008">
                <text:p>26075.3008</text:p>
              </table:table-cell>
              <table:table-cell office:value-type="float" office:value="10617.4404">
                <text:p>10617.4404</text:p>
              </table:table-cell>
            </table:table-row>
            <table:table-row>
              <table:table-cell office:value-type="string">
                <text:p>20200712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26671.9492">
                <text:p>26671.9492</text:p>
              </table:table-cell>
              <table:table-cell office:value-type="float" office:value="10503.1904">
                <text:p>10503.1904</text:p>
              </table:table-cell>
            </table:table-row>
            <table:table-row>
              <table:table-cell office:value-type="string">
                <text:p>20200719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26469.8906">
                <text:p>26469.8906</text:p>
              </table:table-cell>
              <table:table-cell office:value-type="float" office:value="10363.1797">
                <text:p>10363.1797</text:p>
              </table:table-cell>
            </table:table-row>
            <table:table-row>
              <table:table-cell office:value-type="string">
                <text:p>20200726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26428.3203">
                <text:p>26428.3203</text:p>
              </table:table-cell>
              <table:table-cell office:value-type="float" office:value="10745.2695">
                <text:p>10745.2695</text:p>
              </table:table-cell>
            </table:table-row>
            <table:table-row>
              <table:table-cell office:value-type="string">
                <text:p>20200802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27433.4805">
                <text:p>27433.4805</text:p>
              </table:table-cell>
              <table:table-cell office:value-type="float" office:value="11010.9805">
                <text:p>11010.9805</text:p>
              </table:table-cell>
            </table:table-row>
            <table:table-row>
              <table:table-cell office:value-type="string">
                <text:p>20200809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27931.0195">
                <text:p>27931.0195</text:p>
              </table:table-cell>
              <table:table-cell office:value-type="float" office:value="11019.2998">
                <text:p>11019.2998</text:p>
              </table:table-cell>
            </table:table-row>
            <table:table-row>
              <table:table-cell office:value-type="string">
                <text:p>20200816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27930.3301">
                <text:p>27930.3301</text:p>
              </table:table-cell>
              <table:table-cell office:value-type="float" office:value="11311.7998">
                <text:p>11311.7998</text:p>
              </table:table-cell>
            </table:table-row>
            <table:table-row>
              <table:table-cell office:value-type="string">
                <text:p>20200823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28653.8691">
                <text:p>28653.8691</text:p>
              </table:table-cell>
              <table:table-cell office:value-type="float" office:value="11695.6299">
                <text:p>11695.6299</text:p>
              </table:table-cell>
            </table:table-row>
            <table:table-row>
              <table:table-cell office:value-type="string">
                <text:p>20200830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28133.3105">
                <text:p>28133.3105</text:p>
              </table:table-cell>
              <table:table-cell office:value-type="float" office:value="11313.1299">
                <text:p>11313.1299</text:p>
              </table:table-cell>
            </table:table-row>
            <table:table-row>
              <table:table-cell office:value-type="string">
                <text:p>20200906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27665.6406">
                <text:p>27665.6406</text:p>
              </table:table-cell>
              <table:table-cell office:value-type="float" office:value="10853.5498">
                <text:p>10853.5498</text:p>
              </table:table-cell>
            </table:table-row>
            <table:table-row>
              <table:table-cell office:value-type="string">
                <text:p>20200913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27657.4199">
                <text:p>27657.4199</text:p>
              </table:table-cell>
              <table:table-cell office:value-type="float" office:value="10793.2803">
                <text:p>10793.2803</text:p>
              </table:table-cell>
            </table:table-row>
            <table:table-row>
              <table:table-cell office:value-type="string">
                <text:p>20200920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27173.9609">
                <text:p>27173.9609</text:p>
              </table:table-cell>
              <table:table-cell office:value-type="float" office:value="10913.5596">
                <text:p>10913.5596</text:p>
              </table:table-cell>
            </table:table-row>
            <table:table-row>
              <table:table-cell office:value-type="string">
                <text:p>20200927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27682.8105">
                <text:p>27682.8105</text:p>
              </table:table-cell>
              <table:table-cell office:value-type="float" office:value="11075.0195">
                <text:p>11075.0195</text:p>
              </table:table-cell>
            </table:table-row>
            <table:table-row>
              <table:table-cell office:value-type="string">
                <text:p>20201004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28586.9004">
                <text:p>28586.9004</text:p>
              </table:table-cell>
              <table:table-cell office:value-type="float" office:value="11579.9404">
                <text:p>11579.9404</text:p>
              </table:table-cell>
            </table:table-row>
            <table:table-row>
              <table:table-cell office:value-type="string">
                <text:p>20201011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28606.3105">
                <text:p>28606.3105</text:p>
              </table:table-cell>
              <table:table-cell office:value-type="float" office:value="11671.5596">
                <text:p>11671.5596</text:p>
              </table:table-cell>
            </table:table-row>
            <table:table-row>
              <table:table-cell office:value-type="string">
                <text:p>20201018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28335.5703">
                <text:p>28335.5703</text:p>
              </table:table-cell>
              <table:table-cell office:value-type="float" office:value="11548.2803">
                <text:p>11548.2803</text:p>
              </table:table-cell>
            </table:table-row>
            <table:table-row>
              <table:table-cell office:value-type="string">
                <text:p>20201025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26501.5996">
                <text:p>26501.5996</text:p>
              </table:table-cell>
              <table:table-cell office:value-type="float" office:value="10911.5898">
                <text:p>10911.5898</text:p>
              </table:table-cell>
            </table:table-row>
            <table:table-row>
              <table:table-cell office:value-type="string">
                <text:p>20201101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28323.4004">
                <text:p>28323.4004</text:p>
              </table:table-cell>
              <table:table-cell office:value-type="float" office:value="11895.2305">
                <text:p>11895.2305</text:p>
              </table:table-cell>
            </table:table-row>
            <table:table-row>
              <table:table-cell office:value-type="string">
                <text:p>20201108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29479.8105">
                <text:p>29479.8105</text:p>
              </table:table-cell>
              <table:table-cell office:value-type="float" office:value="11829.29">
                <text:p>11829.29</text:p>
              </table:table-cell>
            </table:table-row>
            <table:table-row>
              <table:table-cell office:value-type="string">
                <text:p>20201115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29263.4805">
                <text:p>29263.4805</text:p>
              </table:table-cell>
              <table:table-cell office:value-type="float" office:value="11854.9697">
                <text:p>11854.9697</text:p>
              </table:table-cell>
            </table:table-row>
            <table:table-row>
              <table:table-cell office:value-type="string">
                <text:p>20201122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29910.3691">
                <text:p>29910.3691</text:p>
              </table:table-cell>
              <table:table-cell office:value-type="float" office:value="12205.8496">
                <text:p>12205.8496</text:p>
              </table:table-cell>
            </table:table-row>
            <table:table-row>
              <table:table-cell office:value-type="string">
                <text:p>20201129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0218.2598">
                <text:p>30218.2598</text:p>
              </table:table-cell>
              <table:table-cell office:value-type="float" office:value="12464.2305">
                <text:p>12464.2305</text:p>
              </table:table-cell>
            </table:table-row>
            <table:table-row>
              <table:table-cell office:value-type="string">
                <text:p>20201206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0046.3691">
                <text:p>30046.3691</text:p>
              </table:table-cell>
              <table:table-cell office:value-type="float" office:value="12377.8701">
                <text:p>12377.8701</text:p>
              </table:table-cell>
            </table:table-row>
            <table:table-row>
              <table:table-cell office:value-type="string">
                <text:p>20201213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0179.0508">
                <text:p>30179.0508</text:p>
              </table:table-cell>
              <table:table-cell office:value-type="float" office:value="12755.6396">
                <text:p>12755.6396</text:p>
              </table:table-cell>
            </table:table-row>
            <table:table-row>
              <table:table-cell office:value-type="string">
                <text:p>20201220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0199.8691">
                <text:p>30199.8691</text:p>
              </table:table-cell>
              <table:table-cell office:value-type="float" office:value="12804.7305">
                <text:p>12804.7305</text:p>
              </table:table-cell>
            </table:table-row>
            <table:table-row>
              <table:table-cell office:value-type="string">
                <text:p>20201227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0606.4805">
                <text:p>30606.4805</text:p>
              </table:table-cell>
              <table:table-cell office:value-type="float" office:value="12888.2803">
                <text:p>12888.2803</text:p>
              </table:table-cell>
            </table:table-row>
            <table:table-row>
              <table:table-cell office:value-type="string">
                <text:p>20210103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1097.9707">
                <text:p>31097.9707</text:p>
              </table:table-cell>
              <table:table-cell office:value-type="float" office:value="13201.9697">
                <text:p>13201.9697</text:p>
              </table:table-cell>
            </table:table-row>
            <table:table-row>
              <table:table-cell office:value-type="string">
                <text:p>20210110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0814.2598">
                <text:p>30814.2598</text:p>
              </table:table-cell>
              <table:table-cell office:value-type="float" office:value="12998.5">
                <text:p>12998.5</text:p>
              </table:table-cell>
            </table:table-row>
            <table:table-row>
              <table:table-cell office:value-type="string">
                <text:p>20210117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0996.9805">
                <text:p>30996.9805</text:p>
              </table:table-cell>
              <table:table-cell office:value-type="float" office:value="13543.0596">
                <text:p>13543.0596</text:p>
              </table:table-cell>
            </table:table-row>
            <table:table-row>
              <table:table-cell office:value-type="string">
                <text:p>20210124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29982.6191">
                <text:p>29982.6191</text:p>
              </table:table-cell>
              <table:table-cell office:value-type="float" office:value="13070.7002">
                <text:p>13070.7002</text:p>
              </table:table-cell>
            </table:table-row>
            <table:table-row>
              <table:table-cell office:value-type="string">
                <text:p>20210131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1148.2402">
                <text:p>31148.2402</text:p>
              </table:table-cell>
              <table:table-cell office:value-type="float" office:value="13856.2998">
                <text:p>13856.2998</text:p>
              </table:table-cell>
            </table:table-row>
            <table:table-row>
              <table:table-cell office:value-type="string">
                <text:p>20210207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1458.4004">
                <text:p>31458.4004</text:p>
              </table:table-cell>
              <table:table-cell office:value-type="float" office:value="14095.4697">
                <text:p>14095.4697</text:p>
              </table:table-cell>
            </table:table-row>
            <table:table-row>
              <table:table-cell office:value-type="string">
                <text:p>20210214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1494.3203">
                <text:p>31494.3203</text:p>
              </table:table-cell>
              <table:table-cell office:value-type="float" office:value="13874.46">
                <text:p>13874.46</text:p>
              </table:table-cell>
            </table:table-row>
            <table:table-row>
              <table:table-cell office:value-type="string">
                <text:p>20210221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0932.3691">
                <text:p>30932.3691</text:p>
              </table:table-cell>
              <table:table-cell office:value-type="float" office:value="13192.3398">
                <text:p>13192.3398</text:p>
              </table:table-cell>
            </table:table-row>
            <table:table-row>
              <table:table-cell office:value-type="string">
                <text:p>20210228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1496.3008">
                <text:p>31496.3008</text:p>
              </table:table-cell>
              <table:table-cell office:value-type="float" office:value="12920.1504">
                <text:p>12920.1504</text:p>
              </table:table-cell>
            </table:table-row>
            <table:table-row>
              <table:table-cell office:value-type="string">
                <text:p>20210307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2778.6406">
                <text:p>32778.6406</text:p>
              </table:table-cell>
              <table:table-cell office:value-type="float" office:value="13319.8701">
                <text:p>13319.8701</text:p>
              </table:table-cell>
            </table:table-row>
            <table:table-row>
              <table:table-cell office:value-type="string">
                <text:p>20210314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2751.0098">
                <text:p>32751.0098</text:p>
              </table:table-cell>
              <table:table-cell office:value-type="float" office:value="13211.4102">
                <text:p>13211.4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52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152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746cm" svg:y="1.685cm" style:legend-expansion="wide" chart:style-name="ch3"/>
        <chart:plot-area chart:style-name="ch4" table:cell-range-address="charts_data.A2:charts_data.D533 charts_data.B1:charts_data.D1 charts_data.G1:charts_data.G533" chart:data-source-has-labels="both" svg:x="2.18cm" svg:y="2.848cm" svg:width="53.883cm" svg:height="23.575cm">
          <chart:coordinate-region svg:x="3.304cm" svg:y="3.05cm" svg:width="51.745cm" svg:height="21.76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33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33" chart:label-cell-address="charts_data.B1:charts_data.B1" chart:class="chart:line">
            <chart:data-point chart:repeated="30"/>
            <chart:data-point chart:style-name="ch13" chart:repeated="2"/>
            <chart:data-point chart:repeated="500"/>
          </chart:series>
          <chart:series chart:attached-axis="primary-y" chart:style-name="ch14" chart:values-cell-range-address="charts_data.C2:charts_data.C533" chart:label-cell-address="charts_data.C1:charts_data.C1" chart:class="chart:line">
            <chart:data-point chart:repeated="532"/>
          </chart:series>
          <chart:series chart:attached-axis="secondary-y" chart:style-name="ch15" chart:values-cell-range-address="charts_data.D2:charts_data.D533" chart:label-cell-address="charts_data.D1:charts_data.D1" chart:class="chart:line">
            <chart:data-point chart:repeated="30"/>
            <chart:data-point chart:style-name="ch16"/>
            <chart:data-point chart:repeated="501"/>
          </chart:series>
          <chart:series chart:attached-axis="secondary-y" chart:style-name="ch17" chart:values-cell-range-address="charts_data.G2:charts_data.G533" chart:label-cell-address="charts_data.G1:charts_data.G1" chart:class="chart:line">
            <chart:data-point chart:repeated="53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* 1000</text:p>
                <draw:g>
                  <svg:desc>charts_data.C1:charts_data.C1</svg:desc>
                </draw:g>
              </table:table-cell>
              <table:table-cell office:value-type="string">
                <text:p>SPX500</text:p>
                <draw:g>
                  <svg:desc>charts_data.D1:charts_data.D1</svg:desc>
                </draw:g>
              </table:table-cell>
              <table:table-cell office:value-type="string">
                <text:p>Gold</text:p>
                <draw:g>
                  <svg:desc>charts_data.G1:charts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09</text:p>
                <draw:g>
                  <svg:desc>charts_data.A2:charts_data.A533</svg:desc>
                </draw:g>
              </table:table-cell>
              <table:table-cell office:value-type="float" office:value="79.366">
                <text:p>79.366</text:p>
                <draw:g>
                  <svg:desc>charts_data.B2:charts_data.B533</svg:desc>
                </draw:g>
              </table:table-cell>
              <table:table-cell office:value-type="float" office:value="33.31">
                <text:p>33.31</text:p>
                <draw:g>
                  <svg:desc>charts_data.C2:charts_data.C533</svg:desc>
                </draw:g>
              </table:table-cell>
              <table:table-cell office:value-type="float" office:value="1293.24">
                <text:p>1293.24</text:p>
                <draw:g>
                  <svg:desc>charts_data.D2:charts_data.D533</svg:desc>
                </draw:g>
              </table:table-cell>
              <table:table-cell office:value-type="float" office:value="1360.4">
                <text:p>1360.4</text:p>
                <draw:g>
                  <svg:desc>charts_data.G2:charts_data.G533</svg:desc>
                </draw:g>
              </table:table-cell>
            </table:table-row>
            <table:table-row>
              <table:table-cell office:value-type="string">
                <text:p>20110116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283.35">
                <text:p>1283.35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0110123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276.34">
                <text:p>1276.34</text:p>
              </table:table-cell>
              <table:table-cell office:value-type="float" office:value="1340.7">
                <text:p>1340.7</text:p>
              </table:table-cell>
            </table:table-row>
            <table:table-row>
              <table:table-cell office:value-type="string">
                <text:p>20110130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310.87">
                <text:p>1310.87</text:p>
              </table:table-cell>
              <table:table-cell office:value-type="float" office:value="1348.3">
                <text:p>1348.3</text:p>
              </table:table-cell>
            </table:table-row>
            <table:table-row>
              <table:table-cell office:value-type="string">
                <text:p>20110206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329.15">
                <text:p>1329.15</text:p>
              </table:table-cell>
              <table:table-cell office:value-type="float" office:value="1359.9">
                <text:p>1359.9</text:p>
              </table:table-cell>
            </table:table-row>
            <table:table-row>
              <table:table-cell office:value-type="string">
                <text:p>20110213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340.4301">
                <text:p>1340.4301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20110220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319.88">
                <text:p>1319.88</text:p>
              </table:table-cell>
              <table:table-cell office:value-type="float" office:value="1408.7">
                <text:p>1408.7</text:p>
              </table:table-cell>
            </table:table-row>
            <table:table-row>
              <table:table-cell office:value-type="string">
                <text:p>20110227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321.15">
                <text:p>1321.15</text:p>
              </table:table-cell>
              <table:table-cell office:value-type="float" office:value="1428.2">
                <text:p>1428.2</text:p>
              </table:table-cell>
            </table:table-row>
            <table:table-row>
              <table:table-cell office:value-type="string">
                <text:p>20110306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304.28">
                <text:p>1304.28</text:p>
              </table:table-cell>
              <table:table-cell office:value-type="float" office:value="1421.5">
                <text:p>1421.5</text:p>
              </table:table-cell>
            </table:table-row>
            <table:table-row>
              <table:table-cell office:value-type="string">
                <text:p>20110313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279.2">
                <text:p>1279.2</text:p>
              </table:table-cell>
              <table:table-cell office:value-type="float" office:value="1415.9">
                <text:p>1415.9</text:p>
              </table:table-cell>
            </table:table-row>
            <table:table-row>
              <table:table-cell office:value-type="string">
                <text:p>20110320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313.8">
                <text:p>1313.8</text:p>
              </table:table-cell>
              <table:table-cell office:value-type="float" office:value="1426.1">
                <text:p>1426.1</text:p>
              </table:table-cell>
            </table:table-row>
            <table:table-row>
              <table:table-cell office:value-type="string">
                <text:p>20110327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332.41">
                <text:p>1332.41</text:p>
              </table:table-cell>
              <table:table-cell office:value-type="float" office:value="1428.1">
                <text:p>1428.1</text:p>
              </table:table-cell>
            </table:table-row>
            <table:table-row>
              <table:table-cell office:value-type="string">
                <text:p>20110403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328.17">
                <text:p>1328.17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20110410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319.6801">
                <text:p>1319.6801</text:p>
              </table:table-cell>
              <table:table-cell office:value-type="float" office:value="1485.3">
                <text:p>1485.3</text:p>
              </table:table-cell>
            </table:table-row>
            <table:table-row>
              <table:table-cell office:value-type="string">
                <text:p>20110417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337.38">
                <text:p>1337.38</text:p>
              </table:table-cell>
              <table:table-cell office:value-type="float" office:value="1503.2">
                <text:p>1503.2</text:p>
              </table:table-cell>
            </table:table-row>
            <table:table-row>
              <table:table-cell office:value-type="string">
                <text:p>20110424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363.61">
                <text:p>1363.6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20110501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340.2">
                <text:p>1340.2</text:p>
              </table:table-cell>
              <table:table-cell office:value-type="float" office:value="1491.2">
                <text:p>1491.2</text:p>
              </table:table-cell>
            </table:table-row>
            <table:table-row>
              <table:table-cell office:value-type="string">
                <text:p>20110508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337.78">
                <text:p>1337.78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20110515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333.27">
                <text:p>1333.27</text:p>
              </table:table-cell>
              <table:table-cell office:value-type="float" office:value="1508.8">
                <text:p>1508.8</text:p>
              </table:table-cell>
            </table:table-row>
            <table:table-row>
              <table:table-cell office:value-type="string">
                <text:p>20110522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331.1">
                <text:p>1331.1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20110529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300.16">
                <text:p>1300.16</text:p>
              </table:table-cell>
              <table:table-cell office:value-type="float" office:value="1541.7">
                <text:p>1541.7</text:p>
              </table:table-cell>
            </table:table-row>
            <table:table-row>
              <table:table-cell office:value-type="string">
                <text:p>20110605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270.98">
                <text:p>1270.98</text:p>
              </table:table-cell>
              <table:table-cell office:value-type="float" office:value="1528.6">
                <text:p>1528.6</text:p>
              </table:table-cell>
            </table:table-row>
            <table:table-row>
              <table:table-cell office:value-type="string">
                <text:p>20110612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71.5">
                <text:p>1271.5</text:p>
              </table:table-cell>
              <table:table-cell office:value-type="float" office:value="1538.6">
                <text:p>1538.6</text:p>
              </table:table-cell>
            </table:table-row>
            <table:table-row>
              <table:table-cell office:value-type="string">
                <text:p>20110619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268.45">
                <text:p>1268.45</text:p>
              </table:table-cell>
              <table:table-cell office:value-type="float" office:value="1500.5">
                <text:p>1500.5</text:p>
              </table:table-cell>
            </table:table-row>
            <table:table-row>
              <table:table-cell office:value-type="string">
                <text:p>20110626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339.67">
                <text:p>1339.67</text:p>
              </table:table-cell>
              <table:table-cell office:value-type="float" office:value="1482.3">
                <text:p>1482.3</text:p>
              </table:table-cell>
            </table:table-row>
            <table:table-row>
              <table:table-cell office:value-type="string">
                <text:p>20110703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343.8">
                <text:p>1343.8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20110710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316.14">
                <text:p>1316.14</text:p>
              </table:table-cell>
              <table:table-cell office:value-type="float" office:value="1589.8">
                <text:p>1589.8</text:p>
              </table:table-cell>
            </table:table-row>
            <table:table-row>
              <table:table-cell office:value-type="string">
                <text:p>20110717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345.02">
                <text:p>1345.02</text:p>
              </table:table-cell>
              <table:table-cell office:value-type="float" office:value="1601.3">
                <text:p>1601.3</text:p>
              </table:table-cell>
            </table:table-row>
            <table:table-row>
              <table:table-cell office:value-type="string">
                <text:p>20110724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92.28">
                <text:p>1292.28</text:p>
              </table:table-cell>
              <table:table-cell office:value-type="float" office:value="1628.3">
                <text:p>1628.3</text:p>
              </table:table-cell>
            </table:table-row>
            <table:table-row>
              <table:table-cell office:value-type="string">
                <text:p>20110731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99.38">
                <text:p>1199.38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20110807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78.8101">
                <text:p>1178.8101</text:p>
              </table:table-cell>
              <table:table-cell office:value-type="float" office:value="1740.2">
                <text:p>1740.2</text:p>
              </table:table-cell>
            </table:table-row>
            <table:table-row>
              <table:table-cell office:value-type="string">
                <text:p>20110814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123.53">
                <text:p>1123.53</text:p>
              </table:table-cell>
              <table:table-cell office:value-type="float" office:value="1848.9">
                <text:p>1848.9</text:p>
              </table:table-cell>
            </table:table-row>
            <table:table-row>
              <table:table-cell office:value-type="string">
                <text:p>20110821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76.8">
                <text:p>1176.8</text:p>
              </table:table-cell>
              <table:table-cell office:value-type="float" office:value="1794.1">
                <text:p>1794.1</text:p>
              </table:table-cell>
            </table:table-row>
            <table:table-row>
              <table:table-cell office:value-type="string">
                <text:p>20110828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73.97">
                <text:p>1173.97</text:p>
              </table:table-cell>
              <table:table-cell office:value-type="float" office:value="1873.7">
                <text:p>1873.7</text:p>
              </table:table-cell>
            </table:table-row>
            <table:table-row>
              <table:table-cell office:value-type="string">
                <text:p>20110904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154.23">
                <text:p>1154.23</text:p>
              </table:table-cell>
              <table:table-cell office:value-type="float" office:value="1856.4">
                <text:p>1856.4</text:p>
              </table:table-cell>
            </table:table-row>
            <table:table-row>
              <table:table-cell office:value-type="string">
                <text:p>20110911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216.01">
                <text:p>1216.01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20110918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136.4301">
                <text:p>1136.4301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20110925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131.42">
                <text:p>1131.42</text:p>
              </table:table-cell>
              <table:table-cell office:value-type="float" office:value="1620.4">
                <text:p>1620.4</text:p>
              </table:table-cell>
            </table:table-row>
            <table:table-row>
              <table:table-cell office:value-type="string">
                <text:p>20111002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55.46">
                <text:p>1155.46</text:p>
              </table:table-cell>
              <table:table-cell office:value-type="float" office:value="1634.5">
                <text:p>1634.5</text:p>
              </table:table-cell>
            </table:table-row>
            <table:table-row>
              <table:table-cell office:value-type="string">
                <text:p>20111009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224.58">
                <text:p>1224.58</text:p>
              </table:table-cell>
              <table:table-cell office:value-type="float" office:value="1681.8">
                <text:p>1681.8</text:p>
              </table:table-cell>
            </table:table-row>
            <table:table-row>
              <table:table-cell office:value-type="string">
                <text:p>20111016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238.25">
                <text:p>1238.25</text:p>
              </table:table-cell>
              <table:table-cell office:value-type="float" office:value="1635.1">
                <text:p>1635.1</text:p>
              </table:table-cell>
            </table:table-row>
            <table:table-row>
              <table:table-cell office:value-type="string">
                <text:p>20111023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85.09">
                <text:p>1285.09</text:p>
              </table:table-cell>
              <table:table-cell office:value-type="float" office:value="1746.2">
                <text:p>1746.2</text:p>
              </table:table-cell>
            </table:table-row>
            <table:table-row>
              <table:table-cell office:value-type="string">
                <text:p>20111030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253.23">
                <text:p>1253.23</text:p>
              </table:table-cell>
              <table:table-cell office:value-type="float" office:value="1755.3">
                <text:p>1755.3</text:p>
              </table:table-cell>
            </table:table-row>
            <table:table-row>
              <table:table-cell office:value-type="string">
                <text:p>20111106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63.85">
                <text:p>1263.85</text:p>
              </table:table-cell>
              <table:table-cell office:value-type="float" office:value="1787.5">
                <text:p>1787.5</text:p>
              </table:table-cell>
            </table:table-row>
            <table:table-row>
              <table:table-cell office:value-type="string">
                <text:p>20111113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215.65">
                <text:p>1215.65</text:p>
              </table:table-cell>
              <table:table-cell office:value-type="float" office:value="1724.7">
                <text:p>1724.7</text:p>
              </table:table-cell>
            </table:table-row>
            <table:table-row>
              <table:table-cell office:value-type="string">
                <text:p>20111120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58.67">
                <text:p>1158.67</text:p>
              </table:table-cell>
              <table:table-cell office:value-type="float" office:value="1685.5">
                <text:p>1685.5</text:p>
              </table:table-cell>
            </table:table-row>
            <table:table-row>
              <table:table-cell office:value-type="string">
                <text:p>20111127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44.28">
                <text:p>1244.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20111204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55.1899">
                <text:p>1255.1899</text:p>
              </table:table-cell>
              <table:table-cell office:value-type="float" office:value="1712.8">
                <text:p>1712.8</text:p>
              </table:table-cell>
            </table:table-row>
            <table:table-row>
              <table:table-cell office:value-type="string">
                <text:p>20111211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219.66">
                <text:p>1219.66</text:p>
              </table:table-cell>
              <table:table-cell office:value-type="float" office:value="1595.6">
                <text:p>1595.6</text:p>
              </table:table-cell>
            </table:table-row>
            <table:table-row>
              <table:table-cell office:value-type="string">
                <text:p>20111218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65.33">
                <text:p>1265.33</text:p>
              </table:table-cell>
              <table:table-cell office:value-type="float" office:value="1604.7">
                <text:p>1604.7</text:p>
              </table:table-cell>
            </table:table-row>
            <table:table-row>
              <table:table-cell office:value-type="string">
                <text:p>20111225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57.6">
                <text:p>1257.6</text:p>
              </table:table-cell>
              <table:table-cell office:value-type="float" office:value="1565.8">
                <text:p>1565.8</text:p>
              </table:table-cell>
            </table:table-row>
            <table:table-row>
              <table:table-cell office:value-type="string">
                <text:p>20120101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77.8101">
                <text:p>1277.8101</text:p>
              </table:table-cell>
              <table:table-cell office:value-type="float" office:value="1616.1">
                <text:p>1616.1</text:p>
              </table:table-cell>
            </table:table-row>
            <table:table-row>
              <table:table-cell office:value-type="string">
                <text:p>20120108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89.09">
                <text:p>1289.09</text:p>
              </table:table-cell>
              <table:table-cell office:value-type="float" office:value="1630.4">
                <text:p>1630.4</text:p>
              </table:table-cell>
            </table:table-row>
            <table:table-row>
              <table:table-cell office:value-type="string">
                <text:p>20120115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315.38">
                <text:p>1315.38</text:p>
              </table:table-cell>
              <table:table-cell office:value-type="float" office:value="1663.7">
                <text:p>1663.7</text:p>
              </table:table-cell>
            </table:table-row>
            <table:table-row>
              <table:table-cell office:value-type="string">
                <text:p>20120122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316.33">
                <text:p>1316.33</text:p>
              </table:table-cell>
              <table:table-cell office:value-type="float" office:value="1731.8">
                <text:p>1731.8</text:p>
              </table:table-cell>
            </table:table-row>
            <table:table-row>
              <table:table-cell office:value-type="string">
                <text:p>20120129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344.9">
                <text:p>1344.9</text:p>
              </table:table-cell>
              <table:table-cell office:value-type="float" office:value="1737.9">
                <text:p>1737.9</text:p>
              </table:table-cell>
            </table:table-row>
            <table:table-row>
              <table:table-cell office:value-type="string">
                <text:p>20120205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342.64">
                <text:p>1342.64</text:p>
              </table:table-cell>
              <table:table-cell office:value-type="float" office:value="1723.3">
                <text:p>1723.3</text:p>
              </table:table-cell>
            </table:table-row>
            <table:table-row>
              <table:table-cell office:value-type="string">
                <text:p>20120212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361.23">
                <text:p>1361.23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20120219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365.74">
                <text:p>1365.74</text:p>
              </table:table-cell>
              <table:table-cell office:value-type="float" office:value="1775.1">
                <text:p>1775.1</text:p>
              </table:table-cell>
            </table:table-row>
            <table:table-row>
              <table:table-cell office:value-type="string">
                <text:p>20120226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369.63">
                <text:p>1369.63</text:p>
              </table:table-cell>
              <table:table-cell office:value-type="float" office:value="1708.8">
                <text:p>1708.8</text:p>
              </table:table-cell>
            </table:table-row>
            <table:table-row>
              <table:table-cell office:value-type="string">
                <text:p>20120304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370.87">
                <text:p>1370.87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20120311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404.17">
                <text:p>1404.17</text:p>
              </table:table-cell>
              <table:table-cell office:value-type="float" office:value="1655.5">
                <text:p>1655.5</text:p>
              </table:table-cell>
            </table:table-row>
            <table:table-row>
              <table:table-cell office:value-type="string">
                <text:p>20120318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97.11">
                <text:p>1397.11</text:p>
              </table:table-cell>
              <table:table-cell office:value-type="float" office:value="1662.3">
                <text:p>1662.3</text:p>
              </table:table-cell>
            </table:table-row>
            <table:table-row>
              <table:table-cell office:value-type="string">
                <text:p>20120325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408.47">
                <text:p>1408.47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20120401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98.08">
                <text:p>1398.08</text:p>
              </table:table-cell>
              <table:table-cell office:value-type="float" office:value="1628.5">
                <text:p>1628.5</text:p>
              </table:table-cell>
            </table:table-row>
            <table:table-row>
              <table:table-cell office:value-type="string">
                <text:p>20120408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370.26">
                <text:p>1370.26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20120415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78.53">
                <text:p>1378.53</text:p>
              </table:table-cell>
              <table:table-cell office:value-type="float" office:value="1642.1">
                <text:p>1642.1</text:p>
              </table:table-cell>
            </table:table-row>
            <table:table-row>
              <table:table-cell office:value-type="string">
                <text:p>20120422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403.36">
                <text:p>1403.3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120429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69.1">
                <text:p>1369.1</text:p>
              </table:table-cell>
              <table:table-cell office:value-type="float" office:value="1644.7">
                <text:p>1644.7</text:p>
              </table:table-cell>
            </table:table-row>
            <table:table-row>
              <table:table-cell office:value-type="string">
                <text:p>20120506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353.39">
                <text:p>1353.39</text:p>
              </table:table-cell>
              <table:table-cell office:value-type="float" office:value="1583.6">
                <text:p>1583.6</text:p>
              </table:table-cell>
            </table:table-row>
            <table:table-row>
              <table:table-cell office:value-type="string">
                <text:p>20120513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95.22">
                <text:p>1295.22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20120520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317.8199">
                <text:p>1317.8199</text:p>
              </table:table-cell>
              <table:table-cell office:value-type="float" office:value="1568.8">
                <text:p>1568.8</text:p>
              </table:table-cell>
            </table:table-row>
            <table:table-row>
              <table:table-cell office:value-type="string">
                <text:p>20120527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78.04">
                <text:p>1278.04</text:p>
              </table:table-cell>
              <table:table-cell office:value-type="float" office:value="1620.5">
                <text:p>1620.5</text:p>
              </table:table-cell>
            </table:table-row>
            <table:table-row>
              <table:table-cell office:value-type="string">
                <text:p>20120603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325.66">
                <text:p>1325.66</text:p>
              </table:table-cell>
              <table:table-cell office:value-type="float" office:value="1590.1">
                <text:p>1590.1</text:p>
              </table:table-cell>
            </table:table-row>
            <table:table-row>
              <table:table-cell office:value-type="string">
                <text:p>20120610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342.84">
                <text:p>1342.8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20120617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335.02">
                <text:p>1335.0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20120624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362.16">
                <text:p>1362.16</text:p>
              </table:table-cell>
              <table:table-cell office:value-type="float" office:value="1603.5">
                <text:p>1603.5</text:p>
              </table:table-cell>
            </table:table-row>
            <table:table-row>
              <table:table-cell office:value-type="string">
                <text:p>20120701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354.6801">
                <text:p>1354.6801</text:p>
              </table:table-cell>
              <table:table-cell office:value-type="float" office:value="1578.4">
                <text:p>1578.4</text:p>
              </table:table-cell>
            </table:table-row>
            <table:table-row>
              <table:table-cell office:value-type="string">
                <text:p>20120708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356.78">
                <text:p>1356.78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20120715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362.66">
                <text:p>1362.66</text:p>
              </table:table-cell>
              <table:table-cell office:value-type="float" office:value="1582.5">
                <text:p>1582.5</text:p>
              </table:table-cell>
            </table:table-row>
            <table:table-row>
              <table:table-cell office:value-type="string">
                <text:p>20120722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85.97">
                <text:p>1385.97</text:p>
              </table:table-cell>
              <table:table-cell office:value-type="float" office:value="1617.9">
                <text:p>1617.9</text:p>
              </table:table-cell>
            </table:table-row>
            <table:table-row>
              <table:table-cell office:value-type="string">
                <text:p>20120729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90.99">
                <text:p>1390.9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20805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405.87">
                <text:p>1405.87</text:p>
              </table:table-cell>
              <table:table-cell office:value-type="float" office:value="1619.7">
                <text:p>1619.7</text:p>
              </table:table-cell>
            </table:table-row>
            <table:table-row>
              <table:table-cell office:value-type="string">
                <text:p>20120812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418.16">
                <text:p>1418.16</text:p>
              </table:table-cell>
              <table:table-cell office:value-type="float" office:value="1616.3">
                <text:p>1616.3</text:p>
              </table:table-cell>
            </table:table-row>
            <table:table-row>
              <table:table-cell office:value-type="string">
                <text:p>20120819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411.13">
                <text:p>1411.13</text:p>
              </table:table-cell>
              <table:table-cell office:value-type="float" office:value="1669.8">
                <text:p>1669.8</text:p>
              </table:table-cell>
            </table:table-row>
            <table:table-row>
              <table:table-cell office:value-type="string">
                <text:p>20120826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406.58">
                <text:p>1406.58</text:p>
              </table:table-cell>
              <table:table-cell office:value-type="float" office:value="1684.6">
                <text:p>1684.6</text:p>
              </table:table-cell>
            </table:table-row>
            <table:table-row>
              <table:table-cell office:value-type="string">
                <text:p>20120902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437.92">
                <text:p>1437.92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20120909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465.77">
                <text:p>1465.77</text:p>
              </table:table-cell>
              <table:table-cell office:value-type="float" office:value="1769.8">
                <text:p>1769.8</text:p>
              </table:table-cell>
            </table:table-row>
            <table:table-row>
              <table:table-cell office:value-type="string">
                <text:p>20120916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460.15">
                <text:p>1460.15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string">
                <text:p>20120923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440.67">
                <text:p>1440.67</text:p>
              </table:table-cell>
              <table:table-cell office:value-type="float" office:value="1771.1">
                <text:p>1771.1</text:p>
              </table:table-cell>
            </table:table-row>
            <table:table-row>
              <table:table-cell office:value-type="string">
                <text:p>20120930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460.9301">
                <text:p>1460.9301</text:p>
              </table:table-cell>
              <table:table-cell office:value-type="float" office:value="1778.6">
                <text:p>1778.6</text:p>
              </table:table-cell>
            </table:table-row>
            <table:table-row>
              <table:table-cell office:value-type="string">
                <text:p>20121007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428.59">
                <text:p>1428.5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0121014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433.1899">
                <text:p>1433.1899</text:p>
              </table:table-cell>
              <table:table-cell office:value-type="float" office:value="1722.8">
                <text:p>1722.8</text:p>
              </table:table-cell>
            </table:table-row>
            <table:table-row>
              <table:table-cell office:value-type="string">
                <text:p>20121021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411.9399">
                <text:p>1411.9399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20121028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414.2">
                <text:p>1414.2</text:p>
              </table:table-cell>
              <table:table-cell office:value-type="float" office:value="1674.1">
                <text:p>1674.1</text:p>
              </table:table-cell>
            </table:table-row>
            <table:table-row>
              <table:table-cell office:value-type="string">
                <text:p>20121104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379.85">
                <text:p>1379.85</text:p>
              </table:table-cell>
              <table:table-cell office:value-type="float" office:value="1730.3">
                <text:p>1730.3</text:p>
              </table:table-cell>
            </table:table-row>
            <table:table-row>
              <table:table-cell office:value-type="string">
                <text:p>20121111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359.88">
                <text:p>1359.88</text:p>
              </table:table-cell>
              <table:table-cell office:value-type="float" office:value="1714.3">
                <text:p>1714.3</text:p>
              </table:table-cell>
            </table:table-row>
            <table:table-row>
              <table:table-cell office:value-type="string">
                <text:p>20121118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409.15">
                <text:p>1409.15</text:p>
              </table:table-cell>
              <table:table-cell office:value-type="float" office:value="1751.3">
                <text:p>1751.3</text:p>
              </table:table-cell>
            </table:table-row>
            <table:table-row>
              <table:table-cell office:value-type="string">
                <text:p>20121125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416.1801">
                <text:p>1416.1801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20121202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418.0699">
                <text:p>1418.069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20121209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413.58">
                <text:p>1413.58</text:p>
              </table:table-cell>
              <table:table-cell office:value-type="float" office:value="1695.8">
                <text:p>1695.8</text:p>
              </table:table-cell>
            </table:table-row>
            <table:table-row>
              <table:table-cell office:value-type="string">
                <text:p>20121216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430.15">
                <text:p>1430.15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20121223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402.4301">
                <text:p>1402.4301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20121230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466.47">
                <text:p>1466.47</text:p>
              </table:table-cell>
              <table:table-cell office:value-type="float" office:value="1648.1">
                <text:p>1648.1</text:p>
              </table:table-cell>
            </table:table-row>
            <table:table-row>
              <table:table-cell office:value-type="string">
                <text:p>20130106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472.05">
                <text:p>1472.0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0130113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485.98">
                <text:p>1485.98</text:p>
              </table:table-cell>
              <table:table-cell office:value-type="float" office:value="1686.6">
                <text:p>1686.6</text:p>
              </table:table-cell>
            </table:table-row>
            <table:table-row>
              <table:table-cell office:value-type="string">
                <text:p>20130120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502.96">
                <text:p>1502.96</text:p>
              </table:table-cell>
              <table:table-cell office:value-type="float" office:value="1656.4">
                <text:p>1656.4</text:p>
              </table:table-cell>
            </table:table-row>
            <table:table-row>
              <table:table-cell office:value-type="string">
                <text:p>20130127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513.17">
                <text:p>1513.17</text:p>
              </table:table-cell>
              <table:table-cell office:value-type="float" office:value="1669.4">
                <text:p>1669.4</text:p>
              </table:table-cell>
            </table:table-row>
            <table:table-row>
              <table:table-cell office:value-type="string">
                <text:p>20130203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517.9301">
                <text:p>1517.930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20130210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519.79">
                <text:p>1519.79</text:p>
              </table:table-cell>
              <table:table-cell office:value-type="float" office:value="1608.8">
                <text:p>1608.8</text:p>
              </table:table-cell>
            </table:table-row>
            <table:table-row>
              <table:table-cell office:value-type="string">
                <text:p>20130217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515.6">
                <text:p>1515.6</text:p>
              </table:table-cell>
              <table:table-cell office:value-type="float" office:value="1572.4">
                <text:p>1572.4</text:p>
              </table:table-cell>
            </table:table-row>
            <table:table-row>
              <table:table-cell office:value-type="string">
                <text:p>20130224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518.2">
                <text:p>1518.2</text:p>
              </table:table-cell>
              <table:table-cell office:value-type="float" office:value="1571.9">
                <text:p>1571.9</text:p>
              </table:table-cell>
            </table:table-row>
            <table:table-row>
              <table:table-cell office:value-type="string">
                <text:p>20130303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551.1801">
                <text:p>1551.1801</text:p>
              </table:table-cell>
              <table:table-cell office:value-type="float" office:value="1576.6">
                <text:p>1576.6</text:p>
              </table:table-cell>
            </table:table-row>
            <table:table-row>
              <table:table-cell office:value-type="string">
                <text:p>20130310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560.7">
                <text:p>1560.7</text:p>
              </table:table-cell>
              <table:table-cell office:value-type="float" office:value="1592.5">
                <text:p>1592.5</text:p>
              </table:table-cell>
            </table:table-row>
            <table:table-row>
              <table:table-cell office:value-type="string">
                <text:p>20130317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556.89">
                <text:p>1556.89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string">
                <text:p>20130324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569.1899">
                <text:p>1569.1899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string">
                <text:p>20130331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553.28">
                <text:p>1553.28</text:p>
              </table:table-cell>
              <table:table-cell office:value-type="float" office:value="1575.4">
                <text:p>1575.4</text:p>
              </table:table-cell>
            </table:table-row>
            <table:table-row>
              <table:table-cell office:value-type="string">
                <text:p>20130407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588.85">
                <text:p>1588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0130414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555.25">
                <text:p>1555.25</text:p>
              </table:table-cell>
              <table:table-cell office:value-type="float" office:value="1395.3">
                <text:p>1395.3</text:p>
              </table:table-cell>
            </table:table-row>
            <table:table-row>
              <table:table-cell office:value-type="string">
                <text:p>20130421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582.24">
                <text:p>1582.24</text:p>
              </table:table-cell>
              <table:table-cell office:value-type="float" office:value="1453.6">
                <text:p>1453.6</text:p>
              </table:table-cell>
            </table:table-row>
            <table:table-row>
              <table:table-cell office:value-type="string">
                <text:p>20130428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614.42">
                <text:p>1614.42</text:p>
              </table:table-cell>
              <table:table-cell office:value-type="float" office:value="1464.3">
                <text:p>1464.3</text:p>
              </table:table-cell>
            </table:table-row>
            <table:table-row>
              <table:table-cell office:value-type="string">
                <text:p>20130505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633.7">
                <text:p>1633.7</text:p>
              </table:table-cell>
              <table:table-cell office:value-type="float" office:value="1436.8">
                <text:p>1436.8</text:p>
              </table:table-cell>
            </table:table-row>
            <table:table-row>
              <table:table-cell office:value-type="string">
                <text:p>20130512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667.47">
                <text:p>1667.47</text:p>
              </table:table-cell>
              <table:table-cell office:value-type="float" office:value="1364.9">
                <text:p>1364.9</text:p>
              </table:table-cell>
            </table:table-row>
            <table:table-row>
              <table:table-cell office:value-type="string">
                <text:p>20130519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649.6">
                <text:p>1649.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20130526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630.74">
                <text:p>1630.74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20130602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643.38">
                <text:p>1643.3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0130609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626.73">
                <text:p>1626.73</text:p>
              </table:table-cell>
              <table:table-cell office:value-type="float" office:value="1387.3">
                <text:p>1387.3</text:p>
              </table:table-cell>
            </table:table-row>
            <table:table-row>
              <table:table-cell office:value-type="string">
                <text:p>20130616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592.4301">
                <text:p>1592.4301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20130623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606.28">
                <text:p>1606.28</text:p>
              </table:table-cell>
              <table:table-cell office:value-type="float" office:value="1223.8">
                <text:p>1223.8</text:p>
              </table:table-cell>
            </table:table-row>
            <table:table-row>
              <table:table-cell office:value-type="string">
                <text:p>20130630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631.89">
                <text:p>1631.89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string">
                <text:p>20130707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680.1899">
                <text:p>1680.1899</text:p>
              </table:table-cell>
              <table:table-cell office:value-type="float" office:value="1277.8">
                <text:p>1277.8</text:p>
              </table:table-cell>
            </table:table-row>
            <table:table-row>
              <table:table-cell office:value-type="string">
                <text:p>20130714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692.09">
                <text:p>1692.09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20130721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691.65">
                <text:p>1691.65</text:p>
              </table:table-cell>
              <table:table-cell office:value-type="float" office:value="1321.7">
                <text:p>1321.7</text:p>
              </table:table-cell>
            </table:table-row>
            <table:table-row>
              <table:table-cell office:value-type="string">
                <text:p>20130728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709.67">
                <text:p>1709.67</text:p>
              </table:table-cell>
              <table:table-cell office:value-type="float" office:value="1310.6">
                <text:p>1310.6</text:p>
              </table:table-cell>
            </table:table-row>
            <table:table-row>
              <table:table-cell office:value-type="string">
                <text:p>20130804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691.42">
                <text:p>1691.42</text:p>
              </table:table-cell>
              <table:table-cell office:value-type="float" office:value="1312.9">
                <text:p>1312.9</text:p>
              </table:table-cell>
            </table:table-row>
            <table:table-row>
              <table:table-cell office:value-type="string">
                <text:p>20130811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655.83">
                <text:p>1655.83</text:p>
              </table:table-cell>
              <table:table-cell office:value-type="float" office:value="1371.7">
                <text:p>1371.7</text:p>
              </table:table-cell>
            </table:table-row>
            <table:table-row>
              <table:table-cell office:value-type="string">
                <text:p>20130818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663.5">
                <text:p>1663.5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20130825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632.97">
                <text:p>1632.97</text:p>
              </table:table-cell>
              <table:table-cell office:value-type="float" office:value="1396.1">
                <text:p>1396.1</text:p>
              </table:table-cell>
            </table:table-row>
            <table:table-row>
              <table:table-cell office:value-type="string">
                <text:p>20130901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655.17">
                <text:p>1655.17</text:p>
              </table:table-cell>
              <table:table-cell office:value-type="float" office:value="1386.7">
                <text:p>1386.7</text:p>
              </table:table-cell>
            </table:table-row>
            <table:table-row>
              <table:table-cell office:value-type="string">
                <text:p>20130908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687.99">
                <text:p>1687.99</text:p>
              </table:table-cell>
              <table:table-cell office:value-type="float" office:value="1308.4">
                <text:p>1308.4</text:p>
              </table:table-cell>
            </table:table-row>
            <table:table-row>
              <table:table-cell office:value-type="string">
                <text:p>20130915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709.91">
                <text:p>1709.91</text:p>
              </table:table-cell>
              <table:table-cell office:value-type="float" office:value="1332.5">
                <text:p>1332.5</text:p>
              </table:table-cell>
            </table:table-row>
            <table:table-row>
              <table:table-cell office:value-type="string">
                <text:p>20130922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691.75">
                <text:p>1691.75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string">
                <text:p>20130929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690.5">
                <text:p>1690.5</text:p>
              </table:table-cell>
              <table:table-cell office:value-type="float" office:value="1309.7">
                <text:p>1309.7</text:p>
              </table:table-cell>
            </table:table-row>
            <table:table-row>
              <table:table-cell office:value-type="string">
                <text:p>20131006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703.2">
                <text:p>1703.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0131013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744.5">
                <text:p>1744.5</text:p>
              </table:table-cell>
              <table:table-cell office:value-type="float" office:value="1314.4">
                <text:p>1314.4</text:p>
              </table:table-cell>
            </table:table-row>
            <table:table-row>
              <table:table-cell office:value-type="string">
                <text:p>20131020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759.77">
                <text:p>1759.77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20131027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761.64">
                <text:p>1761.64</text:p>
              </table:table-cell>
              <table:table-cell office:value-type="float" office:value="1313.1">
                <text:p>1313.1</text:p>
              </table:table-cell>
            </table:table-row>
            <table:table-row>
              <table:table-cell office:value-type="string">
                <text:p>20131103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770.61">
                <text:p>1770.61</text:p>
              </table:table-cell>
              <table:table-cell office:value-type="float" office:value="1284.5">
                <text:p>1284.5</text:p>
              </table:table-cell>
            </table:table-row>
            <table:table-row>
              <table:table-cell office:value-type="string">
                <text:p>20131110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798.1801">
                <text:p>1798.1801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20131117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804.76">
                <text:p>1804.7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0131124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805.8101">
                <text:p>1805.8101</text:p>
              </table:table-cell>
              <table:table-cell office:value-type="float" office:value="1250.6">
                <text:p>1250.6</text:p>
              </table:table-cell>
            </table:table-row>
            <table:table-row>
              <table:table-cell office:value-type="string">
                <text:p>20131201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805.09">
                <text:p>1805.09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20131208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775.3199">
                <text:p>1775.3199</text:p>
              </table:table-cell>
              <table:table-cell office:value-type="float" office:value="1235.7">
                <text:p>1235.7</text:p>
              </table:table-cell>
            </table:table-row>
            <table:table-row>
              <table:table-cell office:value-type="string">
                <text:p>20131215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818.3199">
                <text:p>1818.3199</text:p>
              </table:table-cell>
              <table:table-cell office:value-type="float" office:value="1205.1">
                <text:p>1205.1</text:p>
              </table:table-cell>
            </table:table-row>
            <table:table-row>
              <table:table-cell office:value-type="string">
                <text:p>20131222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841.4">
                <text:p>1841.4</text:p>
              </table:table-cell>
              <table:table-cell office:value-type="float" office:value="1216.1">
                <text:p>1216.1</text:p>
              </table:table-cell>
            </table:table-row>
            <table:table-row>
              <table:table-cell office:value-type="string">
                <text:p>20131229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831.37">
                <text:p>1831.37</text:p>
              </table:table-cell>
              <table:table-cell office:value-type="float" office:value="1238.4">
                <text:p>1238.4</text:p>
              </table:table-cell>
            </table:table-row>
            <table:table-row>
              <table:table-cell office:value-type="string">
                <text:p>20140105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842.37">
                <text:p>1842.37</text:p>
              </table:table-cell>
              <table:table-cell office:value-type="float" office:value="1246.7">
                <text:p>1246.7</text:p>
              </table:table-cell>
            </table:table-row>
            <table:table-row>
              <table:table-cell office:value-type="string">
                <text:p>20140112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838.7">
                <text:p>1838.7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string">
                <text:p>20140119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790.29">
                <text:p>1790.29</text:p>
              </table:table-cell>
              <table:table-cell office:value-type="float" office:value="1264.5">
                <text:p>1264.5</text:p>
              </table:table-cell>
            </table:table-row>
            <table:table-row>
              <table:table-cell office:value-type="string">
                <text:p>20140126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782.59">
                <text:p>1782.5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20140202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797.02">
                <text:p>1797.02</text:p>
              </table:table-cell>
              <table:table-cell office:value-type="float" office:value="1263.3">
                <text:p>1263.3</text:p>
              </table:table-cell>
            </table:table-row>
            <table:table-row>
              <table:table-cell office:value-type="string">
                <text:p>20140209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838.63">
                <text:p>1838.6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0140216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836.25">
                <text:p>1836.25</text:p>
              </table:table-cell>
              <table:table-cell office:value-type="float" office:value="1323.9">
                <text:p>1323.9</text:p>
              </table:table-cell>
            </table:table-row>
            <table:table-row>
              <table:table-cell office:value-type="string">
                <text:p>20140223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859.45">
                <text:p>1859.45</text:p>
              </table:table-cell>
              <table:table-cell office:value-type="float" office:value="1321.4">
                <text:p>1321.4</text:p>
              </table:table-cell>
            </table:table-row>
            <table:table-row>
              <table:table-cell office:value-type="string">
                <text:p>20140302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878.04">
                <text:p>1878.04</text:p>
              </table:table-cell>
              <table:table-cell office:value-type="float" office:value="1338.1">
                <text:p>1338.1</text:p>
              </table:table-cell>
            </table:table-row>
            <table:table-row>
              <table:table-cell office:value-type="string">
                <text:p>20140309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841.13">
                <text:p>1841.1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0140316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866.52">
                <text:p>1866.5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20140323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857.62">
                <text:p>1857.62</text:p>
              </table:table-cell>
              <table:table-cell office:value-type="float" office:value="1293.8">
                <text:p>1293.8</text:p>
              </table:table-cell>
            </table:table-row>
            <table:table-row>
              <table:table-cell office:value-type="string">
                <text:p>20140330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865.09">
                <text:p>1865.0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20140406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815.6899">
                <text:p>1815.6899</text:p>
              </table:table-cell>
              <table:table-cell office:value-type="float" office:value="1318.7">
                <text:p>1318.7</text:p>
              </table:table-cell>
            </table:table-row>
            <table:table-row>
              <table:table-cell office:value-type="string">
                <text:p>20140413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864.85">
                <text:p>1864.85</text:p>
              </table:table-cell>
              <table:table-cell office:value-type="float" office:value="1293.4">
                <text:p>1293.4</text:p>
              </table:table-cell>
            </table:table-row>
            <table:table-row>
              <table:table-cell office:value-type="string">
                <text:p>20140420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863.4">
                <text:p>1863.4</text:p>
              </table:table-cell>
              <table:table-cell office:value-type="float" office:value="1300.7">
                <text:p>1300.7</text:p>
              </table:table-cell>
            </table:table-row>
            <table:table-row>
              <table:table-cell office:value-type="string">
                <text:p>20140427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881.14">
                <text:p>1881.14</text:p>
              </table:table-cell>
              <table:table-cell office:value-type="float" office:value="1302.6">
                <text:p>1302.6</text:p>
              </table:table-cell>
            </table:table-row>
            <table:table-row>
              <table:table-cell office:value-type="string">
                <text:p>20140504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878.48">
                <text:p>1878.48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20140511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877.86">
                <text:p>1877.86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20140518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900.53">
                <text:p>1900.53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20140525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923.5699">
                <text:p>1923.5699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20140601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949.4399">
                <text:p>1949.4399</text:p>
              </table:table-cell>
              <table:table-cell office:value-type="float" office:value="1252.1">
                <text:p>1252.1</text:p>
              </table:table-cell>
            </table:table-row>
            <table:table-row>
              <table:table-cell office:value-type="string">
                <text:p>20140608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936.16">
                <text:p>1936.16</text:p>
              </table:table-cell>
              <table:table-cell office:value-type="float" office:value="1273.7">
                <text:p>1273.7</text:p>
              </table:table-cell>
            </table:table-row>
            <table:table-row>
              <table:table-cell office:value-type="string">
                <text:p>20140615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962.87">
                <text:p>1962.87</text:p>
              </table:table-cell>
              <table:table-cell office:value-type="float" office:value="1316.2">
                <text:p>1316.2</text:p>
              </table:table-cell>
            </table:table-row>
            <table:table-row>
              <table:table-cell office:value-type="string">
                <text:p>20140622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960.96">
                <text:p>1960.9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0140629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985.4399">
                <text:p>1985.4399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20140706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967.5699">
                <text:p>1967.569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0140713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978.22">
                <text:p>1978.22</text:p>
              </table:table-cell>
              <table:table-cell office:value-type="float" office:value="1309.2">
                <text:p>1309.2</text:p>
              </table:table-cell>
            </table:table-row>
            <table:table-row>
              <table:table-cell office:value-type="string">
                <text:p>20140720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978.34">
                <text:p>1978.34</text:p>
              </table:table-cell>
              <table:table-cell office:value-type="float" office:value="1303.1">
                <text:p>1303.1</text:p>
              </table:table-cell>
            </table:table-row>
            <table:table-row>
              <table:table-cell office:value-type="string">
                <text:p>20140727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925.15">
                <text:p>1925.15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string">
                <text:p>20140803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931.59">
                <text:p>1931.59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20140810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955.0601">
                <text:p>1955.06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20140817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988.4">
                <text:p>1988.4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20140824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2003.37">
                <text:p>2003.37</text:p>
              </table:table-cell>
              <table:table-cell office:value-type="float" office:value="1285.8">
                <text:p>1285.8</text:p>
              </table:table-cell>
            </table:table-row>
            <table:table-row>
              <table:table-cell office:value-type="string">
                <text:p>20140831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2007.71">
                <text:p>2007.71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20140907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985.54">
                <text:p>1985.54</text:p>
              </table:table-cell>
              <table:table-cell office:value-type="float" office:value="1229.9">
                <text:p>1229.9</text:p>
              </table:table-cell>
            </table:table-row>
            <table:table-row>
              <table:table-cell office:value-type="string">
                <text:p>20140914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2010.4">
                <text:p>2010.4</text:p>
              </table:table-cell>
              <table:table-cell office:value-type="float" office:value="1215.3">
                <text:p>1215.3</text:p>
              </table:table-cell>
            </table:table-row>
            <table:table-row>
              <table:table-cell office:value-type="string">
                <text:p>20140921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982.85">
                <text:p>1982.85</text:p>
              </table:table-cell>
              <table:table-cell office:value-type="float" office:value="1214.1">
                <text:p>1214.1</text:p>
              </table:table-cell>
            </table:table-row>
            <table:table-row>
              <table:table-cell office:value-type="string">
                <text:p>20140928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967.9">
                <text:p>1967.9</text:p>
              </table:table-cell>
              <table:table-cell office:value-type="float" office:value="1192.2">
                <text:p>1192.2</text:p>
              </table:table-cell>
            </table:table-row>
            <table:table-row>
              <table:table-cell office:value-type="string">
                <text:p>20141005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906.13">
                <text:p>1906.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20141012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886.76">
                <text:p>1886.76</text:p>
              </table:table-cell>
              <table:table-cell office:value-type="float" office:value="1238.3">
                <text:p>1238.3</text:p>
              </table:table-cell>
            </table:table-row>
            <table:table-row>
              <table:table-cell office:value-type="string">
                <text:p>20141019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964.58">
                <text:p>1964.58</text:p>
              </table:table-cell>
              <table:table-cell office:value-type="float" office:value="1231.2">
                <text:p>1231.2</text:p>
              </table:table-cell>
            </table:table-row>
            <table:table-row>
              <table:table-cell office:value-type="string">
                <text:p>20141026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2018.05">
                <text:p>2018.05</text:p>
              </table:table-cell>
              <table:table-cell office:value-type="float" office:value="1171.1">
                <text:p>1171.1</text:p>
              </table:table-cell>
            </table:table-row>
            <table:table-row>
              <table:table-cell office:value-type="string">
                <text:p>20141102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2031.92">
                <text:p>2031.92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20141109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2039.8199">
                <text:p>2039.819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0141116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2063.5">
                <text:p>2063.5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20141123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2067.5601">
                <text:p>2067.5601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20141130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2075.3701">
                <text:p>2075.3701</text:p>
              </table:table-cell>
              <table:table-cell office:value-type="float" office:value="1190.1">
                <text:p>1190.1</text:p>
              </table:table-cell>
            </table:table-row>
            <table:table-row>
              <table:table-cell office:value-type="string">
                <text:p>20141207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2002.33">
                <text:p>2002.3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0141214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2070.6499">
                <text:p>2070.6499</text:p>
              </table:table-cell>
              <table:table-cell office:value-type="float" office:value="1195.9">
                <text:p>1195.9</text:p>
              </table:table-cell>
            </table:table-row>
            <table:table-row>
              <table:table-cell office:value-type="string">
                <text:p>20141221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2088.77">
                <text:p>2088.77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20141228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2058.2">
                <text:p>2058.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0150104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2044.8101">
                <text:p>2044.810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0150111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2019.42">
                <text:p>2019.42</text:p>
              </table:table-cell>
              <table:table-cell office:value-type="float" office:value="1276.9">
                <text:p>1276.9</text:p>
              </table:table-cell>
            </table:table-row>
            <table:table-row>
              <table:table-cell office:value-type="string">
                <text:p>20150118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2051.8201">
                <text:p>2051.8201</text:p>
              </table:table-cell>
              <table:table-cell office:value-type="float" office:value="1292.6">
                <text:p>1292.6</text:p>
              </table:table-cell>
            </table:table-row>
            <table:table-row>
              <table:table-cell office:value-type="string">
                <text:p>20150125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994.99">
                <text:p>1994.99</text:p>
              </table:table-cell>
              <table:table-cell office:value-type="float" office:value="1278.5">
                <text:p>1278.5</text:p>
              </table:table-cell>
            </table:table-row>
            <table:table-row>
              <table:table-cell office:value-type="string">
                <text:p>20150201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2055.47">
                <text:p>2055.47</text:p>
              </table:table-cell>
              <table:table-cell office:value-type="float" office:value="1233.9">
                <text:p>1233.9</text:p>
              </table:table-cell>
            </table:table-row>
            <table:table-row>
              <table:table-cell office:value-type="string">
                <text:p>20150208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2096.99">
                <text:p>2096.99</text:p>
              </table:table-cell>
              <table:table-cell office:value-type="float" office:value="1226.5">
                <text:p>1226.5</text:p>
              </table:table-cell>
            </table:table-row>
            <table:table-row>
              <table:table-cell office:value-type="string">
                <text:p>20150215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2110.3">
                <text:p>2110.3</text:p>
              </table:table-cell>
              <table:table-cell office:value-type="float" office:value="1204.4">
                <text:p>1204.4</text:p>
              </table:table-cell>
            </table:table-row>
            <table:table-row>
              <table:table-cell office:value-type="string">
                <text:p>20150222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2104.5">
                <text:p>2104.5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20150301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2071.26">
                <text:p>2071.26</text:p>
              </table:table-cell>
              <table:table-cell office:value-type="float" office:value="1164.1">
                <text:p>1164.1</text:p>
              </table:table-cell>
            </table:table-row>
            <table:table-row>
              <table:table-cell office:value-type="string">
                <text:p>20150308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2053.3999">
                <text:p>2053.3999</text:p>
              </table:table-cell>
              <table:table-cell office:value-type="float" office:value="1152.6">
                <text:p>1152.6</text:p>
              </table:table-cell>
            </table:table-row>
            <table:table-row>
              <table:table-cell office:value-type="string">
                <text:p>20150315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2108.1001">
                <text:p>2108.1001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20150322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2061.02">
                <text:p>2061.02</text:p>
              </table:table-cell>
              <table:table-cell office:value-type="float" office:value="1199.8">
                <text:p>1199.8</text:p>
              </table:table-cell>
            </table:table-row>
            <table:table-row>
              <table:table-cell office:value-type="string">
                <text:p>20150329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2066.96">
                <text:p>2066.96</text:p>
              </table:table-cell>
              <table:table-cell office:value-type="float" office:value="1200.9">
                <text:p>1200.9</text:p>
              </table:table-cell>
            </table:table-row>
            <table:table-row>
              <table:table-cell office:value-type="string">
                <text:p>20150405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2102.0601">
                <text:p>2102.0601</text:p>
              </table:table-cell>
              <table:table-cell office:value-type="float" office:value="1204.6">
                <text:p>1204.6</text:p>
              </table:table-cell>
            </table:table-row>
            <table:table-row>
              <table:table-cell office:value-type="string">
                <text:p>20150412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2081.1799">
                <text:p>2081.179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20150419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2117.6899">
                <text:p>2117.6899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20150426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2108.29">
                <text:p>2108.29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20150503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2116.1001">
                <text:p>2116.1001</text:p>
              </table:table-cell>
              <table:table-cell office:value-type="float" office:value="1189.1">
                <text:p>1189.1</text:p>
              </table:table-cell>
            </table:table-row>
            <table:table-row>
              <table:table-cell office:value-type="string">
                <text:p>20150510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2122.73">
                <text:p>2122.73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20150517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2126.0601">
                <text:p>2126.06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20150524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2107.3899">
                <text:p>2107.3899</text:p>
              </table:table-cell>
              <table:table-cell office:value-type="float" office:value="1189.4">
                <text:p>1189.4</text:p>
              </table:table-cell>
            </table:table-row>
            <table:table-row>
              <table:table-cell office:value-type="string">
                <text:p>20150531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2092.8301">
                <text:p>2092.8301</text:p>
              </table:table-cell>
              <table:table-cell office:value-type="float" office:value="1167.8">
                <text:p>1167.8</text:p>
              </table:table-cell>
            </table:table-row>
            <table:table-row>
              <table:table-cell office:value-type="string">
                <text:p>20150607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2094.1101">
                <text:p>2094.1101</text:p>
              </table:table-cell>
              <table:table-cell office:value-type="float" office:value="1178.8">
                <text:p>1178.8</text:p>
              </table:table-cell>
            </table:table-row>
            <table:table-row>
              <table:table-cell office:value-type="string">
                <text:p>20150614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2109.99">
                <text:p>2109.99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20150621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2101.49">
                <text:p>2101.49</text:p>
              </table:table-cell>
              <table:table-cell office:value-type="float" office:value="1172.9">
                <text:p>1172.9</text:p>
              </table:table-cell>
            </table:table-row>
            <table:table-row>
              <table:table-cell office:value-type="string">
                <text:p>20150628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2076.78">
                <text:p>2076.7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0150705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2076.6201">
                <text:p>2076.6201</text:p>
              </table:table-cell>
              <table:table-cell office:value-type="float" office:value="1157.7">
                <text:p>1157.7</text:p>
              </table:table-cell>
            </table:table-row>
            <table:table-row>
              <table:table-cell office:value-type="string">
                <text:p>20150712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2126.6399">
                <text:p>2126.6399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string">
                <text:p>20150719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2079.6499">
                <text:p>2079.6499</text:p>
              </table:table-cell>
              <table:table-cell office:value-type="float" office:value="1085.6">
                <text:p>1085.6</text:p>
              </table:table-cell>
            </table:table-row>
            <table:table-row>
              <table:table-cell office:value-type="string">
                <text:p>20150726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2103.8401">
                <text:p>2103.8401</text:p>
              </table:table-cell>
              <table:table-cell office:value-type="float" office:value="1094.9">
                <text:p>1094.9</text:p>
              </table:table-cell>
            </table:table-row>
            <table:table-row>
              <table:table-cell office:value-type="string">
                <text:p>20150802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2077.5701">
                <text:p>2077.5701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20150809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2091.54">
                <text:p>2091.54</text:p>
              </table:table-cell>
              <table:table-cell office:value-type="float" office:value="1112.9">
                <text:p>1112.9</text:p>
              </table:table-cell>
            </table:table-row>
            <table:table-row>
              <table:table-cell office:value-type="string">
                <text:p>20150816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970.89">
                <text:p>1970.89</text:p>
              </table:table-cell>
              <table:table-cell office:value-type="float" office:value="1159.6">
                <text:p>1159.6</text:p>
              </table:table-cell>
            </table:table-row>
            <table:table-row>
              <table:table-cell office:value-type="string">
                <text:p>20150823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988.87">
                <text:p>1988.87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string">
                <text:p>20150830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921.22">
                <text:p>1921.22</text:p>
              </table:table-cell>
              <table:table-cell office:value-type="float" office:value="1120.6">
                <text:p>1120.6</text:p>
              </table:table-cell>
            </table:table-row>
            <table:table-row>
              <table:table-cell office:value-type="string">
                <text:p>20150906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961.05">
                <text:p>1961.05</text:p>
              </table:table-cell>
              <table:table-cell office:value-type="float" office:value="1103.5">
                <text:p>1103.5</text:p>
              </table:table-cell>
            </table:table-row>
            <table:table-row>
              <table:table-cell office:value-type="string">
                <text:p>20150913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958.03">
                <text:p>1958.03</text:p>
              </table:table-cell>
              <table:table-cell office:value-type="float" office:value="1138.1">
                <text:p>1138.1</text:p>
              </table:table-cell>
            </table:table-row>
            <table:table-row>
              <table:table-cell office:value-type="string">
                <text:p>20150920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931.34">
                <text:p>1931.3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0150927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951.36">
                <text:p>1951.36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string">
                <text:p>20151004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2014.89">
                <text:p>2014.89</text:p>
              </table:table-cell>
              <table:table-cell office:value-type="float" office:value="1156.3">
                <text:p>1156.3</text:p>
              </table:table-cell>
            </table:table-row>
            <table:table-row>
              <table:table-cell office:value-type="string">
                <text:p>20151011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2033.11">
                <text:p>2033.11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20151018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2075.1499">
                <text:p>2075.1499</text:p>
              </table:table-cell>
              <table:table-cell office:value-type="float" office:value="1163.3">
                <text:p>1163.3</text:p>
              </table:table-cell>
            </table:table-row>
            <table:table-row>
              <table:table-cell office:value-type="string">
                <text:p>20151025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2079.3601">
                <text:p>2079.3601</text:p>
              </table:table-cell>
              <table:table-cell office:value-type="float" office:value="1141.5">
                <text:p>1141.5</text:p>
              </table:table-cell>
            </table:table-row>
            <table:table-row>
              <table:table-cell office:value-type="string">
                <text:p>20151101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2099.2">
                <text:p>2099.2</text:p>
              </table:table-cell>
              <table:table-cell office:value-type="float" office:value="1087.6">
                <text:p>1087.6</text:p>
              </table:table-cell>
            </table:table-row>
            <table:table-row>
              <table:table-cell office:value-type="string">
                <text:p>20151108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2023.04">
                <text:p>2023.04</text:p>
              </table:table-cell>
              <table:table-cell office:value-type="float" office:value="1080.8">
                <text:p>1080.8</text:p>
              </table:table-cell>
            </table:table-row>
            <table:table-row>
              <table:table-cell office:value-type="string">
                <text:p>20151115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2089.1699">
                <text:p>2089.1699</text:p>
              </table:table-cell>
              <table:table-cell office:value-type="float" office:value="1076.4">
                <text:p>1076.4</text:p>
              </table:table-cell>
            </table:table-row>
            <table:table-row>
              <table:table-cell office:value-type="string">
                <text:p>20151122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2090.1101">
                <text:p>2090.1101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string">
                <text:p>20151129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2091.6899">
                <text:p>2091.6899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20151206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2012.37">
                <text:p>2012.37</text:p>
              </table:table-cell>
              <table:table-cell office:value-type="float" office:value="1076.9">
                <text:p>1076.9</text:p>
              </table:table-cell>
            </table:table-row>
            <table:table-row>
              <table:table-cell office:value-type="string">
                <text:p>20151213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2005.55">
                <text:p>2005.55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string">
                <text:p>20151220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2060.99">
                <text:p>2060.99</text:p>
              </table:table-cell>
              <table:table-cell office:value-type="float" office:value="1077.2">
                <text:p>1077.2</text:p>
              </table:table-cell>
            </table:table-row>
            <table:table-row>
              <table:table-cell office:value-type="string">
                <text:p>20151227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2043.9399">
                <text:p>2043.9399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20160103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922.03">
                <text:p>1922.03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20160110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880.33">
                <text:p>1880.33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string">
                <text:p>20160117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906.9">
                <text:p>1906.9</text:p>
              </table:table-cell>
              <table:table-cell office:value-type="float" office:value="1097.2">
                <text:p>1097.2</text:p>
              </table:table-cell>
            </table:table-row>
            <table:table-row>
              <table:table-cell office:value-type="string">
                <text:p>20160124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940.24">
                <text:p>1940.24</text:p>
              </table:table-cell>
              <table:table-cell office:value-type="float" office:value="1116.4">
                <text:p>1116.4</text:p>
              </table:table-cell>
            </table:table-row>
            <table:table-row>
              <table:table-cell office:value-type="string">
                <text:p>20160131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880.05">
                <text:p>1880.05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string">
                <text:p>20160207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864.78">
                <text:p>1864.78</text:p>
              </table:table-cell>
              <table:table-cell office:value-type="float" office:value="1239.1">
                <text:p>1239.1</text:p>
              </table:table-cell>
            </table:table-row>
            <table:table-row>
              <table:table-cell office:value-type="string">
                <text:p>20160214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917.78">
                <text:p>1917.78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20160221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948.05">
                <text:p>1948.05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20160228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999.99">
                <text:p>1999.99</text:p>
              </table:table-cell>
              <table:table-cell office:value-type="float" office:value="1269.9">
                <text:p>1269.9</text:p>
              </table:table-cell>
            </table:table-row>
            <table:table-row>
              <table:table-cell office:value-type="string">
                <text:p>20160306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2022.1899">
                <text:p>2022.1899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20160313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2049.5801">
                <text:p>2049.5801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20160320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2035.9399">
                <text:p>2035.9399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20160327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2072.78">
                <text:p>2072.78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20160403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2047.6">
                <text:p>2047.6</text:p>
              </table:table-cell>
              <table:table-cell office:value-type="float" office:value="1242.5">
                <text:p>1242.5</text:p>
              </table:table-cell>
            </table:table-row>
            <table:table-row>
              <table:table-cell office:value-type="string">
                <text:p>20160410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2080.73">
                <text:p>2080.73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>
                <text:p>20160417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2091.5801">
                <text:p>2091.5801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20160424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2065.3">
                <text:p>2065.3</text:p>
              </table:table-cell>
              <table:table-cell office:value-type="float" office:value="1289.2">
                <text:p>1289.2</text:p>
              </table:table-cell>
            </table:table-row>
            <table:table-row>
              <table:table-cell office:value-type="string">
                <text:p>20160501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2057.1399">
                <text:p>2057.1399</text:p>
              </table:table-cell>
              <table:table-cell office:value-type="float" office:value="1292.9">
                <text:p>1292.9</text:p>
              </table:table-cell>
            </table:table-row>
            <table:table-row>
              <table:table-cell office:value-type="string">
                <text:p>20160508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2046.61">
                <text:p>2046.61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20160515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2052.3201">
                <text:p>2052.3201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20160522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2099.0601">
                <text:p>2099.0601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20160529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2099.1299">
                <text:p>2099.129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20160605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2096.0701">
                <text:p>2096.0701</text:p>
              </table:table-cell>
              <table:table-cell office:value-type="float" office:value="1273.4">
                <text:p>1273.4</text:p>
              </table:table-cell>
            </table:table-row>
            <table:table-row>
              <table:table-cell office:value-type="string">
                <text:p>20160612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2071.22">
                <text:p>2071.22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20160619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2037.41">
                <text:p>2037.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0160626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2102.95">
                <text:p>2102.95</text:p>
              </table:table-cell>
              <table:table-cell office:value-type="float" office:value="1336.7">
                <text:p>1336.7</text:p>
              </table:table-cell>
            </table:table-row>
            <table:table-row>
              <table:table-cell office:value-type="string">
                <text:p>20160703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2129.8999">
                <text:p>2129.8999</text:p>
              </table:table-cell>
              <table:table-cell office:value-type="float" office:value="1356.6">
                <text:p>1356.6</text:p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2161.74">
                <text:p>2161.74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20160717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2175.03">
                <text:p>2175.03</text:p>
              </table:table-cell>
              <table:table-cell office:value-type="float" office:value="1323.1">
                <text:p>1323.1</text:p>
              </table:table-cell>
            </table:table-row>
            <table:table-row>
              <table:table-cell office:value-type="string">
                <text:p>20160724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2173.6001">
                <text:p>2173.600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0160731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2182.8701">
                <text:p>2182.8701</text:p>
              </table:table-cell>
              <table:table-cell office:value-type="float" office:value="1336.4">
                <text:p>1336.4</text:p>
              </table:table-cell>
            </table:table-row>
            <table:table-row>
              <table:table-cell office:value-type="string">
                <text:p>20160807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2184.05">
                <text:p>2184.05</text:p>
              </table:table-cell>
              <table:table-cell office:value-type="float" office:value="1335.8">
                <text:p>1335.8</text:p>
              </table:table-cell>
            </table:table-row>
            <table:table-row>
              <table:table-cell office:value-type="string">
                <text:p>20160814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2183.8701">
                <text:p>2183.8701</text:p>
              </table:table-cell>
              <table:table-cell office:value-type="float" office:value="1340.4">
                <text:p>1340.4</text:p>
              </table:table-cell>
            </table:table-row>
            <table:table-row>
              <table:table-cell office:value-type="string">
                <text:p>20160821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2169.04">
                <text:p>2169.04</text:p>
              </table:table-cell>
              <table:table-cell office:value-type="float" office:value="1321.5">
                <text:p>1321.5</text:p>
              </table:table-cell>
            </table:table-row>
            <table:table-row>
              <table:table-cell office:value-type="string">
                <text:p>20160828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2179.98">
                <text:p>2179.98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20160904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2127.8101">
                <text:p>2127.8101</text:p>
              </table:table-cell>
              <table:table-cell office:value-type="float" office:value="1330.1">
                <text:p>1330.1</text:p>
              </table:table-cell>
            </table:table-row>
            <table:table-row>
              <table:table-cell office:value-type="string">
                <text:p>20160911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2139.1599">
                <text:p>2139.1599</text:p>
              </table:table-cell>
              <table:table-cell office:value-type="float" office:value="1305.8">
                <text:p>1305.8</text:p>
              </table:table-cell>
            </table:table-row>
            <table:table-row>
              <table:table-cell office:value-type="string">
                <text:p>20160918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2164.6899">
                <text:p>2164.6899</text:p>
              </table:table-cell>
              <table:table-cell office:value-type="float" office:value="1337.2">
                <text:p>1337.2</text:p>
              </table:table-cell>
            </table:table-row>
            <table:table-row>
              <table:table-cell office:value-type="string">
                <text:p>20160925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2168.27">
                <text:p>2168.27</text:p>
              </table:table-cell>
              <table:table-cell office:value-type="float" office:value="1313.3">
                <text:p>1313.3</text:p>
              </table:table-cell>
            </table:table-row>
            <table:table-row>
              <table:table-cell office:value-type="string">
                <text:p>20161002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2153.74">
                <text:p>2153.74</text:p>
              </table:table-cell>
              <table:table-cell office:value-type="float" office:value="1248.9">
                <text:p>1248.9</text:p>
              </table:table-cell>
            </table:table-row>
            <table:table-row>
              <table:table-cell office:value-type="string">
                <text:p>20161009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2132.98">
                <text:p>2132.98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20161016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2141.1599">
                <text:p>2141.1599</text:p>
              </table:table-cell>
              <table:table-cell office:value-type="float" office:value="1265.9">
                <text:p>1265.9</text:p>
              </table:table-cell>
            </table:table-row>
            <table:table-row>
              <table:table-cell office:value-type="string">
                <text:p>20161023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2126.4099">
                <text:p>2126.4099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20161030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2085.1799">
                <text:p>2085.1799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20161106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2164.45">
                <text:p>2164.45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string">
                <text:p>20161113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2181.8999">
                <text:p>2181.8999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>20161120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2213.3501">
                <text:p>2213.3501</text:p>
              </table:table-cell>
              <table:table-cell office:value-type="float" office:value="1178.2">
                <text:p>1178.2</text:p>
              </table:table-cell>
            </table:table-row>
            <table:table-row>
              <table:table-cell office:value-type="string">
                <text:p>20161127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2191.95">
                <text:p>2191.95</text:p>
              </table:table-cell>
              <table:table-cell office:value-type="float" office:value="1175.1">
                <text:p>1175.1</text:p>
              </table:table-cell>
            </table:table-row>
            <table:table-row>
              <table:table-cell office:value-type="string">
                <text:p>20161204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2259.53">
                <text:p>2259.53</text:p>
              </table:table-cell>
              <table:table-cell office:value-type="float" office:value="1159.4">
                <text:p>1159.4</text:p>
              </table:table-cell>
            </table:table-row>
            <table:table-row>
              <table:table-cell office:value-type="string">
                <text:p>20161211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2258.0701">
                <text:p>2258.0701</text:p>
              </table:table-cell>
              <table:table-cell office:value-type="float" office:value="1135.3">
                <text:p>1135.3</text:p>
              </table:table-cell>
            </table:table-row>
            <table:table-row>
              <table:table-cell office:value-type="string">
                <text:p>20161218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2263.79">
                <text:p>2263.79</text:p>
              </table:table-cell>
              <table:table-cell office:value-type="float" office:value="1131.9">
                <text:p>1131.9</text:p>
              </table:table-cell>
            </table:table-row>
            <table:table-row>
              <table:table-cell office:value-type="string">
                <text:p>20161225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2238.8301">
                <text:p>2238.83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0170101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2276.98">
                <text:p>2276.98</text:p>
              </table:table-cell>
              <table:table-cell office:value-type="float" office:value="1171.9">
                <text:p>1171.9</text:p>
              </table:table-cell>
            </table:table-row>
            <table:table-row>
              <table:table-cell office:value-type="string">
                <text:p>20170108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2274.6399">
                <text:p>2274.6399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20170115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2271.3101">
                <text:p>2271.31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20170122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294.6899">
                <text:p>2294.6899</text:p>
              </table:table-cell>
              <table:table-cell office:value-type="float" office:value="1188.1">
                <text:p>1188.1</text:p>
              </table:table-cell>
            </table:table-row>
            <table:table-row>
              <table:table-cell office:value-type="string">
                <text:p>20170129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297.4199">
                <text:p>2297.4199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string">
                <text:p>20170205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316.1001">
                <text:p>2316.1001</text:p>
              </table:table-cell>
              <table:table-cell office:value-type="float" office:value="1234.4">
                <text:p>1234.4</text:p>
              </table:table-cell>
            </table:table-row>
            <table:table-row>
              <table:table-cell office:value-type="string">
                <text:p>20170212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351.1599">
                <text:p>2351.1599</text:p>
              </table:table-cell>
              <table:table-cell office:value-type="float" office:value="1237.6">
                <text:p>1237.6</text:p>
              </table:table-cell>
            </table:table-row>
            <table:table-row>
              <table:table-cell office:value-type="string">
                <text:p>20170219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367.3401">
                <text:p>2367.3401</text:p>
              </table:table-cell>
              <table:table-cell office:value-type="float" office:value="1256.9">
                <text:p>1256.9</text:p>
              </table:table-cell>
            </table:table-row>
            <table:table-row>
              <table:table-cell office:value-type="string">
                <text:p>20170226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383.1201">
                <text:p>2383.1201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20170305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372.6001">
                <text:p>2372.6001</text:p>
              </table:table-cell>
              <table:table-cell office:value-type="float" office:value="1200.7">
                <text:p>1200.7</text:p>
              </table:table-cell>
            </table:table-row>
            <table:table-row>
              <table:table-cell office:value-type="string">
                <text:p>20170312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378.25">
                <text:p>2378.25</text:p>
              </table:table-cell>
              <table:table-cell office:value-type="float" office:value="1229.8">
                <text:p>1229.8</text:p>
              </table:table-cell>
            </table:table-row>
            <table:table-row>
              <table:table-cell office:value-type="string">
                <text:p>20170319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343.98">
                <text:p>2343.98</text:p>
              </table:table-cell>
              <table:table-cell office:value-type="float" office:value="1248.2">
                <text:p>1248.2</text:p>
              </table:table-cell>
            </table:table-row>
            <table:table-row>
              <table:table-cell office:value-type="string">
                <text:p>20170326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362.72">
                <text:p>2362.72</text:p>
              </table:table-cell>
              <table:table-cell office:value-type="float" office:value="1247.3">
                <text:p>1247.3</text:p>
              </table:table-cell>
            </table:table-row>
            <table:table-row>
              <table:table-cell office:value-type="string">
                <text:p>20170402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355.54">
                <text:p>2355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20170409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328.95">
                <text:p>2328.95</text:p>
              </table:table-cell>
              <table:table-cell office:value-type="float" office:value="1285.9">
                <text:p>1285.9</text:p>
              </table:table-cell>
            </table:table-row>
            <table:table-row>
              <table:table-cell office:value-type="string">
                <text:p>20170416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348.6899">
                <text:p>2348.6899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20170423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384.2">
                <text:p>2384.2</text:p>
              </table:table-cell>
              <table:table-cell office:value-type="float" office:value="1266.1">
                <text:p>1266.1</text:p>
              </table:table-cell>
            </table:table-row>
            <table:table-row>
              <table:table-cell office:value-type="string">
                <text:p>20170430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399.29">
                <text:p>2399.29</text:p>
              </table:table-cell>
              <table:table-cell office:value-type="float" office:value="1224.8">
                <text:p>1224.8</text:p>
              </table:table-cell>
            </table:table-row>
            <table:table-row>
              <table:table-cell office:value-type="string">
                <text:p>20170507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390.8999">
                <text:p>2390.8999</text:p>
              </table:table-cell>
              <table:table-cell office:value-type="float" office:value="1226.2">
                <text:p>1226.2</text:p>
              </table:table-cell>
            </table:table-row>
            <table:table-row>
              <table:table-cell office:value-type="string">
                <text:p>20170514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381.73">
                <text:p>2381.73</text:p>
              </table:table-cell>
              <table:table-cell office:value-type="float" office:value="1252.7">
                <text:p>1252.7</text:p>
              </table:table-cell>
            </table:table-row>
            <table:table-row>
              <table:table-cell office:value-type="string">
                <text:p>20170521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415.8201">
                <text:p>2415.8201</text:p>
              </table:table-cell>
              <table:table-cell office:value-type="float" office:value="1267.6">
                <text:p>1267.6</text:p>
              </table:table-cell>
            </table:table-row>
            <table:table-row>
              <table:table-cell office:value-type="string">
                <text:p>20170528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439.0701">
                <text:p>2439.0701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string">
                <text:p>20170604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431.77">
                <text:p>2431.77</text:p>
              </table:table-cell>
              <table:table-cell office:value-type="float" office:value="1268.5">
                <text:p>1268.5</text:p>
              </table:table-cell>
            </table:table-row>
            <table:table-row>
              <table:table-cell office:value-type="string">
                <text:p>20170611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433.1499">
                <text:p>2433.14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0170618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438.3">
                <text:p>2438.3</text:p>
              </table:table-cell>
              <table:table-cell office:value-type="float" office:value="1256.2">
                <text:p>1256.2</text:p>
              </table:table-cell>
            </table:table-row>
            <table:table-row>
              <table:table-cell office:value-type="string">
                <text:p>20170625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423.4099">
                <text:p>2423.4099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20170702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425.1799">
                <text:p>2425.1799</text:p>
              </table:table-cell>
              <table:table-cell office:value-type="float" office:value="1208.6">
                <text:p>1208.6</text:p>
              </table:table-cell>
            </table:table-row>
            <table:table-row>
              <table:table-cell office:value-type="string">
                <text:p>20170709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459.27">
                <text:p>2459.27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20170716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472.54">
                <text:p>2472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20170723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472.1001">
                <text:p>2472.1001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20170730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476.8301">
                <text:p>2476.8301</text:p>
              </table:table-cell>
              <table:table-cell office:value-type="float" office:value="1258.3">
                <text:p>1258.3</text:p>
              </table:table-cell>
            </table:table-row>
            <table:table-row>
              <table:table-cell office:value-type="string">
                <text:p>20170806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441.3201">
                <text:p>2441.3201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string">
                <text:p>20170813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425.55">
                <text:p>2425.55</text:p>
              </table:table-cell>
              <table:table-cell office:value-type="float" office:value="1285.7">
                <text:p>1285.7</text:p>
              </table:table-cell>
            </table:table-row>
            <table:table-row>
              <table:table-cell office:value-type="string">
                <text:p>20170820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443.05">
                <text:p>2443.05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20170827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476.55">
                <text:p>2476.55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20170903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461.4299">
                <text:p>2461.429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500.23">
                <text:p>2500.23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20170917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502.22">
                <text:p>2502.22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20170924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519.3601">
                <text:p>2519.3601</text:p>
              </table:table-cell>
              <table:table-cell office:value-type="float" office:value="1316.7">
                <text:p>1316.7</text:p>
              </table:table-cell>
            </table:table-row>
            <table:table-row>
              <table:table-cell office:value-type="string">
                <text:p>20171001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549.3301">
                <text:p>2549.3301</text:p>
              </table:table-cell>
              <table:table-cell office:value-type="float" office:value="1271.6">
                <text:p>1271.6</text:p>
              </table:table-cell>
            </table:table-row>
            <table:table-row>
              <table:table-cell office:value-type="string">
                <text:p>20171008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553.1699">
                <text:p>2553.1699</text:p>
              </table:table-cell>
              <table:table-cell office:value-type="float" office:value="1301.5">
                <text:p>1301.5</text:p>
              </table:table-cell>
            </table:table-row>
            <table:table-row>
              <table:table-cell office:value-type="string">
                <text:p>20171015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575.21">
                <text:p>2575.21</text:p>
              </table:table-cell>
              <table:table-cell office:value-type="float" office:value="1277.4">
                <text:p>1277.4</text:p>
              </table:table-cell>
            </table:table-row>
            <table:table-row>
              <table:table-cell office:value-type="string">
                <text:p>20171022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581.0701">
                <text:p>2581.07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20171029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587.8401">
                <text:p>2587.8401</text:p>
              </table:table-cell>
              <table:table-cell office:value-type="float" office:value="1266.5">
                <text:p>1266.5</text:p>
              </table:table-cell>
            </table:table-row>
            <table:table-row>
              <table:table-cell office:value-type="string">
                <text:p>20171105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582.3">
                <text:p>2582.3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20171112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578.8501">
                <text:p>2578.8501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20171119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602.4199">
                <text:p>2602.4199</text:p>
              </table:table-cell>
              <table:table-cell office:value-type="float" office:value="1323.7">
                <text:p>1323.7</text:p>
              </table:table-cell>
            </table:table-row>
            <table:table-row>
              <table:table-cell office:value-type="string">
                <text:p>20171126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642.22">
                <text:p>2642.22</text:p>
              </table:table-cell>
              <table:table-cell office:value-type="float" office:value="1314.6">
                <text:p>1314.6</text:p>
              </table:table-cell>
            </table:table-row>
            <table:table-row>
              <table:table-cell office:value-type="string">
                <text:p>20171203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651.5">
                <text:p>2651.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675.8101">
                <text:p>2675.8101</text:p>
              </table:table-cell>
              <table:table-cell office:value-type="float" office:value="1289.1">
                <text:p>1289.1</text:p>
              </table:table-cell>
            </table:table-row>
            <table:table-row>
              <table:table-cell office:value-type="string">
                <text:p>20171217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683.3401">
                <text:p>2683.340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20171224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673.6101">
                <text:p>2673.6101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20171231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743.1499">
                <text:p>2743.1499</text:p>
              </table:table-cell>
              <table:table-cell office:value-type="float" office:value="1356.8">
                <text:p>1356.8</text:p>
              </table:table-cell>
            </table:table-row>
            <table:table-row>
              <table:table-cell office:value-type="string">
                <text:p>20180107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786.24">
                <text:p>2786.24</text:p>
              </table:table-cell>
              <table:table-cell office:value-type="float" office:value="1371.4">
                <text:p>1371.4</text:p>
              </table:table-cell>
            </table:table-row>
            <table:table-row>
              <table:table-cell office:value-type="string">
                <text:p>20180114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810.3">
                <text:p>2810.3</text:p>
              </table:table-cell>
              <table:table-cell office:value-type="float" office:value="1331.9">
                <text:p>1331.9</text:p>
              </table:table-cell>
            </table:table-row>
            <table:table-row>
              <table:table-cell office:value-type="string">
                <text:p>20180121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872.8701">
                <text:p>2872.8701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20180128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762.1299">
                <text:p>2762.1299</text:p>
              </table:table-cell>
              <table:table-cell office:value-type="float" office:value="1370.7">
                <text:p>1370.7</text:p>
              </table:table-cell>
            </table:table-row>
            <table:table-row>
              <table:table-cell office:value-type="string">
                <text:p>20180204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619.55">
                <text:p>2619.55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20180211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732.22">
                <text:p>2732.22</text:p>
              </table:table-cell>
              <table:table-cell office:value-type="float" office:value="1390.4">
                <text:p>1390.4</text:p>
              </table:table-cell>
            </table:table-row>
            <table:table-row>
              <table:table-cell office:value-type="string">
                <text:p>20180218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747.3">
                <text:p>2747.3</text:p>
              </table:table-cell>
              <table:table-cell office:value-type="float" office:value="1365.3">
                <text:p>1365.3</text:p>
              </table:table-cell>
            </table:table-row>
            <table:table-row>
              <table:table-cell office:value-type="string">
                <text:p>20180225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691.25">
                <text:p>2691.25</text:p>
              </table:table-cell>
              <table:table-cell office:value-type="float" office:value="1359.5">
                <text:p>1359.5</text:p>
              </table:table-cell>
            </table:table-row>
            <table:table-row>
              <table:table-cell office:value-type="string">
                <text:p>20180304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786.5701">
                <text:p>2786.5701</text:p>
              </table:table-cell>
              <table:table-cell office:value-type="float" office:value="1360.1">
                <text:p>1360.1</text:p>
              </table:table-cell>
            </table:table-row>
            <table:table-row>
              <table:table-cell office:value-type="string">
                <text:p>20180311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752.01">
                <text:p>2752.01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20180318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588.26">
                <text:p>2588.2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20180325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640.8701">
                <text:p>2640.8701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20180401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604.47">
                <text:p>2604.47</text:p>
              </table:table-cell>
              <table:table-cell office:value-type="float" office:value="1367.7">
                <text:p>1367.7</text:p>
              </table:table-cell>
            </table:table-row>
            <table:table-row>
              <table:table-cell office:value-type="string">
                <text:p>20180408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656.3">
                <text:p>2656.3</text:p>
              </table:table-cell>
              <table:table-cell office:value-type="float" office:value="1379.7">
                <text:p>1379.7</text:p>
              </table:table-cell>
            </table:table-row>
            <table:table-row>
              <table:table-cell office:value-type="string">
                <text:p>20180415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670.1399">
                <text:p>2670.139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0180422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669.9099">
                <text:p>2669.9099</text:p>
              </table:table-cell>
              <table:table-cell office:value-type="float" office:value="1355.3">
                <text:p>1355.3</text:p>
              </table:table-cell>
            </table:table-row>
            <table:table-row>
              <table:table-cell office:value-type="string">
                <text:p>20180429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663.4199">
                <text:p>2663.4199</text:p>
              </table:table-cell>
              <table:table-cell office:value-type="float" office:value="1346.5">
                <text:p>1346.5</text:p>
              </table:table-cell>
            </table:table-row>
            <table:table-row>
              <table:table-cell office:value-type="string">
                <text:p>20180506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727.72">
                <text:p>2727.72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20180513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712.97">
                <text:p>2712.97</text:p>
              </table:table-cell>
              <table:table-cell office:value-type="float" office:value="1322.2">
                <text:p>1322.2</text:p>
              </table:table-cell>
            </table:table-row>
            <table:table-row>
              <table:table-cell office:value-type="string">
                <text:p>20180520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721.3301">
                <text:p>2721.3301</text:p>
              </table:table-cell>
              <table:table-cell office:value-type="float" office:value="1334.4">
                <text:p>1334.4</text:p>
              </table:table-cell>
            </table:table-row>
            <table:table-row>
              <table:table-cell office:value-type="string">
                <text:p>20180527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734.6201">
                <text:p>2734.6201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20180603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779.03">
                <text:p>2779.03</text:p>
              </table:table-cell>
              <table:table-cell office:value-type="float" office:value="1327.7">
                <text:p>1327.7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779.6599">
                <text:p>2779.659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20180617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754.8799">
                <text:p>2754.8799</text:p>
              </table:table-cell>
              <table:table-cell office:value-type="float" office:value="1294.9">
                <text:p>1294.9</text:p>
              </table:table-cell>
            </table:table-row>
            <table:table-row>
              <table:table-cell office:value-type="string">
                <text:p>20180624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718.3701">
                <text:p>2718.3701</text:p>
              </table:table-cell>
              <table:table-cell office:value-type="float" office:value="1278.3">
                <text:p>1278.3</text:p>
              </table:table-cell>
            </table:table-row>
            <table:table-row>
              <table:table-cell office:value-type="string">
                <text:p>20180701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759.8201">
                <text:p>2759.820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0180708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801.3101">
                <text:p>2801.310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0180715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801.8301">
                <text:p>2801.83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0180722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818.8201">
                <text:p>2818.82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0180729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840.3501">
                <text:p>2840.3501</text:p>
              </table:table-cell>
              <table:table-cell office:value-type="float" office:value="1234.6">
                <text:p>1234.6</text:p>
              </table:table-cell>
            </table:table-row>
            <table:table-row>
              <table:table-cell office:value-type="string">
                <text:p>20180805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833.28">
                <text:p>2833.28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20180812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850.1299">
                <text:p>2850.1299</text:p>
              </table:table-cell>
              <table:table-cell office:value-type="float" office:value="1195.2">
                <text:p>1195.2</text:p>
              </table:table-cell>
            </table:table-row>
            <table:table-row>
              <table:table-cell office:value-type="string">
                <text:p>20180819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874.6899">
                <text:p>2874.6899</text:p>
              </table:table-cell>
              <table:table-cell office:value-type="float" office:value="1224.4">
                <text:p>1224.4</text:p>
              </table:table-cell>
            </table:table-row>
            <table:table-row>
              <table:table-cell office:value-type="string">
                <text:p>20180826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901.52">
                <text:p>2901.52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20180902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871.6799">
                <text:p>2871.6799</text:p>
              </table:table-cell>
              <table:table-cell office:value-type="float" office:value="1211.7">
                <text:p>1211.7</text:p>
              </table:table-cell>
            </table:table-row>
            <table:table-row>
              <table:table-cell office:value-type="string">
                <text:p>20180909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904.98">
                <text:p>2904.98</text:p>
              </table:table-cell>
              <table:table-cell office:value-type="float" office:value="1212.4">
                <text:p>1212.4</text:p>
              </table:table-cell>
            </table:table-row>
            <table:table-row>
              <table:table-cell office:value-type="string">
                <text:p>20180916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929.6699">
                <text:p>2929.6699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20180923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913.98">
                <text:p>2913.98</text:p>
              </table:table-cell>
              <table:table-cell office:value-type="float" office:value="1207.4">
                <text:p>1207.4</text:p>
              </table:table-cell>
            </table:table-row>
            <table:table-row>
              <table:table-cell office:value-type="string">
                <text:p>20180930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885.5701">
                <text:p>2885.5701</text:p>
              </table:table-cell>
              <table:table-cell office:value-type="float" office:value="1217.4">
                <text:p>1217.4</text:p>
              </table:table-cell>
            </table:table-row>
            <table:table-row>
              <table:table-cell office:value-type="string">
                <text:p>20181007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767.1299">
                <text:p>2767.1299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20181014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767.78">
                <text:p>2767.78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20181021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658.6899">
                <text:p>2658.689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0181028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723.0601">
                <text:p>2723.0601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20181104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781.01">
                <text:p>2781.01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string">
                <text:p>20181111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736.27">
                <text:p>2736.27</text:p>
              </table:table-cell>
              <table:table-cell office:value-type="float" office:value="1234.9">
                <text:p>1234.9</text:p>
              </table:table-cell>
            </table:table-row>
            <table:table-row>
              <table:table-cell office:value-type="string">
                <text:p>20181118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632.5601">
                <text:p>2632.560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0181125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760.1699">
                <text:p>2760.1699</text:p>
              </table:table-cell>
              <table:table-cell office:value-type="float" office:value="1231.8">
                <text:p>1231.8</text:p>
              </table:table-cell>
            </table:table-row>
            <table:table-row>
              <table:table-cell office:value-type="string">
                <text:p>20181202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633.0801">
                <text:p>2633.0801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20181209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599.95">
                <text:p>2599.95</text:p>
              </table:table-cell>
              <table:table-cell office:value-type="float" office:value="1247.5">
                <text:p>1247.5</text:p>
              </table:table-cell>
            </table:table-row>
            <table:table-row>
              <table:table-cell office:value-type="string">
                <text:p>20181216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416.6201">
                <text:p>2416.6201</text:p>
              </table:table-cell>
              <table:table-cell office:value-type="float" office:value="1264.2">
                <text:p>1264.2</text:p>
              </table:table-cell>
            </table:table-row>
            <table:table-row>
              <table:table-cell office:value-type="string">
                <text:p>20181223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485.74">
                <text:p>2485.74</text:p>
              </table:table-cell>
              <table:table-cell office:value-type="float" office:value="1289.3">
                <text:p>1289.3</text:p>
              </table:table-cell>
            </table:table-row>
            <table:table-row>
              <table:table-cell office:value-type="string">
                <text:p>20181230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531.9399">
                <text:p>2531.9399</text:p>
              </table:table-cell>
              <table:table-cell office:value-type="float" office:value="1292.2">
                <text:p>1292.2</text:p>
              </table:table-cell>
            </table:table-row>
            <table:table-row>
              <table:table-cell office:value-type="string">
                <text:p>20190106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596.26">
                <text:p>2596.26</text:p>
              </table:table-cell>
              <table:table-cell office:value-type="float" office:value="1296.1">
                <text:p>1296.1</text:p>
              </table:table-cell>
            </table:table-row>
            <table:table-row>
              <table:table-cell office:value-type="string">
                <text:p>20190113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670.71">
                <text:p>2670.71</text:p>
              </table:table-cell>
              <table:table-cell office:value-type="float" office:value="1288.9">
                <text:p>1288.9</text:p>
              </table:table-cell>
            </table:table-row>
            <table:table-row>
              <table:table-cell office:value-type="string">
                <text:p>20190120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664.76">
                <text:p>2664.76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20190127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706.53">
                <text:p>2706.53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20190203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707.8799">
                <text:p>2707.8799</text:p>
              </table:table-cell>
              <table:table-cell office:value-type="float" office:value="1318.35">
                <text:p>1318.35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775.6001">
                <text:p>2775.6001</text:p>
              </table:table-cell>
              <table:table-cell office:value-type="float" office:value="1324.75">
                <text:p>1324.75</text:p>
              </table:table-cell>
            </table:table-row>
            <table:table-row>
              <table:table-cell office:value-type="string">
                <text:p>20190217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792.6699">
                <text:p>2792.6699</text:p>
              </table:table-cell>
              <table:table-cell office:value-type="float" office:value="1330.65">
                <text:p>1330.65</text:p>
              </table:table-cell>
            </table:table-row>
            <table:table-row>
              <table:table-cell office:value-type="string">
                <text:p>20190224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803.6899">
                <text:p>2803.6899</text:p>
              </table:table-cell>
              <table:table-cell office:value-type="float" office:value="1294.45">
                <text:p>1294.45</text:p>
              </table:table-cell>
            </table:table-row>
            <table:table-row>
              <table:table-cell office:value-type="string">
                <text:p>20190303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743.0701">
                <text:p>2743.0701</text:p>
              </table:table-cell>
              <table:table-cell office:value-type="float" office:value="1298.75">
                <text:p>1298.75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822.48">
                <text:p>2822.48</text:p>
              </table:table-cell>
              <table:table-cell office:value-type="float" office:value="1302.25">
                <text:p>1302.25</text:p>
              </table:table-cell>
            </table:table-row>
            <table:table-row>
              <table:table-cell office:value-type="string">
                <text:p>20190317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800.71">
                <text:p>2800.71</text:p>
              </table:table-cell>
              <table:table-cell office:value-type="float" office:value="1313.35">
                <text:p>1313.35</text:p>
              </table:table-cell>
            </table:table-row>
            <table:table-row>
              <table:table-cell office:value-type="string">
                <text:p>20190324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834.3999">
                <text:p>2834.3999</text:p>
              </table:table-cell>
              <table:table-cell office:value-type="float" office:value="1296.95">
                <text:p>1296.95</text:p>
              </table:table-cell>
            </table:table-row>
            <table:table-row>
              <table:table-cell office:value-type="string">
                <text:p>20190331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892.74">
                <text:p>2892.74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20190407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907.4099">
                <text:p>2907.4099</text:p>
              </table:table-cell>
              <table:table-cell office:value-type="float" office:value="1293.65">
                <text:p>1293.65</text:p>
              </table:table-cell>
            </table:table-row>
            <table:table-row>
              <table:table-cell office:value-type="string">
                <text:p>20190414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905.03">
                <text:p>2905.03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20190421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939.8799">
                <text:p>2939.8799</text:p>
              </table:table-cell>
              <table:table-cell office:value-type="float" office:value="1288.3">
                <text:p>1288.3</text:p>
              </table:table-cell>
            </table:table-row>
            <table:table-row>
              <table:table-cell office:value-type="string">
                <text:p>20190428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945.6399">
                <text:p>2945.6399</text:p>
              </table:table-cell>
              <table:table-cell office:value-type="float" office:value="1280.3">
                <text:p>1280.3</text:p>
              </table:table-cell>
            </table:table-row>
            <table:table-row>
              <table:table-cell office:value-type="string">
                <text:p>20190505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881.3999">
                <text:p>2881.3999</text:p>
              </table:table-cell>
              <table:table-cell office:value-type="float" office:value="1286.7">
                <text:p>1286.7</text:p>
              </table:table-cell>
            </table:table-row>
            <table:table-row>
              <table:table-cell office:value-type="string">
                <text:p>20190512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859.53">
                <text:p>2859.53</text:p>
              </table:table-cell>
              <table:table-cell office:value-type="float" office:value="1277.35">
                <text:p>1277.35</text:p>
              </table:table-cell>
            </table:table-row>
            <table:table-row>
              <table:table-cell office:value-type="string">
                <text:p>20190519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826.0601">
                <text:p>2826.0601</text:p>
              </table:table-cell>
              <table:table-cell office:value-type="float" office:value="1283.6">
                <text:p>1283.6</text:p>
              </table:table-cell>
            </table:table-row>
            <table:table-row>
              <table:table-cell office:value-type="string">
                <text:p>20190526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752.0601">
                <text:p>2752.0601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20190602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873.3401">
                <text:p>2873.3401</text:p>
              </table:table-cell>
              <table:table-cell office:value-type="float" office:value="1344.9">
                <text:p>1344.9</text:p>
              </table:table-cell>
            </table:table-row>
            <table:table-row>
              <table:table-cell office:value-type="string">
                <text:p>20190609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886.98">
                <text:p>2886.98</text:p>
              </table:table-cell>
              <table:table-cell office:value-type="float" office:value="1345.35">
                <text:p>1345.35</text:p>
              </table:table-cell>
            </table:table-row>
            <table:table-row>
              <table:table-cell office:value-type="string">
                <text:p>20190616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950.46">
                <text:p>2950.46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20190623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941.76">
                <text:p>2941.76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20190630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990.4099">
                <text:p>2990.4099</text:p>
              </table:table-cell>
              <table:table-cell office:value-type="float" office:value="1401.6">
                <text:p>1401.6</text:p>
              </table:table-cell>
            </table:table-row>
            <table:table-row>
              <table:table-cell office:value-type="string">
                <text:p>20190707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3013.77">
                <text:p>3013.77</text:p>
              </table:table-cell>
              <table:table-cell office:value-type="float" office:value="1417.65">
                <text:p>1417.65</text:p>
              </table:table-cell>
            </table:table-row>
            <table:table-row>
              <table:table-cell office:value-type="string">
                <text:p>20190714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976.6101">
                <text:p>2976.6101</text:p>
              </table:table-cell>
              <table:table-cell office:value-type="float" office:value="1426.3">
                <text:p>1426.3</text:p>
              </table:table-cell>
            </table:table-row>
            <table:table-row>
              <table:table-cell office:value-type="string">
                <text:p>20190721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3025.8601">
                <text:p>3025.8601</text:p>
              </table:table-cell>
              <table:table-cell office:value-type="float" office:value="1418.6">
                <text:p>1418.6</text:p>
              </table:table-cell>
            </table:table-row>
            <table:table-row>
              <table:table-cell office:value-type="string">
                <text:p>20190728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932.05">
                <text:p>2932.05</text:p>
              </table:table-cell>
              <table:table-cell office:value-type="float" office:value="1453.2">
                <text:p>1453.2</text:p>
              </table:table-cell>
            </table:table-row>
            <table:table-row>
              <table:table-cell office:value-type="string">
                <text:p>20190804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918.6499">
                <text:p>2918.6499</text:p>
              </table:table-cell>
              <table:table-cell office:value-type="float" office:value="1508.35">
                <text:p>1508.35</text:p>
              </table:table-cell>
            </table:table-row>
            <table:table-row>
              <table:table-cell office:value-type="string">
                <text:p>20190811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888.6799">
                <text:p>2888.6799</text:p>
              </table:table-cell>
              <table:table-cell office:value-type="float" office:value="1523.8">
                <text:p>1523.8</text:p>
              </table:table-cell>
            </table:table-row>
            <table:table-row>
              <table:table-cell office:value-type="string">
                <text:p>20190818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847.1101">
                <text:p>2847.1101</text:p>
              </table:table-cell>
              <table:table-cell office:value-type="float" office:value="1536.75">
                <text:p>1536.75</text:p>
              </table:table-cell>
            </table:table-row>
            <table:table-row>
              <table:table-cell office:value-type="string">
                <text:p>20190825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926.46">
                <text:p>2926.46</text:p>
              </table:table-cell>
              <table:table-cell office:value-type="float" office:value="1529.15">
                <text:p>1529.15</text:p>
              </table:table-cell>
            </table:table-row>
            <table:table-row>
              <table:table-cell office:value-type="string">
                <text:p>20190901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978.71">
                <text:p>2978.71</text:p>
              </table:table-cell>
              <table:table-cell office:value-type="float" office:value="1515.3">
                <text:p>1515.3</text:p>
              </table:table-cell>
            </table:table-row>
            <table:table-row>
              <table:table-cell office:value-type="string">
                <text:p>20190908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3007.3899">
                <text:p>3007.38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20190915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992.0701">
                <text:p>2992.0701</text:p>
              </table:table-cell>
              <table:table-cell office:value-type="float" office:value="1524.05">
                <text:p>1524.05</text:p>
              </table:table-cell>
            </table:table-row>
            <table:table-row>
              <table:table-cell office:value-type="string">
                <text:p>20190922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961.79">
                <text:p>2961.79</text:p>
              </table:table-cell>
              <table:table-cell office:value-type="float" office:value="1503.45">
                <text:p>1503.45</text:p>
              </table:table-cell>
            </table:table-row>
            <table:table-row>
              <table:table-cell office:value-type="string">
                <text:p>20190929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952.01">
                <text:p>2952.01</text:p>
              </table:table-cell>
              <table:table-cell office:value-type="float" office:value="1510.25">
                <text:p>1510.25</text:p>
              </table:table-cell>
            </table:table-row>
            <table:table-row>
              <table:table-cell office:value-type="string">
                <text:p>20191006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970.27">
                <text:p>2970.27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20191013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986.2">
                <text:p>2986.2</text:p>
              </table:table-cell>
              <table:table-cell office:value-type="float" office:value="1493.35">
                <text:p>1493.35</text:p>
              </table:table-cell>
            </table:table-row>
            <table:table-row>
              <table:table-cell office:value-type="string">
                <text:p>20191020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3022.55">
                <text:p>3022.55</text:p>
              </table:table-cell>
              <table:table-cell office:value-type="float" office:value="1507.15">
                <text:p>1507.15</text:p>
              </table:table-cell>
            </table:table-row>
            <table:table-row>
              <table:table-cell office:value-type="string">
                <text:p>20191027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3066.9099">
                <text:p>3066.9099</text:p>
              </table:table-cell>
              <table:table-cell office:value-type="float" office:value="1516.65">
                <text:p>1516.65</text:p>
              </table:table-cell>
            </table:table-row>
            <table:table-row>
              <table:table-cell office:value-type="string">
                <text:p>20191103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3093.0801">
                <text:p>3093.0801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3120.46">
                <text:p>3120.46</text:p>
              </table:table-cell>
              <table:table-cell office:value-type="float" office:value="1468.75">
                <text:p>1468.75</text:p>
              </table:table-cell>
            </table:table-row>
            <table:table-row>
              <table:table-cell office:value-type="string">
                <text:p>20191117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3110.29">
                <text:p>3110.29</text:p>
              </table:table-cell>
              <table:table-cell office:value-type="float" office:value="1461.55">
                <text:p>1461.55</text:p>
              </table:table-cell>
            </table:table-row>
            <table:table-row>
              <table:table-cell office:value-type="string">
                <text:p>20191124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3140.98">
                <text:p>3140.98</text:p>
              </table:table-cell>
              <table:table-cell office:value-type="float" office:value="1472.7">
                <text:p>1472.7</text:p>
              </table:table-cell>
            </table:table-row>
            <table:table-row>
              <table:table-cell office:value-type="string">
                <text:p>20191201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3145.9099">
                <text:p>3145.9099</text:p>
              </table:table-cell>
              <table:table-cell office:value-type="float" office:value="1464.55">
                <text:p>1464.55</text:p>
              </table:table-cell>
            </table:table-row>
            <table:table-row>
              <table:table-cell office:value-type="string">
                <text:p>20191208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3168.8">
                <text:p>3168.8</text:p>
              </table:table-cell>
              <table:table-cell office:value-type="float" office:value="1480.2">
                <text:p>1480.2</text:p>
              </table:table-cell>
            </table:table-row>
            <table:table-row>
              <table:table-cell office:value-type="string">
                <text:p>20191215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3221.22">
                <text:p>3221.22</text:p>
              </table:table-cell>
              <table:table-cell office:value-type="float" office:value="1482.05">
                <text:p>1482.05</text:p>
              </table:table-cell>
            </table:table-row>
            <table:table-row>
              <table:table-cell office:value-type="string">
                <text:p>20191222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3240.02">
                <text:p>3240.02</text:p>
              </table:table-cell>
              <table:table-cell office:value-type="float" office:value="1515.65">
                <text:p>1515.65</text:p>
              </table:table-cell>
            </table:table-row>
            <table:table-row>
              <table:table-cell office:value-type="string">
                <text:p>20191229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3234.8501">
                <text:p>3234.8501</text:p>
              </table:table-cell>
              <table:table-cell office:value-type="float" office:value="1555.15">
                <text:p>1555.15</text:p>
              </table:table-cell>
            </table:table-row>
            <table:table-row>
              <table:table-cell office:value-type="string">
                <text:p>20200105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3265.3501">
                <text:p>3265.3501</text:p>
              </table:table-cell>
              <table:table-cell office:value-type="float" office:value="1563.2">
                <text:p>1563.2</text:p>
              </table:table-cell>
            </table:table-row>
            <table:table-row>
              <table:table-cell office:value-type="string">
                <text:p>20200112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3329.6201">
                <text:p>3329.6201</text:p>
              </table:table-cell>
              <table:table-cell office:value-type="float" office:value="1557.35">
                <text:p>1557.35</text:p>
              </table:table-cell>
            </table:table-row>
            <table:table-row>
              <table:table-cell office:value-type="string">
                <text:p>20200119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3295.47">
                <text:p>3295.4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20200126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3225.52">
                <text:p>3225.52</text:p>
              </table:table-cell>
              <table:table-cell office:value-type="float" office:value="1588.7">
                <text:p>1588.7</text:p>
              </table:table-cell>
            </table:table-row>
            <table:table-row>
              <table:table-cell office:value-type="string">
                <text:p>20200202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3327.71">
                <text:p>3327.71</text:p>
              </table:table-cell>
              <table:table-cell office:value-type="float" office:value="1573.9">
                <text:p>1573.9</text:p>
              </table:table-cell>
            </table:table-row>
            <table:table-row>
              <table:table-cell office:value-type="string">
                <text:p>20200209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3380.1599">
                <text:p>3380.1599</text:p>
              </table:table-cell>
              <table:table-cell office:value-type="float" office:value="1586.85">
                <text:p>1586.85</text:p>
              </table:table-cell>
            </table:table-row>
            <table:table-row>
              <table:table-cell office:value-type="string">
                <text:p>20200216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3337.75">
                <text:p>3337.75</text:p>
              </table:table-cell>
              <table:table-cell office:value-type="float" office:value="1645.95">
                <text:p>1645.95</text:p>
              </table:table-cell>
            </table:table-row>
            <table:table-row>
              <table:table-cell office:value-type="string">
                <text:p>20200223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954.22">
                <text:p>2954.22</text:p>
              </table:table-cell>
              <table:table-cell office:value-type="float" office:value="1587.15">
                <text:p>1587.15</text:p>
              </table:table-cell>
            </table:table-row>
            <table:table-row>
              <table:table-cell office:value-type="string">
                <text:p>20200301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972.3701">
                <text:p>2972.3701</text:p>
              </table:table-cell>
              <table:table-cell office:value-type="float" office:value="1674.35">
                <text:p>1674.35</text:p>
              </table:table-cell>
            </table:table-row>
            <table:table-row>
              <table:table-cell office:value-type="string">
                <text:p>20200308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711.02">
                <text:p>2711.02</text:p>
              </table:table-cell>
              <table:table-cell office:value-type="float" office:value="1529.1">
                <text:p>1529.1</text:p>
              </table:table-cell>
            </table:table-row>
            <table:table-row>
              <table:table-cell office:value-type="string">
                <text:p>20200315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2304.9199">
                <text:p>2304.9199</text:p>
              </table:table-cell>
              <table:table-cell office:value-type="float" office:value="1501.15">
                <text:p>1501.15</text:p>
              </table:table-cell>
            </table:table-row>
            <table:table-row>
              <table:table-cell office:value-type="string">
                <text:p>20200322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541.47">
                <text:p>2541.47</text:p>
              </table:table-cell>
              <table:table-cell office:value-type="float" office:value="1630.6">
                <text:p>1630.6</text:p>
              </table:table-cell>
            </table:table-row>
            <table:table-row>
              <table:table-cell office:value-type="string">
                <text:p>20200329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488.6499">
                <text:p>2488.6499</text:p>
              </table:table-cell>
              <table:table-cell office:value-type="float" office:value="1648.75">
                <text:p>1648.75</text:p>
              </table:table-cell>
            </table:table-row>
            <table:table-row>
              <table:table-cell office:value-type="string">
                <text:p>20200405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789.8201">
                <text:p>2789.8201</text:p>
              </table:table-cell>
              <table:table-cell office:value-type="float" office:value="1752.8">
                <text:p>1752.8</text:p>
              </table:table-cell>
            </table:table-row>
            <table:table-row>
              <table:table-cell office:value-type="string">
                <text:p>20200412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874.5601">
                <text:p>2874.5601</text:p>
              </table:table-cell>
              <table:table-cell office:value-type="float" office:value="1694.6">
                <text:p>1694.6</text:p>
              </table:table-cell>
            </table:table-row>
            <table:table-row>
              <table:table-cell office:value-type="string">
                <text:p>20200419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836.74">
                <text:p>2836.74</text:p>
              </table:table-cell>
              <table:table-cell office:value-type="float" office:value="1745.65">
                <text:p>1745.65</text:p>
              </table:table-cell>
            </table:table-row>
            <table:table-row>
              <table:table-cell office:value-type="string">
                <text:p>20200426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830.71">
                <text:p>2830.71</text:p>
              </table:table-cell>
              <table:table-cell office:value-type="float" office:value="1710.25">
                <text:p>1710.25</text:p>
              </table:table-cell>
            </table:table-row>
            <table:table-row>
              <table:table-cell office:value-type="string">
                <text:p>20200503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929.8">
                <text:p>2929.8</text:p>
              </table:table-cell>
              <table:table-cell office:value-type="float" office:value="1704.8">
                <text:p>1704.8</text:p>
              </table:table-cell>
            </table:table-row>
            <table:table-row>
              <table:table-cell office:value-type="string">
                <text:p>20200510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863.7">
                <text:p>2863.7</text:p>
              </table:table-cell>
              <table:table-cell office:value-type="float" office:value="1753.15">
                <text:p>1753.15</text:p>
              </table:table-cell>
            </table:table-row>
            <table:table-row>
              <table:table-cell office:value-type="string">
                <text:p>20200517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955.45">
                <text:p>2955.45</text:p>
              </table:table-cell>
              <table:table-cell office:value-type="float" office:value="1734.7">
                <text:p>1734.7</text:p>
              </table:table-cell>
            </table:table-row>
            <table:table-row>
              <table:table-cell office:value-type="string">
                <text:p>20200524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3044.3101">
                <text:p>3044.3101</text:p>
              </table:table-cell>
              <table:table-cell office:value-type="float" office:value="1731.6">
                <text:p>1731.6</text:p>
              </table:table-cell>
            </table:table-row>
            <table:table-row>
              <table:table-cell office:value-type="string">
                <text:p>20200531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3193.9299">
                <text:p>3193.9299</text:p>
              </table:table-cell>
              <table:table-cell office:value-type="float" office:value="1688.35">
                <text:p>1688.35</text:p>
              </table:table-cell>
            </table:table-row>
            <table:table-row>
              <table:table-cell office:value-type="string">
                <text:p>20200607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3041.3101">
                <text:p>3041.3101</text:p>
              </table:table-cell>
              <table:table-cell office:value-type="float" office:value="1737.6">
                <text:p>1737.6</text:p>
              </table:table-cell>
            </table:table-row>
            <table:table-row>
              <table:table-cell office:value-type="string">
                <text:p>20200614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3097.74">
                <text:p>3097.74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20200621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3009.05">
                <text:p>3009.05</text:p>
              </table:table-cell>
              <table:table-cell office:value-type="float" office:value="1784.8">
                <text:p>1784.8</text:p>
              </table:table-cell>
            </table:table-row>
            <table:table-row>
              <table:table-cell office:value-type="string">
                <text:p>20200628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3130.01">
                <text:p>3130.01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20200705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3185.04">
                <text:p>3185.04</text:p>
              </table:table-cell>
              <table:table-cell office:value-type="float" office:value="1801.55">
                <text:p>1801.55</text:p>
              </table:table-cell>
            </table:table-row>
            <table:table-row>
              <table:table-cell office:value-type="string">
                <text:p>20200712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3224.73">
                <text:p>3224.73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20200719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3215.6299">
                <text:p>3215.6299</text:p>
              </table:table-cell>
              <table:table-cell office:value-type="float" office:value="1899.95">
                <text:p>1899.95</text:p>
              </table:table-cell>
            </table:table-row>
            <table:table-row>
              <table:table-cell office:value-type="string">
                <text:p>20200726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3271.1201">
                <text:p>3271.1201</text:p>
              </table:table-cell>
              <table:table-cell office:value-type="float" office:value="1971.2">
                <text:p>1971.2</text:p>
              </table:table-cell>
            </table:table-row>
            <table:table-row>
              <table:table-cell office:value-type="string">
                <text:p>20200802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3351.28">
                <text:p>3351.28</text:p>
              </table:table-cell>
              <table:table-cell office:value-type="float" office:value="2036.15">
                <text:p>2036.15</text:p>
              </table:table-cell>
            </table:table-row>
            <table:table-row>
              <table:table-cell office:value-type="string">
                <text:p>20200809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3372.8501">
                <text:p>3372.8501</text:p>
              </table:table-cell>
              <table:table-cell office:value-type="float" office:value="1953.6">
                <text:p>1953.6</text:p>
              </table:table-cell>
            </table:table-row>
            <table:table-row>
              <table:table-cell office:value-type="string">
                <text:p>20200816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3397.1599">
                <text:p>3397.159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0200823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3508.01">
                <text:p>3508.0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200830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3426.96">
                <text:p>3426.96</text:p>
              </table:table-cell>
              <table:table-cell office:value-type="float" office:value="1940.8">
                <text:p>1940.8</text:p>
              </table:table-cell>
            </table:table-row>
            <table:table-row>
              <table:table-cell office:value-type="string">
                <text:p>20200906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3340.97">
                <text:p>3340.97</text:p>
              </table:table-cell>
              <table:table-cell office:value-type="float" office:value="1948.25">
                <text:p>1948.25</text:p>
              </table:table-cell>
            </table:table-row>
            <table:table-row>
              <table:table-cell office:value-type="string">
                <text:p>20200913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3319.47">
                <text:p>3319.47</text:p>
              </table:table-cell>
              <table:table-cell office:value-type="float" office:value="1957.75">
                <text:p>1957.75</text:p>
              </table:table-cell>
            </table:table-row>
            <table:table-row>
              <table:table-cell office:value-type="string">
                <text:p>20200920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3298.46">
                <text:p>3298.46</text:p>
              </table:table-cell>
              <table:table-cell office:value-type="float" office:value="1864.15">
                <text:p>1864.15</text:p>
              </table:table-cell>
            </table:table-row>
            <table:table-row>
              <table:table-cell office:value-type="string">
                <text:p>20200927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3348.4399">
                <text:p>3348.43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201004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3477.1299">
                <text:p>3477.1299</text:p>
              </table:table-cell>
              <table:table-cell office:value-type="float" office:value="1936.4">
                <text:p>1936.4</text:p>
              </table:table-cell>
            </table:table-row>
            <table:table-row>
              <table:table-cell office:value-type="string">
                <text:p>20201011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3483.8101">
                <text:p>3483.8101</text:p>
              </table:table-cell>
              <table:table-cell office:value-type="float" office:value="1902.8">
                <text:p>1902.8</text:p>
              </table:table-cell>
            </table:table-row>
            <table:table-row>
              <table:table-cell office:value-type="string">
                <text:p>20201018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3465.3899">
                <text:p>3465.38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201025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3269.96">
                <text:p>3269.96</text:p>
              </table:table-cell>
              <table:table-cell office:value-type="float" office:value="1878.7">
                <text:p>1878.7</text:p>
              </table:table-cell>
            </table:table-row>
            <table:table-row>
              <table:table-cell office:value-type="string">
                <text:p>20201101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3509.4399">
                <text:p>3509.4399</text:p>
              </table:table-cell>
              <table:table-cell office:value-type="float" office:value="1952.05">
                <text:p>1952.05</text:p>
              </table:table-cell>
            </table:table-row>
            <table:table-row>
              <table:table-cell office:value-type="string">
                <text:p>20201108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3585.1499">
                <text:p>3585.1499</text:p>
              </table:table-cell>
              <table:table-cell office:value-type="float" office:value="1888.35">
                <text:p>1888.35</text:p>
              </table:table-cell>
            </table:table-row>
            <table:table-row>
              <table:table-cell office:value-type="string">
                <text:p>20201115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3557.54">
                <text:p>3557.54</text:p>
              </table:table-cell>
              <table:table-cell office:value-type="float" office:value="1869.75">
                <text:p>1869.75</text:p>
              </table:table-cell>
            </table:table-row>
            <table:table-row>
              <table:table-cell office:value-type="string">
                <text:p>20201122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3638.3501">
                <text:p>3638.3501</text:p>
              </table:table-cell>
              <table:table-cell office:value-type="float" office:value="1783.1">
                <text:p>1783.1</text:p>
              </table:table-cell>
            </table:table-row>
            <table:table-row>
              <table:table-cell office:value-type="string">
                <text:p>20201129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699.1201">
                <text:p>3699.1201</text:p>
              </table:table-cell>
              <table:table-cell office:value-type="float" office:value="1842.1">
                <text:p>1842.1</text:p>
              </table:table-cell>
            </table:table-row>
            <table:table-row>
              <table:table-cell office:value-type="string">
                <text:p>20201206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663.46">
                <text:p>3663.46</text:p>
              </table:table-cell>
              <table:table-cell office:value-type="float" office:value="1843.7">
                <text:p>1843.7</text:p>
              </table:table-cell>
            </table:table-row>
            <table:table-row>
              <table:table-cell office:value-type="string">
                <text:p>20201213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709.4099">
                <text:p>3709.409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201220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703.0601">
                <text:p>3703.0601</text:p>
              </table:table-cell>
              <table:table-cell office:value-type="float" office:value="1882.9">
                <text:p>1882.9</text:p>
              </table:table-cell>
            </table:table-row>
            <table:table-row>
              <table:table-cell office:value-type="string">
                <text:p>20201227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756.0701">
                <text:p>3756.0701</text:p>
              </table:table-cell>
              <table:table-cell office:value-type="float" office:value="1901.6">
                <text:p>1901.6</text:p>
              </table:table-cell>
            </table:table-row>
            <table:table-row>
              <table:table-cell office:value-type="string">
                <text:p>20210103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824.6799">
                <text:p>3824.6799</text:p>
              </table:table-cell>
              <table:table-cell office:value-type="float" office:value="1849.9">
                <text:p>1849.9</text:p>
              </table:table-cell>
            </table:table-row>
            <table:table-row>
              <table:table-cell office:value-type="string">
                <text:p>20210110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768.25">
                <text:p>3768.25</text:p>
              </table:table-cell>
              <table:table-cell office:value-type="float" office:value="1827.85">
                <text:p>1827.85</text:p>
              </table:table-cell>
            </table:table-row>
            <table:table-row>
              <table:table-cell office:value-type="string">
                <text:p>20210117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841.47">
                <text:p>3841.47</text:p>
              </table:table-cell>
              <table:table-cell office:value-type="float" office:value="1855.3">
                <text:p>1855.3</text:p>
              </table:table-cell>
            </table:table-row>
            <table:table-row>
              <table:table-cell office:value-type="string">
                <text:p>20210124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3714.24">
                <text:p>3714.24</text:p>
              </table:table-cell>
              <table:table-cell office:value-type="float" office:value="1849.6">
                <text:p>1849.6</text:p>
              </table:table-cell>
            </table:table-row>
            <table:table-row>
              <table:table-cell office:value-type="string">
                <text:p>20210131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886.8301">
                <text:p>3886.8301</text:p>
              </table:table-cell>
              <table:table-cell office:value-type="float" office:value="1815.1">
                <text:p>1815.1</text:p>
              </table:table-cell>
            </table:table-row>
            <table:table-row>
              <table:table-cell office:value-type="string">
                <text:p>20210207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934.8301">
                <text:p>3934.8301</text:p>
              </table:table-cell>
              <table:table-cell office:value-type="float" office:value="1824.55">
                <text:p>1824.55</text:p>
              </table:table-cell>
            </table:table-row>
            <table:table-row>
              <table:table-cell office:value-type="string">
                <text:p>20210214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906.71">
                <text:p>3906.71</text:p>
              </table:table-cell>
              <table:table-cell office:value-type="float" office:value="1783.35">
                <text:p>1783.35</text:p>
              </table:table-cell>
            </table:table-row>
            <table:table-row>
              <table:table-cell office:value-type="string">
                <text:p>20210221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811.1499">
                <text:p>3811.1499</text:p>
              </table:table-cell>
              <table:table-cell office:value-type="float" office:value="1732.45">
                <text:p>1732.45</text:p>
              </table:table-cell>
            </table:table-row>
            <table:table-row>
              <table:table-cell office:value-type="string">
                <text:p>20210228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841.9399">
                <text:p>3841.939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0210307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943.3401">
                <text:p>3943.3401</text:p>
              </table:table-cell>
              <table:table-cell office:value-type="float" office:value="1725.6">
                <text:p>1725.6</text:p>
              </table:table-cell>
            </table:table-row>
            <table:table-row>
              <table:table-cell office:value-type="string">
                <text:p>20210314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926.3">
                <text:p>3926.3</text:p>
              </table:table-cell>
              <table:table-cell office:value-type="float" office:value="1743.9">
                <text:p>1743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